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0.631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644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603cm" fo:break-before="auto" style:use-optimal-row-height="false"/>
    </style:style>
    <style:style style:name="ro3" style:family="table-row">
      <style:table-row-properties style:row-height="0.402cm" fo:break-before="auto" style:use-optimal-row-height="false"/>
    </style:style>
    <style:style style:name="ro4" style:family="table-row">
      <style:table-row-properties style:row-height="0.377cm" fo:break-before="auto" style:use-optimal-row-height="false"/>
    </style:style>
    <style:style style:name="ro5" style:family="table-row">
      <style:table-row-properties style:row-height="0.351cm" fo:break-before="auto" style:use-optimal-row-height="false"/>
    </style:style>
    <style:style style:name="ro6" style:family="table-row">
      <style:table-row-properties style:row-height="0.6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6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color="#ff0000" fo:font-size="8pt" style:font-size-asian="8pt" style:font-size-complex="8pt"/>
    </style:style>
    <style:style style:name="ce12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color="#ff420e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2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 style:data-style-name="N2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color="#000000" fo:font-size="8pt" style:font-size-asian="8pt" style:font-size-complex="8pt"/>
    </style:style>
    <style:style style:name="ce25" style:family="table-cell" style:parent-style-name="Default" style:data-style-name="N2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000000" fo:font-size="8pt" style:font-size-asian="8pt" style:font-size-complex="8pt"/>
    </style:style>
    <style:style style:name="ce26" style:family="table-cell" style:parent-style-name="Default" style:data-style-name="N2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000000" fo:font-size="8pt" style:font-size-asian="8pt" style:font-size-complex="8pt"/>
    </style:style>
    <style:style style:name="ce27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color="#000000" fo:font-size="8pt" style:font-size-asian="8pt" style:font-size-complex="8pt"/>
    </style:style>
  </office:automatic-styles>
  <office:body>
    <office:spreadsheet>
      <table:table table:name="Data" table:style-name="ta1" table:print="false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993"/>
          <table:table-cell table:style-name="ce3" table:number-columns-repeated="9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19" table:formula="of:=IF([.B$2]&gt;[.$A3];&quot;&quot;;IF(ABS(10000*(GAMMA([.$A3]+1)/(GAMMA([.B$2]+1)*GAMMA([.$A3]-[.B$2]+1)))*(([.$R$3]^([.$A3]-[.B$2])/([.$S$3]^[.$A3]))))=0;&quot;&quot;;100*(GAMMA([.$A3]+1)/(GAMMA([.B$2]+1)*GAMMA([.$A3]-[.B$2]+1)))*(([.$R$3]^([.$A3]-[.B$2])/([.$S$3]^[.$A3])))))" office:value-type="float" office:value="66.6666666666667">
            <text:p>66.67</text:p>
          </table:table-cell>
          <table:table-cell table:style-name="ce19" table:formula="of:=IF([.C$2]&gt;[.$A3];&quot;&quot;;IF(ABS(10000*(GAMMA([.$A3]+1)/(GAMMA([.C$2]+1)*GAMMA([.$A3]-[.C$2]+1)))*(([.$R$3]^([.$A3]-[.C$2])/([.$S$3]^[.$A3]))))=0;&quot;&quot;;100*(GAMMA([.$A3]+1)/(GAMMA([.C$2]+1)*GAMMA([.$A3]-[.C$2]+1)))*(([.$R$3]^([.$A3]-[.C$2])/([.$S$3]^[.$A3])))))" office:value-type="float" office:value="33.3333333333333">
            <text:p>33.33</text:p>
          </table:table-cell>
          <table:table-cell table:style-name="ce19" table:formula="of:=IF([.D$2]&gt;[.$A3];&quot;&quot;;IF(ABS(10000*(GAMMA([.$A3]+1)/(GAMMA([.D$2]+1)*GAMMA([.$A3]-[.D$2]+1)))*(([.$R$3]^([.$A3]-[.D$2])/([.$S$3]^[.$A3]))))=0;&quot;&quot;;100*(GAMMA([.$A3]+1)/(GAMMA([.D$2]+1)*GAMMA([.$A3]-[.D$2]+1)))*(([.$R$3]^([.$A3]-[.D$2])/([.$S$3]^[.$A3])))))">
            <text:p/>
          </table:table-cell>
          <table:table-cell table:style-name="ce19" table:formula="of:=IF([.E$2]&gt;[.$A3];&quot;&quot;;IF(ABS(10000*(GAMMA([.$A3]+1)/(GAMMA([.E$2]+1)*GAMMA([.$A3]-[.E$2]+1)))*(([.$R$3]^([.$A3]-[.E$2])/([.$S$3]^[.$A3]))))=0;&quot;&quot;;100*(GAMMA([.$A3]+1)/(GAMMA([.E$2]+1)*GAMMA([.$A3]-[.E$2]+1)))*(([.$R$3]^([.$A3]-[.E$2])/([.$S$3]^[.$A3])))))">
            <text:p/>
          </table:table-cell>
          <table:table-cell table:style-name="ce19" table:formula="of:=IF([.F$2]&gt;[.$A3];&quot;&quot;;IF(ABS(10000*(GAMMA([.$A3]+1)/(GAMMA([.F$2]+1)*GAMMA([.$A3]-[.F$2]+1)))*(([.$R$3]^([.$A3]-[.F$2])/([.$S$3]^[.$A3]))))=0;&quot;&quot;;100*(GAMMA([.$A3]+1)/(GAMMA([.F$2]+1)*GAMMA([.$A3]-[.F$2]+1)))*(([.$R$3]^([.$A3]-[.F$2])/([.$S$3]^[.$A3])))))">
            <text:p/>
          </table:table-cell>
          <table:table-cell table:style-name="ce19" table:formula="of:=IF([.G$2]&gt;[.$A3];&quot;&quot;;IF(ABS(10000*(GAMMA([.$A3]+1)/(GAMMA([.G$2]+1)*GAMMA([.$A3]-[.G$2]+1)))*(([.$R$3]^([.$A3]-[.G$2])/([.$S$3]^[.$A3]))))=0;&quot;&quot;;100*(GAMMA([.$A3]+1)/(GAMMA([.G$2]+1)*GAMMA([.$A3]-[.G$2]+1)))*(([.$R$3]^([.$A3]-[.G$2])/([.$S$3]^[.$A3])))))">
            <text:p/>
          </table:table-cell>
          <table:table-cell table:style-name="ce19" table:formula="of:=IF([.H$2]&gt;[.$A3];&quot;&quot;;IF(ABS(10000*(GAMMA([.$A3]+1)/(GAMMA([.H$2]+1)*GAMMA([.$A3]-[.H$2]+1)))*(([.$R$3]^([.$A3]-[.H$2])/([.$S$3]^[.$A3]))))=0;&quot;&quot;;100*(GAMMA([.$A3]+1)/(GAMMA([.H$2]+1)*GAMMA([.$A3]-[.H$2]+1)))*(([.$R$3]^([.$A3]-[.H$2])/([.$S$3]^[.$A3])))))">
            <text:p/>
          </table:table-cell>
          <table:table-cell table:style-name="ce19" table:formula="of:=IF([.I$2]&gt;[.$A3];&quot;&quot;;IF(ABS(10000*(GAMMA([.$A3]+1)/(GAMMA([.I$2]+1)*GAMMA([.$A3]-[.I$2]+1)))*(([.$R$3]^([.$A3]-[.I$2])/([.$S$3]^[.$A3]))))=0;&quot;&quot;;100*(GAMMA([.$A3]+1)/(GAMMA([.I$2]+1)*GAMMA([.$A3]-[.I$2]+1)))*(([.$R$3]^([.$A3]-[.I$2])/([.$S$3]^[.$A3])))))">
            <text:p/>
          </table:table-cell>
          <table:table-cell table:style-name="ce19" table:formula="of:=IF([.J$2]&gt;[.$A3];&quot;&quot;;IF(ABS(10000*(GAMMA([.$A3]+1)/(GAMMA([.J$2]+1)*GAMMA([.$A3]-[.J$2]+1)))*(([.$R$3]^([.$A3]-[.J$2])/([.$S$3]^[.$A3]))))=0;&quot;&quot;;100*(GAMMA([.$A3]+1)/(GAMMA([.J$2]+1)*GAMMA([.$A3]-[.J$2]+1)))*(([.$R$3]^([.$A3]-[.J$2])/([.$S$3]^[.$A3])))))">
            <text:p/>
          </table:table-cell>
          <table:table-cell table:style-name="ce19" table:formula="of:=IF([.K$2]&gt;[.$A3];&quot;&quot;;IF(ABS(10000*(GAMMA([.$A3]+1)/(GAMMA([.K$2]+1)*GAMMA([.$A3]-[.K$2]+1)))*(([.$R$3]^([.$A3]-[.K$2])/([.$S$3]^[.$A3]))))=0;&quot;&quot;;100*(GAMMA([.$A3]+1)/(GAMMA([.K$2]+1)*GAMMA([.$A3]-[.K$2]+1)))*(([.$R$3]^([.$A3]-[.K$2])/([.$S$3]^[.$A3])))))">
            <text:p/>
          </table:table-cell>
          <table:table-cell table:style-name="ce19" table:formula="of:=IF([.L$2]&gt;[.$A3];&quot;&quot;;IF(ABS(10000*(GAMMA([.$A3]+1)/(GAMMA([.L$2]+1)*GAMMA([.$A3]-[.L$2]+1)))*(([.$R$3]^([.$A3]-[.L$2])/([.$S$3]^[.$A3]))))=0;&quot;&quot;;100*(GAMMA([.$A3]+1)/(GAMMA([.L$2]+1)*GAMMA([.$A3]-[.L$2]+1)))*(([.$R$3]^([.$A3]-[.L$2])/([.$S$3]^[.$A3])))))">
            <text:p/>
          </table:table-cell>
          <table:table-cell table:style-name="ce19" table:formula="of:=IF([.M$2]&gt;[.$A3];&quot;&quot;;IF(ABS(10000*(GAMMA([.$A3]+1)/(GAMMA([.M$2]+1)*GAMMA([.$A3]-[.M$2]+1)))*(([.$R$3]^([.$A3]-[.M$2])/([.$S$3]^[.$A3]))))=0;&quot;&quot;;100*(GAMMA([.$A3]+1)/(GAMMA([.M$2]+1)*GAMMA([.$A3]-[.M$2]+1)))*(([.$R$3]^([.$A3]-[.M$2])/([.$S$3]^[.$A3])))))">
            <text:p/>
          </table:table-cell>
          <table:table-cell table:style-name="ce19" table:formula="of:=IF([.N$2]&gt;[.$A3];&quot;&quot;;IF(ABS(10000*(GAMMA([.$A3]+1)/(GAMMA([.N$2]+1)*GAMMA([.$A3]-[.N$2]+1)))*(([.$R$3]^([.$A3]-[.N$2])/([.$S$3]^[.$A3]))))=0;&quot;&quot;;100*(GAMMA([.$A3]+1)/(GAMMA([.N$2]+1)*GAMMA([.$A3]-[.N$2]+1)))*(([.$R$3]^([.$A3]-[.N$2])/([.$S$3]^[.$A3])))))">
            <text:p/>
          </table:table-cell>
          <table:table-cell table:style-name="ce19" table:formula="of:=IF([.O$2]&gt;[.$A3];&quot;&quot;;IF(ABS(10000*(GAMMA([.$A3]+1)/(GAMMA([.O$2]+1)*GAMMA([.$A3]-[.O$2]+1)))*(([.$R$3]^([.$A3]-[.O$2])/([.$S$3]^[.$A3]))))=0;&quot;&quot;;100*(GAMMA([.$A3]+1)/(GAMMA([.O$2]+1)*GAMMA([.$A3]-[.O$2]+1)))*(([.$R$3]^([.$A3]-[.O$2])/([.$S$3]^[.$A3])))))">
            <text:p/>
          </table:table-cell>
          <table:table-cell table:style-name="ce19" table:formula="of:=IF([.P$2]&gt;[.$A3];&quot;&quot;;IF(ABS(10000*(GAMMA([.$A3]+1)/(GAMMA([.P$2]+1)*GAMMA([.$A3]-[.P$2]+1)))*(([.$R$3]^([.$A3]-[.P$2])/([.$S$3]^[.$A3]))))=0;&quot;&quot;;100*(GAMMA([.$A3]+1)/(GAMMA([.P$2]+1)*GAMMA([.$A3]-[.P$2]+1)))*(([.$R$3]^([.$A3]-[.P$2])/([.$S$3]^[.$A3])))))">
            <text:p/>
          </table:table-cell>
          <table:table-cell table:style-name="ce19" table:formula="of:=IF([.Q$2]&gt;[.$A3];&quot;&quot;;IF(ABS(10000*(GAMMA([.$A3]+1)/(GAMMA([.Q$2]+1)*GAMMA([.$A3]-[.Q$2]+1)))*(([.$R$3]^([.$A3]-[.Q$2])/([.$S$3]^[.$A3]))))=0;&quot;&quot;;100*(GAMMA([.$A3]+1)/(GAMMA([.Q$2]+1)*GAMMA([.$A3]-[.Q$2]+1)))*(([.$R$3]^([.$A3]-[.Q$2])/([.$S$3]^[.$A3])))))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style-name="ce19" table:formula="of:=IF([.B$2]&gt;[.$A4];&quot;&quot;;IF(ABS(10000*(GAMMA([.$A4]+1)/(GAMMA([.B$2]+1)*GAMMA([.$A4]-[.B$2]+1)))*(([.$R$3]^([.$A4]-[.B$2])/([.$S$3]^[.$A4]))))=0;&quot;&quot;;100*(GAMMA([.$A4]+1)/(GAMMA([.B$2]+1)*GAMMA([.$A4]-[.B$2]+1)))*(([.$R$3]^([.$A4]-[.B$2])/([.$S$3]^[.$A4])))))" office:value-type="float" office:value="44.4444444444444">
            <text:p>44.44</text:p>
          </table:table-cell>
          <table:table-cell table:style-name="ce19" table:formula="of:=IF([.C$2]&gt;[.$A4];&quot;&quot;;IF(ABS(10000*(GAMMA([.$A4]+1)/(GAMMA([.C$2]+1)*GAMMA([.$A4]-[.C$2]+1)))*(([.$R$3]^([.$A4]-[.C$2])/([.$S$3]^[.$A4]))))=0;&quot;&quot;;100*(GAMMA([.$A4]+1)/(GAMMA([.C$2]+1)*GAMMA([.$A4]-[.C$2]+1)))*(([.$R$3]^([.$A4]-[.C$2])/([.$S$3]^[.$A4])))))" office:value-type="float" office:value="44.4444444444444">
            <text:p>44.44</text:p>
          </table:table-cell>
          <table:table-cell table:style-name="ce19" table:formula="of:=IF([.D$2]&gt;[.$A4];&quot;&quot;;IF(ABS(10000*(GAMMA([.$A4]+1)/(GAMMA([.D$2]+1)*GAMMA([.$A4]-[.D$2]+1)))*(([.$R$3]^([.$A4]-[.D$2])/([.$S$3]^[.$A4]))))=0;&quot;&quot;;100*(GAMMA([.$A4]+1)/(GAMMA([.D$2]+1)*GAMMA([.$A4]-[.D$2]+1)))*(([.$R$3]^([.$A4]-[.D$2])/([.$S$3]^[.$A4])))))" office:value-type="float" office:value="11.1111111111111">
            <text:p>11.11</text:p>
          </table:table-cell>
          <table:table-cell table:style-name="ce19" table:formula="of:=IF([.E$2]&gt;[.$A4];&quot;&quot;;IF(ABS(10000*(GAMMA([.$A4]+1)/(GAMMA([.E$2]+1)*GAMMA([.$A4]-[.E$2]+1)))*(([.$R$3]^([.$A4]-[.E$2])/([.$S$3]^[.$A4]))))=0;&quot;&quot;;100*(GAMMA([.$A4]+1)/(GAMMA([.E$2]+1)*GAMMA([.$A4]-[.E$2]+1)))*(([.$R$3]^([.$A4]-[.E$2])/([.$S$3]^[.$A4])))))">
            <text:p/>
          </table:table-cell>
          <table:table-cell table:style-name="ce19" table:formula="of:=IF([.F$2]&gt;[.$A4];&quot;&quot;;IF(ABS(10000*(GAMMA([.$A4]+1)/(GAMMA([.F$2]+1)*GAMMA([.$A4]-[.F$2]+1)))*(([.$R$3]^([.$A4]-[.F$2])/([.$S$3]^[.$A4]))))=0;&quot;&quot;;100*(GAMMA([.$A4]+1)/(GAMMA([.F$2]+1)*GAMMA([.$A4]-[.F$2]+1)))*(([.$R$3]^([.$A4]-[.F$2])/([.$S$3]^[.$A4])))))">
            <text:p/>
          </table:table-cell>
          <table:table-cell table:style-name="ce19" table:formula="of:=IF([.G$2]&gt;[.$A4];&quot;&quot;;IF(ABS(10000*(GAMMA([.$A4]+1)/(GAMMA([.G$2]+1)*GAMMA([.$A4]-[.G$2]+1)))*(([.$R$3]^([.$A4]-[.G$2])/([.$S$3]^[.$A4]))))=0;&quot;&quot;;100*(GAMMA([.$A4]+1)/(GAMMA([.G$2]+1)*GAMMA([.$A4]-[.G$2]+1)))*(([.$R$3]^([.$A4]-[.G$2])/([.$S$3]^[.$A4])))))">
            <text:p/>
          </table:table-cell>
          <table:table-cell table:style-name="ce19" table:formula="of:=IF([.H$2]&gt;[.$A4];&quot;&quot;;IF(ABS(10000*(GAMMA([.$A4]+1)/(GAMMA([.H$2]+1)*GAMMA([.$A4]-[.H$2]+1)))*(([.$R$3]^([.$A4]-[.H$2])/([.$S$3]^[.$A4]))))=0;&quot;&quot;;100*(GAMMA([.$A4]+1)/(GAMMA([.H$2]+1)*GAMMA([.$A4]-[.H$2]+1)))*(([.$R$3]^([.$A4]-[.H$2])/([.$S$3]^[.$A4])))))">
            <text:p/>
          </table:table-cell>
          <table:table-cell table:style-name="ce19" table:formula="of:=IF([.I$2]&gt;[.$A4];&quot;&quot;;IF(ABS(10000*(GAMMA([.$A4]+1)/(GAMMA([.I$2]+1)*GAMMA([.$A4]-[.I$2]+1)))*(([.$R$3]^([.$A4]-[.I$2])/([.$S$3]^[.$A4]))))=0;&quot;&quot;;100*(GAMMA([.$A4]+1)/(GAMMA([.I$2]+1)*GAMMA([.$A4]-[.I$2]+1)))*(([.$R$3]^([.$A4]-[.I$2])/([.$S$3]^[.$A4])))))">
            <text:p/>
          </table:table-cell>
          <table:table-cell table:style-name="ce19" table:formula="of:=IF([.J$2]&gt;[.$A4];&quot;&quot;;IF(ABS(10000*(GAMMA([.$A4]+1)/(GAMMA([.J$2]+1)*GAMMA([.$A4]-[.J$2]+1)))*(([.$R$3]^([.$A4]-[.J$2])/([.$S$3]^[.$A4]))))=0;&quot;&quot;;100*(GAMMA([.$A4]+1)/(GAMMA([.J$2]+1)*GAMMA([.$A4]-[.J$2]+1)))*(([.$R$3]^([.$A4]-[.J$2])/([.$S$3]^[.$A4])))))">
            <text:p/>
          </table:table-cell>
          <table:table-cell table:style-name="ce19" table:formula="of:=IF([.K$2]&gt;[.$A4];&quot;&quot;;IF(ABS(10000*(GAMMA([.$A4]+1)/(GAMMA([.K$2]+1)*GAMMA([.$A4]-[.K$2]+1)))*(([.$R$3]^([.$A4]-[.K$2])/([.$S$3]^[.$A4]))))=0;&quot;&quot;;100*(GAMMA([.$A4]+1)/(GAMMA([.K$2]+1)*GAMMA([.$A4]-[.K$2]+1)))*(([.$R$3]^([.$A4]-[.K$2])/([.$S$3]^[.$A4])))))">
            <text:p/>
          </table:table-cell>
          <table:table-cell table:style-name="ce19" table:formula="of:=IF([.L$2]&gt;[.$A4];&quot;&quot;;IF(ABS(10000*(GAMMA([.$A4]+1)/(GAMMA([.L$2]+1)*GAMMA([.$A4]-[.L$2]+1)))*(([.$R$3]^([.$A4]-[.L$2])/([.$S$3]^[.$A4]))))=0;&quot;&quot;;100*(GAMMA([.$A4]+1)/(GAMMA([.L$2]+1)*GAMMA([.$A4]-[.L$2]+1)))*(([.$R$3]^([.$A4]-[.L$2])/([.$S$3]^[.$A4])))))">
            <text:p/>
          </table:table-cell>
          <table:table-cell table:style-name="ce19" table:formula="of:=IF([.M$2]&gt;[.$A4];&quot;&quot;;IF(ABS(10000*(GAMMA([.$A4]+1)/(GAMMA([.M$2]+1)*GAMMA([.$A4]-[.M$2]+1)))*(([.$R$3]^([.$A4]-[.M$2])/([.$S$3]^[.$A4]))))=0;&quot;&quot;;100*(GAMMA([.$A4]+1)/(GAMMA([.M$2]+1)*GAMMA([.$A4]-[.M$2]+1)))*(([.$R$3]^([.$A4]-[.M$2])/([.$S$3]^[.$A4])))))">
            <text:p/>
          </table:table-cell>
          <table:table-cell table:style-name="ce19" table:formula="of:=IF([.N$2]&gt;[.$A4];&quot;&quot;;IF(ABS(10000*(GAMMA([.$A4]+1)/(GAMMA([.N$2]+1)*GAMMA([.$A4]-[.N$2]+1)))*(([.$R$3]^([.$A4]-[.N$2])/([.$S$3]^[.$A4]))))=0;&quot;&quot;;100*(GAMMA([.$A4]+1)/(GAMMA([.N$2]+1)*GAMMA([.$A4]-[.N$2]+1)))*(([.$R$3]^([.$A4]-[.N$2])/([.$S$3]^[.$A4])))))">
            <text:p/>
          </table:table-cell>
          <table:table-cell table:style-name="ce19" table:formula="of:=IF([.O$2]&gt;[.$A4];&quot;&quot;;IF(ABS(10000*(GAMMA([.$A4]+1)/(GAMMA([.O$2]+1)*GAMMA([.$A4]-[.O$2]+1)))*(([.$R$3]^([.$A4]-[.O$2])/([.$S$3]^[.$A4]))))=0;&quot;&quot;;100*(GAMMA([.$A4]+1)/(GAMMA([.O$2]+1)*GAMMA([.$A4]-[.O$2]+1)))*(([.$R$3]^([.$A4]-[.O$2])/([.$S$3]^[.$A4])))))">
            <text:p/>
          </table:table-cell>
          <table:table-cell table:style-name="ce19" table:formula="of:=IF([.P$2]&gt;[.$A4];&quot;&quot;;IF(ABS(10000*(GAMMA([.$A4]+1)/(GAMMA([.P$2]+1)*GAMMA([.$A4]-[.P$2]+1)))*(([.$R$3]^([.$A4]-[.P$2])/([.$S$3]^[.$A4]))))=0;&quot;&quot;;100*(GAMMA([.$A4]+1)/(GAMMA([.P$2]+1)*GAMMA([.$A4]-[.P$2]+1)))*(([.$R$3]^([.$A4]-[.P$2])/([.$S$3]^[.$A4])))))">
            <text:p/>
          </table:table-cell>
          <table:table-cell table:style-name="ce19" table:formula="of:=IF([.Q$2]&gt;[.$A4];&quot;&quot;;IF(ABS(10000*(GAMMA([.$A4]+1)/(GAMMA([.Q$2]+1)*GAMMA([.$A4]-[.Q$2]+1)))*(([.$R$3]^([.$A4]-[.Q$2])/([.$S$3]^[.$A4]))))=0;&quot;&quot;;100*(GAMMA([.$A4]+1)/(GAMMA([.Q$2]+1)*GAMMA([.$A4]-[.Q$2]+1)))*(([.$R$3]^([.$A4]-[.Q$2])/([.$S$3]^[.$A4])))))">
            <text:p/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table:style-name="ce19" table:formula="of:=IF([.B$2]&gt;[.$A5];&quot;&quot;;IF(ABS(10000*(GAMMA([.$A5]+1)/(GAMMA([.B$2]+1)*GAMMA([.$A5]-[.B$2]+1)))*(([.$R$3]^([.$A5]-[.B$2])/([.$S$3]^[.$A5]))))=0;&quot;&quot;;100*(GAMMA([.$A5]+1)/(GAMMA([.B$2]+1)*GAMMA([.$A5]-[.B$2]+1)))*(([.$R$3]^([.$A5]-[.B$2])/([.$S$3]^[.$A5])))))" office:value-type="float" office:value="29.6296296296296">
            <text:p>29.63</text:p>
          </table:table-cell>
          <table:table-cell table:style-name="ce19" table:formula="of:=IF([.C$2]&gt;[.$A5];&quot;&quot;;IF(ABS(10000*(GAMMA([.$A5]+1)/(GAMMA([.C$2]+1)*GAMMA([.$A5]-[.C$2]+1)))*(([.$R$3]^([.$A5]-[.C$2])/([.$S$3]^[.$A5]))))=0;&quot;&quot;;100*(GAMMA([.$A5]+1)/(GAMMA([.C$2]+1)*GAMMA([.$A5]-[.C$2]+1)))*(([.$R$3]^([.$A5]-[.C$2])/([.$S$3]^[.$A5])))))" office:value-type="float" office:value="44.4444444444444">
            <text:p>44.44</text:p>
          </table:table-cell>
          <table:table-cell table:style-name="ce19" table:formula="of:=IF([.D$2]&gt;[.$A5];&quot;&quot;;IF(ABS(10000*(GAMMA([.$A5]+1)/(GAMMA([.D$2]+1)*GAMMA([.$A5]-[.D$2]+1)))*(([.$R$3]^([.$A5]-[.D$2])/([.$S$3]^[.$A5]))))=0;&quot;&quot;;100*(GAMMA([.$A5]+1)/(GAMMA([.D$2]+1)*GAMMA([.$A5]-[.D$2]+1)))*(([.$R$3]^([.$A5]-[.D$2])/([.$S$3]^[.$A5])))))" office:value-type="float" office:value="22.2222222222222">
            <text:p>22.22</text:p>
          </table:table-cell>
          <table:table-cell table:style-name="ce19" table:formula="of:=IF([.E$2]&gt;[.$A5];&quot;&quot;;IF(ABS(10000*(GAMMA([.$A5]+1)/(GAMMA([.E$2]+1)*GAMMA([.$A5]-[.E$2]+1)))*(([.$R$3]^([.$A5]-[.E$2])/([.$S$3]^[.$A5]))))=0;&quot;&quot;;100*(GAMMA([.$A5]+1)/(GAMMA([.E$2]+1)*GAMMA([.$A5]-[.E$2]+1)))*(([.$R$3]^([.$A5]-[.E$2])/([.$S$3]^[.$A5])))))" office:value-type="float" office:value="3.7037037037037">
            <text:p>3.70</text:p>
          </table:table-cell>
          <table:table-cell table:style-name="ce19" table:formula="of:=IF([.F$2]&gt;[.$A5];&quot;&quot;;IF(ABS(10000*(GAMMA([.$A5]+1)/(GAMMA([.F$2]+1)*GAMMA([.$A5]-[.F$2]+1)))*(([.$R$3]^([.$A5]-[.F$2])/([.$S$3]^[.$A5]))))=0;&quot;&quot;;100*(GAMMA([.$A5]+1)/(GAMMA([.F$2]+1)*GAMMA([.$A5]-[.F$2]+1)))*(([.$R$3]^([.$A5]-[.F$2])/([.$S$3]^[.$A5])))))">
            <text:p/>
          </table:table-cell>
          <table:table-cell table:style-name="ce19" table:formula="of:=IF([.G$2]&gt;[.$A5];&quot;&quot;;IF(ABS(10000*(GAMMA([.$A5]+1)/(GAMMA([.G$2]+1)*GAMMA([.$A5]-[.G$2]+1)))*(([.$R$3]^([.$A5]-[.G$2])/([.$S$3]^[.$A5]))))=0;&quot;&quot;;100*(GAMMA([.$A5]+1)/(GAMMA([.G$2]+1)*GAMMA([.$A5]-[.G$2]+1)))*(([.$R$3]^([.$A5]-[.G$2])/([.$S$3]^[.$A5])))))">
            <text:p/>
          </table:table-cell>
          <table:table-cell table:style-name="ce19" table:formula="of:=IF([.H$2]&gt;[.$A5];&quot;&quot;;IF(ABS(10000*(GAMMA([.$A5]+1)/(GAMMA([.H$2]+1)*GAMMA([.$A5]-[.H$2]+1)))*(([.$R$3]^([.$A5]-[.H$2])/([.$S$3]^[.$A5]))))=0;&quot;&quot;;100*(GAMMA([.$A5]+1)/(GAMMA([.H$2]+1)*GAMMA([.$A5]-[.H$2]+1)))*(([.$R$3]^([.$A5]-[.H$2])/([.$S$3]^[.$A5])))))">
            <text:p/>
          </table:table-cell>
          <table:table-cell table:style-name="ce19" table:formula="of:=IF([.I$2]&gt;[.$A5];&quot;&quot;;IF(ABS(10000*(GAMMA([.$A5]+1)/(GAMMA([.I$2]+1)*GAMMA([.$A5]-[.I$2]+1)))*(([.$R$3]^([.$A5]-[.I$2])/([.$S$3]^[.$A5]))))=0;&quot;&quot;;100*(GAMMA([.$A5]+1)/(GAMMA([.I$2]+1)*GAMMA([.$A5]-[.I$2]+1)))*(([.$R$3]^([.$A5]-[.I$2])/([.$S$3]^[.$A5])))))">
            <text:p/>
          </table:table-cell>
          <table:table-cell table:style-name="ce19" table:formula="of:=IF([.J$2]&gt;[.$A5];&quot;&quot;;IF(ABS(10000*(GAMMA([.$A5]+1)/(GAMMA([.J$2]+1)*GAMMA([.$A5]-[.J$2]+1)))*(([.$R$3]^([.$A5]-[.J$2])/([.$S$3]^[.$A5]))))=0;&quot;&quot;;100*(GAMMA([.$A5]+1)/(GAMMA([.J$2]+1)*GAMMA([.$A5]-[.J$2]+1)))*(([.$R$3]^([.$A5]-[.J$2])/([.$S$3]^[.$A5])))))">
            <text:p/>
          </table:table-cell>
          <table:table-cell table:style-name="ce19" table:formula="of:=IF([.K$2]&gt;[.$A5];&quot;&quot;;IF(ABS(10000*(GAMMA([.$A5]+1)/(GAMMA([.K$2]+1)*GAMMA([.$A5]-[.K$2]+1)))*(([.$R$3]^([.$A5]-[.K$2])/([.$S$3]^[.$A5]))))=0;&quot;&quot;;100*(GAMMA([.$A5]+1)/(GAMMA([.K$2]+1)*GAMMA([.$A5]-[.K$2]+1)))*(([.$R$3]^([.$A5]-[.K$2])/([.$S$3]^[.$A5])))))">
            <text:p/>
          </table:table-cell>
          <table:table-cell table:style-name="ce19" table:formula="of:=IF([.L$2]&gt;[.$A5];&quot;&quot;;IF(ABS(10000*(GAMMA([.$A5]+1)/(GAMMA([.L$2]+1)*GAMMA([.$A5]-[.L$2]+1)))*(([.$R$3]^([.$A5]-[.L$2])/([.$S$3]^[.$A5]))))=0;&quot;&quot;;100*(GAMMA([.$A5]+1)/(GAMMA([.L$2]+1)*GAMMA([.$A5]-[.L$2]+1)))*(([.$R$3]^([.$A5]-[.L$2])/([.$S$3]^[.$A5])))))">
            <text:p/>
          </table:table-cell>
          <table:table-cell table:style-name="ce19" table:formula="of:=IF([.M$2]&gt;[.$A5];&quot;&quot;;IF(ABS(10000*(GAMMA([.$A5]+1)/(GAMMA([.M$2]+1)*GAMMA([.$A5]-[.M$2]+1)))*(([.$R$3]^([.$A5]-[.M$2])/([.$S$3]^[.$A5]))))=0;&quot;&quot;;100*(GAMMA([.$A5]+1)/(GAMMA([.M$2]+1)*GAMMA([.$A5]-[.M$2]+1)))*(([.$R$3]^([.$A5]-[.M$2])/([.$S$3]^[.$A5])))))">
            <text:p/>
          </table:table-cell>
          <table:table-cell table:style-name="ce19" table:formula="of:=IF([.N$2]&gt;[.$A5];&quot;&quot;;IF(ABS(10000*(GAMMA([.$A5]+1)/(GAMMA([.N$2]+1)*GAMMA([.$A5]-[.N$2]+1)))*(([.$R$3]^([.$A5]-[.N$2])/([.$S$3]^[.$A5]))))=0;&quot;&quot;;100*(GAMMA([.$A5]+1)/(GAMMA([.N$2]+1)*GAMMA([.$A5]-[.N$2]+1)))*(([.$R$3]^([.$A5]-[.N$2])/([.$S$3]^[.$A5])))))">
            <text:p/>
          </table:table-cell>
          <table:table-cell table:style-name="ce19" table:formula="of:=IF([.O$2]&gt;[.$A5];&quot;&quot;;IF(ABS(10000*(GAMMA([.$A5]+1)/(GAMMA([.O$2]+1)*GAMMA([.$A5]-[.O$2]+1)))*(([.$R$3]^([.$A5]-[.O$2])/([.$S$3]^[.$A5]))))=0;&quot;&quot;;100*(GAMMA([.$A5]+1)/(GAMMA([.O$2]+1)*GAMMA([.$A5]-[.O$2]+1)))*(([.$R$3]^([.$A5]-[.O$2])/([.$S$3]^[.$A5])))))">
            <text:p/>
          </table:table-cell>
          <table:table-cell table:style-name="ce19" table:formula="of:=IF([.P$2]&gt;[.$A5];&quot;&quot;;IF(ABS(10000*(GAMMA([.$A5]+1)/(GAMMA([.P$2]+1)*GAMMA([.$A5]-[.P$2]+1)))*(([.$R$3]^([.$A5]-[.P$2])/([.$S$3]^[.$A5]))))=0;&quot;&quot;;100*(GAMMA([.$A5]+1)/(GAMMA([.P$2]+1)*GAMMA([.$A5]-[.P$2]+1)))*(([.$R$3]^([.$A5]-[.P$2])/([.$S$3]^[.$A5])))))">
            <text:p/>
          </table:table-cell>
          <table:table-cell table:style-name="ce19" table:formula="of:=IF([.Q$2]&gt;[.$A5];&quot;&quot;;IF(ABS(10000*(GAMMA([.$A5]+1)/(GAMMA([.Q$2]+1)*GAMMA([.$A5]-[.Q$2]+1)))*(([.$R$3]^([.$A5]-[.Q$2])/([.$S$3]^[.$A5]))))=0;&quot;&quot;;100*(GAMMA([.$A5]+1)/(GAMMA([.Q$2]+1)*GAMMA([.$A5]-[.Q$2]+1)))*(([.$R$3]^([.$A5]-[.Q$2])/([.$S$3]^[.$A5])))))">
            <text:p/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table:style-name="ce19" table:formula="of:=IF([.B$2]&gt;[.$A6];&quot;&quot;;IF(ABS(10000*(GAMMA([.$A6]+1)/(GAMMA([.B$2]+1)*GAMMA([.$A6]-[.B$2]+1)))*(([.$R$3]^([.$A6]-[.B$2])/([.$S$3]^[.$A6]))))=0;&quot;&quot;;100*(GAMMA([.$A6]+1)/(GAMMA([.B$2]+1)*GAMMA([.$A6]-[.B$2]+1)))*(([.$R$3]^([.$A6]-[.B$2])/([.$S$3]^[.$A6])))))" office:value-type="float" office:value="19.7530864197531">
            <text:p>19.75</text:p>
          </table:table-cell>
          <table:table-cell table:style-name="ce19" table:formula="of:=IF([.C$2]&gt;[.$A6];&quot;&quot;;IF(ABS(10000*(GAMMA([.$A6]+1)/(GAMMA([.C$2]+1)*GAMMA([.$A6]-[.C$2]+1)))*(([.$R$3]^([.$A6]-[.C$2])/([.$S$3]^[.$A6]))))=0;&quot;&quot;;100*(GAMMA([.$A6]+1)/(GAMMA([.C$2]+1)*GAMMA([.$A6]-[.C$2]+1)))*(([.$R$3]^([.$A6]-[.C$2])/([.$S$3]^[.$A6])))))" office:value-type="float" office:value="39.5061728395062">
            <text:p>39.51</text:p>
          </table:table-cell>
          <table:table-cell table:style-name="ce19" table:formula="of:=IF([.D$2]&gt;[.$A6];&quot;&quot;;IF(ABS(10000*(GAMMA([.$A6]+1)/(GAMMA([.D$2]+1)*GAMMA([.$A6]-[.D$2]+1)))*(([.$R$3]^([.$A6]-[.D$2])/([.$S$3]^[.$A6]))))=0;&quot;&quot;;100*(GAMMA([.$A6]+1)/(GAMMA([.D$2]+1)*GAMMA([.$A6]-[.D$2]+1)))*(([.$R$3]^([.$A6]-[.D$2])/([.$S$3]^[.$A6])))))" office:value-type="float" office:value="29.6296296296296">
            <text:p>29.63</text:p>
          </table:table-cell>
          <table:table-cell table:style-name="ce19" table:formula="of:=IF([.E$2]&gt;[.$A6];&quot;&quot;;IF(ABS(10000*(GAMMA([.$A6]+1)/(GAMMA([.E$2]+1)*GAMMA([.$A6]-[.E$2]+1)))*(([.$R$3]^([.$A6]-[.E$2])/([.$S$3]^[.$A6]))))=0;&quot;&quot;;100*(GAMMA([.$A6]+1)/(GAMMA([.E$2]+1)*GAMMA([.$A6]-[.E$2]+1)))*(([.$R$3]^([.$A6]-[.E$2])/([.$S$3]^[.$A6])))))" office:value-type="float" office:value="9.87654320987654">
            <text:p>9.88</text:p>
          </table:table-cell>
          <table:table-cell table:style-name="ce19" table:formula="of:=IF([.F$2]&gt;[.$A6];&quot;&quot;;IF(ABS(10000*(GAMMA([.$A6]+1)/(GAMMA([.F$2]+1)*GAMMA([.$A6]-[.F$2]+1)))*(([.$R$3]^([.$A6]-[.F$2])/([.$S$3]^[.$A6]))))=0;&quot;&quot;;100*(GAMMA([.$A6]+1)/(GAMMA([.F$2]+1)*GAMMA([.$A6]-[.F$2]+1)))*(([.$R$3]^([.$A6]-[.F$2])/([.$S$3]^[.$A6])))))" office:value-type="float" office:value="1.23456790123457">
            <text:p>1.23</text:p>
          </table:table-cell>
          <table:table-cell table:style-name="ce19" table:formula="of:=IF([.G$2]&gt;[.$A6];&quot;&quot;;IF(ABS(10000*(GAMMA([.$A6]+1)/(GAMMA([.G$2]+1)*GAMMA([.$A6]-[.G$2]+1)))*(([.$R$3]^([.$A6]-[.G$2])/([.$S$3]^[.$A6]))))=0;&quot;&quot;;100*(GAMMA([.$A6]+1)/(GAMMA([.G$2]+1)*GAMMA([.$A6]-[.G$2]+1)))*(([.$R$3]^([.$A6]-[.G$2])/([.$S$3]^[.$A6])))))">
            <text:p/>
          </table:table-cell>
          <table:table-cell table:style-name="ce19" table:formula="of:=IF([.H$2]&gt;[.$A6];&quot;&quot;;IF(ABS(10000*(GAMMA([.$A6]+1)/(GAMMA([.H$2]+1)*GAMMA([.$A6]-[.H$2]+1)))*(([.$R$3]^([.$A6]-[.H$2])/([.$S$3]^[.$A6]))))=0;&quot;&quot;;100*(GAMMA([.$A6]+1)/(GAMMA([.H$2]+1)*GAMMA([.$A6]-[.H$2]+1)))*(([.$R$3]^([.$A6]-[.H$2])/([.$S$3]^[.$A6])))))">
            <text:p/>
          </table:table-cell>
          <table:table-cell table:style-name="ce19" table:formula="of:=IF([.I$2]&gt;[.$A6];&quot;&quot;;IF(ABS(10000*(GAMMA([.$A6]+1)/(GAMMA([.I$2]+1)*GAMMA([.$A6]-[.I$2]+1)))*(([.$R$3]^([.$A6]-[.I$2])/([.$S$3]^[.$A6]))))=0;&quot;&quot;;100*(GAMMA([.$A6]+1)/(GAMMA([.I$2]+1)*GAMMA([.$A6]-[.I$2]+1)))*(([.$R$3]^([.$A6]-[.I$2])/([.$S$3]^[.$A6])))))">
            <text:p/>
          </table:table-cell>
          <table:table-cell table:style-name="ce19" table:formula="of:=IF([.J$2]&gt;[.$A6];&quot;&quot;;IF(ABS(10000*(GAMMA([.$A6]+1)/(GAMMA([.J$2]+1)*GAMMA([.$A6]-[.J$2]+1)))*(([.$R$3]^([.$A6]-[.J$2])/([.$S$3]^[.$A6]))))=0;&quot;&quot;;100*(GAMMA([.$A6]+1)/(GAMMA([.J$2]+1)*GAMMA([.$A6]-[.J$2]+1)))*(([.$R$3]^([.$A6]-[.J$2])/([.$S$3]^[.$A6])))))">
            <text:p/>
          </table:table-cell>
          <table:table-cell table:style-name="ce19" table:formula="of:=IF([.K$2]&gt;[.$A6];&quot;&quot;;IF(ABS(10000*(GAMMA([.$A6]+1)/(GAMMA([.K$2]+1)*GAMMA([.$A6]-[.K$2]+1)))*(([.$R$3]^([.$A6]-[.K$2])/([.$S$3]^[.$A6]))))=0;&quot;&quot;;100*(GAMMA([.$A6]+1)/(GAMMA([.K$2]+1)*GAMMA([.$A6]-[.K$2]+1)))*(([.$R$3]^([.$A6]-[.K$2])/([.$S$3]^[.$A6])))))">
            <text:p/>
          </table:table-cell>
          <table:table-cell table:style-name="ce19" table:formula="of:=IF([.L$2]&gt;[.$A6];&quot;&quot;;IF(ABS(10000*(GAMMA([.$A6]+1)/(GAMMA([.L$2]+1)*GAMMA([.$A6]-[.L$2]+1)))*(([.$R$3]^([.$A6]-[.L$2])/([.$S$3]^[.$A6]))))=0;&quot;&quot;;100*(GAMMA([.$A6]+1)/(GAMMA([.L$2]+1)*GAMMA([.$A6]-[.L$2]+1)))*(([.$R$3]^([.$A6]-[.L$2])/([.$S$3]^[.$A6])))))">
            <text:p/>
          </table:table-cell>
          <table:table-cell table:style-name="ce19" table:formula="of:=IF([.M$2]&gt;[.$A6];&quot;&quot;;IF(ABS(10000*(GAMMA([.$A6]+1)/(GAMMA([.M$2]+1)*GAMMA([.$A6]-[.M$2]+1)))*(([.$R$3]^([.$A6]-[.M$2])/([.$S$3]^[.$A6]))))=0;&quot;&quot;;100*(GAMMA([.$A6]+1)/(GAMMA([.M$2]+1)*GAMMA([.$A6]-[.M$2]+1)))*(([.$R$3]^([.$A6]-[.M$2])/([.$S$3]^[.$A6])))))">
            <text:p/>
          </table:table-cell>
          <table:table-cell table:style-name="ce19" table:formula="of:=IF([.N$2]&gt;[.$A6];&quot;&quot;;IF(ABS(10000*(GAMMA([.$A6]+1)/(GAMMA([.N$2]+1)*GAMMA([.$A6]-[.N$2]+1)))*(([.$R$3]^([.$A6]-[.N$2])/([.$S$3]^[.$A6]))))=0;&quot;&quot;;100*(GAMMA([.$A6]+1)/(GAMMA([.N$2]+1)*GAMMA([.$A6]-[.N$2]+1)))*(([.$R$3]^([.$A6]-[.N$2])/([.$S$3]^[.$A6])))))">
            <text:p/>
          </table:table-cell>
          <table:table-cell table:style-name="ce19" table:formula="of:=IF([.O$2]&gt;[.$A6];&quot;&quot;;IF(ABS(10000*(GAMMA([.$A6]+1)/(GAMMA([.O$2]+1)*GAMMA([.$A6]-[.O$2]+1)))*(([.$R$3]^([.$A6]-[.O$2])/([.$S$3]^[.$A6]))))=0;&quot;&quot;;100*(GAMMA([.$A6]+1)/(GAMMA([.O$2]+1)*GAMMA([.$A6]-[.O$2]+1)))*(([.$R$3]^([.$A6]-[.O$2])/([.$S$3]^[.$A6])))))">
            <text:p/>
          </table:table-cell>
          <table:table-cell table:style-name="ce19" table:formula="of:=IF([.P$2]&gt;[.$A6];&quot;&quot;;IF(ABS(10000*(GAMMA([.$A6]+1)/(GAMMA([.P$2]+1)*GAMMA([.$A6]-[.P$2]+1)))*(([.$R$3]^([.$A6]-[.P$2])/([.$S$3]^[.$A6]))))=0;&quot;&quot;;100*(GAMMA([.$A6]+1)/(GAMMA([.P$2]+1)*GAMMA([.$A6]-[.P$2]+1)))*(([.$R$3]^([.$A6]-[.P$2])/([.$S$3]^[.$A6])))))">
            <text:p/>
          </table:table-cell>
          <table:table-cell table:style-name="ce19" table:formula="of:=IF([.Q$2]&gt;[.$A6];&quot;&quot;;IF(ABS(10000*(GAMMA([.$A6]+1)/(GAMMA([.Q$2]+1)*GAMMA([.$A6]-[.Q$2]+1)))*(([.$R$3]^([.$A6]-[.Q$2])/([.$S$3]^[.$A6]))))=0;&quot;&quot;;100*(GAMMA([.$A6]+1)/(GAMMA([.Q$2]+1)*GAMMA([.$A6]-[.Q$2]+1)))*(([.$R$3]^([.$A6]-[.Q$2])/([.$S$3]^[.$A6])))))">
            <text:p/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style-name="ce19" table:formula="of:=IF([.B$2]&gt;[.$A7];&quot;&quot;;IF(ABS(10000*(GAMMA([.$A7]+1)/(GAMMA([.B$2]+1)*GAMMA([.$A7]-[.B$2]+1)))*(([.$R$3]^([.$A7]-[.B$2])/([.$S$3]^[.$A7]))))=0;&quot;&quot;;100*(GAMMA([.$A7]+1)/(GAMMA([.B$2]+1)*GAMMA([.$A7]-[.B$2]+1)))*(([.$R$3]^([.$A7]-[.B$2])/([.$S$3]^[.$A7])))))" office:value-type="float" office:value="13.1687242798354">
            <text:p>13.17</text:p>
          </table:table-cell>
          <table:table-cell table:style-name="ce19" table:formula="of:=IF([.C$2]&gt;[.$A7];&quot;&quot;;IF(ABS(10000*(GAMMA([.$A7]+1)/(GAMMA([.C$2]+1)*GAMMA([.$A7]-[.C$2]+1)))*(([.$R$3]^([.$A7]-[.C$2])/([.$S$3]^[.$A7]))))=0;&quot;&quot;;100*(GAMMA([.$A7]+1)/(GAMMA([.C$2]+1)*GAMMA([.$A7]-[.C$2]+1)))*(([.$R$3]^([.$A7]-[.C$2])/([.$S$3]^[.$A7])))))" office:value-type="float" office:value="32.9218106995885">
            <text:p>32.92</text:p>
          </table:table-cell>
          <table:table-cell table:style-name="ce19" table:formula="of:=IF([.D$2]&gt;[.$A7];&quot;&quot;;IF(ABS(10000*(GAMMA([.$A7]+1)/(GAMMA([.D$2]+1)*GAMMA([.$A7]-[.D$2]+1)))*(([.$R$3]^([.$A7]-[.D$2])/([.$S$3]^[.$A7]))))=0;&quot;&quot;;100*(GAMMA([.$A7]+1)/(GAMMA([.D$2]+1)*GAMMA([.$A7]-[.D$2]+1)))*(([.$R$3]^([.$A7]-[.D$2])/([.$S$3]^[.$A7])))))" office:value-type="float" office:value="32.9218106995885">
            <text:p>32.92</text:p>
          </table:table-cell>
          <table:table-cell table:style-name="ce19" table:formula="of:=IF([.E$2]&gt;[.$A7];&quot;&quot;;IF(ABS(10000*(GAMMA([.$A7]+1)/(GAMMA([.E$2]+1)*GAMMA([.$A7]-[.E$2]+1)))*(([.$R$3]^([.$A7]-[.E$2])/([.$S$3]^[.$A7]))))=0;&quot;&quot;;100*(GAMMA([.$A7]+1)/(GAMMA([.E$2]+1)*GAMMA([.$A7]-[.E$2]+1)))*(([.$R$3]^([.$A7]-[.E$2])/([.$S$3]^[.$A7])))))" office:value-type="float" office:value="16.4609053497942">
            <text:p>16.46</text:p>
          </table:table-cell>
          <table:table-cell table:style-name="ce19" table:formula="of:=IF([.F$2]&gt;[.$A7];&quot;&quot;;IF(ABS(10000*(GAMMA([.$A7]+1)/(GAMMA([.F$2]+1)*GAMMA([.$A7]-[.F$2]+1)))*(([.$R$3]^([.$A7]-[.F$2])/([.$S$3]^[.$A7]))))=0;&quot;&quot;;100*(GAMMA([.$A7]+1)/(GAMMA([.F$2]+1)*GAMMA([.$A7]-[.F$2]+1)))*(([.$R$3]^([.$A7]-[.F$2])/([.$S$3]^[.$A7])))))" office:value-type="float" office:value="4.11522633744856">
            <text:p>4.12</text:p>
          </table:table-cell>
          <table:table-cell table:style-name="ce19" table:formula="of:=IF([.G$2]&gt;[.$A7];&quot;&quot;;IF(ABS(10000*(GAMMA([.$A7]+1)/(GAMMA([.G$2]+1)*GAMMA([.$A7]-[.G$2]+1)))*(([.$R$3]^([.$A7]-[.G$2])/([.$S$3]^[.$A7]))))=0;&quot;&quot;;100*(GAMMA([.$A7]+1)/(GAMMA([.G$2]+1)*GAMMA([.$A7]-[.G$2]+1)))*(([.$R$3]^([.$A7]-[.G$2])/([.$S$3]^[.$A7])))))" office:value-type="float" office:value="0.411522633744856">
            <text:p>0.41</text:p>
          </table:table-cell>
          <table:table-cell table:style-name="ce19" table:formula="of:=IF([.H$2]&gt;[.$A7];&quot;&quot;;IF(ABS(10000*(GAMMA([.$A7]+1)/(GAMMA([.H$2]+1)*GAMMA([.$A7]-[.H$2]+1)))*(([.$R$3]^([.$A7]-[.H$2])/([.$S$3]^[.$A7]))))=0;&quot;&quot;;100*(GAMMA([.$A7]+1)/(GAMMA([.H$2]+1)*GAMMA([.$A7]-[.H$2]+1)))*(([.$R$3]^([.$A7]-[.H$2])/([.$S$3]^[.$A7])))))">
            <text:p/>
          </table:table-cell>
          <table:table-cell table:style-name="ce19" table:formula="of:=IF([.I$2]&gt;[.$A7];&quot;&quot;;IF(ABS(10000*(GAMMA([.$A7]+1)/(GAMMA([.I$2]+1)*GAMMA([.$A7]-[.I$2]+1)))*(([.$R$3]^([.$A7]-[.I$2])/([.$S$3]^[.$A7]))))=0;&quot;&quot;;100*(GAMMA([.$A7]+1)/(GAMMA([.I$2]+1)*GAMMA([.$A7]-[.I$2]+1)))*(([.$R$3]^([.$A7]-[.I$2])/([.$S$3]^[.$A7])))))">
            <text:p/>
          </table:table-cell>
          <table:table-cell table:style-name="ce19" table:formula="of:=IF([.J$2]&gt;[.$A7];&quot;&quot;;IF(ABS(10000*(GAMMA([.$A7]+1)/(GAMMA([.J$2]+1)*GAMMA([.$A7]-[.J$2]+1)))*(([.$R$3]^([.$A7]-[.J$2])/([.$S$3]^[.$A7]))))=0;&quot;&quot;;100*(GAMMA([.$A7]+1)/(GAMMA([.J$2]+1)*GAMMA([.$A7]-[.J$2]+1)))*(([.$R$3]^([.$A7]-[.J$2])/([.$S$3]^[.$A7])))))">
            <text:p/>
          </table:table-cell>
          <table:table-cell table:style-name="ce19" table:formula="of:=IF([.K$2]&gt;[.$A7];&quot;&quot;;IF(ABS(10000*(GAMMA([.$A7]+1)/(GAMMA([.K$2]+1)*GAMMA([.$A7]-[.K$2]+1)))*(([.$R$3]^([.$A7]-[.K$2])/([.$S$3]^[.$A7]))))=0;&quot;&quot;;100*(GAMMA([.$A7]+1)/(GAMMA([.K$2]+1)*GAMMA([.$A7]-[.K$2]+1)))*(([.$R$3]^([.$A7]-[.K$2])/([.$S$3]^[.$A7])))))">
            <text:p/>
          </table:table-cell>
          <table:table-cell table:style-name="ce19" table:formula="of:=IF([.L$2]&gt;[.$A7];&quot;&quot;;IF(ABS(10000*(GAMMA([.$A7]+1)/(GAMMA([.L$2]+1)*GAMMA([.$A7]-[.L$2]+1)))*(([.$R$3]^([.$A7]-[.L$2])/([.$S$3]^[.$A7]))))=0;&quot;&quot;;100*(GAMMA([.$A7]+1)/(GAMMA([.L$2]+1)*GAMMA([.$A7]-[.L$2]+1)))*(([.$R$3]^([.$A7]-[.L$2])/([.$S$3]^[.$A7])))))">
            <text:p/>
          </table:table-cell>
          <table:table-cell table:style-name="ce19" table:formula="of:=IF([.M$2]&gt;[.$A7];&quot;&quot;;IF(ABS(10000*(GAMMA([.$A7]+1)/(GAMMA([.M$2]+1)*GAMMA([.$A7]-[.M$2]+1)))*(([.$R$3]^([.$A7]-[.M$2])/([.$S$3]^[.$A7]))))=0;&quot;&quot;;100*(GAMMA([.$A7]+1)/(GAMMA([.M$2]+1)*GAMMA([.$A7]-[.M$2]+1)))*(([.$R$3]^([.$A7]-[.M$2])/([.$S$3]^[.$A7])))))">
            <text:p/>
          </table:table-cell>
          <table:table-cell table:style-name="ce19" table:formula="of:=IF([.N$2]&gt;[.$A7];&quot;&quot;;IF(ABS(10000*(GAMMA([.$A7]+1)/(GAMMA([.N$2]+1)*GAMMA([.$A7]-[.N$2]+1)))*(([.$R$3]^([.$A7]-[.N$2])/([.$S$3]^[.$A7]))))=0;&quot;&quot;;100*(GAMMA([.$A7]+1)/(GAMMA([.N$2]+1)*GAMMA([.$A7]-[.N$2]+1)))*(([.$R$3]^([.$A7]-[.N$2])/([.$S$3]^[.$A7])))))">
            <text:p/>
          </table:table-cell>
          <table:table-cell table:style-name="ce19" table:formula="of:=IF([.O$2]&gt;[.$A7];&quot;&quot;;IF(ABS(10000*(GAMMA([.$A7]+1)/(GAMMA([.O$2]+1)*GAMMA([.$A7]-[.O$2]+1)))*(([.$R$3]^([.$A7]-[.O$2])/([.$S$3]^[.$A7]))))=0;&quot;&quot;;100*(GAMMA([.$A7]+1)/(GAMMA([.O$2]+1)*GAMMA([.$A7]-[.O$2]+1)))*(([.$R$3]^([.$A7]-[.O$2])/([.$S$3]^[.$A7])))))">
            <text:p/>
          </table:table-cell>
          <table:table-cell table:style-name="ce19" table:formula="of:=IF([.P$2]&gt;[.$A7];&quot;&quot;;IF(ABS(10000*(GAMMA([.$A7]+1)/(GAMMA([.P$2]+1)*GAMMA([.$A7]-[.P$2]+1)))*(([.$R$3]^([.$A7]-[.P$2])/([.$S$3]^[.$A7]))))=0;&quot;&quot;;100*(GAMMA([.$A7]+1)/(GAMMA([.P$2]+1)*GAMMA([.$A7]-[.P$2]+1)))*(([.$R$3]^([.$A7]-[.P$2])/([.$S$3]^[.$A7])))))">
            <text:p/>
          </table:table-cell>
          <table:table-cell table:style-name="ce19" table:formula="of:=IF([.Q$2]&gt;[.$A7];&quot;&quot;;IF(ABS(10000*(GAMMA([.$A7]+1)/(GAMMA([.Q$2]+1)*GAMMA([.$A7]-[.Q$2]+1)))*(([.$R$3]^([.$A7]-[.Q$2])/([.$S$3]^[.$A7]))))=0;&quot;&quot;;100*(GAMMA([.$A7]+1)/(GAMMA([.Q$2]+1)*GAMMA([.$A7]-[.Q$2]+1)))*(([.$R$3]^([.$A7]-[.Q$2])/([.$S$3]^[.$A7])))))">
            <text:p/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style-name="ce19" table:formula="of:=IF([.B$2]&gt;[.$A8];&quot;&quot;;IF(ABS(10000*(GAMMA([.$A8]+1)/(GAMMA([.B$2]+1)*GAMMA([.$A8]-[.B$2]+1)))*(([.$R$3]^([.$A8]-[.B$2])/([.$S$3]^[.$A8]))))=0;&quot;&quot;;100*(GAMMA([.$A8]+1)/(GAMMA([.B$2]+1)*GAMMA([.$A8]-[.B$2]+1)))*(([.$R$3]^([.$A8]-[.B$2])/([.$S$3]^[.$A8])))))" office:value-type="float" office:value="8.77914951989026">
            <text:p>8.78</text:p>
          </table:table-cell>
          <table:table-cell table:style-name="ce19" table:formula="of:=IF([.C$2]&gt;[.$A8];&quot;&quot;;IF(ABS(10000*(GAMMA([.$A8]+1)/(GAMMA([.C$2]+1)*GAMMA([.$A8]-[.C$2]+1)))*(([.$R$3]^([.$A8]-[.C$2])/([.$S$3]^[.$A8]))))=0;&quot;&quot;;100*(GAMMA([.$A8]+1)/(GAMMA([.C$2]+1)*GAMMA([.$A8]-[.C$2]+1)))*(([.$R$3]^([.$A8]-[.C$2])/([.$S$3]^[.$A8])))))" office:value-type="float" office:value="26.3374485596708">
            <text:p>26.34</text:p>
          </table:table-cell>
          <table:table-cell table:style-name="ce19" table:formula="of:=IF([.D$2]&gt;[.$A8];&quot;&quot;;IF(ABS(10000*(GAMMA([.$A8]+1)/(GAMMA([.D$2]+1)*GAMMA([.$A8]-[.D$2]+1)))*(([.$R$3]^([.$A8]-[.D$2])/([.$S$3]^[.$A8]))))=0;&quot;&quot;;100*(GAMMA([.$A8]+1)/(GAMMA([.D$2]+1)*GAMMA([.$A8]-[.D$2]+1)))*(([.$R$3]^([.$A8]-[.D$2])/([.$S$3]^[.$A8])))))" office:value-type="float" office:value="32.9218106995885">
            <text:p>32.92</text:p>
          </table:table-cell>
          <table:table-cell table:style-name="ce19" table:formula="of:=IF([.E$2]&gt;[.$A8];&quot;&quot;;IF(ABS(10000*(GAMMA([.$A8]+1)/(GAMMA([.E$2]+1)*GAMMA([.$A8]-[.E$2]+1)))*(([.$R$3]^([.$A8]-[.E$2])/([.$S$3]^[.$A8]))))=0;&quot;&quot;;100*(GAMMA([.$A8]+1)/(GAMMA([.E$2]+1)*GAMMA([.$A8]-[.E$2]+1)))*(([.$R$3]^([.$A8]-[.E$2])/([.$S$3]^[.$A8])))))" office:value-type="float" office:value="21.9478737997256">
            <text:p>21.95</text:p>
          </table:table-cell>
          <table:table-cell table:style-name="ce19" table:formula="of:=IF([.F$2]&gt;[.$A8];&quot;&quot;;IF(ABS(10000*(GAMMA([.$A8]+1)/(GAMMA([.F$2]+1)*GAMMA([.$A8]-[.F$2]+1)))*(([.$R$3]^([.$A8]-[.F$2])/([.$S$3]^[.$A8]))))=0;&quot;&quot;;100*(GAMMA([.$A8]+1)/(GAMMA([.F$2]+1)*GAMMA([.$A8]-[.F$2]+1)))*(([.$R$3]^([.$A8]-[.F$2])/([.$S$3]^[.$A8])))))" office:value-type="float" office:value="8.23045267489712">
            <text:p>8.23</text:p>
          </table:table-cell>
          <table:table-cell table:style-name="ce19" table:formula="of:=IF([.G$2]&gt;[.$A8];&quot;&quot;;IF(ABS(10000*(GAMMA([.$A8]+1)/(GAMMA([.G$2]+1)*GAMMA([.$A8]-[.G$2]+1)))*(([.$R$3]^([.$A8]-[.G$2])/([.$S$3]^[.$A8]))))=0;&quot;&quot;;100*(GAMMA([.$A8]+1)/(GAMMA([.G$2]+1)*GAMMA([.$A8]-[.G$2]+1)))*(([.$R$3]^([.$A8]-[.G$2])/([.$S$3]^[.$A8])))))" office:value-type="float" office:value="1.64609053497942">
            <text:p>1.65</text:p>
          </table:table-cell>
          <table:table-cell table:style-name="ce19" table:formula="of:=IF([.H$2]&gt;[.$A8];&quot;&quot;;IF(ABS(10000*(GAMMA([.$A8]+1)/(GAMMA([.H$2]+1)*GAMMA([.$A8]-[.H$2]+1)))*(([.$R$3]^([.$A8]-[.H$2])/([.$S$3]^[.$A8]))))=0;&quot;&quot;;100*(GAMMA([.$A8]+1)/(GAMMA([.H$2]+1)*GAMMA([.$A8]-[.H$2]+1)))*(([.$R$3]^([.$A8]-[.H$2])/([.$S$3]^[.$A8])))))" office:value-type="float" office:value="0.137174211248285">
            <text:p>0.14</text:p>
          </table:table-cell>
          <table:table-cell table:style-name="ce19" table:formula="of:=IF([.I$2]&gt;[.$A8];&quot;&quot;;IF(ABS(10000*(GAMMA([.$A8]+1)/(GAMMA([.I$2]+1)*GAMMA([.$A8]-[.I$2]+1)))*(([.$R$3]^([.$A8]-[.I$2])/([.$S$3]^[.$A8]))))=0;&quot;&quot;;100*(GAMMA([.$A8]+1)/(GAMMA([.I$2]+1)*GAMMA([.$A8]-[.I$2]+1)))*(([.$R$3]^([.$A8]-[.I$2])/([.$S$3]^[.$A8])))))">
            <text:p/>
          </table:table-cell>
          <table:table-cell table:style-name="ce19" table:formula="of:=IF([.J$2]&gt;[.$A8];&quot;&quot;;IF(ABS(10000*(GAMMA([.$A8]+1)/(GAMMA([.J$2]+1)*GAMMA([.$A8]-[.J$2]+1)))*(([.$R$3]^([.$A8]-[.J$2])/([.$S$3]^[.$A8]))))=0;&quot;&quot;;100*(GAMMA([.$A8]+1)/(GAMMA([.J$2]+1)*GAMMA([.$A8]-[.J$2]+1)))*(([.$R$3]^([.$A8]-[.J$2])/([.$S$3]^[.$A8])))))">
            <text:p/>
          </table:table-cell>
          <table:table-cell table:style-name="ce19" table:formula="of:=IF([.K$2]&gt;[.$A8];&quot;&quot;;IF(ABS(10000*(GAMMA([.$A8]+1)/(GAMMA([.K$2]+1)*GAMMA([.$A8]-[.K$2]+1)))*(([.$R$3]^([.$A8]-[.K$2])/([.$S$3]^[.$A8]))))=0;&quot;&quot;;100*(GAMMA([.$A8]+1)/(GAMMA([.K$2]+1)*GAMMA([.$A8]-[.K$2]+1)))*(([.$R$3]^([.$A8]-[.K$2])/([.$S$3]^[.$A8])))))">
            <text:p/>
          </table:table-cell>
          <table:table-cell table:style-name="ce19" table:formula="of:=IF([.L$2]&gt;[.$A8];&quot;&quot;;IF(ABS(10000*(GAMMA([.$A8]+1)/(GAMMA([.L$2]+1)*GAMMA([.$A8]-[.L$2]+1)))*(([.$R$3]^([.$A8]-[.L$2])/([.$S$3]^[.$A8]))))=0;&quot;&quot;;100*(GAMMA([.$A8]+1)/(GAMMA([.L$2]+1)*GAMMA([.$A8]-[.L$2]+1)))*(([.$R$3]^([.$A8]-[.L$2])/([.$S$3]^[.$A8])))))">
            <text:p/>
          </table:table-cell>
          <table:table-cell table:style-name="ce19" table:formula="of:=IF([.M$2]&gt;[.$A8];&quot;&quot;;IF(ABS(10000*(GAMMA([.$A8]+1)/(GAMMA([.M$2]+1)*GAMMA([.$A8]-[.M$2]+1)))*(([.$R$3]^([.$A8]-[.M$2])/([.$S$3]^[.$A8]))))=0;&quot;&quot;;100*(GAMMA([.$A8]+1)/(GAMMA([.M$2]+1)*GAMMA([.$A8]-[.M$2]+1)))*(([.$R$3]^([.$A8]-[.M$2])/([.$S$3]^[.$A8])))))">
            <text:p/>
          </table:table-cell>
          <table:table-cell table:style-name="ce19" table:formula="of:=IF([.N$2]&gt;[.$A8];&quot;&quot;;IF(ABS(10000*(GAMMA([.$A8]+1)/(GAMMA([.N$2]+1)*GAMMA([.$A8]-[.N$2]+1)))*(([.$R$3]^([.$A8]-[.N$2])/([.$S$3]^[.$A8]))))=0;&quot;&quot;;100*(GAMMA([.$A8]+1)/(GAMMA([.N$2]+1)*GAMMA([.$A8]-[.N$2]+1)))*(([.$R$3]^([.$A8]-[.N$2])/([.$S$3]^[.$A8])))))">
            <text:p/>
          </table:table-cell>
          <table:table-cell table:style-name="ce19" table:formula="of:=IF([.O$2]&gt;[.$A8];&quot;&quot;;IF(ABS(10000*(GAMMA([.$A8]+1)/(GAMMA([.O$2]+1)*GAMMA([.$A8]-[.O$2]+1)))*(([.$R$3]^([.$A8]-[.O$2])/([.$S$3]^[.$A8]))))=0;&quot;&quot;;100*(GAMMA([.$A8]+1)/(GAMMA([.O$2]+1)*GAMMA([.$A8]-[.O$2]+1)))*(([.$R$3]^([.$A8]-[.O$2])/([.$S$3]^[.$A8])))))">
            <text:p/>
          </table:table-cell>
          <table:table-cell table:style-name="ce19" table:formula="of:=IF([.P$2]&gt;[.$A8];&quot;&quot;;IF(ABS(10000*(GAMMA([.$A8]+1)/(GAMMA([.P$2]+1)*GAMMA([.$A8]-[.P$2]+1)))*(([.$R$3]^([.$A8]-[.P$2])/([.$S$3]^[.$A8]))))=0;&quot;&quot;;100*(GAMMA([.$A8]+1)/(GAMMA([.P$2]+1)*GAMMA([.$A8]-[.P$2]+1)))*(([.$R$3]^([.$A8]-[.P$2])/([.$S$3]^[.$A8])))))">
            <text:p/>
          </table:table-cell>
          <table:table-cell table:style-name="ce19" table:formula="of:=IF([.Q$2]&gt;[.$A8];&quot;&quot;;IF(ABS(10000*(GAMMA([.$A8]+1)/(GAMMA([.Q$2]+1)*GAMMA([.$A8]-[.Q$2]+1)))*(([.$R$3]^([.$A8]-[.Q$2])/([.$S$3]^[.$A8]))))=0;&quot;&quot;;100*(GAMMA([.$A8]+1)/(GAMMA([.Q$2]+1)*GAMMA([.$A8]-[.Q$2]+1)))*(([.$R$3]^([.$A8]-[.Q$2])/([.$S$3]^[.$A8])))))">
            <text:p/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style-name="ce19" table:formula="of:=IF([.B$2]&gt;[.$A9];&quot;&quot;;IF(ABS(10000*(GAMMA([.$A9]+1)/(GAMMA([.B$2]+1)*GAMMA([.$A9]-[.B$2]+1)))*(([.$R$3]^([.$A9]-[.B$2])/([.$S$3]^[.$A9]))))=0;&quot;&quot;;100*(GAMMA([.$A9]+1)/(GAMMA([.B$2]+1)*GAMMA([.$A9]-[.B$2]+1)))*(([.$R$3]^([.$A9]-[.B$2])/([.$S$3]^[.$A9])))))" office:value-type="float" office:value="5.85276634659351">
            <text:p>5.85</text:p>
          </table:table-cell>
          <table:table-cell table:style-name="ce19" table:formula="of:=IF([.C$2]&gt;[.$A9];&quot;&quot;;IF(ABS(10000*(GAMMA([.$A9]+1)/(GAMMA([.C$2]+1)*GAMMA([.$A9]-[.C$2]+1)))*(([.$R$3]^([.$A9]-[.C$2])/([.$S$3]^[.$A9]))))=0;&quot;&quot;;100*(GAMMA([.$A9]+1)/(GAMMA([.C$2]+1)*GAMMA([.$A9]-[.C$2]+1)))*(([.$R$3]^([.$A9]-[.C$2])/([.$S$3]^[.$A9])))))" office:value-type="float" office:value="20.4846822130773">
            <text:p>20.48</text:p>
          </table:table-cell>
          <table:table-cell table:style-name="ce19" table:formula="of:=IF([.D$2]&gt;[.$A9];&quot;&quot;;IF(ABS(10000*(GAMMA([.$A9]+1)/(GAMMA([.D$2]+1)*GAMMA([.$A9]-[.D$2]+1)))*(([.$R$3]^([.$A9]-[.D$2])/([.$S$3]^[.$A9]))))=0;&quot;&quot;;100*(GAMMA([.$A9]+1)/(GAMMA([.D$2]+1)*GAMMA([.$A9]-[.D$2]+1)))*(([.$R$3]^([.$A9]-[.D$2])/([.$S$3]^[.$A9])))))" office:value-type="float" office:value="30.7270233196159">
            <text:p>30.73</text:p>
          </table:table-cell>
          <table:table-cell table:style-name="ce19" table:formula="of:=IF([.E$2]&gt;[.$A9];&quot;&quot;;IF(ABS(10000*(GAMMA([.$A9]+1)/(GAMMA([.E$2]+1)*GAMMA([.$A9]-[.E$2]+1)))*(([.$R$3]^([.$A9]-[.E$2])/([.$S$3]^[.$A9]))))=0;&quot;&quot;;100*(GAMMA([.$A9]+1)/(GAMMA([.E$2]+1)*GAMMA([.$A9]-[.E$2]+1)))*(([.$R$3]^([.$A9]-[.E$2])/([.$S$3]^[.$A9])))))" office:value-type="float" office:value="25.6058527663466">
            <text:p>25.61</text:p>
          </table:table-cell>
          <table:table-cell table:style-name="ce19" table:formula="of:=IF([.F$2]&gt;[.$A9];&quot;&quot;;IF(ABS(10000*(GAMMA([.$A9]+1)/(GAMMA([.F$2]+1)*GAMMA([.$A9]-[.F$2]+1)))*(([.$R$3]^([.$A9]-[.F$2])/([.$S$3]^[.$A9]))))=0;&quot;&quot;;100*(GAMMA([.$A9]+1)/(GAMMA([.F$2]+1)*GAMMA([.$A9]-[.F$2]+1)))*(([.$R$3]^([.$A9]-[.F$2])/([.$S$3]^[.$A9])))))" office:value-type="float" office:value="12.8029263831733">
            <text:p>12.80</text:p>
          </table:table-cell>
          <table:table-cell table:style-name="ce19" table:formula="of:=IF([.G$2]&gt;[.$A9];&quot;&quot;;IF(ABS(10000*(GAMMA([.$A9]+1)/(GAMMA([.G$2]+1)*GAMMA([.$A9]-[.G$2]+1)))*(([.$R$3]^([.$A9]-[.G$2])/([.$S$3]^[.$A9]))))=0;&quot;&quot;;100*(GAMMA([.$A9]+1)/(GAMMA([.G$2]+1)*GAMMA([.$A9]-[.G$2]+1)))*(([.$R$3]^([.$A9]-[.G$2])/([.$S$3]^[.$A9])))))" office:value-type="float" office:value="3.84087791495199">
            <text:p>3.84</text:p>
          </table:table-cell>
          <table:table-cell table:style-name="ce19" table:formula="of:=IF([.H$2]&gt;[.$A9];&quot;&quot;;IF(ABS(10000*(GAMMA([.$A9]+1)/(GAMMA([.H$2]+1)*GAMMA([.$A9]-[.H$2]+1)))*(([.$R$3]^([.$A9]-[.H$2])/([.$S$3]^[.$A9]))))=0;&quot;&quot;;100*(GAMMA([.$A9]+1)/(GAMMA([.H$2]+1)*GAMMA([.$A9]-[.H$2]+1)))*(([.$R$3]^([.$A9]-[.H$2])/([.$S$3]^[.$A9])))))" office:value-type="float" office:value="0.640146319158665">
            <text:p>0.64</text:p>
          </table:table-cell>
          <table:table-cell table:style-name="ce19" table:formula="of:=IF([.I$2]&gt;[.$A9];&quot;&quot;;IF(ABS(10000*(GAMMA([.$A9]+1)/(GAMMA([.I$2]+1)*GAMMA([.$A9]-[.I$2]+1)))*(([.$R$3]^([.$A9]-[.I$2])/([.$S$3]^[.$A9]))))=0;&quot;&quot;;100*(GAMMA([.$A9]+1)/(GAMMA([.I$2]+1)*GAMMA([.$A9]-[.I$2]+1)))*(([.$R$3]^([.$A9]-[.I$2])/([.$S$3]^[.$A9])))))" office:value-type="float" office:value="0.0457247370827618">
            <text:p>0.05</text:p>
          </table:table-cell>
          <table:table-cell table:style-name="ce19" table:formula="of:=IF([.J$2]&gt;[.$A9];&quot;&quot;;IF(ABS(10000*(GAMMA([.$A9]+1)/(GAMMA([.J$2]+1)*GAMMA([.$A9]-[.J$2]+1)))*(([.$R$3]^([.$A9]-[.J$2])/([.$S$3]^[.$A9]))))=0;&quot;&quot;;100*(GAMMA([.$A9]+1)/(GAMMA([.J$2]+1)*GAMMA([.$A9]-[.J$2]+1)))*(([.$R$3]^([.$A9]-[.J$2])/([.$S$3]^[.$A9])))))">
            <text:p/>
          </table:table-cell>
          <table:table-cell table:style-name="ce19" table:formula="of:=IF([.K$2]&gt;[.$A9];&quot;&quot;;IF(ABS(10000*(GAMMA([.$A9]+1)/(GAMMA([.K$2]+1)*GAMMA([.$A9]-[.K$2]+1)))*(([.$R$3]^([.$A9]-[.K$2])/([.$S$3]^[.$A9]))))=0;&quot;&quot;;100*(GAMMA([.$A9]+1)/(GAMMA([.K$2]+1)*GAMMA([.$A9]-[.K$2]+1)))*(([.$R$3]^([.$A9]-[.K$2])/([.$S$3]^[.$A9])))))">
            <text:p/>
          </table:table-cell>
          <table:table-cell table:style-name="ce19" table:formula="of:=IF([.L$2]&gt;[.$A9];&quot;&quot;;IF(ABS(10000*(GAMMA([.$A9]+1)/(GAMMA([.L$2]+1)*GAMMA([.$A9]-[.L$2]+1)))*(([.$R$3]^([.$A9]-[.L$2])/([.$S$3]^[.$A9]))))=0;&quot;&quot;;100*(GAMMA([.$A9]+1)/(GAMMA([.L$2]+1)*GAMMA([.$A9]-[.L$2]+1)))*(([.$R$3]^([.$A9]-[.L$2])/([.$S$3]^[.$A9])))))">
            <text:p/>
          </table:table-cell>
          <table:table-cell table:style-name="ce19" table:formula="of:=IF([.M$2]&gt;[.$A9];&quot;&quot;;IF(ABS(10000*(GAMMA([.$A9]+1)/(GAMMA([.M$2]+1)*GAMMA([.$A9]-[.M$2]+1)))*(([.$R$3]^([.$A9]-[.M$2])/([.$S$3]^[.$A9]))))=0;&quot;&quot;;100*(GAMMA([.$A9]+1)/(GAMMA([.M$2]+1)*GAMMA([.$A9]-[.M$2]+1)))*(([.$R$3]^([.$A9]-[.M$2])/([.$S$3]^[.$A9])))))">
            <text:p/>
          </table:table-cell>
          <table:table-cell table:style-name="ce19" table:formula="of:=IF([.N$2]&gt;[.$A9];&quot;&quot;;IF(ABS(10000*(GAMMA([.$A9]+1)/(GAMMA([.N$2]+1)*GAMMA([.$A9]-[.N$2]+1)))*(([.$R$3]^([.$A9]-[.N$2])/([.$S$3]^[.$A9]))))=0;&quot;&quot;;100*(GAMMA([.$A9]+1)/(GAMMA([.N$2]+1)*GAMMA([.$A9]-[.N$2]+1)))*(([.$R$3]^([.$A9]-[.N$2])/([.$S$3]^[.$A9])))))">
            <text:p/>
          </table:table-cell>
          <table:table-cell table:style-name="ce19" table:formula="of:=IF([.O$2]&gt;[.$A9];&quot;&quot;;IF(ABS(10000*(GAMMA([.$A9]+1)/(GAMMA([.O$2]+1)*GAMMA([.$A9]-[.O$2]+1)))*(([.$R$3]^([.$A9]-[.O$2])/([.$S$3]^[.$A9]))))=0;&quot;&quot;;100*(GAMMA([.$A9]+1)/(GAMMA([.O$2]+1)*GAMMA([.$A9]-[.O$2]+1)))*(([.$R$3]^([.$A9]-[.O$2])/([.$S$3]^[.$A9])))))">
            <text:p/>
          </table:table-cell>
          <table:table-cell table:style-name="ce19" table:formula="of:=IF([.P$2]&gt;[.$A9];&quot;&quot;;IF(ABS(10000*(GAMMA([.$A9]+1)/(GAMMA([.P$2]+1)*GAMMA([.$A9]-[.P$2]+1)))*(([.$R$3]^([.$A9]-[.P$2])/([.$S$3]^[.$A9]))))=0;&quot;&quot;;100*(GAMMA([.$A9]+1)/(GAMMA([.P$2]+1)*GAMMA([.$A9]-[.P$2]+1)))*(([.$R$3]^([.$A9]-[.P$2])/([.$S$3]^[.$A9])))))">
            <text:p/>
          </table:table-cell>
          <table:table-cell table:style-name="ce19" table:formula="of:=IF([.Q$2]&gt;[.$A9];&quot;&quot;;IF(ABS(10000*(GAMMA([.$A9]+1)/(GAMMA([.Q$2]+1)*GAMMA([.$A9]-[.Q$2]+1)))*(([.$R$3]^([.$A9]-[.Q$2])/([.$S$3]^[.$A9]))))=0;&quot;&quot;;100*(GAMMA([.$A9]+1)/(GAMMA([.Q$2]+1)*GAMMA([.$A9]-[.Q$2]+1)))*(([.$R$3]^([.$A9]-[.Q$2])/([.$S$3]^[.$A9])))))">
            <text:p/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19" table:formula="of:=IF([.B$2]&gt;[.$A10];&quot;&quot;;IF(ABS(10000*(GAMMA([.$A10]+1)/(GAMMA([.B$2]+1)*GAMMA([.$A10]-[.B$2]+1)))*(([.$R$3]^([.$A10]-[.B$2])/([.$S$3]^[.$A10]))))=0;&quot;&quot;;100*(GAMMA([.$A10]+1)/(GAMMA([.B$2]+1)*GAMMA([.$A10]-[.B$2]+1)))*(([.$R$3]^([.$A10]-[.B$2])/([.$S$3]^[.$A10])))))" office:value-type="float" office:value="3.90184423106234">
            <text:p>3.90</text:p>
          </table:table-cell>
          <table:table-cell table:style-name="ce19" table:formula="of:=IF([.C$2]&gt;[.$A10];&quot;&quot;;IF(ABS(10000*(GAMMA([.$A10]+1)/(GAMMA([.C$2]+1)*GAMMA([.$A10]-[.C$2]+1)))*(([.$R$3]^([.$A10]-[.C$2])/([.$S$3]^[.$A10]))))=0;&quot;&quot;;100*(GAMMA([.$A10]+1)/(GAMMA([.C$2]+1)*GAMMA([.$A10]-[.C$2]+1)))*(([.$R$3]^([.$A10]-[.C$2])/([.$S$3]^[.$A10])))))" office:value-type="float" office:value="15.6073769242494">
            <text:p>15.61</text:p>
          </table:table-cell>
          <table:table-cell table:style-name="ce19" table:formula="of:=IF([.D$2]&gt;[.$A10];&quot;&quot;;IF(ABS(10000*(GAMMA([.$A10]+1)/(GAMMA([.D$2]+1)*GAMMA([.$A10]-[.D$2]+1)))*(([.$R$3]^([.$A10]-[.D$2])/([.$S$3]^[.$A10]))))=0;&quot;&quot;;100*(GAMMA([.$A10]+1)/(GAMMA([.D$2]+1)*GAMMA([.$A10]-[.D$2]+1)))*(([.$R$3]^([.$A10]-[.D$2])/([.$S$3]^[.$A10])))))" office:value-type="float" office:value="27.3129096174364">
            <text:p>27.31</text:p>
          </table:table-cell>
          <table:table-cell table:style-name="ce19" table:formula="of:=IF([.E$2]&gt;[.$A10];&quot;&quot;;IF(ABS(10000*(GAMMA([.$A10]+1)/(GAMMA([.E$2]+1)*GAMMA([.$A10]-[.E$2]+1)))*(([.$R$3]^([.$A10]-[.E$2])/([.$S$3]^[.$A10]))))=0;&quot;&quot;;100*(GAMMA([.$A10]+1)/(GAMMA([.E$2]+1)*GAMMA([.$A10]-[.E$2]+1)))*(([.$R$3]^([.$A10]-[.E$2])/([.$S$3]^[.$A10])))))" office:value-type="float" office:value="27.3129096174364">
            <text:p>27.31</text:p>
          </table:table-cell>
          <table:table-cell table:style-name="ce19" table:formula="of:=IF([.F$2]&gt;[.$A10];&quot;&quot;;IF(ABS(10000*(GAMMA([.$A10]+1)/(GAMMA([.F$2]+1)*GAMMA([.$A10]-[.F$2]+1)))*(([.$R$3]^([.$A10]-[.F$2])/([.$S$3]^[.$A10]))))=0;&quot;&quot;;100*(GAMMA([.$A10]+1)/(GAMMA([.F$2]+1)*GAMMA([.$A10]-[.F$2]+1)))*(([.$R$3]^([.$A10]-[.F$2])/([.$S$3]^[.$A10])))))" office:value-type="float" office:value="17.0705685108977">
            <text:p>17.07</text:p>
          </table:table-cell>
          <table:table-cell table:style-name="ce19" table:formula="of:=IF([.G$2]&gt;[.$A10];&quot;&quot;;IF(ABS(10000*(GAMMA([.$A10]+1)/(GAMMA([.G$2]+1)*GAMMA([.$A10]-[.G$2]+1)))*(([.$R$3]^([.$A10]-[.G$2])/([.$S$3]^[.$A10]))))=0;&quot;&quot;;100*(GAMMA([.$A10]+1)/(GAMMA([.G$2]+1)*GAMMA([.$A10]-[.G$2]+1)))*(([.$R$3]^([.$A10]-[.G$2])/([.$S$3]^[.$A10])))))" office:value-type="float" office:value="6.82822740435909">
            <text:p>6.83</text:p>
          </table:table-cell>
          <table:table-cell table:style-name="ce19" table:formula="of:=IF([.H$2]&gt;[.$A10];&quot;&quot;;IF(ABS(10000*(GAMMA([.$A10]+1)/(GAMMA([.H$2]+1)*GAMMA([.$A10]-[.H$2]+1)))*(([.$R$3]^([.$A10]-[.H$2])/([.$S$3]^[.$A10]))))=0;&quot;&quot;;100*(GAMMA([.$A10]+1)/(GAMMA([.H$2]+1)*GAMMA([.$A10]-[.H$2]+1)))*(([.$R$3]^([.$A10]-[.H$2])/([.$S$3]^[.$A10])))))" office:value-type="float" office:value="1.70705685108977">
            <text:p>1.71</text:p>
          </table:table-cell>
          <table:table-cell table:style-name="ce19" table:formula="of:=IF([.I$2]&gt;[.$A10];&quot;&quot;;IF(ABS(10000*(GAMMA([.$A10]+1)/(GAMMA([.I$2]+1)*GAMMA([.$A10]-[.I$2]+1)))*(([.$R$3]^([.$A10]-[.I$2])/([.$S$3]^[.$A10]))))=0;&quot;&quot;;100*(GAMMA([.$A10]+1)/(GAMMA([.I$2]+1)*GAMMA([.$A10]-[.I$2]+1)))*(([.$R$3]^([.$A10]-[.I$2])/([.$S$3]^[.$A10])))))" office:value-type="float" office:value="0.243865264441396">
            <text:p>0.24</text:p>
          </table:table-cell>
          <table:table-cell table:style-name="ce19" table:formula="of:=IF([.J$2]&gt;[.$A10];&quot;&quot;;IF(ABS(10000*(GAMMA([.$A10]+1)/(GAMMA([.J$2]+1)*GAMMA([.$A10]-[.J$2]+1)))*(([.$R$3]^([.$A10]-[.J$2])/([.$S$3]^[.$A10]))))=0;&quot;&quot;;100*(GAMMA([.$A10]+1)/(GAMMA([.J$2]+1)*GAMMA([.$A10]-[.J$2]+1)))*(([.$R$3]^([.$A10]-[.J$2])/([.$S$3]^[.$A10])))))" office:value-type="float" office:value="0.0152415790275873">
            <text:p>0.02</text:p>
          </table:table-cell>
          <table:table-cell table:style-name="ce19" table:formula="of:=IF([.K$2]&gt;[.$A10];&quot;&quot;;IF(ABS(10000*(GAMMA([.$A10]+1)/(GAMMA([.K$2]+1)*GAMMA([.$A10]-[.K$2]+1)))*(([.$R$3]^([.$A10]-[.K$2])/([.$S$3]^[.$A10]))))=0;&quot;&quot;;100*(GAMMA([.$A10]+1)/(GAMMA([.K$2]+1)*GAMMA([.$A10]-[.K$2]+1)))*(([.$R$3]^([.$A10]-[.K$2])/([.$S$3]^[.$A10])))))">
            <text:p/>
          </table:table-cell>
          <table:table-cell table:style-name="ce19" table:formula="of:=IF([.L$2]&gt;[.$A10];&quot;&quot;;IF(ABS(10000*(GAMMA([.$A10]+1)/(GAMMA([.L$2]+1)*GAMMA([.$A10]-[.L$2]+1)))*(([.$R$3]^([.$A10]-[.L$2])/([.$S$3]^[.$A10]))))=0;&quot;&quot;;100*(GAMMA([.$A10]+1)/(GAMMA([.L$2]+1)*GAMMA([.$A10]-[.L$2]+1)))*(([.$R$3]^([.$A10]-[.L$2])/([.$S$3]^[.$A10])))))">
            <text:p/>
          </table:table-cell>
          <table:table-cell table:style-name="ce19" table:formula="of:=IF([.M$2]&gt;[.$A10];&quot;&quot;;IF(ABS(10000*(GAMMA([.$A10]+1)/(GAMMA([.M$2]+1)*GAMMA([.$A10]-[.M$2]+1)))*(([.$R$3]^([.$A10]-[.M$2])/([.$S$3]^[.$A10]))))=0;&quot;&quot;;100*(GAMMA([.$A10]+1)/(GAMMA([.M$2]+1)*GAMMA([.$A10]-[.M$2]+1)))*(([.$R$3]^([.$A10]-[.M$2])/([.$S$3]^[.$A10])))))">
            <text:p/>
          </table:table-cell>
          <table:table-cell table:style-name="ce19" table:formula="of:=IF([.N$2]&gt;[.$A10];&quot;&quot;;IF(ABS(10000*(GAMMA([.$A10]+1)/(GAMMA([.N$2]+1)*GAMMA([.$A10]-[.N$2]+1)))*(([.$R$3]^([.$A10]-[.N$2])/([.$S$3]^[.$A10]))))=0;&quot;&quot;;100*(GAMMA([.$A10]+1)/(GAMMA([.N$2]+1)*GAMMA([.$A10]-[.N$2]+1)))*(([.$R$3]^([.$A10]-[.N$2])/([.$S$3]^[.$A10])))))">
            <text:p/>
          </table:table-cell>
          <table:table-cell table:style-name="ce19" table:formula="of:=IF([.O$2]&gt;[.$A10];&quot;&quot;;IF(ABS(10000*(GAMMA([.$A10]+1)/(GAMMA([.O$2]+1)*GAMMA([.$A10]-[.O$2]+1)))*(([.$R$3]^([.$A10]-[.O$2])/([.$S$3]^[.$A10]))))=0;&quot;&quot;;100*(GAMMA([.$A10]+1)/(GAMMA([.O$2]+1)*GAMMA([.$A10]-[.O$2]+1)))*(([.$R$3]^([.$A10]-[.O$2])/([.$S$3]^[.$A10])))))">
            <text:p/>
          </table:table-cell>
          <table:table-cell table:style-name="ce19" table:formula="of:=IF([.P$2]&gt;[.$A10];&quot;&quot;;IF(ABS(10000*(GAMMA([.$A10]+1)/(GAMMA([.P$2]+1)*GAMMA([.$A10]-[.P$2]+1)))*(([.$R$3]^([.$A10]-[.P$2])/([.$S$3]^[.$A10]))))=0;&quot;&quot;;100*(GAMMA([.$A10]+1)/(GAMMA([.P$2]+1)*GAMMA([.$A10]-[.P$2]+1)))*(([.$R$3]^([.$A10]-[.P$2])/([.$S$3]^[.$A10])))))">
            <text:p/>
          </table:table-cell>
          <table:table-cell table:style-name="ce19" table:formula="of:=IF([.Q$2]&gt;[.$A10];&quot;&quot;;IF(ABS(10000*(GAMMA([.$A10]+1)/(GAMMA([.Q$2]+1)*GAMMA([.$A10]-[.Q$2]+1)))*(([.$R$3]^([.$A10]-[.Q$2])/([.$S$3]^[.$A10]))))=0;&quot;&quot;;100*(GAMMA([.$A10]+1)/(GAMMA([.Q$2]+1)*GAMMA([.$A10]-[.Q$2]+1)))*(([.$R$3]^([.$A10]-[.Q$2])/([.$S$3]^[.$A10])))))">
            <text:p/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style-name="ce19" table:formula="of:=IF([.B$2]&gt;[.$A11];&quot;&quot;;IF(ABS(10000*(GAMMA([.$A11]+1)/(GAMMA([.B$2]+1)*GAMMA([.$A11]-[.B$2]+1)))*(([.$R$3]^([.$A11]-[.B$2])/([.$S$3]^[.$A11]))))=0;&quot;&quot;;100*(GAMMA([.$A11]+1)/(GAMMA([.B$2]+1)*GAMMA([.$A11]-[.B$2]+1)))*(([.$R$3]^([.$A11]-[.B$2])/([.$S$3]^[.$A11])))))" office:value-type="float" office:value="2.60122948737489">
            <text:p>2.60</text:p>
          </table:table-cell>
          <table:table-cell table:style-name="ce19" table:formula="of:=IF([.C$2]&gt;[.$A11];&quot;&quot;;IF(ABS(10000*(GAMMA([.$A11]+1)/(GAMMA([.C$2]+1)*GAMMA([.$A11]-[.C$2]+1)))*(([.$R$3]^([.$A11]-[.C$2])/([.$S$3]^[.$A11]))))=0;&quot;&quot;;100*(GAMMA([.$A11]+1)/(GAMMA([.C$2]+1)*GAMMA([.$A11]-[.C$2]+1)))*(([.$R$3]^([.$A11]-[.C$2])/([.$S$3]^[.$A11])))))" office:value-type="float" office:value="11.705532693187">
            <text:p>11.71</text:p>
          </table:table-cell>
          <table:table-cell table:style-name="ce19" table:formula="of:=IF([.D$2]&gt;[.$A11];&quot;&quot;;IF(ABS(10000*(GAMMA([.$A11]+1)/(GAMMA([.D$2]+1)*GAMMA([.$A11]-[.D$2]+1)))*(([.$R$3]^([.$A11]-[.D$2])/([.$S$3]^[.$A11]))))=0;&quot;&quot;;100*(GAMMA([.$A11]+1)/(GAMMA([.D$2]+1)*GAMMA([.$A11]-[.D$2]+1)))*(([.$R$3]^([.$A11]-[.D$2])/([.$S$3]^[.$A11])))))" office:value-type="float" office:value="23.411065386374">
            <text:p>23.41</text:p>
          </table:table-cell>
          <table:table-cell table:style-name="ce19" table:formula="of:=IF([.E$2]&gt;[.$A11];&quot;&quot;;IF(ABS(10000*(GAMMA([.$A11]+1)/(GAMMA([.E$2]+1)*GAMMA([.$A11]-[.E$2]+1)))*(([.$R$3]^([.$A11]-[.E$2])/([.$S$3]^[.$A11]))))=0;&quot;&quot;;100*(GAMMA([.$A11]+1)/(GAMMA([.E$2]+1)*GAMMA([.$A11]-[.E$2]+1)))*(([.$R$3]^([.$A11]-[.E$2])/([.$S$3]^[.$A11])))))" office:value-type="float" office:value="27.3129096174364">
            <text:p>27.31</text:p>
          </table:table-cell>
          <table:table-cell table:style-name="ce19" table:formula="of:=IF([.F$2]&gt;[.$A11];&quot;&quot;;IF(ABS(10000*(GAMMA([.$A11]+1)/(GAMMA([.F$2]+1)*GAMMA([.$A11]-[.F$2]+1)))*(([.$R$3]^([.$A11]-[.F$2])/([.$S$3]^[.$A11]))))=0;&quot;&quot;;100*(GAMMA([.$A11]+1)/(GAMMA([.F$2]+1)*GAMMA([.$A11]-[.F$2]+1)))*(([.$R$3]^([.$A11]-[.F$2])/([.$S$3]^[.$A11])))))" office:value-type="float" office:value="20.4846822130773">
            <text:p>20.48</text:p>
          </table:table-cell>
          <table:table-cell table:style-name="ce19" table:formula="of:=IF([.G$2]&gt;[.$A11];&quot;&quot;;IF(ABS(10000*(GAMMA([.$A11]+1)/(GAMMA([.G$2]+1)*GAMMA([.$A11]-[.G$2]+1)))*(([.$R$3]^([.$A11]-[.G$2])/([.$S$3]^[.$A11]))))=0;&quot;&quot;;100*(GAMMA([.$A11]+1)/(GAMMA([.G$2]+1)*GAMMA([.$A11]-[.G$2]+1)))*(([.$R$3]^([.$A11]-[.G$2])/([.$S$3]^[.$A11])))))" office:value-type="float" office:value="10.2423411065386">
            <text:p>10.24</text:p>
          </table:table-cell>
          <table:table-cell table:style-name="ce19" table:formula="of:=IF([.H$2]&gt;[.$A11];&quot;&quot;;IF(ABS(10000*(GAMMA([.$A11]+1)/(GAMMA([.H$2]+1)*GAMMA([.$A11]-[.H$2]+1)))*(([.$R$3]^([.$A11]-[.H$2])/([.$S$3]^[.$A11]))))=0;&quot;&quot;;100*(GAMMA([.$A11]+1)/(GAMMA([.H$2]+1)*GAMMA([.$A11]-[.H$2]+1)))*(([.$R$3]^([.$A11]-[.H$2])/([.$S$3]^[.$A11])))))" office:value-type="float" office:value="3.41411370217955">
            <text:p>3.41</text:p>
          </table:table-cell>
          <table:table-cell table:style-name="ce19" table:formula="of:=IF([.I$2]&gt;[.$A11];&quot;&quot;;IF(ABS(10000*(GAMMA([.$A11]+1)/(GAMMA([.I$2]+1)*GAMMA([.$A11]-[.I$2]+1)))*(([.$R$3]^([.$A11]-[.I$2])/([.$S$3]^[.$A11]))))=0;&quot;&quot;;100*(GAMMA([.$A11]+1)/(GAMMA([.I$2]+1)*GAMMA([.$A11]-[.I$2]+1)))*(([.$R$3]^([.$A11]-[.I$2])/([.$S$3]^[.$A11])))))" office:value-type="float" office:value="0.731595793324188">
            <text:p>0.73</text:p>
          </table:table-cell>
          <table:table-cell table:style-name="ce19" table:formula="of:=IF([.J$2]&gt;[.$A11];&quot;&quot;;IF(ABS(10000*(GAMMA([.$A11]+1)/(GAMMA([.J$2]+1)*GAMMA([.$A11]-[.J$2]+1)))*(([.$R$3]^([.$A11]-[.J$2])/([.$S$3]^[.$A11]))))=0;&quot;&quot;;100*(GAMMA([.$A11]+1)/(GAMMA([.J$2]+1)*GAMMA([.$A11]-[.J$2]+1)))*(([.$R$3]^([.$A11]-[.J$2])/([.$S$3]^[.$A11])))))" office:value-type="float" office:value="0.0914494741655235">
            <text:p>0.09</text:p>
          </table:table-cell>
          <table:table-cell table:style-name="ce19" table:formula="of:=IF([.K$2]&gt;[.$A11];&quot;&quot;;IF(ABS(10000*(GAMMA([.$A11]+1)/(GAMMA([.K$2]+1)*GAMMA([.$A11]-[.K$2]+1)))*(([.$R$3]^([.$A11]-[.K$2])/([.$S$3]^[.$A11]))))=0;&quot;&quot;;100*(GAMMA([.$A11]+1)/(GAMMA([.K$2]+1)*GAMMA([.$A11]-[.K$2]+1)))*(([.$R$3]^([.$A11]-[.K$2])/([.$S$3]^[.$A11])))))" office:value-type="float" office:value="0.00508052634252909">
            <text:p>0.01</text:p>
          </table:table-cell>
          <table:table-cell table:style-name="ce19" table:formula="of:=IF([.L$2]&gt;[.$A11];&quot;&quot;;IF(ABS(10000*(GAMMA([.$A11]+1)/(GAMMA([.L$2]+1)*GAMMA([.$A11]-[.L$2]+1)))*(([.$R$3]^([.$A11]-[.L$2])/([.$S$3]^[.$A11]))))=0;&quot;&quot;;100*(GAMMA([.$A11]+1)/(GAMMA([.L$2]+1)*GAMMA([.$A11]-[.L$2]+1)))*(([.$R$3]^([.$A11]-[.L$2])/([.$S$3]^[.$A11])))))">
            <text:p/>
          </table:table-cell>
          <table:table-cell table:style-name="ce19" table:formula="of:=IF([.M$2]&gt;[.$A11];&quot;&quot;;IF(ABS(10000*(GAMMA([.$A11]+1)/(GAMMA([.M$2]+1)*GAMMA([.$A11]-[.M$2]+1)))*(([.$R$3]^([.$A11]-[.M$2])/([.$S$3]^[.$A11]))))=0;&quot;&quot;;100*(GAMMA([.$A11]+1)/(GAMMA([.M$2]+1)*GAMMA([.$A11]-[.M$2]+1)))*(([.$R$3]^([.$A11]-[.M$2])/([.$S$3]^[.$A11])))))">
            <text:p/>
          </table:table-cell>
          <table:table-cell table:style-name="ce19" table:formula="of:=IF([.N$2]&gt;[.$A11];&quot;&quot;;IF(ABS(10000*(GAMMA([.$A11]+1)/(GAMMA([.N$2]+1)*GAMMA([.$A11]-[.N$2]+1)))*(([.$R$3]^([.$A11]-[.N$2])/([.$S$3]^[.$A11]))))=0;&quot;&quot;;100*(GAMMA([.$A11]+1)/(GAMMA([.N$2]+1)*GAMMA([.$A11]-[.N$2]+1)))*(([.$R$3]^([.$A11]-[.N$2])/([.$S$3]^[.$A11])))))">
            <text:p/>
          </table:table-cell>
          <table:table-cell table:style-name="ce19" table:formula="of:=IF([.O$2]&gt;[.$A11];&quot;&quot;;IF(ABS(10000*(GAMMA([.$A11]+1)/(GAMMA([.O$2]+1)*GAMMA([.$A11]-[.O$2]+1)))*(([.$R$3]^([.$A11]-[.O$2])/([.$S$3]^[.$A11]))))=0;&quot;&quot;;100*(GAMMA([.$A11]+1)/(GAMMA([.O$2]+1)*GAMMA([.$A11]-[.O$2]+1)))*(([.$R$3]^([.$A11]-[.O$2])/([.$S$3]^[.$A11])))))">
            <text:p/>
          </table:table-cell>
          <table:table-cell table:style-name="ce19" table:formula="of:=IF([.P$2]&gt;[.$A11];&quot;&quot;;IF(ABS(10000*(GAMMA([.$A11]+1)/(GAMMA([.P$2]+1)*GAMMA([.$A11]-[.P$2]+1)))*(([.$R$3]^([.$A11]-[.P$2])/([.$S$3]^[.$A11]))))=0;&quot;&quot;;100*(GAMMA([.$A11]+1)/(GAMMA([.P$2]+1)*GAMMA([.$A11]-[.P$2]+1)))*(([.$R$3]^([.$A11]-[.P$2])/([.$S$3]^[.$A11])))))">
            <text:p/>
          </table:table-cell>
          <table:table-cell table:style-name="ce19" table:formula="of:=IF([.Q$2]&gt;[.$A11];&quot;&quot;;IF(ABS(10000*(GAMMA([.$A11]+1)/(GAMMA([.Q$2]+1)*GAMMA([.$A11]-[.Q$2]+1)))*(([.$R$3]^([.$A11]-[.Q$2])/([.$S$3]^[.$A11]))))=0;&quot;&quot;;100*(GAMMA([.$A11]+1)/(GAMMA([.Q$2]+1)*GAMMA([.$A11]-[.Q$2]+1)))*(([.$R$3]^([.$A11]-[.Q$2])/([.$S$3]^[.$A11])))))">
            <text:p/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style-name="ce19" table:formula="of:=IF([.B$2]&gt;[.$A12];&quot;&quot;;IF(ABS(10000*(GAMMA([.$A12]+1)/(GAMMA([.B$2]+1)*GAMMA([.$A12]-[.B$2]+1)))*(([.$R$3]^([.$A12]-[.B$2])/([.$S$3]^[.$A12]))))=0;&quot;&quot;;100*(GAMMA([.$A12]+1)/(GAMMA([.B$2]+1)*GAMMA([.$A12]-[.B$2]+1)))*(([.$R$3]^([.$A12]-[.B$2])/([.$S$3]^[.$A12])))))" office:value-type="float" office:value="1.73415299158326">
            <text:p>1.73</text:p>
          </table:table-cell>
          <table:table-cell table:style-name="ce19" table:formula="of:=IF([.C$2]&gt;[.$A12];&quot;&quot;;IF(ABS(10000*(GAMMA([.$A12]+1)/(GAMMA([.C$2]+1)*GAMMA([.$A12]-[.C$2]+1)))*(([.$R$3]^([.$A12]-[.C$2])/([.$S$3]^[.$A12]))))=0;&quot;&quot;;100*(GAMMA([.$A12]+1)/(GAMMA([.C$2]+1)*GAMMA([.$A12]-[.C$2]+1)))*(([.$R$3]^([.$A12]-[.C$2])/([.$S$3]^[.$A12])))))" office:value-type="float" office:value="8.67076495791631">
            <text:p>8.67</text:p>
          </table:table-cell>
          <table:table-cell table:style-name="ce19" table:formula="of:=IF([.D$2]&gt;[.$A12];&quot;&quot;;IF(ABS(10000*(GAMMA([.$A12]+1)/(GAMMA([.D$2]+1)*GAMMA([.$A12]-[.D$2]+1)))*(([.$R$3]^([.$A12]-[.D$2])/([.$S$3]^[.$A12]))))=0;&quot;&quot;;100*(GAMMA([.$A12]+1)/(GAMMA([.D$2]+1)*GAMMA([.$A12]-[.D$2]+1)))*(([.$R$3]^([.$A12]-[.D$2])/([.$S$3]^[.$A12])))))" office:value-type="float" office:value="19.5092211553117">
            <text:p>19.51</text:p>
          </table:table-cell>
          <table:table-cell table:style-name="ce19" table:formula="of:=IF([.E$2]&gt;[.$A12];&quot;&quot;;IF(ABS(10000*(GAMMA([.$A12]+1)/(GAMMA([.E$2]+1)*GAMMA([.$A12]-[.E$2]+1)))*(([.$R$3]^([.$A12]-[.E$2])/([.$S$3]^[.$A12]))))=0;&quot;&quot;;100*(GAMMA([.$A12]+1)/(GAMMA([.E$2]+1)*GAMMA([.$A12]-[.E$2]+1)))*(([.$R$3]^([.$A12]-[.E$2])/([.$S$3]^[.$A12])))))" office:value-type="float" office:value="26.0122948737489">
            <text:p>26.01</text:p>
          </table:table-cell>
          <table:table-cell table:style-name="ce19" table:formula="of:=IF([.F$2]&gt;[.$A12];&quot;&quot;;IF(ABS(10000*(GAMMA([.$A12]+1)/(GAMMA([.F$2]+1)*GAMMA([.$A12]-[.F$2]+1)))*(([.$R$3]^([.$A12]-[.F$2])/([.$S$3]^[.$A12]))))=0;&quot;&quot;;100*(GAMMA([.$A12]+1)/(GAMMA([.F$2]+1)*GAMMA([.$A12]-[.F$2]+1)))*(([.$R$3]^([.$A12]-[.F$2])/([.$S$3]^[.$A12])))))" office:value-type="float" office:value="22.7607580145303">
            <text:p>22.76</text:p>
          </table:table-cell>
          <table:table-cell table:style-name="ce19" table:formula="of:=IF([.G$2]&gt;[.$A12];&quot;&quot;;IF(ABS(10000*(GAMMA([.$A12]+1)/(GAMMA([.G$2]+1)*GAMMA([.$A12]-[.G$2]+1)))*(([.$R$3]^([.$A12]-[.G$2])/([.$S$3]^[.$A12]))))=0;&quot;&quot;;100*(GAMMA([.$A12]+1)/(GAMMA([.G$2]+1)*GAMMA([.$A12]-[.G$2]+1)))*(([.$R$3]^([.$A12]-[.G$2])/([.$S$3]^[.$A12])))))" office:value-type="float" office:value="13.6564548087182">
            <text:p>13.66</text:p>
          </table:table-cell>
          <table:table-cell table:style-name="ce19" table:formula="of:=IF([.H$2]&gt;[.$A12];&quot;&quot;;IF(ABS(10000*(GAMMA([.$A12]+1)/(GAMMA([.H$2]+1)*GAMMA([.$A12]-[.H$2]+1)))*(([.$R$3]^([.$A12]-[.H$2])/([.$S$3]^[.$A12]))))=0;&quot;&quot;;100*(GAMMA([.$A12]+1)/(GAMMA([.H$2]+1)*GAMMA([.$A12]-[.H$2]+1)))*(([.$R$3]^([.$A12]-[.H$2])/([.$S$3]^[.$A12])))))" office:value-type="float" office:value="5.69018950363258">
            <text:p>5.69</text:p>
          </table:table-cell>
          <table:table-cell table:style-name="ce19" table:formula="of:=IF([.I$2]&gt;[.$A12];&quot;&quot;;IF(ABS(10000*(GAMMA([.$A12]+1)/(GAMMA([.I$2]+1)*GAMMA([.$A12]-[.I$2]+1)))*(([.$R$3]^([.$A12]-[.I$2])/([.$S$3]^[.$A12]))))=0;&quot;&quot;;100*(GAMMA([.$A12]+1)/(GAMMA([.I$2]+1)*GAMMA([.$A12]-[.I$2]+1)))*(([.$R$3]^([.$A12]-[.I$2])/([.$S$3]^[.$A12])))))" office:value-type="float" office:value="1.62576842960931">
            <text:p>1.63</text:p>
          </table:table-cell>
          <table:table-cell table:style-name="ce19" table:formula="of:=IF([.J$2]&gt;[.$A12];&quot;&quot;;IF(ABS(10000*(GAMMA([.$A12]+1)/(GAMMA([.J$2]+1)*GAMMA([.$A12]-[.J$2]+1)))*(([.$R$3]^([.$A12]-[.J$2])/([.$S$3]^[.$A12]))))=0;&quot;&quot;;100*(GAMMA([.$A12]+1)/(GAMMA([.J$2]+1)*GAMMA([.$A12]-[.J$2]+1)))*(([.$R$3]^([.$A12]-[.J$2])/([.$S$3]^[.$A12])))))" office:value-type="float" office:value="0.304831580551745">
            <text:p>0.30</text:p>
          </table:table-cell>
          <table:table-cell table:style-name="ce19" table:formula="of:=IF([.K$2]&gt;[.$A12];&quot;&quot;;IF(ABS(10000*(GAMMA([.$A12]+1)/(GAMMA([.K$2]+1)*GAMMA([.$A12]-[.K$2]+1)))*(([.$R$3]^([.$A12]-[.K$2])/([.$S$3]^[.$A12]))))=0;&quot;&quot;;100*(GAMMA([.$A12]+1)/(GAMMA([.K$2]+1)*GAMMA([.$A12]-[.K$2]+1)))*(([.$R$3]^([.$A12]-[.K$2])/([.$S$3]^[.$A12])))))" office:value-type="float" office:value="0.0338701756168606">
            <text:p>0.03</text:p>
          </table:table-cell>
          <table:table-cell table:style-name="ce19" table:formula="of:=IF([.L$2]&gt;[.$A12];&quot;&quot;;IF(ABS(10000*(GAMMA([.$A12]+1)/(GAMMA([.L$2]+1)*GAMMA([.$A12]-[.L$2]+1)))*(([.$R$3]^([.$A12]-[.L$2])/([.$S$3]^[.$A12]))))=0;&quot;&quot;;100*(GAMMA([.$A12]+1)/(GAMMA([.L$2]+1)*GAMMA([.$A12]-[.L$2]+1)))*(([.$R$3]^([.$A12]-[.L$2])/([.$S$3]^[.$A12])))))" office:value-type="float" office:value="0.00169350878084303">
            <text:p>0.00</text:p>
          </table:table-cell>
          <table:table-cell table:style-name="ce19" table:formula="of:=IF([.M$2]&gt;[.$A12];&quot;&quot;;IF(ABS(10000*(GAMMA([.$A12]+1)/(GAMMA([.M$2]+1)*GAMMA([.$A12]-[.M$2]+1)))*(([.$R$3]^([.$A12]-[.M$2])/([.$S$3]^[.$A12]))))=0;&quot;&quot;;100*(GAMMA([.$A12]+1)/(GAMMA([.M$2]+1)*GAMMA([.$A12]-[.M$2]+1)))*(([.$R$3]^([.$A12]-[.M$2])/([.$S$3]^[.$A12])))))">
            <text:p/>
          </table:table-cell>
          <table:table-cell table:style-name="ce19" table:formula="of:=IF([.N$2]&gt;[.$A12];&quot;&quot;;IF(ABS(10000*(GAMMA([.$A12]+1)/(GAMMA([.N$2]+1)*GAMMA([.$A12]-[.N$2]+1)))*(([.$R$3]^([.$A12]-[.N$2])/([.$S$3]^[.$A12]))))=0;&quot;&quot;;100*(GAMMA([.$A12]+1)/(GAMMA([.N$2]+1)*GAMMA([.$A12]-[.N$2]+1)))*(([.$R$3]^([.$A12]-[.N$2])/([.$S$3]^[.$A12])))))">
            <text:p/>
          </table:table-cell>
          <table:table-cell table:style-name="ce19" table:formula="of:=IF([.O$2]&gt;[.$A12];&quot;&quot;;IF(ABS(10000*(GAMMA([.$A12]+1)/(GAMMA([.O$2]+1)*GAMMA([.$A12]-[.O$2]+1)))*(([.$R$3]^([.$A12]-[.O$2])/([.$S$3]^[.$A12]))))=0;&quot;&quot;;100*(GAMMA([.$A12]+1)/(GAMMA([.O$2]+1)*GAMMA([.$A12]-[.O$2]+1)))*(([.$R$3]^([.$A12]-[.O$2])/([.$S$3]^[.$A12])))))">
            <text:p/>
          </table:table-cell>
          <table:table-cell table:style-name="ce19" table:formula="of:=IF([.P$2]&gt;[.$A12];&quot;&quot;;IF(ABS(10000*(GAMMA([.$A12]+1)/(GAMMA([.P$2]+1)*GAMMA([.$A12]-[.P$2]+1)))*(([.$R$3]^([.$A12]-[.P$2])/([.$S$3]^[.$A12]))))=0;&quot;&quot;;100*(GAMMA([.$A12]+1)/(GAMMA([.P$2]+1)*GAMMA([.$A12]-[.P$2]+1)))*(([.$R$3]^([.$A12]-[.P$2])/([.$S$3]^[.$A12])))))">
            <text:p/>
          </table:table-cell>
          <table:table-cell table:style-name="ce19" table:formula="of:=IF([.Q$2]&gt;[.$A12];&quot;&quot;;IF(ABS(10000*(GAMMA([.$A12]+1)/(GAMMA([.Q$2]+1)*GAMMA([.$A12]-[.Q$2]+1)))*(([.$R$3]^([.$A12]-[.Q$2])/([.$S$3]^[.$A12]))))=0;&quot;&quot;;100*(GAMMA([.$A12]+1)/(GAMMA([.Q$2]+1)*GAMMA([.$A12]-[.Q$2]+1)))*(([.$R$3]^([.$A12]-[.Q$2])/([.$S$3]^[.$A12])))))">
            <text:p/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style-name="ce19" table:formula="of:=IF([.B$2]&gt;[.$A13];&quot;&quot;;IF(ABS(10000*(GAMMA([.$A13]+1)/(GAMMA([.B$2]+1)*GAMMA([.$A13]-[.B$2]+1)))*(([.$R$3]^([.$A13]-[.B$2])/([.$S$3]^[.$A13]))))=0;&quot;&quot;;100*(GAMMA([.$A13]+1)/(GAMMA([.B$2]+1)*GAMMA([.$A13]-[.B$2]+1)))*(([.$R$3]^([.$A13]-[.B$2])/([.$S$3]^[.$A13])))))" office:value-type="float" office:value="1.15610199438884">
            <text:p>1.16</text:p>
          </table:table-cell>
          <table:table-cell table:style-name="ce19" table:formula="of:=IF([.C$2]&gt;[.$A13];&quot;&quot;;IF(ABS(10000*(GAMMA([.$A13]+1)/(GAMMA([.C$2]+1)*GAMMA([.$A13]-[.C$2]+1)))*(([.$R$3]^([.$A13]-[.C$2])/([.$S$3]^[.$A13]))))=0;&quot;&quot;;100*(GAMMA([.$A13]+1)/(GAMMA([.C$2]+1)*GAMMA([.$A13]-[.C$2]+1)))*(([.$R$3]^([.$A13]-[.C$2])/([.$S$3]^[.$A13])))))" office:value-type="float" office:value="6.35856096913863">
            <text:p>6.36</text:p>
          </table:table-cell>
          <table:table-cell table:style-name="ce19" table:formula="of:=IF([.D$2]&gt;[.$A13];&quot;&quot;;IF(ABS(10000*(GAMMA([.$A13]+1)/(GAMMA([.D$2]+1)*GAMMA([.$A13]-[.D$2]+1)))*(([.$R$3]^([.$A13]-[.D$2])/([.$S$3]^[.$A13]))))=0;&quot;&quot;;100*(GAMMA([.$A13]+1)/(GAMMA([.D$2]+1)*GAMMA([.$A13]-[.D$2]+1)))*(([.$R$3]^([.$A13]-[.D$2])/([.$S$3]^[.$A13])))))" office:value-type="float" office:value="15.8964024228466">
            <text:p>15.90</text:p>
          </table:table-cell>
          <table:table-cell table:style-name="ce19" table:formula="of:=IF([.E$2]&gt;[.$A13];&quot;&quot;;IF(ABS(10000*(GAMMA([.$A13]+1)/(GAMMA([.E$2]+1)*GAMMA([.$A13]-[.E$2]+1)))*(([.$R$3]^([.$A13]-[.E$2])/([.$S$3]^[.$A13]))))=0;&quot;&quot;;100*(GAMMA([.$A13]+1)/(GAMMA([.E$2]+1)*GAMMA([.$A13]-[.E$2]+1)))*(([.$R$3]^([.$A13]-[.E$2])/([.$S$3]^[.$A13])))))" office:value-type="float" office:value="23.8446036342698">
            <text:p>23.84</text:p>
          </table:table-cell>
          <table:table-cell table:style-name="ce19" table:formula="of:=IF([.F$2]&gt;[.$A13];&quot;&quot;;IF(ABS(10000*(GAMMA([.$A13]+1)/(GAMMA([.F$2]+1)*GAMMA([.$A13]-[.F$2]+1)))*(([.$R$3]^([.$A13]-[.F$2])/([.$S$3]^[.$A13]))))=0;&quot;&quot;;100*(GAMMA([.$A13]+1)/(GAMMA([.F$2]+1)*GAMMA([.$A13]-[.F$2]+1)))*(([.$R$3]^([.$A13]-[.F$2])/([.$S$3]^[.$A13])))))" office:value-type="float" office:value="23.8446036342698">
            <text:p>23.84</text:p>
          </table:table-cell>
          <table:table-cell table:style-name="ce19" table:formula="of:=IF([.G$2]&gt;[.$A13];&quot;&quot;;IF(ABS(10000*(GAMMA([.$A13]+1)/(GAMMA([.G$2]+1)*GAMMA([.$A13]-[.G$2]+1)))*(([.$R$3]^([.$A13]-[.G$2])/([.$S$3]^[.$A13]))))=0;&quot;&quot;;100*(GAMMA([.$A13]+1)/(GAMMA([.G$2]+1)*GAMMA([.$A13]-[.G$2]+1)))*(([.$R$3]^([.$A13]-[.G$2])/([.$S$3]^[.$A13])))))" office:value-type="float" office:value="16.6912225439889">
            <text:p>16.69</text:p>
          </table:table-cell>
          <table:table-cell table:style-name="ce19" table:formula="of:=IF([.H$2]&gt;[.$A13];&quot;&quot;;IF(ABS(10000*(GAMMA([.$A13]+1)/(GAMMA([.H$2]+1)*GAMMA([.$A13]-[.H$2]+1)))*(([.$R$3]^([.$A13]-[.H$2])/([.$S$3]^[.$A13]))))=0;&quot;&quot;;100*(GAMMA([.$A13]+1)/(GAMMA([.H$2]+1)*GAMMA([.$A13]-[.H$2]+1)))*(([.$R$3]^([.$A13]-[.H$2])/([.$S$3]^[.$A13])))))" office:value-type="float" office:value="8.34561127199444">
            <text:p>8.35</text:p>
          </table:table-cell>
          <table:table-cell table:style-name="ce19" table:formula="of:=IF([.I$2]&gt;[.$A13];&quot;&quot;;IF(ABS(10000*(GAMMA([.$A13]+1)/(GAMMA([.I$2]+1)*GAMMA([.$A13]-[.I$2]+1)))*(([.$R$3]^([.$A13]-[.I$2])/([.$S$3]^[.$A13]))))=0;&quot;&quot;;100*(GAMMA([.$A13]+1)/(GAMMA([.I$2]+1)*GAMMA([.$A13]-[.I$2]+1)))*(([.$R$3]^([.$A13]-[.I$2])/([.$S$3]^[.$A13])))))" office:value-type="float" office:value="2.98057545428373">
            <text:p>2.98</text:p>
          </table:table-cell>
          <table:table-cell table:style-name="ce19" table:formula="of:=IF([.J$2]&gt;[.$A13];&quot;&quot;;IF(ABS(10000*(GAMMA([.$A13]+1)/(GAMMA([.J$2]+1)*GAMMA([.$A13]-[.J$2]+1)))*(([.$R$3]^([.$A13]-[.J$2])/([.$S$3]^[.$A13]))))=0;&quot;&quot;;100*(GAMMA([.$A13]+1)/(GAMMA([.J$2]+1)*GAMMA([.$A13]-[.J$2]+1)))*(([.$R$3]^([.$A13]-[.J$2])/([.$S$3]^[.$A13])))))" office:value-type="float" office:value="0.745143863570933">
            <text:p>0.75</text:p>
          </table:table-cell>
          <table:table-cell table:style-name="ce19" table:formula="of:=IF([.K$2]&gt;[.$A13];&quot;&quot;;IF(ABS(10000*(GAMMA([.$A13]+1)/(GAMMA([.K$2]+1)*GAMMA([.$A13]-[.K$2]+1)))*(([.$R$3]^([.$A13]-[.K$2])/([.$S$3]^[.$A13]))))=0;&quot;&quot;;100*(GAMMA([.$A13]+1)/(GAMMA([.K$2]+1)*GAMMA([.$A13]-[.K$2]+1)))*(([.$R$3]^([.$A13]-[.K$2])/([.$S$3]^[.$A13])))))" office:value-type="float" office:value="0.124190643928489">
            <text:p>0.12</text:p>
          </table:table-cell>
          <table:table-cell table:style-name="ce19" table:formula="of:=IF([.L$2]&gt;[.$A13];&quot;&quot;;IF(ABS(10000*(GAMMA([.$A13]+1)/(GAMMA([.L$2]+1)*GAMMA([.$A13]-[.L$2]+1)))*(([.$R$3]^([.$A13]-[.L$2])/([.$S$3]^[.$A13]))))=0;&quot;&quot;;100*(GAMMA([.$A13]+1)/(GAMMA([.L$2]+1)*GAMMA([.$A13]-[.L$2]+1)))*(([.$R$3]^([.$A13]-[.L$2])/([.$S$3]^[.$A13])))))" office:value-type="float" office:value="0.0124190643928489">
            <text:p>0.01</text:p>
          </table:table-cell>
          <table:table-cell table:style-name="ce19" table:formula="of:=IF([.M$2]&gt;[.$A13];&quot;&quot;;IF(ABS(10000*(GAMMA([.$A13]+1)/(GAMMA([.M$2]+1)*GAMMA([.$A13]-[.M$2]+1)))*(([.$R$3]^([.$A13]-[.M$2])/([.$S$3]^[.$A13]))))=0;&quot;&quot;;100*(GAMMA([.$A13]+1)/(GAMMA([.M$2]+1)*GAMMA([.$A13]-[.M$2]+1)))*(([.$R$3]^([.$A13]-[.M$2])/([.$S$3]^[.$A13])))))" office:value-type="float" office:value="0.000564502926947676">
            <text:p>0.00</text:p>
          </table:table-cell>
          <table:table-cell table:style-name="ce19" table:formula="of:=IF([.N$2]&gt;[.$A13];&quot;&quot;;IF(ABS(10000*(GAMMA([.$A13]+1)/(GAMMA([.N$2]+1)*GAMMA([.$A13]-[.N$2]+1)))*(([.$R$3]^([.$A13]-[.N$2])/([.$S$3]^[.$A13]))))=0;&quot;&quot;;100*(GAMMA([.$A13]+1)/(GAMMA([.N$2]+1)*GAMMA([.$A13]-[.N$2]+1)))*(([.$R$3]^([.$A13]-[.N$2])/([.$S$3]^[.$A13])))))">
            <text:p/>
          </table:table-cell>
          <table:table-cell table:style-name="ce19" table:formula="of:=IF([.O$2]&gt;[.$A13];&quot;&quot;;IF(ABS(10000*(GAMMA([.$A13]+1)/(GAMMA([.O$2]+1)*GAMMA([.$A13]-[.O$2]+1)))*(([.$R$3]^([.$A13]-[.O$2])/([.$S$3]^[.$A13]))))=0;&quot;&quot;;100*(GAMMA([.$A13]+1)/(GAMMA([.O$2]+1)*GAMMA([.$A13]-[.O$2]+1)))*(([.$R$3]^([.$A13]-[.O$2])/([.$S$3]^[.$A13])))))">
            <text:p/>
          </table:table-cell>
          <table:table-cell table:style-name="ce19" table:formula="of:=IF([.P$2]&gt;[.$A13];&quot;&quot;;IF(ABS(10000*(GAMMA([.$A13]+1)/(GAMMA([.P$2]+1)*GAMMA([.$A13]-[.P$2]+1)))*(([.$R$3]^([.$A13]-[.P$2])/([.$S$3]^[.$A13]))))=0;&quot;&quot;;100*(GAMMA([.$A13]+1)/(GAMMA([.P$2]+1)*GAMMA([.$A13]-[.P$2]+1)))*(([.$R$3]^([.$A13]-[.P$2])/([.$S$3]^[.$A13])))))">
            <text:p/>
          </table:table-cell>
          <table:table-cell table:style-name="ce19" table:formula="of:=IF([.Q$2]&gt;[.$A13];&quot;&quot;;IF(ABS(10000*(GAMMA([.$A13]+1)/(GAMMA([.Q$2]+1)*GAMMA([.$A13]-[.Q$2]+1)))*(([.$R$3]^([.$A13]-[.Q$2])/([.$S$3]^[.$A13]))))=0;&quot;&quot;;100*(GAMMA([.$A13]+1)/(GAMMA([.Q$2]+1)*GAMMA([.$A13]-[.Q$2]+1)))*(([.$R$3]^([.$A13]-[.Q$2])/([.$S$3]^[.$A13])))))">
            <text:p/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style-name="ce19" table:formula="of:=IF([.B$2]&gt;[.$A14];&quot;&quot;;IF(ABS(10000*(GAMMA([.$A14]+1)/(GAMMA([.B$2]+1)*GAMMA([.$A14]-[.B$2]+1)))*(([.$R$3]^([.$A14]-[.B$2])/([.$S$3]^[.$A14]))))=0;&quot;&quot;;100*(GAMMA([.$A14]+1)/(GAMMA([.B$2]+1)*GAMMA([.$A14]-[.B$2]+1)))*(([.$R$3]^([.$A14]-[.B$2])/([.$S$3]^[.$A14])))))" office:value-type="float" office:value="0.770734662925894">
            <text:p>0.77</text:p>
          </table:table-cell>
          <table:table-cell table:style-name="ce19" table:formula="of:=IF([.C$2]&gt;[.$A14];&quot;&quot;;IF(ABS(10000*(GAMMA([.$A14]+1)/(GAMMA([.C$2]+1)*GAMMA([.$A14]-[.C$2]+1)))*(([.$R$3]^([.$A14]-[.C$2])/([.$S$3]^[.$A14]))))=0;&quot;&quot;;100*(GAMMA([.$A14]+1)/(GAMMA([.C$2]+1)*GAMMA([.$A14]-[.C$2]+1)))*(([.$R$3]^([.$A14]-[.C$2])/([.$S$3]^[.$A14])))))" office:value-type="float" office:value="4.62440797755536">
            <text:p>4.62</text:p>
          </table:table-cell>
          <table:table-cell table:style-name="ce19" table:formula="of:=IF([.D$2]&gt;[.$A14];&quot;&quot;;IF(ABS(10000*(GAMMA([.$A14]+1)/(GAMMA([.D$2]+1)*GAMMA([.$A14]-[.D$2]+1)))*(([.$R$3]^([.$A14]-[.D$2])/([.$S$3]^[.$A14]))))=0;&quot;&quot;;100*(GAMMA([.$A14]+1)/(GAMMA([.D$2]+1)*GAMMA([.$A14]-[.D$2]+1)))*(([.$R$3]^([.$A14]-[.D$2])/([.$S$3]^[.$A14])))))" office:value-type="float" office:value="12.7171219382773">
            <text:p>12.72</text:p>
          </table:table-cell>
          <table:table-cell table:style-name="ce19" table:formula="of:=IF([.E$2]&gt;[.$A14];&quot;&quot;;IF(ABS(10000*(GAMMA([.$A14]+1)/(GAMMA([.E$2]+1)*GAMMA([.$A14]-[.E$2]+1)))*(([.$R$3]^([.$A14]-[.E$2])/([.$S$3]^[.$A14]))))=0;&quot;&quot;;100*(GAMMA([.$A14]+1)/(GAMMA([.E$2]+1)*GAMMA([.$A14]-[.E$2]+1)))*(([.$R$3]^([.$A14]-[.E$2])/([.$S$3]^[.$A14])))))" office:value-type="float" office:value="21.1952032304621">
            <text:p>21.20</text:p>
          </table:table-cell>
          <table:table-cell table:style-name="ce19" table:formula="of:=IF([.F$2]&gt;[.$A14];&quot;&quot;;IF(ABS(10000*(GAMMA([.$A14]+1)/(GAMMA([.F$2]+1)*GAMMA([.$A14]-[.F$2]+1)))*(([.$R$3]^([.$A14]-[.F$2])/([.$S$3]^[.$A14]))))=0;&quot;&quot;;100*(GAMMA([.$A14]+1)/(GAMMA([.F$2]+1)*GAMMA([.$A14]-[.F$2]+1)))*(([.$R$3]^([.$A14]-[.F$2])/([.$S$3]^[.$A14])))))" office:value-type="float" office:value="23.8446036342698">
            <text:p>23.84</text:p>
          </table:table-cell>
          <table:table-cell table:style-name="ce19" table:formula="of:=IF([.G$2]&gt;[.$A14];&quot;&quot;;IF(ABS(10000*(GAMMA([.$A14]+1)/(GAMMA([.G$2]+1)*GAMMA([.$A14]-[.G$2]+1)))*(([.$R$3]^([.$A14]-[.G$2])/([.$S$3]^[.$A14]))))=0;&quot;&quot;;100*(GAMMA([.$A14]+1)/(GAMMA([.G$2]+1)*GAMMA([.$A14]-[.G$2]+1)))*(([.$R$3]^([.$A14]-[.G$2])/([.$S$3]^[.$A14])))))" office:value-type="float" office:value="19.0756829074159">
            <text:p>19.08</text:p>
          </table:table-cell>
          <table:table-cell table:style-name="ce19" table:formula="of:=IF([.H$2]&gt;[.$A14];&quot;&quot;;IF(ABS(10000*(GAMMA([.$A14]+1)/(GAMMA([.H$2]+1)*GAMMA([.$A14]-[.H$2]+1)))*(([.$R$3]^([.$A14]-[.H$2])/([.$S$3]^[.$A14]))))=0;&quot;&quot;;100*(GAMMA([.$A14]+1)/(GAMMA([.H$2]+1)*GAMMA([.$A14]-[.H$2]+1)))*(([.$R$3]^([.$A14]-[.H$2])/([.$S$3]^[.$A14])))))" office:value-type="float" office:value="11.1274816959926">
            <text:p>11.13</text:p>
          </table:table-cell>
          <table:table-cell table:style-name="ce19" table:formula="of:=IF([.I$2]&gt;[.$A14];&quot;&quot;;IF(ABS(10000*(GAMMA([.$A14]+1)/(GAMMA([.I$2]+1)*GAMMA([.$A14]-[.I$2]+1)))*(([.$R$3]^([.$A14]-[.I$2])/([.$S$3]^[.$A14]))))=0;&quot;&quot;;100*(GAMMA([.$A14]+1)/(GAMMA([.I$2]+1)*GAMMA([.$A14]-[.I$2]+1)))*(([.$R$3]^([.$A14]-[.I$2])/([.$S$3]^[.$A14])))))" office:value-type="float" office:value="4.76892072685397">
            <text:p>4.77</text:p>
          </table:table-cell>
          <table:table-cell table:style-name="ce19" table:formula="of:=IF([.J$2]&gt;[.$A14];&quot;&quot;;IF(ABS(10000*(GAMMA([.$A14]+1)/(GAMMA([.J$2]+1)*GAMMA([.$A14]-[.J$2]+1)))*(([.$R$3]^([.$A14]-[.J$2])/([.$S$3]^[.$A14]))))=0;&quot;&quot;;100*(GAMMA([.$A14]+1)/(GAMMA([.J$2]+1)*GAMMA([.$A14]-[.J$2]+1)))*(([.$R$3]^([.$A14]-[.J$2])/([.$S$3]^[.$A14])))))" office:value-type="float" office:value="1.49028772714187">
            <text:p>1.49</text:p>
          </table:table-cell>
          <table:table-cell table:style-name="ce19" table:formula="of:=IF([.K$2]&gt;[.$A14];&quot;&quot;;IF(ABS(10000*(GAMMA([.$A14]+1)/(GAMMA([.K$2]+1)*GAMMA([.$A14]-[.K$2]+1)))*(([.$R$3]^([.$A14]-[.K$2])/([.$S$3]^[.$A14]))))=0;&quot;&quot;;100*(GAMMA([.$A14]+1)/(GAMMA([.K$2]+1)*GAMMA([.$A14]-[.K$2]+1)))*(([.$R$3]^([.$A14]-[.K$2])/([.$S$3]^[.$A14])))))" office:value-type="float" office:value="0.33117505047597">
            <text:p>0.33</text:p>
          </table:table-cell>
          <table:table-cell table:style-name="ce19" table:formula="of:=IF([.L$2]&gt;[.$A14];&quot;&quot;;IF(ABS(10000*(GAMMA([.$A14]+1)/(GAMMA([.L$2]+1)*GAMMA([.$A14]-[.L$2]+1)))*(([.$R$3]^([.$A14]-[.L$2])/([.$S$3]^[.$A14]))))=0;&quot;&quot;;100*(GAMMA([.$A14]+1)/(GAMMA([.L$2]+1)*GAMMA([.$A14]-[.L$2]+1)))*(([.$R$3]^([.$A14]-[.L$2])/([.$S$3]^[.$A14])))))" office:value-type="float" office:value="0.0496762575713955">
            <text:p>0.05</text:p>
          </table:table-cell>
          <table:table-cell table:style-name="ce19" table:formula="of:=IF([.M$2]&gt;[.$A14];&quot;&quot;;IF(ABS(10000*(GAMMA([.$A14]+1)/(GAMMA([.M$2]+1)*GAMMA([.$A14]-[.M$2]+1)))*(([.$R$3]^([.$A14]-[.M$2])/([.$S$3]^[.$A14]))))=0;&quot;&quot;;100*(GAMMA([.$A14]+1)/(GAMMA([.M$2]+1)*GAMMA([.$A14]-[.M$2]+1)))*(([.$R$3]^([.$A14]-[.M$2])/([.$S$3]^[.$A14])))))" office:value-type="float" office:value="0.00451602341558141">
            <text:p>0.00</text:p>
          </table:table-cell>
          <table:table-cell table:style-name="ce19" table:formula="of:=IF([.N$2]&gt;[.$A14];&quot;&quot;;IF(ABS(10000*(GAMMA([.$A14]+1)/(GAMMA([.N$2]+1)*GAMMA([.$A14]-[.N$2]+1)))*(([.$R$3]^([.$A14]-[.N$2])/([.$S$3]^[.$A14]))))=0;&quot;&quot;;100*(GAMMA([.$A14]+1)/(GAMMA([.N$2]+1)*GAMMA([.$A14]-[.N$2]+1)))*(([.$R$3]^([.$A14]-[.N$2])/([.$S$3]^[.$A14])))))" office:value-type="float" office:value="0.000188167642315892">
            <text:p>0.00</text:p>
          </table:table-cell>
          <table:table-cell table:style-name="ce19" table:formula="of:=IF([.O$2]&gt;[.$A14];&quot;&quot;;IF(ABS(10000*(GAMMA([.$A14]+1)/(GAMMA([.O$2]+1)*GAMMA([.$A14]-[.O$2]+1)))*(([.$R$3]^([.$A14]-[.O$2])/([.$S$3]^[.$A14]))))=0;&quot;&quot;;100*(GAMMA([.$A14]+1)/(GAMMA([.O$2]+1)*GAMMA([.$A14]-[.O$2]+1)))*(([.$R$3]^([.$A14]-[.O$2])/([.$S$3]^[.$A14])))))">
            <text:p/>
          </table:table-cell>
          <table:table-cell table:style-name="ce19" table:formula="of:=IF([.P$2]&gt;[.$A14];&quot;&quot;;IF(ABS(10000*(GAMMA([.$A14]+1)/(GAMMA([.P$2]+1)*GAMMA([.$A14]-[.P$2]+1)))*(([.$R$3]^([.$A14]-[.P$2])/([.$S$3]^[.$A14]))))=0;&quot;&quot;;100*(GAMMA([.$A14]+1)/(GAMMA([.P$2]+1)*GAMMA([.$A14]-[.P$2]+1)))*(([.$R$3]^([.$A14]-[.P$2])/([.$S$3]^[.$A14])))))">
            <text:p/>
          </table:table-cell>
          <table:table-cell table:style-name="ce19" table:formula="of:=IF([.Q$2]&gt;[.$A14];&quot;&quot;;IF(ABS(10000*(GAMMA([.$A14]+1)/(GAMMA([.Q$2]+1)*GAMMA([.$A14]-[.Q$2]+1)))*(([.$R$3]^([.$A14]-[.Q$2])/([.$S$3]^[.$A14]))))=0;&quot;&quot;;100*(GAMMA([.$A14]+1)/(GAMMA([.Q$2]+1)*GAMMA([.$A14]-[.Q$2]+1)))*(([.$R$3]^([.$A14]-[.Q$2])/([.$S$3]^[.$A14])))))">
            <text:p/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style-name="ce19" table:formula="of:=IF([.B$2]&gt;[.$A15];&quot;&quot;;IF(ABS(10000*(GAMMA([.$A15]+1)/(GAMMA([.B$2]+1)*GAMMA([.$A15]-[.B$2]+1)))*(([.$R$3]^([.$A15]-[.B$2])/([.$S$3]^[.$A15]))))=0;&quot;&quot;;100*(GAMMA([.$A15]+1)/(GAMMA([.B$2]+1)*GAMMA([.$A15]-[.B$2]+1)))*(([.$R$3]^([.$A15]-[.B$2])/([.$S$3]^[.$A15])))))" office:value-type="float" office:value="0.513823108617263">
            <text:p>0.51</text:p>
          </table:table-cell>
          <table:table-cell table:style-name="ce19" table:formula="of:=IF([.C$2]&gt;[.$A15];&quot;&quot;;IF(ABS(10000*(GAMMA([.$A15]+1)/(GAMMA([.C$2]+1)*GAMMA([.$A15]-[.C$2]+1)))*(([.$R$3]^([.$A15]-[.C$2])/([.$S$3]^[.$A15]))))=0;&quot;&quot;;100*(GAMMA([.$A15]+1)/(GAMMA([.C$2]+1)*GAMMA([.$A15]-[.C$2]+1)))*(([.$R$3]^([.$A15]-[.C$2])/([.$S$3]^[.$A15])))))" office:value-type="float" office:value="3.33985020601221">
            <text:p>3.34</text:p>
          </table:table-cell>
          <table:table-cell table:style-name="ce19" table:formula="of:=IF([.D$2]&gt;[.$A15];&quot;&quot;;IF(ABS(10000*(GAMMA([.$A15]+1)/(GAMMA([.D$2]+1)*GAMMA([.$A15]-[.D$2]+1)))*(([.$R$3]^([.$A15]-[.D$2])/([.$S$3]^[.$A15]))))=0;&quot;&quot;;100*(GAMMA([.$A15]+1)/(GAMMA([.D$2]+1)*GAMMA([.$A15]-[.D$2]+1)))*(([.$R$3]^([.$A15]-[.D$2])/([.$S$3]^[.$A15])))))" office:value-type="float" office:value="10.0195506180366">
            <text:p>10.02</text:p>
          </table:table-cell>
          <table:table-cell table:style-name="ce19" table:formula="of:=IF([.E$2]&gt;[.$A15];&quot;&quot;;IF(ABS(10000*(GAMMA([.$A15]+1)/(GAMMA([.E$2]+1)*GAMMA([.$A15]-[.E$2]+1)))*(([.$R$3]^([.$A15]-[.E$2])/([.$S$3]^[.$A15]))))=0;&quot;&quot;;100*(GAMMA([.$A15]+1)/(GAMMA([.E$2]+1)*GAMMA([.$A15]-[.E$2]+1)))*(([.$R$3]^([.$A15]-[.E$2])/([.$S$3]^[.$A15])))))" office:value-type="float" office:value="18.3691761330671">
            <text:p>18.37</text:p>
          </table:table-cell>
          <table:table-cell table:style-name="ce19" table:formula="of:=IF([.F$2]&gt;[.$A15];&quot;&quot;;IF(ABS(10000*(GAMMA([.$A15]+1)/(GAMMA([.F$2]+1)*GAMMA([.$A15]-[.F$2]+1)))*(([.$R$3]^([.$A15]-[.F$2])/([.$S$3]^[.$A15]))))=0;&quot;&quot;;100*(GAMMA([.$A15]+1)/(GAMMA([.F$2]+1)*GAMMA([.$A15]-[.F$2]+1)))*(([.$R$3]^([.$A15]-[.F$2])/([.$S$3]^[.$A15])))))" office:value-type="float" office:value="22.9614701663339">
            <text:p>22.96</text:p>
          </table:table-cell>
          <table:table-cell table:style-name="ce19" table:formula="of:=IF([.G$2]&gt;[.$A15];&quot;&quot;;IF(ABS(10000*(GAMMA([.$A15]+1)/(GAMMA([.G$2]+1)*GAMMA([.$A15]-[.G$2]+1)))*(([.$R$3]^([.$A15]-[.G$2])/([.$S$3]^[.$A15]))))=0;&quot;&quot;;100*(GAMMA([.$A15]+1)/(GAMMA([.G$2]+1)*GAMMA([.$A15]-[.G$2]+1)))*(([.$R$3]^([.$A15]-[.G$2])/([.$S$3]^[.$A15])))))" office:value-type="float" office:value="20.6653231497005">
            <text:p>20.67</text:p>
          </table:table-cell>
          <table:table-cell table:style-name="ce19" table:formula="of:=IF([.H$2]&gt;[.$A15];&quot;&quot;;IF(ABS(10000*(GAMMA([.$A15]+1)/(GAMMA([.H$2]+1)*GAMMA([.$A15]-[.H$2]+1)))*(([.$R$3]^([.$A15]-[.H$2])/([.$S$3]^[.$A15]))))=0;&quot;&quot;;100*(GAMMA([.$A15]+1)/(GAMMA([.H$2]+1)*GAMMA([.$A15]-[.H$2]+1)))*(([.$R$3]^([.$A15]-[.H$2])/([.$S$3]^[.$A15])))))" office:value-type="float" office:value="13.7768820998004">
            <text:p>13.78</text:p>
          </table:table-cell>
          <table:table-cell table:style-name="ce19" table:formula="of:=IF([.I$2]&gt;[.$A15];&quot;&quot;;IF(ABS(10000*(GAMMA([.$A15]+1)/(GAMMA([.I$2]+1)*GAMMA([.$A15]-[.I$2]+1)))*(([.$R$3]^([.$A15]-[.I$2])/([.$S$3]^[.$A15]))))=0;&quot;&quot;;100*(GAMMA([.$A15]+1)/(GAMMA([.I$2]+1)*GAMMA([.$A15]-[.I$2]+1)))*(([.$R$3]^([.$A15]-[.I$2])/([.$S$3]^[.$A15])))))" office:value-type="float" office:value="6.88844104990018">
            <text:p>6.89</text:p>
          </table:table-cell>
          <table:table-cell table:style-name="ce19" table:formula="of:=IF([.J$2]&gt;[.$A15];&quot;&quot;;IF(ABS(10000*(GAMMA([.$A15]+1)/(GAMMA([.J$2]+1)*GAMMA([.$A15]-[.J$2]+1)))*(([.$R$3]^([.$A15]-[.J$2])/([.$S$3]^[.$A15]))))=0;&quot;&quot;;100*(GAMMA([.$A15]+1)/(GAMMA([.J$2]+1)*GAMMA([.$A15]-[.J$2]+1)))*(([.$R$3]^([.$A15]-[.J$2])/([.$S$3]^[.$A15])))))" office:value-type="float" office:value="2.58316539371257">
            <text:p>2.58</text:p>
          </table:table-cell>
          <table:table-cell table:style-name="ce19" table:formula="of:=IF([.K$2]&gt;[.$A15];&quot;&quot;;IF(ABS(10000*(GAMMA([.$A15]+1)/(GAMMA([.K$2]+1)*GAMMA([.$A15]-[.K$2]+1)))*(([.$R$3]^([.$A15]-[.K$2])/([.$S$3]^[.$A15]))))=0;&quot;&quot;;100*(GAMMA([.$A15]+1)/(GAMMA([.K$2]+1)*GAMMA([.$A15]-[.K$2]+1)))*(([.$R$3]^([.$A15]-[.K$2])/([.$S$3]^[.$A15])))))" office:value-type="float" office:value="0.717545942697935">
            <text:p>0.72</text:p>
          </table:table-cell>
          <table:table-cell table:style-name="ce19" table:formula="of:=IF([.L$2]&gt;[.$A15];&quot;&quot;;IF(ABS(10000*(GAMMA([.$A15]+1)/(GAMMA([.L$2]+1)*GAMMA([.$A15]-[.L$2]+1)))*(([.$R$3]^([.$A15]-[.L$2])/([.$S$3]^[.$A15]))))=0;&quot;&quot;;100*(GAMMA([.$A15]+1)/(GAMMA([.L$2]+1)*GAMMA([.$A15]-[.L$2]+1)))*(([.$R$3]^([.$A15]-[.L$2])/([.$S$3]^[.$A15])))))" office:value-type="float" office:value="0.143509188539587">
            <text:p>0.14</text:p>
          </table:table-cell>
          <table:table-cell table:style-name="ce19" table:formula="of:=IF([.M$2]&gt;[.$A15];&quot;&quot;;IF(ABS(10000*(GAMMA([.$A15]+1)/(GAMMA([.M$2]+1)*GAMMA([.$A15]-[.M$2]+1)))*(([.$R$3]^([.$A15]-[.M$2])/([.$S$3]^[.$A15]))))=0;&quot;&quot;;100*(GAMMA([.$A15]+1)/(GAMMA([.M$2]+1)*GAMMA([.$A15]-[.M$2]+1)))*(([.$R$3]^([.$A15]-[.M$2])/([.$S$3]^[.$A15])))))" office:value-type="float" office:value="0.0195694348008528">
            <text:p>0.02</text:p>
          </table:table-cell>
          <table:table-cell table:style-name="ce19" table:formula="of:=IF([.N$2]&gt;[.$A15];&quot;&quot;;IF(ABS(10000*(GAMMA([.$A15]+1)/(GAMMA([.N$2]+1)*GAMMA([.$A15]-[.N$2]+1)))*(([.$R$3]^([.$A15]-[.N$2])/([.$S$3]^[.$A15]))))=0;&quot;&quot;;100*(GAMMA([.$A15]+1)/(GAMMA([.N$2]+1)*GAMMA([.$A15]-[.N$2]+1)))*(([.$R$3]^([.$A15]-[.N$2])/([.$S$3]^[.$A15])))))" office:value-type="float" office:value="0.0016307862334044">
            <text:p>0.00</text:p>
          </table:table-cell>
          <table:table-cell table:style-name="ce19" table:formula="of:=IF([.O$2]&gt;[.$A15];&quot;&quot;;IF(ABS(10000*(GAMMA([.$A15]+1)/(GAMMA([.O$2]+1)*GAMMA([.$A15]-[.O$2]+1)))*(([.$R$3]^([.$A15]-[.O$2])/([.$S$3]^[.$A15]))))=0;&quot;&quot;;100*(GAMMA([.$A15]+1)/(GAMMA([.O$2]+1)*GAMMA([.$A15]-[.O$2]+1)))*(([.$R$3]^([.$A15]-[.O$2])/([.$S$3]^[.$A15])))))" office:value-type="float" office:value="0.0000627225474386307">
            <text:p>0.00</text:p>
          </table:table-cell>
          <table:table-cell table:style-name="ce19" table:formula="of:=IF([.P$2]&gt;[.$A15];&quot;&quot;;IF(ABS(10000*(GAMMA([.$A15]+1)/(GAMMA([.P$2]+1)*GAMMA([.$A15]-[.P$2]+1)))*(([.$R$3]^([.$A15]-[.P$2])/([.$S$3]^[.$A15]))))=0;&quot;&quot;;100*(GAMMA([.$A15]+1)/(GAMMA([.P$2]+1)*GAMMA([.$A15]-[.P$2]+1)))*(([.$R$3]^([.$A15]-[.P$2])/([.$S$3]^[.$A15])))))">
            <text:p/>
          </table:table-cell>
          <table:table-cell table:style-name="ce19" table:formula="of:=IF([.Q$2]&gt;[.$A15];&quot;&quot;;IF(ABS(10000*(GAMMA([.$A15]+1)/(GAMMA([.Q$2]+1)*GAMMA([.$A15]-[.Q$2]+1)))*(([.$R$3]^([.$A15]-[.Q$2])/([.$S$3]^[.$A15]))))=0;&quot;&quot;;100*(GAMMA([.$A15]+1)/(GAMMA([.Q$2]+1)*GAMMA([.$A15]-[.Q$2]+1)))*(([.$R$3]^([.$A15]-[.Q$2])/([.$S$3]^[.$A15])))))">
            <text:p/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style-name="ce19" table:formula="of:=IF([.B$2]&gt;[.$A16];&quot;&quot;;IF(ABS(10000*(GAMMA([.$A16]+1)/(GAMMA([.B$2]+1)*GAMMA([.$A16]-[.B$2]+1)))*(([.$R$3]^([.$A16]-[.B$2])/([.$S$3]^[.$A16]))))=0;&quot;&quot;;100*(GAMMA([.$A16]+1)/(GAMMA([.B$2]+1)*GAMMA([.$A16]-[.B$2]+1)))*(([.$R$3]^([.$A16]-[.B$2])/([.$S$3]^[.$A16])))))" office:value-type="float" office:value="0.342548739078175">
            <text:p>0.34</text:p>
          </table:table-cell>
          <table:table-cell table:style-name="ce19" table:formula="of:=IF([.C$2]&gt;[.$A16];&quot;&quot;;IF(ABS(10000*(GAMMA([.$A16]+1)/(GAMMA([.C$2]+1)*GAMMA([.$A16]-[.C$2]+1)))*(([.$R$3]^([.$A16]-[.C$2])/([.$S$3]^[.$A16]))))=0;&quot;&quot;;100*(GAMMA([.$A16]+1)/(GAMMA([.C$2]+1)*GAMMA([.$A16]-[.C$2]+1)))*(([.$R$3]^([.$A16]-[.C$2])/([.$S$3]^[.$A16])))))" office:value-type="float" office:value="2.39784117354723">
            <text:p>2.40</text:p>
          </table:table-cell>
          <table:table-cell table:style-name="ce19" table:formula="of:=IF([.D$2]&gt;[.$A16];&quot;&quot;;IF(ABS(10000*(GAMMA([.$A16]+1)/(GAMMA([.D$2]+1)*GAMMA([.$A16]-[.D$2]+1)))*(([.$R$3]^([.$A16]-[.D$2])/([.$S$3]^[.$A16]))))=0;&quot;&quot;;100*(GAMMA([.$A16]+1)/(GAMMA([.D$2]+1)*GAMMA([.$A16]-[.D$2]+1)))*(([.$R$3]^([.$A16]-[.D$2])/([.$S$3]^[.$A16])))))" office:value-type="float" office:value="7.79298381402848">
            <text:p>7.79</text:p>
          </table:table-cell>
          <table:table-cell table:style-name="ce19" table:formula="of:=IF([.E$2]&gt;[.$A16];&quot;&quot;;IF(ABS(10000*(GAMMA([.$A16]+1)/(GAMMA([.E$2]+1)*GAMMA([.$A16]-[.E$2]+1)))*(([.$R$3]^([.$A16]-[.E$2])/([.$S$3]^[.$A16]))))=0;&quot;&quot;;100*(GAMMA([.$A16]+1)/(GAMMA([.E$2]+1)*GAMMA([.$A16]-[.E$2]+1)))*(([.$R$3]^([.$A16]-[.E$2])/([.$S$3]^[.$A16])))))" office:value-type="float" office:value="15.585967628057">
            <text:p>15.59</text:p>
          </table:table-cell>
          <table:table-cell table:style-name="ce19" table:formula="of:=IF([.F$2]&gt;[.$A16];&quot;&quot;;IF(ABS(10000*(GAMMA([.$A16]+1)/(GAMMA([.F$2]+1)*GAMMA([.$A16]-[.F$2]+1)))*(([.$R$3]^([.$A16]-[.F$2])/([.$S$3]^[.$A16]))))=0;&quot;&quot;;100*(GAMMA([.$A16]+1)/(GAMMA([.F$2]+1)*GAMMA([.$A16]-[.F$2]+1)))*(([.$R$3]^([.$A16]-[.F$2])/([.$S$3]^[.$A16])))))" office:value-type="float" office:value="21.4307054885783">
            <text:p>21.43</text:p>
          </table:table-cell>
          <table:table-cell table:style-name="ce19" table:formula="of:=IF([.G$2]&gt;[.$A16];&quot;&quot;;IF(ABS(10000*(GAMMA([.$A16]+1)/(GAMMA([.G$2]+1)*GAMMA([.$A16]-[.G$2]+1)))*(([.$R$3]^([.$A16]-[.G$2])/([.$S$3]^[.$A16]))))=0;&quot;&quot;;100*(GAMMA([.$A16]+1)/(GAMMA([.G$2]+1)*GAMMA([.$A16]-[.G$2]+1)))*(([.$R$3]^([.$A16]-[.G$2])/([.$S$3]^[.$A16])))))" office:value-type="float" office:value="21.4307054885783">
            <text:p>21.43</text:p>
          </table:table-cell>
          <table:table-cell table:style-name="ce19" table:formula="of:=IF([.H$2]&gt;[.$A16];&quot;&quot;;IF(ABS(10000*(GAMMA([.$A16]+1)/(GAMMA([.H$2]+1)*GAMMA([.$A16]-[.H$2]+1)))*(([.$R$3]^([.$A16]-[.H$2])/([.$S$3]^[.$A16]))))=0;&quot;&quot;;100*(GAMMA([.$A16]+1)/(GAMMA([.H$2]+1)*GAMMA([.$A16]-[.H$2]+1)))*(([.$R$3]^([.$A16]-[.H$2])/([.$S$3]^[.$A16])))))" office:value-type="float" office:value="16.0730291164337">
            <text:p>16.07</text:p>
          </table:table-cell>
          <table:table-cell table:style-name="ce19" table:formula="of:=IF([.I$2]&gt;[.$A16];&quot;&quot;;IF(ABS(10000*(GAMMA([.$A16]+1)/(GAMMA([.I$2]+1)*GAMMA([.$A16]-[.I$2]+1)))*(([.$R$3]^([.$A16]-[.I$2])/([.$S$3]^[.$A16]))))=0;&quot;&quot;;100*(GAMMA([.$A16]+1)/(GAMMA([.I$2]+1)*GAMMA([.$A16]-[.I$2]+1)))*(([.$R$3]^([.$A16]-[.I$2])/([.$S$3]^[.$A16])))))" office:value-type="float" office:value="9.18458806653357">
            <text:p>9.18</text:p>
          </table:table-cell>
          <table:table-cell table:style-name="ce19" table:formula="of:=IF([.J$2]&gt;[.$A16];&quot;&quot;;IF(ABS(10000*(GAMMA([.$A16]+1)/(GAMMA([.J$2]+1)*GAMMA([.$A16]-[.J$2]+1)))*(([.$R$3]^([.$A16]-[.J$2])/([.$S$3]^[.$A16]))))=0;&quot;&quot;;100*(GAMMA([.$A16]+1)/(GAMMA([.J$2]+1)*GAMMA([.$A16]-[.J$2]+1)))*(([.$R$3]^([.$A16]-[.J$2])/([.$S$3]^[.$A16])))))" office:value-type="float" office:value="4.01825727910844">
            <text:p>4.02</text:p>
          </table:table-cell>
          <table:table-cell table:style-name="ce19" table:formula="of:=IF([.K$2]&gt;[.$A16];&quot;&quot;;IF(ABS(10000*(GAMMA([.$A16]+1)/(GAMMA([.K$2]+1)*GAMMA([.$A16]-[.K$2]+1)))*(([.$R$3]^([.$A16]-[.K$2])/([.$S$3]^[.$A16]))))=0;&quot;&quot;;100*(GAMMA([.$A16]+1)/(GAMMA([.K$2]+1)*GAMMA([.$A16]-[.K$2]+1)))*(([.$R$3]^([.$A16]-[.K$2])/([.$S$3]^[.$A16])))))" office:value-type="float" office:value="1.33941909303615">
            <text:p>1.34</text:p>
          </table:table-cell>
          <table:table-cell table:style-name="ce19" table:formula="of:=IF([.L$2]&gt;[.$A16];&quot;&quot;;IF(ABS(10000*(GAMMA([.$A16]+1)/(GAMMA([.L$2]+1)*GAMMA([.$A16]-[.L$2]+1)))*(([.$R$3]^([.$A16]-[.L$2])/([.$S$3]^[.$A16]))))=0;&quot;&quot;;100*(GAMMA([.$A16]+1)/(GAMMA([.L$2]+1)*GAMMA([.$A16]-[.L$2]+1)))*(([.$R$3]^([.$A16]-[.L$2])/([.$S$3]^[.$A16])))))" office:value-type="float" office:value="0.334854773259036">
            <text:p>0.33</text:p>
          </table:table-cell>
          <table:table-cell table:style-name="ce19" table:formula="of:=IF([.M$2]&gt;[.$A16];&quot;&quot;;IF(ABS(10000*(GAMMA([.$A16]+1)/(GAMMA([.M$2]+1)*GAMMA([.$A16]-[.M$2]+1)))*(([.$R$3]^([.$A16]-[.M$2])/([.$S$3]^[.$A16]))))=0;&quot;&quot;;100*(GAMMA([.$A16]+1)/(GAMMA([.M$2]+1)*GAMMA([.$A16]-[.M$2]+1)))*(([.$R$3]^([.$A16]-[.M$2])/([.$S$3]^[.$A16])))))" office:value-type="float" office:value="0.0608826860470975">
            <text:p>0.06</text:p>
          </table:table-cell>
          <table:table-cell table:style-name="ce19" table:formula="of:=IF([.N$2]&gt;[.$A16];&quot;&quot;;IF(ABS(10000*(GAMMA([.$A16]+1)/(GAMMA([.N$2]+1)*GAMMA([.$A16]-[.N$2]+1)))*(([.$R$3]^([.$A16]-[.N$2])/([.$S$3]^[.$A16]))))=0;&quot;&quot;;100*(GAMMA([.$A16]+1)/(GAMMA([.N$2]+1)*GAMMA([.$A16]-[.N$2]+1)))*(([.$R$3]^([.$A16]-[.N$2])/([.$S$3]^[.$A16])))))" office:value-type="float" office:value="0.00761033575588719">
            <text:p>0.01</text:p>
          </table:table-cell>
          <table:table-cell table:style-name="ce19" table:formula="of:=IF([.O$2]&gt;[.$A16];&quot;&quot;;IF(ABS(10000*(GAMMA([.$A16]+1)/(GAMMA([.O$2]+1)*GAMMA([.$A16]-[.O$2]+1)))*(([.$R$3]^([.$A16]-[.O$2])/([.$S$3]^[.$A16]))))=0;&quot;&quot;;100*(GAMMA([.$A16]+1)/(GAMMA([.O$2]+1)*GAMMA([.$A16]-[.O$2]+1)))*(([.$R$3]^([.$A16]-[.O$2])/([.$S$3]^[.$A16])))))" office:value-type="float" office:value="0.000585410442760553">
            <text:p>0.00</text:p>
          </table:table-cell>
          <table:table-cell table:style-name="ce19" table:formula="of:=IF([.P$2]&gt;[.$A16];&quot;&quot;;IF(ABS(10000*(GAMMA([.$A16]+1)/(GAMMA([.P$2]+1)*GAMMA([.$A16]-[.P$2]+1)))*(([.$R$3]^([.$A16]-[.P$2])/([.$S$3]^[.$A16]))))=0;&quot;&quot;;100*(GAMMA([.$A16]+1)/(GAMMA([.P$2]+1)*GAMMA([.$A16]-[.P$2]+1)))*(([.$R$3]^([.$A16]-[.P$2])/([.$S$3]^[.$A16])))))" office:value-type="float" office:value="0.0000209075158128769">
            <text:p>0.00</text:p>
          </table:table-cell>
          <table:table-cell table:style-name="ce19" table:formula="of:=IF([.Q$2]&gt;[.$A16];&quot;&quot;;IF(ABS(10000*(GAMMA([.$A16]+1)/(GAMMA([.Q$2]+1)*GAMMA([.$A16]-[.Q$2]+1)))*(([.$R$3]^([.$A16]-[.Q$2])/([.$S$3]^[.$A16]))))=0;&quot;&quot;;100*(GAMMA([.$A16]+1)/(GAMMA([.Q$2]+1)*GAMMA([.$A16]-[.Q$2]+1)))*(([.$R$3]^([.$A16]-[.Q$2])/([.$S$3]^[.$A16])))))">
            <text:p/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style-name="ce19" table:formula="of:=IF([.B$2]&gt;[.$A17];&quot;&quot;;IF(ABS(10000*(GAMMA([.$A17]+1)/(GAMMA([.B$2]+1)*GAMMA([.$A17]-[.B$2]+1)))*(([.$R$3]^([.$A17]-[.B$2])/([.$S$3]^[.$A17]))))=0;&quot;&quot;;100*(GAMMA([.$A17]+1)/(GAMMA([.B$2]+1)*GAMMA([.$A17]-[.B$2]+1)))*(([.$R$3]^([.$A17]-[.B$2])/([.$S$3]^[.$A17])))))" office:value-type="float" office:value="0.228365826052117">
            <text:p>0.23</text:p>
          </table:table-cell>
          <table:table-cell table:style-name="ce19" table:formula="of:=IF([.C$2]&gt;[.$A17];&quot;&quot;;IF(ABS(10000*(GAMMA([.$A17]+1)/(GAMMA([.C$2]+1)*GAMMA([.$A17]-[.C$2]+1)))*(([.$R$3]^([.$A17]-[.C$2])/([.$S$3]^[.$A17]))))=0;&quot;&quot;;100*(GAMMA([.$A17]+1)/(GAMMA([.C$2]+1)*GAMMA([.$A17]-[.C$2]+1)))*(([.$R$3]^([.$A17]-[.C$2])/([.$S$3]^[.$A17])))))" office:value-type="float" office:value="1.71274369539088">
            <text:p>1.71</text:p>
          </table:table-cell>
          <table:table-cell table:style-name="ce19" table:formula="of:=IF([.D$2]&gt;[.$A17];&quot;&quot;;IF(ABS(10000*(GAMMA([.$A17]+1)/(GAMMA([.D$2]+1)*GAMMA([.$A17]-[.D$2]+1)))*(([.$R$3]^([.$A17]-[.D$2])/([.$S$3]^[.$A17]))))=0;&quot;&quot;;100*(GAMMA([.$A17]+1)/(GAMMA([.D$2]+1)*GAMMA([.$A17]-[.D$2]+1)))*(([.$R$3]^([.$A17]-[.D$2])/([.$S$3]^[.$A17])))))" office:value-type="float" office:value="5.99460293386806">
            <text:p>5.99</text:p>
          </table:table-cell>
          <table:table-cell table:style-name="ce19" table:formula="of:=IF([.E$2]&gt;[.$A17];&quot;&quot;;IF(ABS(10000*(GAMMA([.$A17]+1)/(GAMMA([.E$2]+1)*GAMMA([.$A17]-[.E$2]+1)))*(([.$R$3]^([.$A17]-[.E$2])/([.$S$3]^[.$A17]))))=0;&quot;&quot;;100*(GAMMA([.$A17]+1)/(GAMMA([.E$2]+1)*GAMMA([.$A17]-[.E$2]+1)))*(([.$R$3]^([.$A17]-[.E$2])/([.$S$3]^[.$A17])))))" office:value-type="float" office:value="12.9883063567141">
            <text:p>12.99</text:p>
          </table:table-cell>
          <table:table-cell table:style-name="ce19" table:formula="of:=IF([.F$2]&gt;[.$A17];&quot;&quot;;IF(ABS(10000*(GAMMA([.$A17]+1)/(GAMMA([.F$2]+1)*GAMMA([.$A17]-[.F$2]+1)))*(([.$R$3]^([.$A17]-[.F$2])/([.$S$3]^[.$A17]))))=0;&quot;&quot;;100*(GAMMA([.$A17]+1)/(GAMMA([.F$2]+1)*GAMMA([.$A17]-[.F$2]+1)))*(([.$R$3]^([.$A17]-[.F$2])/([.$S$3]^[.$A17])))))" office:value-type="float" office:value="19.4824595350712">
            <text:p>19.48</text:p>
          </table:table-cell>
          <table:table-cell table:style-name="ce19" table:formula="of:=IF([.G$2]&gt;[.$A17];&quot;&quot;;IF(ABS(10000*(GAMMA([.$A17]+1)/(GAMMA([.G$2]+1)*GAMMA([.$A17]-[.G$2]+1)))*(([.$R$3]^([.$A17]-[.G$2])/([.$S$3]^[.$A17]))))=0;&quot;&quot;;100*(GAMMA([.$A17]+1)/(GAMMA([.G$2]+1)*GAMMA([.$A17]-[.G$2]+1)))*(([.$R$3]^([.$A17]-[.G$2])/([.$S$3]^[.$A17])))))" office:value-type="float" office:value="21.4307054885783">
            <text:p>21.43</text:p>
          </table:table-cell>
          <table:table-cell table:style-name="ce19" table:formula="of:=IF([.H$2]&gt;[.$A17];&quot;&quot;;IF(ABS(10000*(GAMMA([.$A17]+1)/(GAMMA([.H$2]+1)*GAMMA([.$A17]-[.H$2]+1)))*(([.$R$3]^([.$A17]-[.H$2])/([.$S$3]^[.$A17]))))=0;&quot;&quot;;100*(GAMMA([.$A17]+1)/(GAMMA([.H$2]+1)*GAMMA([.$A17]-[.H$2]+1)))*(([.$R$3]^([.$A17]-[.H$2])/([.$S$3]^[.$A17])))))" office:value-type="float" office:value="17.8589212404819">
            <text:p>17.86</text:p>
          </table:table-cell>
          <table:table-cell table:style-name="ce19" table:formula="of:=IF([.I$2]&gt;[.$A17];&quot;&quot;;IF(ABS(10000*(GAMMA([.$A17]+1)/(GAMMA([.I$2]+1)*GAMMA([.$A17]-[.I$2]+1)))*(([.$R$3]^([.$A17]-[.I$2])/([.$S$3]^[.$A17]))))=0;&quot;&quot;;100*(GAMMA([.$A17]+1)/(GAMMA([.I$2]+1)*GAMMA([.$A17]-[.I$2]+1)))*(([.$R$3]^([.$A17]-[.I$2])/([.$S$3]^[.$A17])))))" office:value-type="float" office:value="11.480735083167">
            <text:p>11.48</text:p>
          </table:table-cell>
          <table:table-cell table:style-name="ce19" table:formula="of:=IF([.J$2]&gt;[.$A17];&quot;&quot;;IF(ABS(10000*(GAMMA([.$A17]+1)/(GAMMA([.J$2]+1)*GAMMA([.$A17]-[.J$2]+1)))*(([.$R$3]^([.$A17]-[.J$2])/([.$S$3]^[.$A17]))))=0;&quot;&quot;;100*(GAMMA([.$A17]+1)/(GAMMA([.J$2]+1)*GAMMA([.$A17]-[.J$2]+1)))*(([.$R$3]^([.$A17]-[.J$2])/([.$S$3]^[.$A17])))))" office:value-type="float" office:value="5.74036754158348">
            <text:p>5.74</text:p>
          </table:table-cell>
          <table:table-cell table:style-name="ce19" table:formula="of:=IF([.K$2]&gt;[.$A17];&quot;&quot;;IF(ABS(10000*(GAMMA([.$A17]+1)/(GAMMA([.K$2]+1)*GAMMA([.$A17]-[.K$2]+1)))*(([.$R$3]^([.$A17]-[.K$2])/([.$S$3]^[.$A17]))))=0;&quot;&quot;;100*(GAMMA([.$A17]+1)/(GAMMA([.K$2]+1)*GAMMA([.$A17]-[.K$2]+1)))*(([.$R$3]^([.$A17]-[.K$2])/([.$S$3]^[.$A17])))))" office:value-type="float" office:value="2.23236515506024">
            <text:p>2.23</text:p>
          </table:table-cell>
          <table:table-cell table:style-name="ce19" table:formula="of:=IF([.L$2]&gt;[.$A17];&quot;&quot;;IF(ABS(10000*(GAMMA([.$A17]+1)/(GAMMA([.L$2]+1)*GAMMA([.$A17]-[.L$2]+1)))*(([.$R$3]^([.$A17]-[.L$2])/([.$S$3]^[.$A17]))))=0;&quot;&quot;;100*(GAMMA([.$A17]+1)/(GAMMA([.L$2]+1)*GAMMA([.$A17]-[.L$2]+1)))*(([.$R$3]^([.$A17]-[.L$2])/([.$S$3]^[.$A17])))))" office:value-type="float" office:value="0.669709546518073">
            <text:p>0.67</text:p>
          </table:table-cell>
          <table:table-cell table:style-name="ce19" table:formula="of:=IF([.M$2]&gt;[.$A17];&quot;&quot;;IF(ABS(10000*(GAMMA([.$A17]+1)/(GAMMA([.M$2]+1)*GAMMA([.$A17]-[.M$2]+1)))*(([.$R$3]^([.$A17]-[.M$2])/([.$S$3]^[.$A17]))))=0;&quot;&quot;;100*(GAMMA([.$A17]+1)/(GAMMA([.M$2]+1)*GAMMA([.$A17]-[.M$2]+1)))*(([.$R$3]^([.$A17]-[.M$2])/([.$S$3]^[.$A17])))))" office:value-type="float" office:value="0.152206715117744">
            <text:p>0.15</text:p>
          </table:table-cell>
          <table:table-cell table:style-name="ce19" table:formula="of:=IF([.N$2]&gt;[.$A17];&quot;&quot;;IF(ABS(10000*(GAMMA([.$A17]+1)/(GAMMA([.N$2]+1)*GAMMA([.$A17]-[.N$2]+1)))*(([.$R$3]^([.$A17]-[.N$2])/([.$S$3]^[.$A17]))))=0;&quot;&quot;;100*(GAMMA([.$A17]+1)/(GAMMA([.N$2]+1)*GAMMA([.$A17]-[.N$2]+1)))*(([.$R$3]^([.$A17]-[.N$2])/([.$S$3]^[.$A17])))))" office:value-type="float" office:value="0.0253677858529573">
            <text:p>0.03</text:p>
          </table:table-cell>
          <table:table-cell table:style-name="ce19" table:formula="of:=IF([.O$2]&gt;[.$A17];&quot;&quot;;IF(ABS(10000*(GAMMA([.$A17]+1)/(GAMMA([.O$2]+1)*GAMMA([.$A17]-[.O$2]+1)))*(([.$R$3]^([.$A17]-[.O$2])/([.$S$3]^[.$A17]))))=0;&quot;&quot;;100*(GAMMA([.$A17]+1)/(GAMMA([.O$2]+1)*GAMMA([.$A17]-[.O$2]+1)))*(([.$R$3]^([.$A17]-[.O$2])/([.$S$3]^[.$A17])))))" office:value-type="float" office:value="0.00292705221380277">
            <text:p>0.00</text:p>
          </table:table-cell>
          <table:table-cell table:style-name="ce19" table:formula="of:=IF([.P$2]&gt;[.$A17];&quot;&quot;;IF(ABS(10000*(GAMMA([.$A17]+1)/(GAMMA([.P$2]+1)*GAMMA([.$A17]-[.P$2]+1)))*(([.$R$3]^([.$A17]-[.P$2])/([.$S$3]^[.$A17]))))=0;&quot;&quot;;100*(GAMMA([.$A17]+1)/(GAMMA([.P$2]+1)*GAMMA([.$A17]-[.P$2]+1)))*(([.$R$3]^([.$A17]-[.P$2])/([.$S$3]^[.$A17])))))" office:value-type="float" office:value="0.000209075158128769">
            <text:p>0.00</text:p>
          </table:table-cell>
          <table:table-cell table:style-name="ce19" table:formula="of:=IF([.Q$2]&gt;[.$A17];&quot;&quot;;IF(ABS(10000*(GAMMA([.$A17]+1)/(GAMMA([.Q$2]+1)*GAMMA([.$A17]-[.Q$2]+1)))*(([.$R$3]^([.$A17]-[.Q$2])/([.$S$3]^[.$A17]))))=0;&quot;&quot;;100*(GAMMA([.$A17]+1)/(GAMMA([.Q$2]+1)*GAMMA([.$A17]-[.Q$2]+1)))*(([.$R$3]^([.$A17]-[.Q$2])/([.$S$3]^[.$A17])))))" office:value-type="float" office:value="0.00000696917193762563">
            <text:p>0.00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style-name="ce19" table:formula="of:=IF([.B$2]&gt;[.$A18];&quot;&quot;;IF(ABS(10000*(GAMMA([.$A18]+1)/(GAMMA([.B$2]+1)*GAMMA([.$A18]-[.B$2]+1)))*(([.$R$3]^([.$A18]-[.B$2])/([.$S$3]^[.$A18]))))=0;&quot;&quot;;100*(GAMMA([.$A18]+1)/(GAMMA([.B$2]+1)*GAMMA([.$A18]-[.B$2]+1)))*(([.$R$3]^([.$A18]-[.B$2])/([.$S$3]^[.$A18])))))" office:value-type="float" office:value="0.152243884034744">
            <text:p>0.15</text:p>
          </table:table-cell>
          <table:table-cell table:style-name="ce19" table:formula="of:=IF([.C$2]&gt;[.$A18];&quot;&quot;;IF(ABS(10000*(GAMMA([.$A18]+1)/(GAMMA([.C$2]+1)*GAMMA([.$A18]-[.C$2]+1)))*(([.$R$3]^([.$A18]-[.C$2])/([.$S$3]^[.$A18]))))=0;&quot;&quot;;100*(GAMMA([.$A18]+1)/(GAMMA([.C$2]+1)*GAMMA([.$A18]-[.C$2]+1)))*(([.$R$3]^([.$A18]-[.C$2])/([.$S$3]^[.$A18])))))" office:value-type="float" office:value="1.21795107227796">
            <text:p>1.22</text:p>
          </table:table-cell>
          <table:table-cell table:style-name="ce19" table:formula="of:=IF([.D$2]&gt;[.$A18];&quot;&quot;;IF(ABS(10000*(GAMMA([.$A18]+1)/(GAMMA([.D$2]+1)*GAMMA([.$A18]-[.D$2]+1)))*(([.$R$3]^([.$A18]-[.D$2])/([.$S$3]^[.$A18]))))=0;&quot;&quot;;100*(GAMMA([.$A18]+1)/(GAMMA([.D$2]+1)*GAMMA([.$A18]-[.D$2]+1)))*(([.$R$3]^([.$A18]-[.D$2])/([.$S$3]^[.$A18])))))" office:value-type="float" office:value="4.56731652104233">
            <text:p>4.57</text:p>
          </table:table-cell>
          <table:table-cell table:style-name="ce19" table:formula="of:=IF([.E$2]&gt;[.$A18];&quot;&quot;;IF(ABS(10000*(GAMMA([.$A18]+1)/(GAMMA([.E$2]+1)*GAMMA([.$A18]-[.E$2]+1)))*(([.$R$3]^([.$A18]-[.E$2])/([.$S$3]^[.$A18]))))=0;&quot;&quot;;100*(GAMMA([.$A18]+1)/(GAMMA([.E$2]+1)*GAMMA([.$A18]-[.E$2]+1)))*(([.$R$3]^([.$A18]-[.E$2])/([.$S$3]^[.$A18])))))" office:value-type="float" office:value="10.6570718824321">
            <text:p>10.66</text:p>
          </table:table-cell>
          <table:table-cell table:style-name="ce19" table:formula="of:=IF([.F$2]&gt;[.$A18];&quot;&quot;;IF(ABS(10000*(GAMMA([.$A18]+1)/(GAMMA([.F$2]+1)*GAMMA([.$A18]-[.F$2]+1)))*(([.$R$3]^([.$A18]-[.F$2])/([.$S$3]^[.$A18]))))=0;&quot;&quot;;100*(GAMMA([.$A18]+1)/(GAMMA([.F$2]+1)*GAMMA([.$A18]-[.F$2]+1)))*(([.$R$3]^([.$A18]-[.F$2])/([.$S$3]^[.$A18])))))" office:value-type="float" office:value="17.3177418089522">
            <text:p>17.32</text:p>
          </table:table-cell>
          <table:table-cell table:style-name="ce19" table:formula="of:=IF([.G$2]&gt;[.$A18];&quot;&quot;;IF(ABS(10000*(GAMMA([.$A18]+1)/(GAMMA([.G$2]+1)*GAMMA([.$A18]-[.G$2]+1)))*(([.$R$3]^([.$A18]-[.G$2])/([.$S$3]^[.$A18]))))=0;&quot;&quot;;100*(GAMMA([.$A18]+1)/(GAMMA([.G$2]+1)*GAMMA([.$A18]-[.G$2]+1)))*(([.$R$3]^([.$A18]-[.G$2])/([.$S$3]^[.$A18])))))" office:value-type="float" office:value="20.7812901707426">
            <text:p>20.78</text:p>
          </table:table-cell>
          <table:table-cell table:style-name="ce19" table:formula="of:=IF([.H$2]&gt;[.$A18];&quot;&quot;;IF(ABS(10000*(GAMMA([.$A18]+1)/(GAMMA([.H$2]+1)*GAMMA([.$A18]-[.H$2]+1)))*(([.$R$3]^([.$A18]-[.H$2])/([.$S$3]^[.$A18]))))=0;&quot;&quot;;100*(GAMMA([.$A18]+1)/(GAMMA([.H$2]+1)*GAMMA([.$A18]-[.H$2]+1)))*(([.$R$3]^([.$A18]-[.H$2])/([.$S$3]^[.$A18])))))" office:value-type="float" office:value="19.0495159898474">
            <text:p>19.05</text:p>
          </table:table-cell>
          <table:table-cell table:style-name="ce19" table:formula="of:=IF([.I$2]&gt;[.$A18];&quot;&quot;;IF(ABS(10000*(GAMMA([.$A18]+1)/(GAMMA([.I$2]+1)*GAMMA([.$A18]-[.I$2]+1)))*(([.$R$3]^([.$A18]-[.I$2])/([.$S$3]^[.$A18]))))=0;&quot;&quot;;100*(GAMMA([.$A18]+1)/(GAMMA([.I$2]+1)*GAMMA([.$A18]-[.I$2]+1)))*(([.$R$3]^([.$A18]-[.I$2])/([.$S$3]^[.$A18])))))" office:value-type="float" office:value="13.6067971356053">
            <text:p>13.61</text:p>
          </table:table-cell>
          <table:table-cell table:style-name="ce19" table:formula="of:=IF([.J$2]&gt;[.$A18];&quot;&quot;;IF(ABS(10000*(GAMMA([.$A18]+1)/(GAMMA([.J$2]+1)*GAMMA([.$A18]-[.J$2]+1)))*(([.$R$3]^([.$A18]-[.J$2])/([.$S$3]^[.$A18]))))=0;&quot;&quot;;100*(GAMMA([.$A18]+1)/(GAMMA([.J$2]+1)*GAMMA([.$A18]-[.J$2]+1)))*(([.$R$3]^([.$A18]-[.J$2])/([.$S$3]^[.$A18])))))" office:value-type="float" office:value="7.65382338877797">
            <text:p>7.65</text:p>
          </table:table-cell>
          <table:table-cell table:style-name="ce19" table:formula="of:=IF([.K$2]&gt;[.$A18];&quot;&quot;;IF(ABS(10000*(GAMMA([.$A18]+1)/(GAMMA([.K$2]+1)*GAMMA([.$A18]-[.K$2]+1)))*(([.$R$3]^([.$A18]-[.K$2])/([.$S$3]^[.$A18]))))=0;&quot;&quot;;100*(GAMMA([.$A18]+1)/(GAMMA([.K$2]+1)*GAMMA([.$A18]-[.K$2]+1)))*(([.$R$3]^([.$A18]-[.K$2])/([.$S$3]^[.$A18])))))" office:value-type="float" office:value="3.40169928390132">
            <text:p>3.40</text:p>
          </table:table-cell>
          <table:table-cell table:style-name="ce19" table:formula="of:=IF([.L$2]&gt;[.$A18];&quot;&quot;;IF(ABS(10000*(GAMMA([.$A18]+1)/(GAMMA([.L$2]+1)*GAMMA([.$A18]-[.L$2]+1)))*(([.$R$3]^([.$A18]-[.L$2])/([.$S$3]^[.$A18]))))=0;&quot;&quot;;100*(GAMMA([.$A18]+1)/(GAMMA([.L$2]+1)*GAMMA([.$A18]-[.L$2]+1)))*(([.$R$3]^([.$A18]-[.L$2])/([.$S$3]^[.$A18])))))" office:value-type="float" office:value="1.19059474936546">
            <text:p>1.19</text:p>
          </table:table-cell>
          <table:table-cell table:style-name="ce19" table:formula="of:=IF([.M$2]&gt;[.$A18];&quot;&quot;;IF(ABS(10000*(GAMMA([.$A18]+1)/(GAMMA([.M$2]+1)*GAMMA([.$A18]-[.M$2]+1)))*(([.$R$3]^([.$A18]-[.M$2])/([.$S$3]^[.$A18]))))=0;&quot;&quot;;100*(GAMMA([.$A18]+1)/(GAMMA([.M$2]+1)*GAMMA([.$A18]-[.M$2]+1)))*(([.$R$3]^([.$A18]-[.M$2])/([.$S$3]^[.$A18])))))" office:value-type="float" office:value="0.324707658917853">
            <text:p>0.32</text:p>
          </table:table-cell>
          <table:table-cell table:style-name="ce19" table:formula="of:=IF([.N$2]&gt;[.$A18];&quot;&quot;;IF(ABS(10000*(GAMMA([.$A18]+1)/(GAMMA([.N$2]+1)*GAMMA([.$A18]-[.N$2]+1)))*(([.$R$3]^([.$A18]-[.N$2])/([.$S$3]^[.$A18]))))=0;&quot;&quot;;100*(GAMMA([.$A18]+1)/(GAMMA([.N$2]+1)*GAMMA([.$A18]-[.N$2]+1)))*(([.$R$3]^([.$A18]-[.N$2])/([.$S$3]^[.$A18])))))" office:value-type="float" office:value="0.0676474289412195">
            <text:p>0.07</text:p>
          </table:table-cell>
          <table:table-cell table:style-name="ce19" table:formula="of:=IF([.O$2]&gt;[.$A18];&quot;&quot;;IF(ABS(10000*(GAMMA([.$A18]+1)/(GAMMA([.O$2]+1)*GAMMA([.$A18]-[.O$2]+1)))*(([.$R$3]^([.$A18]-[.O$2])/([.$S$3]^[.$A18]))))=0;&quot;&quot;;100*(GAMMA([.$A18]+1)/(GAMMA([.O$2]+1)*GAMMA([.$A18]-[.O$2]+1)))*(([.$R$3]^([.$A18]-[.O$2])/([.$S$3]^[.$A18])))))" office:value-type="float" office:value="0.0104072967601876">
            <text:p>0.01</text:p>
          </table:table-cell>
          <table:table-cell table:style-name="ce19" table:formula="of:=IF([.P$2]&gt;[.$A18];&quot;&quot;;IF(ABS(10000*(GAMMA([.$A18]+1)/(GAMMA([.P$2]+1)*GAMMA([.$A18]-[.P$2]+1)))*(([.$R$3]^([.$A18]-[.P$2])/([.$S$3]^[.$A18]))))=0;&quot;&quot;;100*(GAMMA([.$A18]+1)/(GAMMA([.P$2]+1)*GAMMA([.$A18]-[.P$2]+1)))*(([.$R$3]^([.$A18]-[.P$2])/([.$S$3]^[.$A18])))))" office:value-type="float" office:value="0.0011150675100201">
            <text:p>0.00</text:p>
          </table:table-cell>
          <table:table-cell table:style-name="ce19" table:formula="of:=IF([.Q$2]&gt;[.$A18];&quot;&quot;;IF(ABS(10000*(GAMMA([.$A18]+1)/(GAMMA([.Q$2]+1)*GAMMA([.$A18]-[.Q$2]+1)))*(([.$R$3]^([.$A18]-[.Q$2])/([.$S$3]^[.$A18]))))=0;&quot;&quot;;100*(GAMMA([.$A18]+1)/(GAMMA([.Q$2]+1)*GAMMA([.$A18]-[.Q$2]+1)))*(([.$R$3]^([.$A18]-[.Q$2])/([.$S$3]^[.$A18])))))" office:value-type="float" office:value="0.0000743378340013401">
            <text:p>0.00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style-name="ce19" table:formula="of:=IF([.B$2]&gt;[.$A19];&quot;&quot;;IF(ABS(10000*(GAMMA([.$A19]+1)/(GAMMA([.B$2]+1)*GAMMA([.$A19]-[.B$2]+1)))*(([.$R$3]^([.$A19]-[.B$2])/([.$S$3]^[.$A19]))))=0;&quot;&quot;;100*(GAMMA([.$A19]+1)/(GAMMA([.B$2]+1)*GAMMA([.$A19]-[.B$2]+1)))*(([.$R$3]^([.$A19]-[.B$2])/([.$S$3]^[.$A19])))))" office:value-type="float" office:value="0.10149592268983">
            <text:p>0.10</text:p>
          </table:table-cell>
          <table:table-cell table:style-name="ce19" table:formula="of:=IF([.C$2]&gt;[.$A19];&quot;&quot;;IF(ABS(10000*(GAMMA([.$A19]+1)/(GAMMA([.C$2]+1)*GAMMA([.$A19]-[.C$2]+1)))*(([.$R$3]^([.$A19]-[.C$2])/([.$S$3]^[.$A19]))))=0;&quot;&quot;;100*(GAMMA([.$A19]+1)/(GAMMA([.C$2]+1)*GAMMA([.$A19]-[.C$2]+1)))*(([.$R$3]^([.$A19]-[.C$2])/([.$S$3]^[.$A19])))))" office:value-type="float" office:value="0.862715342863552">
            <text:p>0.86</text:p>
          </table:table-cell>
          <table:table-cell table:style-name="ce19" table:formula="of:=IF([.D$2]&gt;[.$A19];&quot;&quot;;IF(ABS(10000*(GAMMA([.$A19]+1)/(GAMMA([.D$2]+1)*GAMMA([.$A19]-[.D$2]+1)))*(([.$R$3]^([.$A19]-[.D$2])/([.$S$3]^[.$A19]))))=0;&quot;&quot;;100*(GAMMA([.$A19]+1)/(GAMMA([.D$2]+1)*GAMMA([.$A19]-[.D$2]+1)))*(([.$R$3]^([.$A19]-[.D$2])/([.$S$3]^[.$A19])))))" office:value-type="float" office:value="3.45086137145421">
            <text:p>3.45</text:p>
          </table:table-cell>
          <table:table-cell table:style-name="ce19" table:formula="of:=IF([.E$2]&gt;[.$A19];&quot;&quot;;IF(ABS(10000*(GAMMA([.$A19]+1)/(GAMMA([.E$2]+1)*GAMMA([.$A19]-[.E$2]+1)))*(([.$R$3]^([.$A19]-[.E$2])/([.$S$3]^[.$A19]))))=0;&quot;&quot;;100*(GAMMA([.$A19]+1)/(GAMMA([.E$2]+1)*GAMMA([.$A19]-[.E$2]+1)))*(([.$R$3]^([.$A19]-[.E$2])/([.$S$3]^[.$A19])))))" office:value-type="float" office:value="8.62715342863552">
            <text:p>8.63</text:p>
          </table:table-cell>
          <table:table-cell table:style-name="ce19" table:formula="of:=IF([.F$2]&gt;[.$A19];&quot;&quot;;IF(ABS(10000*(GAMMA([.$A19]+1)/(GAMMA([.F$2]+1)*GAMMA([.$A19]-[.F$2]+1)))*(([.$R$3]^([.$A19]-[.F$2])/([.$S$3]^[.$A19]))))=0;&quot;&quot;;100*(GAMMA([.$A19]+1)/(GAMMA([.F$2]+1)*GAMMA([.$A19]-[.F$2]+1)))*(([.$R$3]^([.$A19]-[.F$2])/([.$S$3]^[.$A19])))))" office:value-type="float" office:value="15.0975185001122">
            <text:p>15.10</text:p>
          </table:table-cell>
          <table:table-cell table:style-name="ce19" table:formula="of:=IF([.G$2]&gt;[.$A19];&quot;&quot;;IF(ABS(10000*(GAMMA([.$A19]+1)/(GAMMA([.G$2]+1)*GAMMA([.$A19]-[.G$2]+1)))*(([.$R$3]^([.$A19]-[.G$2])/([.$S$3]^[.$A19]))))=0;&quot;&quot;;100*(GAMMA([.$A19]+1)/(GAMMA([.G$2]+1)*GAMMA([.$A19]-[.G$2]+1)))*(([.$R$3]^([.$A19]-[.G$2])/([.$S$3]^[.$A19])))))" office:value-type="float" office:value="19.6267740501458">
            <text:p>19.63</text:p>
          </table:table-cell>
          <table:table-cell table:style-name="ce19" table:formula="of:=IF([.H$2]&gt;[.$A19];&quot;&quot;;IF(ABS(10000*(GAMMA([.$A19]+1)/(GAMMA([.H$2]+1)*GAMMA([.$A19]-[.H$2]+1)))*(([.$R$3]^([.$A19]-[.H$2])/([.$S$3]^[.$A19]))))=0;&quot;&quot;;100*(GAMMA([.$A19]+1)/(GAMMA([.H$2]+1)*GAMMA([.$A19]-[.H$2]+1)))*(([.$R$3]^([.$A19]-[.H$2])/([.$S$3]^[.$A19])))))" office:value-type="float" office:value="19.6267740501458">
            <text:p>19.63</text:p>
          </table:table-cell>
          <table:table-cell table:style-name="ce19" table:formula="of:=IF([.I$2]&gt;[.$A19];&quot;&quot;;IF(ABS(10000*(GAMMA([.$A19]+1)/(GAMMA([.I$2]+1)*GAMMA([.$A19]-[.I$2]+1)))*(([.$R$3]^([.$A19]-[.I$2])/([.$S$3]^[.$A19]))))=0;&quot;&quot;;100*(GAMMA([.$A19]+1)/(GAMMA([.I$2]+1)*GAMMA([.$A19]-[.I$2]+1)))*(([.$R$3]^([.$A19]-[.I$2])/([.$S$3]^[.$A19])))))" office:value-type="float" office:value="15.421036753686">
            <text:p>15.42</text:p>
          </table:table-cell>
          <table:table-cell table:style-name="ce19" table:formula="of:=IF([.J$2]&gt;[.$A19];&quot;&quot;;IF(ABS(10000*(GAMMA([.$A19]+1)/(GAMMA([.J$2]+1)*GAMMA([.$A19]-[.J$2]+1)))*(([.$R$3]^([.$A19]-[.J$2])/([.$S$3]^[.$A19]))))=0;&quot;&quot;;100*(GAMMA([.$A19]+1)/(GAMMA([.J$2]+1)*GAMMA([.$A19]-[.J$2]+1)))*(([.$R$3]^([.$A19]-[.J$2])/([.$S$3]^[.$A19])))))" office:value-type="float" office:value="9.63814797105375">
            <text:p>9.64</text:p>
          </table:table-cell>
          <table:table-cell table:style-name="ce19" table:formula="of:=IF([.K$2]&gt;[.$A19];&quot;&quot;;IF(ABS(10000*(GAMMA([.$A19]+1)/(GAMMA([.K$2]+1)*GAMMA([.$A19]-[.K$2]+1)))*(([.$R$3]^([.$A19]-[.K$2])/([.$S$3]^[.$A19]))))=0;&quot;&quot;;100*(GAMMA([.$A19]+1)/(GAMMA([.K$2]+1)*GAMMA([.$A19]-[.K$2]+1)))*(([.$R$3]^([.$A19]-[.K$2])/([.$S$3]^[.$A19])))))" office:value-type="float" office:value="4.81907398552687">
            <text:p>4.82</text:p>
          </table:table-cell>
          <table:table-cell table:style-name="ce19" table:formula="of:=IF([.L$2]&gt;[.$A19];&quot;&quot;;IF(ABS(10000*(GAMMA([.$A19]+1)/(GAMMA([.L$2]+1)*GAMMA([.$A19]-[.L$2]+1)))*(([.$R$3]^([.$A19]-[.L$2])/([.$S$3]^[.$A19]))))=0;&quot;&quot;;100*(GAMMA([.$A19]+1)/(GAMMA([.L$2]+1)*GAMMA([.$A19]-[.L$2]+1)))*(([.$R$3]^([.$A19]-[.L$2])/([.$S$3]^[.$A19])))))" office:value-type="float" office:value="1.92762959421075">
            <text:p>1.93</text:p>
          </table:table-cell>
          <table:table-cell table:style-name="ce19" table:formula="of:=IF([.M$2]&gt;[.$A19];&quot;&quot;;IF(ABS(10000*(GAMMA([.$A19]+1)/(GAMMA([.M$2]+1)*GAMMA([.$A19]-[.M$2]+1)))*(([.$R$3]^([.$A19]-[.M$2])/([.$S$3]^[.$A19]))))=0;&quot;&quot;;100*(GAMMA([.$A19]+1)/(GAMMA([.M$2]+1)*GAMMA([.$A19]-[.M$2]+1)))*(([.$R$3]^([.$A19]-[.M$2])/([.$S$3]^[.$A19])))))" office:value-type="float" office:value="0.613336689067056">
            <text:p>0.61</text:p>
          </table:table-cell>
          <table:table-cell table:style-name="ce19" table:formula="of:=IF([.N$2]&gt;[.$A19];&quot;&quot;;IF(ABS(10000*(GAMMA([.$A19]+1)/(GAMMA([.N$2]+1)*GAMMA([.$A19]-[.N$2]+1)))*(([.$R$3]^([.$A19]-[.N$2])/([.$S$3]^[.$A19]))))=0;&quot;&quot;;100*(GAMMA([.$A19]+1)/(GAMMA([.N$2]+1)*GAMMA([.$A19]-[.N$2]+1)))*(([.$R$3]^([.$A19]-[.N$2])/([.$S$3]^[.$A19])))))" office:value-type="float" office:value="0.153334172266764">
            <text:p>0.15</text:p>
          </table:table-cell>
          <table:table-cell table:style-name="ce19" table:formula="of:=IF([.O$2]&gt;[.$A19];&quot;&quot;;IF(ABS(10000*(GAMMA([.$A19]+1)/(GAMMA([.O$2]+1)*GAMMA([.$A19]-[.O$2]+1)))*(([.$R$3]^([.$A19]-[.O$2])/([.$S$3]^[.$A19]))))=0;&quot;&quot;;100*(GAMMA([.$A19]+1)/(GAMMA([.O$2]+1)*GAMMA([.$A19]-[.O$2]+1)))*(([.$R$3]^([.$A19]-[.O$2])/([.$S$3]^[.$A19])))))" office:value-type="float" office:value="0.0294873408205316">
            <text:p>0.03</text:p>
          </table:table-cell>
          <table:table-cell table:style-name="ce19" table:formula="of:=IF([.P$2]&gt;[.$A19];&quot;&quot;;IF(ABS(10000*(GAMMA([.$A19]+1)/(GAMMA([.P$2]+1)*GAMMA([.$A19]-[.P$2]+1)))*(([.$R$3]^([.$A19]-[.P$2])/([.$S$3]^[.$A19]))))=0;&quot;&quot;;100*(GAMMA([.$A19]+1)/(GAMMA([.P$2]+1)*GAMMA([.$A19]-[.P$2]+1)))*(([.$R$3]^([.$A19]-[.P$2])/([.$S$3]^[.$A19])))))" office:value-type="float" office:value="0.00421247726007594">
            <text:p>0.00</text:p>
          </table:table-cell>
          <table:table-cell table:style-name="ce19" table:formula="of:=IF([.Q$2]&gt;[.$A19];&quot;&quot;;IF(ABS(10000*(GAMMA([.$A19]+1)/(GAMMA([.Q$2]+1)*GAMMA([.$A19]-[.Q$2]+1)))*(([.$R$3]^([.$A19]-[.Q$2])/([.$S$3]^[.$A19]))))=0;&quot;&quot;;100*(GAMMA([.$A19]+1)/(GAMMA([.Q$2]+1)*GAMMA([.$A19]-[.Q$2]+1)))*(([.$R$3]^([.$A19]-[.Q$2])/([.$S$3]^[.$A19])))))" office:value-type="float" office:value="0.000421247726007594">
            <text:p>0.00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table:style-name="ce19" table:formula="of:=IF([.B$2]&gt;[.$A20];&quot;&quot;;IF(ABS(10000*(GAMMA([.$A20]+1)/(GAMMA([.B$2]+1)*GAMMA([.$A20]-[.B$2]+1)))*(([.$R$3]^([.$A20]-[.B$2])/([.$S$3]^[.$A20]))))=0;&quot;&quot;;100*(GAMMA([.$A20]+1)/(GAMMA([.B$2]+1)*GAMMA([.$A20]-[.B$2]+1)))*(([.$R$3]^([.$A20]-[.B$2])/([.$S$3]^[.$A20])))))" office:value-type="float" office:value="0.0676639484598864">
            <text:p>0.07</text:p>
          </table:table-cell>
          <table:table-cell table:style-name="ce19" table:formula="of:=IF([.C$2]&gt;[.$A20];&quot;&quot;;IF(ABS(10000*(GAMMA([.$A20]+1)/(GAMMA([.C$2]+1)*GAMMA([.$A20]-[.C$2]+1)))*(([.$R$3]^([.$A20]-[.C$2])/([.$S$3]^[.$A20]))))=0;&quot;&quot;;100*(GAMMA([.$A20]+1)/(GAMMA([.C$2]+1)*GAMMA([.$A20]-[.C$2]+1)))*(([.$R$3]^([.$A20]-[.C$2])/([.$S$3]^[.$A20])))))" office:value-type="float" office:value="0.608975536138978">
            <text:p>0.61</text:p>
          </table:table-cell>
          <table:table-cell table:style-name="ce19" table:formula="of:=IF([.D$2]&gt;[.$A20];&quot;&quot;;IF(ABS(10000*(GAMMA([.$A20]+1)/(GAMMA([.D$2]+1)*GAMMA([.$A20]-[.D$2]+1)))*(([.$R$3]^([.$A20]-[.D$2])/([.$S$3]^[.$A20]))))=0;&quot;&quot;;100*(GAMMA([.$A20]+1)/(GAMMA([.D$2]+1)*GAMMA([.$A20]-[.D$2]+1)))*(([.$R$3]^([.$A20]-[.D$2])/([.$S$3]^[.$A20])))))" office:value-type="float" office:value="2.58814602859066">
            <text:p>2.59</text:p>
          </table:table-cell>
          <table:table-cell table:style-name="ce19" table:formula="of:=IF([.E$2]&gt;[.$A20];&quot;&quot;;IF(ABS(10000*(GAMMA([.$A20]+1)/(GAMMA([.E$2]+1)*GAMMA([.$A20]-[.E$2]+1)))*(([.$R$3]^([.$A20]-[.E$2])/([.$S$3]^[.$A20]))))=0;&quot;&quot;;100*(GAMMA([.$A20]+1)/(GAMMA([.E$2]+1)*GAMMA([.$A20]-[.E$2]+1)))*(([.$R$3]^([.$A20]-[.E$2])/([.$S$3]^[.$A20])))))" office:value-type="float" office:value="6.90172274290841">
            <text:p>6.90</text:p>
          </table:table-cell>
          <table:table-cell table:style-name="ce19" table:formula="of:=IF([.F$2]&gt;[.$A20];&quot;&quot;;IF(ABS(10000*(GAMMA([.$A20]+1)/(GAMMA([.F$2]+1)*GAMMA([.$A20]-[.F$2]+1)))*(([.$R$3]^([.$A20]-[.F$2])/([.$S$3]^[.$A20]))))=0;&quot;&quot;;100*(GAMMA([.$A20]+1)/(GAMMA([.F$2]+1)*GAMMA([.$A20]-[.F$2]+1)))*(([.$R$3]^([.$A20]-[.F$2])/([.$S$3]^[.$A20])))))" office:value-type="float" office:value="12.9407301429533">
            <text:p>12.94</text:p>
          </table:table-cell>
          <table:table-cell table:style-name="ce19" table:formula="of:=IF([.G$2]&gt;[.$A20];&quot;&quot;;IF(ABS(10000*(GAMMA([.$A20]+1)/(GAMMA([.G$2]+1)*GAMMA([.$A20]-[.G$2]+1)))*(([.$R$3]^([.$A20]-[.G$2])/([.$S$3]^[.$A20]))))=0;&quot;&quot;;100*(GAMMA([.$A20]+1)/(GAMMA([.G$2]+1)*GAMMA([.$A20]-[.G$2]+1)))*(([.$R$3]^([.$A20]-[.G$2])/([.$S$3]^[.$A20])))))" office:value-type="float" office:value="18.1170222001346">
            <text:p>18.12</text:p>
          </table:table-cell>
          <table:table-cell table:style-name="ce19" table:formula="of:=IF([.H$2]&gt;[.$A20];&quot;&quot;;IF(ABS(10000*(GAMMA([.$A20]+1)/(GAMMA([.H$2]+1)*GAMMA([.$A20]-[.H$2]+1)))*(([.$R$3]^([.$A20]-[.H$2])/([.$S$3]^[.$A20]))))=0;&quot;&quot;;100*(GAMMA([.$A20]+1)/(GAMMA([.H$2]+1)*GAMMA([.$A20]-[.H$2]+1)))*(([.$R$3]^([.$A20]-[.H$2])/([.$S$3]^[.$A20])))))" office:value-type="float" office:value="19.6267740501458">
            <text:p>19.63</text:p>
          </table:table-cell>
          <table:table-cell table:style-name="ce19" table:formula="of:=IF([.I$2]&gt;[.$A20];&quot;&quot;;IF(ABS(10000*(GAMMA([.$A20]+1)/(GAMMA([.I$2]+1)*GAMMA([.$A20]-[.I$2]+1)))*(([.$R$3]^([.$A20]-[.I$2])/([.$S$3]^[.$A20]))))=0;&quot;&quot;;100*(GAMMA([.$A20]+1)/(GAMMA([.I$2]+1)*GAMMA([.$A20]-[.I$2]+1)))*(([.$R$3]^([.$A20]-[.I$2])/([.$S$3]^[.$A20])))))" office:value-type="float" office:value="16.8229491858393">
            <text:p>16.82</text:p>
          </table:table-cell>
          <table:table-cell table:style-name="ce19" table:formula="of:=IF([.J$2]&gt;[.$A20];&quot;&quot;;IF(ABS(10000*(GAMMA([.$A20]+1)/(GAMMA([.J$2]+1)*GAMMA([.$A20]-[.J$2]+1)))*(([.$R$3]^([.$A20]-[.J$2])/([.$S$3]^[.$A20]))))=0;&quot;&quot;;100*(GAMMA([.$A20]+1)/(GAMMA([.J$2]+1)*GAMMA([.$A20]-[.J$2]+1)))*(([.$R$3]^([.$A20]-[.J$2])/([.$S$3]^[.$A20])))))" office:value-type="float" office:value="11.5657775652645">
            <text:p>11.57</text:p>
          </table:table-cell>
          <table:table-cell table:style-name="ce19" table:formula="of:=IF([.K$2]&gt;[.$A20];&quot;&quot;;IF(ABS(10000*(GAMMA([.$A20]+1)/(GAMMA([.K$2]+1)*GAMMA([.$A20]-[.K$2]+1)))*(([.$R$3]^([.$A20]-[.K$2])/([.$S$3]^[.$A20]))))=0;&quot;&quot;;100*(GAMMA([.$A20]+1)/(GAMMA([.K$2]+1)*GAMMA([.$A20]-[.K$2]+1)))*(([.$R$3]^([.$A20]-[.K$2])/([.$S$3]^[.$A20])))))" office:value-type="float" office:value="6.42543198070249">
            <text:p>6.43</text:p>
          </table:table-cell>
          <table:table-cell table:style-name="ce19" table:formula="of:=IF([.L$2]&gt;[.$A20];&quot;&quot;;IF(ABS(10000*(GAMMA([.$A20]+1)/(GAMMA([.L$2]+1)*GAMMA([.$A20]-[.L$2]+1)))*(([.$R$3]^([.$A20]-[.L$2])/([.$S$3]^[.$A20]))))=0;&quot;&quot;;100*(GAMMA([.$A20]+1)/(GAMMA([.L$2]+1)*GAMMA([.$A20]-[.L$2]+1)))*(([.$R$3]^([.$A20]-[.L$2])/([.$S$3]^[.$A20])))))" office:value-type="float" office:value="2.89144439131612">
            <text:p>2.89</text:p>
          </table:table-cell>
          <table:table-cell table:style-name="ce19" table:formula="of:=IF([.M$2]&gt;[.$A20];&quot;&quot;;IF(ABS(10000*(GAMMA([.$A20]+1)/(GAMMA([.M$2]+1)*GAMMA([.$A20]-[.M$2]+1)))*(([.$R$3]^([.$A20]-[.M$2])/([.$S$3]^[.$A20]))))=0;&quot;&quot;;100*(GAMMA([.$A20]+1)/(GAMMA([.M$2]+1)*GAMMA([.$A20]-[.M$2]+1)))*(([.$R$3]^([.$A20]-[.M$2])/([.$S$3]^[.$A20])))))" office:value-type="float" office:value="1.05143432411495">
            <text:p>1.05</text:p>
          </table:table-cell>
          <table:table-cell table:style-name="ce19" table:formula="of:=IF([.N$2]&gt;[.$A20];&quot;&quot;;IF(ABS(10000*(GAMMA([.$A20]+1)/(GAMMA([.N$2]+1)*GAMMA([.$A20]-[.N$2]+1)))*(([.$R$3]^([.$A20]-[.N$2])/([.$S$3]^[.$A20]))))=0;&quot;&quot;;100*(GAMMA([.$A20]+1)/(GAMMA([.N$2]+1)*GAMMA([.$A20]-[.N$2]+1)))*(([.$R$3]^([.$A20]-[.N$2])/([.$S$3]^[.$A20])))))" office:value-type="float" office:value="0.306668344533528">
            <text:p>0.31</text:p>
          </table:table-cell>
          <table:table-cell table:style-name="ce19" table:formula="of:=IF([.O$2]&gt;[.$A20];&quot;&quot;;IF(ABS(10000*(GAMMA([.$A20]+1)/(GAMMA([.O$2]+1)*GAMMA([.$A20]-[.O$2]+1)))*(([.$R$3]^([.$A20]-[.O$2])/([.$S$3]^[.$A20]))))=0;&quot;&quot;;100*(GAMMA([.$A20]+1)/(GAMMA([.O$2]+1)*GAMMA([.$A20]-[.O$2]+1)))*(([.$R$3]^([.$A20]-[.O$2])/([.$S$3]^[.$A20])))))" office:value-type="float" office:value="0.0707696179692757">
            <text:p>0.07</text:p>
          </table:table-cell>
          <table:table-cell table:style-name="ce19" table:formula="of:=IF([.P$2]&gt;[.$A20];&quot;&quot;;IF(ABS(10000*(GAMMA([.$A20]+1)/(GAMMA([.P$2]+1)*GAMMA([.$A20]-[.P$2]+1)))*(([.$R$3]^([.$A20]-[.P$2])/([.$S$3]^[.$A20]))))=0;&quot;&quot;;100*(GAMMA([.$A20]+1)/(GAMMA([.P$2]+1)*GAMMA([.$A20]-[.P$2]+1)))*(([.$R$3]^([.$A20]-[.P$2])/([.$S$3]^[.$A20])))))" office:value-type="float" office:value="0.0126374317802278">
            <text:p>0.01</text:p>
          </table:table-cell>
          <table:table-cell table:style-name="ce19" table:formula="of:=IF([.Q$2]&gt;[.$A20];&quot;&quot;;IF(ABS(10000*(GAMMA([.$A20]+1)/(GAMMA([.Q$2]+1)*GAMMA([.$A20]-[.Q$2]+1)))*(([.$R$3]^([.$A20]-[.Q$2])/([.$S$3]^[.$A20]))))=0;&quot;&quot;;100*(GAMMA([.$A20]+1)/(GAMMA([.Q$2]+1)*GAMMA([.$A20]-[.Q$2]+1)))*(([.$R$3]^([.$A20]-[.Q$2])/([.$S$3]^[.$A20])))))" office:value-type="float" office:value="0.00168499090403037">
            <text:p>0.00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style-name="ce19" table:formula="of:=IF([.B$2]&gt;[.$A21];&quot;&quot;;IF(ABS(10000*(GAMMA([.$A21]+1)/(GAMMA([.B$2]+1)*GAMMA([.$A21]-[.B$2]+1)))*(([.$R$3]^([.$A21]-[.B$2])/([.$S$3]^[.$A21]))))=0;&quot;&quot;;100*(GAMMA([.$A21]+1)/(GAMMA([.B$2]+1)*GAMMA([.$A21]-[.B$2]+1)))*(([.$R$3]^([.$A21]-[.B$2])/([.$S$3]^[.$A21])))))" office:value-type="float" office:value="0.0451092989732576">
            <text:p>0.05</text:p>
          </table:table-cell>
          <table:table-cell table:style-name="ce19" table:formula="of:=IF([.C$2]&gt;[.$A21];&quot;&quot;;IF(ABS(10000*(GAMMA([.$A21]+1)/(GAMMA([.C$2]+1)*GAMMA([.$A21]-[.C$2]+1)))*(([.$R$3]^([.$A21]-[.C$2])/([.$S$3]^[.$A21]))))=0;&quot;&quot;;100*(GAMMA([.$A21]+1)/(GAMMA([.C$2]+1)*GAMMA([.$A21]-[.C$2]+1)))*(([.$R$3]^([.$A21]-[.C$2])/([.$S$3]^[.$A21])))))" office:value-type="float" office:value="0.428538340245948">
            <text:p>0.43</text:p>
          </table:table-cell>
          <table:table-cell table:style-name="ce19" table:formula="of:=IF([.D$2]&gt;[.$A21];&quot;&quot;;IF(ABS(10000*(GAMMA([.$A21]+1)/(GAMMA([.D$2]+1)*GAMMA([.$A21]-[.D$2]+1)))*(([.$R$3]^([.$A21]-[.D$2])/([.$S$3]^[.$A21]))))=0;&quot;&quot;;100*(GAMMA([.$A21]+1)/(GAMMA([.D$2]+1)*GAMMA([.$A21]-[.D$2]+1)))*(([.$R$3]^([.$A21]-[.D$2])/([.$S$3]^[.$A21])))))" office:value-type="float" office:value="1.92842253110676">
            <text:p>1.93</text:p>
          </table:table-cell>
          <table:table-cell table:style-name="ce19" table:formula="of:=IF([.E$2]&gt;[.$A21];&quot;&quot;;IF(ABS(10000*(GAMMA([.$A21]+1)/(GAMMA([.E$2]+1)*GAMMA([.$A21]-[.E$2]+1)))*(([.$R$3]^([.$A21]-[.E$2])/([.$S$3]^[.$A21]))))=0;&quot;&quot;;100*(GAMMA([.$A21]+1)/(GAMMA([.E$2]+1)*GAMMA([.$A21]-[.E$2]+1)))*(([.$R$3]^([.$A21]-[.E$2])/([.$S$3]^[.$A21])))))" office:value-type="float" office:value="5.46386383813583">
            <text:p>5.46</text:p>
          </table:table-cell>
          <table:table-cell table:style-name="ce19" table:formula="of:=IF([.F$2]&gt;[.$A21];&quot;&quot;;IF(ABS(10000*(GAMMA([.$A21]+1)/(GAMMA([.F$2]+1)*GAMMA([.$A21]-[.F$2]+1)))*(([.$R$3]^([.$A21]-[.F$2])/([.$S$3]^[.$A21]))))=0;&quot;&quot;;100*(GAMMA([.$A21]+1)/(GAMMA([.F$2]+1)*GAMMA([.$A21]-[.F$2]+1)))*(([.$R$3]^([.$A21]-[.F$2])/([.$S$3]^[.$A21])))))" office:value-type="float" office:value="10.9277276762717">
            <text:p>10.93</text:p>
          </table:table-cell>
          <table:table-cell table:style-name="ce19" table:formula="of:=IF([.G$2]&gt;[.$A21];&quot;&quot;;IF(ABS(10000*(GAMMA([.$A21]+1)/(GAMMA([.G$2]+1)*GAMMA([.$A21]-[.G$2]+1)))*(([.$R$3]^([.$A21]-[.G$2])/([.$S$3]^[.$A21]))))=0;&quot;&quot;;100*(GAMMA([.$A21]+1)/(GAMMA([.G$2]+1)*GAMMA([.$A21]-[.G$2]+1)))*(([.$R$3]^([.$A21]-[.G$2])/([.$S$3]^[.$A21])))))" office:value-type="float" office:value="16.3915915144075">
            <text:p>16.39</text:p>
          </table:table-cell>
          <table:table-cell table:style-name="ce19" table:formula="of:=IF([.H$2]&gt;[.$A21];&quot;&quot;;IF(ABS(10000*(GAMMA([.$A21]+1)/(GAMMA([.H$2]+1)*GAMMA([.$A21]-[.H$2]+1)))*(([.$R$3]^([.$A21]-[.H$2])/([.$S$3]^[.$A21]))))=0;&quot;&quot;;100*(GAMMA([.$A21]+1)/(GAMMA([.H$2]+1)*GAMMA([.$A21]-[.H$2]+1)))*(([.$R$3]^([.$A21]-[.H$2])/([.$S$3]^[.$A21])))))" office:value-type="float" office:value="19.1235234334754">
            <text:p>19.12</text:p>
          </table:table-cell>
          <table:table-cell table:style-name="ce19" table:formula="of:=IF([.I$2]&gt;[.$A21];&quot;&quot;;IF(ABS(10000*(GAMMA([.$A21]+1)/(GAMMA([.I$2]+1)*GAMMA([.$A21]-[.I$2]+1)))*(([.$R$3]^([.$A21]-[.I$2])/([.$S$3]^[.$A21]))))=0;&quot;&quot;;100*(GAMMA([.$A21]+1)/(GAMMA([.I$2]+1)*GAMMA([.$A21]-[.I$2]+1)))*(([.$R$3]^([.$A21]-[.I$2])/([.$S$3]^[.$A21])))))" office:value-type="float" office:value="17.7575574739415">
            <text:p>17.76</text:p>
          </table:table-cell>
          <table:table-cell table:style-name="ce19" table:formula="of:=IF([.J$2]&gt;[.$A21];&quot;&quot;;IF(ABS(10000*(GAMMA([.$A21]+1)/(GAMMA([.J$2]+1)*GAMMA([.$A21]-[.J$2]+1)))*(([.$R$3]^([.$A21]-[.J$2])/([.$S$3]^[.$A21]))))=0;&quot;&quot;;100*(GAMMA([.$A21]+1)/(GAMMA([.J$2]+1)*GAMMA([.$A21]-[.J$2]+1)))*(([.$R$3]^([.$A21]-[.J$2])/([.$S$3]^[.$A21])))))" office:value-type="float" office:value="13.3181681054561">
            <text:p>13.32</text:p>
          </table:table-cell>
          <table:table-cell table:style-name="ce19" table:formula="of:=IF([.K$2]&gt;[.$A21];&quot;&quot;;IF(ABS(10000*(GAMMA([.$A21]+1)/(GAMMA([.K$2]+1)*GAMMA([.$A21]-[.K$2]+1)))*(([.$R$3]^([.$A21]-[.K$2])/([.$S$3]^[.$A21]))))=0;&quot;&quot;;100*(GAMMA([.$A21]+1)/(GAMMA([.K$2]+1)*GAMMA([.$A21]-[.K$2]+1)))*(([.$R$3]^([.$A21]-[.K$2])/([.$S$3]^[.$A21])))))" office:value-type="float" office:value="8.13888050888983">
            <text:p>8.14</text:p>
          </table:table-cell>
          <table:table-cell table:style-name="ce19" table:formula="of:=IF([.L$2]&gt;[.$A21];&quot;&quot;;IF(ABS(10000*(GAMMA([.$A21]+1)/(GAMMA([.L$2]+1)*GAMMA([.$A21]-[.L$2]+1)))*(([.$R$3]^([.$A21]-[.L$2])/([.$S$3]^[.$A21]))))=0;&quot;&quot;;100*(GAMMA([.$A21]+1)/(GAMMA([.L$2]+1)*GAMMA([.$A21]-[.L$2]+1)))*(([.$R$3]^([.$A21]-[.L$2])/([.$S$3]^[.$A21])))))" office:value-type="float" office:value="4.06944025444492">
            <text:p>4.07</text:p>
          </table:table-cell>
          <table:table-cell table:style-name="ce19" table:formula="of:=IF([.M$2]&gt;[.$A21];&quot;&quot;;IF(ABS(10000*(GAMMA([.$A21]+1)/(GAMMA([.M$2]+1)*GAMMA([.$A21]-[.M$2]+1)))*(([.$R$3]^([.$A21]-[.M$2])/([.$S$3]^[.$A21]))))=0;&quot;&quot;;100*(GAMMA([.$A21]+1)/(GAMMA([.M$2]+1)*GAMMA([.$A21]-[.M$2]+1)))*(([.$R$3]^([.$A21]-[.M$2])/([.$S$3]^[.$A21])))))" office:value-type="float" office:value="1.66477101318201">
            <text:p>1.66</text:p>
          </table:table-cell>
          <table:table-cell table:style-name="ce19" table:formula="of:=IF([.N$2]&gt;[.$A21];&quot;&quot;;IF(ABS(10000*(GAMMA([.$A21]+1)/(GAMMA([.N$2]+1)*GAMMA([.$A21]-[.N$2]+1)))*(([.$R$3]^([.$A21]-[.N$2])/([.$S$3]^[.$A21]))))=0;&quot;&quot;;100*(GAMMA([.$A21]+1)/(GAMMA([.N$2]+1)*GAMMA([.$A21]-[.N$2]+1)))*(([.$R$3]^([.$A21]-[.N$2])/([.$S$3]^[.$A21])))))" office:value-type="float" office:value="0.55492367106067">
            <text:p>0.55</text:p>
          </table:table-cell>
          <table:table-cell table:style-name="ce19" table:formula="of:=IF([.O$2]&gt;[.$A21];&quot;&quot;;IF(ABS(10000*(GAMMA([.$A21]+1)/(GAMMA([.O$2]+1)*GAMMA([.$A21]-[.O$2]+1)))*(([.$R$3]^([.$A21]-[.O$2])/([.$S$3]^[.$A21]))))=0;&quot;&quot;;100*(GAMMA([.$A21]+1)/(GAMMA([.O$2]+1)*GAMMA([.$A21]-[.O$2]+1)))*(([.$R$3]^([.$A21]-[.O$2])/([.$S$3]^[.$A21])))))" office:value-type="float" office:value="0.149402526824027">
            <text:p>0.15</text:p>
          </table:table-cell>
          <table:table-cell table:style-name="ce19" table:formula="of:=IF([.P$2]&gt;[.$A21];&quot;&quot;;IF(ABS(10000*(GAMMA([.$A21]+1)/(GAMMA([.P$2]+1)*GAMMA([.$A21]-[.P$2]+1)))*(([.$R$3]^([.$A21]-[.P$2])/([.$S$3]^[.$A21]))))=0;&quot;&quot;;100*(GAMMA([.$A21]+1)/(GAMMA([.P$2]+1)*GAMMA([.$A21]-[.P$2]+1)))*(([.$R$3]^([.$A21]-[.P$2])/([.$S$3]^[.$A21])))))" office:value-type="float" office:value="0.0320148271765771">
            <text:p>0.03</text:p>
          </table:table-cell>
          <table:table-cell table:style-name="ce19" table:formula="of:=IF([.Q$2]&gt;[.$A21];&quot;&quot;;IF(ABS(10000*(GAMMA([.$A21]+1)/(GAMMA([.Q$2]+1)*GAMMA([.$A21]-[.Q$2]+1)))*(([.$R$3]^([.$A21]-[.Q$2])/([.$S$3]^[.$A21]))))=0;&quot;&quot;;100*(GAMMA([.$A21]+1)/(GAMMA([.Q$2]+1)*GAMMA([.$A21]-[.Q$2]+1)))*(([.$R$3]^([.$A21]-[.Q$2])/([.$S$3]^[.$A21])))))" office:value-type="float" office:value="0.00533580452942952">
            <text:p>0.01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style-name="ce19" table:formula="of:=IF([.B$2]&gt;[.$A22];&quot;&quot;;IF(ABS(10000*(GAMMA([.$A22]+1)/(GAMMA([.B$2]+1)*GAMMA([.$A22]-[.B$2]+1)))*(([.$R$3]^([.$A22]-[.B$2])/([.$S$3]^[.$A22]))))=0;&quot;&quot;;100*(GAMMA([.$A22]+1)/(GAMMA([.B$2]+1)*GAMMA([.$A22]-[.B$2]+1)))*(([.$R$3]^([.$A22]-[.B$2])/([.$S$3]^[.$A22])))))" office:value-type="float" office:value="0.0300728659821717">
            <text:p>0.03</text:p>
          </table:table-cell>
          <table:table-cell table:style-name="ce19" table:formula="of:=IF([.C$2]&gt;[.$A22];&quot;&quot;;IF(ABS(10000*(GAMMA([.$A22]+1)/(GAMMA([.C$2]+1)*GAMMA([.$A22]-[.C$2]+1)))*(([.$R$3]^([.$A22]-[.C$2])/([.$S$3]^[.$A22]))))=0;&quot;&quot;;100*(GAMMA([.$A22]+1)/(GAMMA([.C$2]+1)*GAMMA([.$A22]-[.C$2]+1)))*(([.$R$3]^([.$A22]-[.C$2])/([.$S$3]^[.$A22])))))" office:value-type="float" office:value="0.300728659821717">
            <text:p>0.30</text:p>
          </table:table-cell>
          <table:table-cell table:style-name="ce19" table:formula="of:=IF([.D$2]&gt;[.$A22];&quot;&quot;;IF(ABS(10000*(GAMMA([.$A22]+1)/(GAMMA([.D$2]+1)*GAMMA([.$A22]-[.D$2]+1)))*(([.$R$3]^([.$A22]-[.D$2])/([.$S$3]^[.$A22]))))=0;&quot;&quot;;100*(GAMMA([.$A22]+1)/(GAMMA([.D$2]+1)*GAMMA([.$A22]-[.D$2]+1)))*(([.$R$3]^([.$A22]-[.D$2])/([.$S$3]^[.$A22])))))" office:value-type="float" office:value="1.42846113415316">
            <text:p>1.43</text:p>
          </table:table-cell>
          <table:table-cell table:style-name="ce19" table:formula="of:=IF([.E$2]&gt;[.$A22];&quot;&quot;;IF(ABS(10000*(GAMMA([.$A22]+1)/(GAMMA([.E$2]+1)*GAMMA([.$A22]-[.E$2]+1)))*(([.$R$3]^([.$A22]-[.E$2])/([.$S$3]^[.$A22]))))=0;&quot;&quot;;100*(GAMMA([.$A22]+1)/(GAMMA([.E$2]+1)*GAMMA([.$A22]-[.E$2]+1)))*(([.$R$3]^([.$A22]-[.E$2])/([.$S$3]^[.$A22])))))" office:value-type="float" office:value="4.28538340245947">
            <text:p>4.29</text:p>
          </table:table-cell>
          <table:table-cell table:style-name="ce19" table:formula="of:=IF([.F$2]&gt;[.$A22];&quot;&quot;;IF(ABS(10000*(GAMMA([.$A22]+1)/(GAMMA([.F$2]+1)*GAMMA([.$A22]-[.F$2]+1)))*(([.$R$3]^([.$A22]-[.F$2])/([.$S$3]^[.$A22]))))=0;&quot;&quot;;100*(GAMMA([.$A22]+1)/(GAMMA([.F$2]+1)*GAMMA([.$A22]-[.F$2]+1)))*(([.$R$3]^([.$A22]-[.F$2])/([.$S$3]^[.$A22])))))" office:value-type="float" office:value="9.10643973022638">
            <text:p>9.11</text:p>
          </table:table-cell>
          <table:table-cell table:style-name="ce19" table:formula="of:=IF([.G$2]&gt;[.$A22];&quot;&quot;;IF(ABS(10000*(GAMMA([.$A22]+1)/(GAMMA([.G$2]+1)*GAMMA([.$A22]-[.G$2]+1)))*(([.$R$3]^([.$A22]-[.G$2])/([.$S$3]^[.$A22]))))=0;&quot;&quot;;100*(GAMMA([.$A22]+1)/(GAMMA([.G$2]+1)*GAMMA([.$A22]-[.G$2]+1)))*(([.$R$3]^([.$A22]-[.G$2])/([.$S$3]^[.$A22])))))" office:value-type="float" office:value="14.5703035683622">
            <text:p>14.57</text:p>
          </table:table-cell>
          <table:table-cell table:style-name="ce19" table:formula="of:=IF([.H$2]&gt;[.$A22];&quot;&quot;;IF(ABS(10000*(GAMMA([.$A22]+1)/(GAMMA([.H$2]+1)*GAMMA([.$A22]-[.H$2]+1)))*(([.$R$3]^([.$A22]-[.H$2])/([.$S$3]^[.$A22]))))=0;&quot;&quot;;100*(GAMMA([.$A22]+1)/(GAMMA([.H$2]+1)*GAMMA([.$A22]-[.H$2]+1)))*(([.$R$3]^([.$A22]-[.H$2])/([.$S$3]^[.$A22])))))" office:value-type="float" office:value="18.2128794604528">
            <text:p>18.21</text:p>
          </table:table-cell>
          <table:table-cell table:style-name="ce19" table:formula="of:=IF([.I$2]&gt;[.$A22];&quot;&quot;;IF(ABS(10000*(GAMMA([.$A22]+1)/(GAMMA([.I$2]+1)*GAMMA([.$A22]-[.I$2]+1)))*(([.$R$3]^([.$A22]-[.I$2])/([.$S$3]^[.$A22]))))=0;&quot;&quot;;100*(GAMMA([.$A22]+1)/(GAMMA([.I$2]+1)*GAMMA([.$A22]-[.I$2]+1)))*(([.$R$3]^([.$A22]-[.I$2])/([.$S$3]^[.$A22])))))" office:value-type="float" office:value="18.2128794604528">
            <text:p>18.21</text:p>
          </table:table-cell>
          <table:table-cell table:style-name="ce19" table:formula="of:=IF([.J$2]&gt;[.$A22];&quot;&quot;;IF(ABS(10000*(GAMMA([.$A22]+1)/(GAMMA([.J$2]+1)*GAMMA([.$A22]-[.J$2]+1)))*(([.$R$3]^([.$A22]-[.J$2])/([.$S$3]^[.$A22]))))=0;&quot;&quot;;100*(GAMMA([.$A22]+1)/(GAMMA([.J$2]+1)*GAMMA([.$A22]-[.J$2]+1)))*(([.$R$3]^([.$A22]-[.J$2])/([.$S$3]^[.$A22])))))" office:value-type="float" office:value="14.7979645616179">
            <text:p>14.80</text:p>
          </table:table-cell>
          <table:table-cell table:style-name="ce19" table:formula="of:=IF([.K$2]&gt;[.$A22];&quot;&quot;;IF(ABS(10000*(GAMMA([.$A22]+1)/(GAMMA([.K$2]+1)*GAMMA([.$A22]-[.K$2]+1)))*(([.$R$3]^([.$A22]-[.K$2])/([.$S$3]^[.$A22]))))=0;&quot;&quot;;100*(GAMMA([.$A22]+1)/(GAMMA([.K$2]+1)*GAMMA([.$A22]-[.K$2]+1)))*(([.$R$3]^([.$A22]-[.K$2])/([.$S$3]^[.$A22])))))" office:value-type="float" office:value="9.86530970774525">
            <text:p>9.87</text:p>
          </table:table-cell>
          <table:table-cell table:style-name="ce19" table:formula="of:=IF([.L$2]&gt;[.$A22];&quot;&quot;;IF(ABS(10000*(GAMMA([.$A22]+1)/(GAMMA([.L$2]+1)*GAMMA([.$A22]-[.L$2]+1)))*(([.$R$3]^([.$A22]-[.L$2])/([.$S$3]^[.$A22]))))=0;&quot;&quot;;100*(GAMMA([.$A22]+1)/(GAMMA([.L$2]+1)*GAMMA([.$A22]-[.L$2]+1)))*(([.$R$3]^([.$A22]-[.L$2])/([.$S$3]^[.$A22])))))" office:value-type="float" office:value="5.42592033925989">
            <text:p>5.43</text:p>
          </table:table-cell>
          <table:table-cell table:style-name="ce19" table:formula="of:=IF([.M$2]&gt;[.$A22];&quot;&quot;;IF(ABS(10000*(GAMMA([.$A22]+1)/(GAMMA([.M$2]+1)*GAMMA([.$A22]-[.M$2]+1)))*(([.$R$3]^([.$A22]-[.M$2])/([.$S$3]^[.$A22]))))=0;&quot;&quot;;100*(GAMMA([.$A22]+1)/(GAMMA([.M$2]+1)*GAMMA([.$A22]-[.M$2]+1)))*(([.$R$3]^([.$A22]-[.M$2])/([.$S$3]^[.$A22])))))" office:value-type="float" office:value="2.46632742693631">
            <text:p>2.47</text:p>
          </table:table-cell>
          <table:table-cell table:style-name="ce19" table:formula="of:=IF([.N$2]&gt;[.$A22];&quot;&quot;;IF(ABS(10000*(GAMMA([.$A22]+1)/(GAMMA([.N$2]+1)*GAMMA([.$A22]-[.N$2]+1)))*(([.$R$3]^([.$A22]-[.N$2])/([.$S$3]^[.$A22]))))=0;&quot;&quot;;100*(GAMMA([.$A22]+1)/(GAMMA([.N$2]+1)*GAMMA([.$A22]-[.N$2]+1)))*(([.$R$3]^([.$A22]-[.N$2])/([.$S$3]^[.$A22])))))" office:value-type="float" office:value="0.924872785101117">
            <text:p>0.92</text:p>
          </table:table-cell>
          <table:table-cell table:style-name="ce19" table:formula="of:=IF([.O$2]&gt;[.$A22];&quot;&quot;;IF(ABS(10000*(GAMMA([.$A22]+1)/(GAMMA([.O$2]+1)*GAMMA([.$A22]-[.O$2]+1)))*(([.$R$3]^([.$A22]-[.O$2])/([.$S$3]^[.$A22]))))=0;&quot;&quot;;100*(GAMMA([.$A22]+1)/(GAMMA([.O$2]+1)*GAMMA([.$A22]-[.O$2]+1)))*(([.$R$3]^([.$A22]-[.O$2])/([.$S$3]^[.$A22])))))" office:value-type="float" office:value="0.284576241569574">
            <text:p>0.28</text:p>
          </table:table-cell>
          <table:table-cell table:style-name="ce19" table:formula="of:=IF([.P$2]&gt;[.$A22];&quot;&quot;;IF(ABS(10000*(GAMMA([.$A22]+1)/(GAMMA([.P$2]+1)*GAMMA([.$A22]-[.P$2]+1)))*(([.$R$3]^([.$A22]-[.P$2])/([.$S$3]^[.$A22]))))=0;&quot;&quot;;100*(GAMMA([.$A22]+1)/(GAMMA([.P$2]+1)*GAMMA([.$A22]-[.P$2]+1)))*(([.$R$3]^([.$A22]-[.P$2])/([.$S$3]^[.$A22])))))" office:value-type="float" office:value="0.0711440603923936">
            <text:p>0.07</text:p>
          </table:table-cell>
          <table:table-cell table:style-name="ce19" table:formula="of:=IF([.Q$2]&gt;[.$A22];&quot;&quot;;IF(ABS(10000*(GAMMA([.$A22]+1)/(GAMMA([.Q$2]+1)*GAMMA([.$A22]-[.Q$2]+1)))*(([.$R$3]^([.$A22]-[.Q$2])/([.$S$3]^[.$A22]))))=0;&quot;&quot;;100*(GAMMA([.$A22]+1)/(GAMMA([.Q$2]+1)*GAMMA([.$A22]-[.Q$2]+1)))*(([.$R$3]^([.$A22]-[.Q$2])/([.$S$3]^[.$A22])))))" office:value-type="float" office:value="0.0142288120784787">
            <text:p>0.01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style-name="ce19" table:formula="of:=IF([.B$2]&gt;[.$A23];&quot;&quot;;IF(ABS(10000*(GAMMA([.$A23]+1)/(GAMMA([.B$2]+1)*GAMMA([.$A23]-[.B$2]+1)))*(([.$R$3]^([.$A23]-[.B$2])/([.$S$3]^[.$A23]))))=0;&quot;&quot;;100*(GAMMA([.$A23]+1)/(GAMMA([.B$2]+1)*GAMMA([.$A23]-[.B$2]+1)))*(([.$R$3]^([.$A23]-[.B$2])/([.$S$3]^[.$A23])))))" office:value-type="float" office:value="0.0200485773214478">
            <text:p>0.02</text:p>
          </table:table-cell>
          <table:table-cell table:style-name="ce19" table:formula="of:=IF([.C$2]&gt;[.$A23];&quot;&quot;;IF(ABS(10000*(GAMMA([.$A23]+1)/(GAMMA([.C$2]+1)*GAMMA([.$A23]-[.C$2]+1)))*(([.$R$3]^([.$A23]-[.C$2])/([.$S$3]^[.$A23]))))=0;&quot;&quot;;100*(GAMMA([.$A23]+1)/(GAMMA([.C$2]+1)*GAMMA([.$A23]-[.C$2]+1)))*(([.$R$3]^([.$A23]-[.C$2])/([.$S$3]^[.$A23])))))" office:value-type="float" office:value="0.210510061875202">
            <text:p>0.21</text:p>
          </table:table-cell>
          <table:table-cell table:style-name="ce19" table:formula="of:=IF([.D$2]&gt;[.$A23];&quot;&quot;;IF(ABS(10000*(GAMMA([.$A23]+1)/(GAMMA([.D$2]+1)*GAMMA([.$A23]-[.D$2]+1)))*(([.$R$3]^([.$A23]-[.D$2])/([.$S$3]^[.$A23]))))=0;&quot;&quot;;100*(GAMMA([.$A23]+1)/(GAMMA([.D$2]+1)*GAMMA([.$A23]-[.D$2]+1)))*(([.$R$3]^([.$A23]-[.D$2])/([.$S$3]^[.$A23])))))" office:value-type="float" office:value="1.05255030937601">
            <text:p>1.05</text:p>
          </table:table-cell>
          <table:table-cell table:style-name="ce19" table:formula="of:=IF([.E$2]&gt;[.$A23];&quot;&quot;;IF(ABS(10000*(GAMMA([.$A23]+1)/(GAMMA([.E$2]+1)*GAMMA([.$A23]-[.E$2]+1)))*(([.$R$3]^([.$A23]-[.E$2])/([.$S$3]^[.$A23]))))=0;&quot;&quot;;100*(GAMMA([.$A23]+1)/(GAMMA([.E$2]+1)*GAMMA([.$A23]-[.E$2]+1)))*(([.$R$3]^([.$A23]-[.E$2])/([.$S$3]^[.$A23])))))" office:value-type="float" office:value="3.3330759796907">
            <text:p>3.33</text:p>
          </table:table-cell>
          <table:table-cell table:style-name="ce19" table:formula="of:=IF([.F$2]&gt;[.$A23];&quot;&quot;;IF(ABS(10000*(GAMMA([.$A23]+1)/(GAMMA([.F$2]+1)*GAMMA([.$A23]-[.F$2]+1)))*(([.$R$3]^([.$A23]-[.F$2])/([.$S$3]^[.$A23]))))=0;&quot;&quot;;100*(GAMMA([.$A23]+1)/(GAMMA([.F$2]+1)*GAMMA([.$A23]-[.F$2]+1)))*(([.$R$3]^([.$A23]-[.F$2])/([.$S$3]^[.$A23])))))" office:value-type="float" office:value="7.49942095430408">
            <text:p>7.50</text:p>
          </table:table-cell>
          <table:table-cell table:style-name="ce19" table:formula="of:=IF([.G$2]&gt;[.$A23];&quot;&quot;;IF(ABS(10000*(GAMMA([.$A23]+1)/(GAMMA([.G$2]+1)*GAMMA([.$A23]-[.G$2]+1)))*(([.$R$3]^([.$A23]-[.G$2])/([.$S$3]^[.$A23]))))=0;&quot;&quot;;100*(GAMMA([.$A23]+1)/(GAMMA([.G$2]+1)*GAMMA([.$A23]-[.G$2]+1)))*(([.$R$3]^([.$A23]-[.G$2])/([.$S$3]^[.$A23])))))" office:value-type="float" office:value="12.7490156223169">
            <text:p>12.75</text:p>
          </table:table-cell>
          <table:table-cell table:style-name="ce19" table:formula="of:=IF([.H$2]&gt;[.$A23];&quot;&quot;;IF(ABS(10000*(GAMMA([.$A23]+1)/(GAMMA([.H$2]+1)*GAMMA([.$A23]-[.H$2]+1)))*(([.$R$3]^([.$A23]-[.H$2])/([.$S$3]^[.$A23]))))=0;&quot;&quot;;100*(GAMMA([.$A23]+1)/(GAMMA([.H$2]+1)*GAMMA([.$A23]-[.H$2]+1)))*(([.$R$3]^([.$A23]-[.H$2])/([.$S$3]^[.$A23])))))" office:value-type="float" office:value="16.9986874964226">
            <text:p>17.00</text:p>
          </table:table-cell>
          <table:table-cell table:style-name="ce19" table:formula="of:=IF([.I$2]&gt;[.$A23];&quot;&quot;;IF(ABS(10000*(GAMMA([.$A23]+1)/(GAMMA([.I$2]+1)*GAMMA([.$A23]-[.I$2]+1)))*(([.$R$3]^([.$A23]-[.I$2])/([.$S$3]^[.$A23]))))=0;&quot;&quot;;100*(GAMMA([.$A23]+1)/(GAMMA([.I$2]+1)*GAMMA([.$A23]-[.I$2]+1)))*(([.$R$3]^([.$A23]-[.I$2])/([.$S$3]^[.$A23])))))" office:value-type="float" office:value="18.2128794604528">
            <text:p>18.21</text:p>
          </table:table-cell>
          <table:table-cell table:style-name="ce19" table:formula="of:=IF([.J$2]&gt;[.$A23];&quot;&quot;;IF(ABS(10000*(GAMMA([.$A23]+1)/(GAMMA([.J$2]+1)*GAMMA([.$A23]-[.J$2]+1)))*(([.$R$3]^([.$A23]-[.J$2])/([.$S$3]^[.$A23]))))=0;&quot;&quot;;100*(GAMMA([.$A23]+1)/(GAMMA([.J$2]+1)*GAMMA([.$A23]-[.J$2]+1)))*(([.$R$3]^([.$A23]-[.J$2])/([.$S$3]^[.$A23])))))" office:value-type="float" office:value="15.9362695278962">
            <text:p>15.94</text:p>
          </table:table-cell>
          <table:table-cell table:style-name="ce19" table:formula="of:=IF([.K$2]&gt;[.$A23];&quot;&quot;;IF(ABS(10000*(GAMMA([.$A23]+1)/(GAMMA([.K$2]+1)*GAMMA([.$A23]-[.K$2]+1)))*(([.$R$3]^([.$A23]-[.K$2])/([.$S$3]^[.$A23]))))=0;&quot;&quot;;100*(GAMMA([.$A23]+1)/(GAMMA([.K$2]+1)*GAMMA([.$A23]-[.K$2]+1)))*(([.$R$3]^([.$A23]-[.K$2])/([.$S$3]^[.$A23])))))" office:value-type="float" office:value="11.5095279923695">
            <text:p>11.51</text:p>
          </table:table-cell>
          <table:table-cell table:style-name="ce19" table:formula="of:=IF([.L$2]&gt;[.$A23];&quot;&quot;;IF(ABS(10000*(GAMMA([.$A23]+1)/(GAMMA([.L$2]+1)*GAMMA([.$A23]-[.L$2]+1)))*(([.$R$3]^([.$A23]-[.L$2])/([.$S$3]^[.$A23]))))=0;&quot;&quot;;100*(GAMMA([.$A23]+1)/(GAMMA([.L$2]+1)*GAMMA([.$A23]-[.L$2]+1)))*(([.$R$3]^([.$A23]-[.L$2])/([.$S$3]^[.$A23])))))" office:value-type="float" office:value="6.90571679542167">
            <text:p>6.91</text:p>
          </table:table-cell>
          <table:table-cell table:style-name="ce19" table:formula="of:=IF([.M$2]&gt;[.$A23];&quot;&quot;;IF(ABS(10000*(GAMMA([.$A23]+1)/(GAMMA([.M$2]+1)*GAMMA([.$A23]-[.M$2]+1)))*(([.$R$3]^([.$A23]-[.M$2])/([.$S$3]^[.$A23]))))=0;&quot;&quot;;100*(GAMMA([.$A23]+1)/(GAMMA([.M$2]+1)*GAMMA([.$A23]-[.M$2]+1)))*(([.$R$3]^([.$A23]-[.M$2])/([.$S$3]^[.$A23])))))" office:value-type="float" office:value="3.45285839771084">
            <text:p>3.45</text:p>
          </table:table-cell>
          <table:table-cell table:style-name="ce19" table:formula="of:=IF([.N$2]&gt;[.$A23];&quot;&quot;;IF(ABS(10000*(GAMMA([.$A23]+1)/(GAMMA([.N$2]+1)*GAMMA([.$A23]-[.N$2]+1)))*(([.$R$3]^([.$A23]-[.N$2])/([.$S$3]^[.$A23]))))=0;&quot;&quot;;100*(GAMMA([.$A23]+1)/(GAMMA([.N$2]+1)*GAMMA([.$A23]-[.N$2]+1)))*(([.$R$3]^([.$A23]-[.N$2])/([.$S$3]^[.$A23])))))" office:value-type="float" office:value="1.43869099904618">
            <text:p>1.44</text:p>
          </table:table-cell>
          <table:table-cell table:style-name="ce19" table:formula="of:=IF([.O$2]&gt;[.$A23];&quot;&quot;;IF(ABS(10000*(GAMMA([.$A23]+1)/(GAMMA([.O$2]+1)*GAMMA([.$A23]-[.O$2]+1)))*(([.$R$3]^([.$A23]-[.O$2])/([.$S$3]^[.$A23]))))=0;&quot;&quot;;100*(GAMMA([.$A23]+1)/(GAMMA([.O$2]+1)*GAMMA([.$A23]-[.O$2]+1)))*(([.$R$3]^([.$A23]-[.O$2])/([.$S$3]^[.$A23])))))" office:value-type="float" office:value="0.498008422746755">
            <text:p>0.50</text:p>
          </table:table-cell>
          <table:table-cell table:style-name="ce19" table:formula="of:=IF([.P$2]&gt;[.$A23];&quot;&quot;;IF(ABS(10000*(GAMMA([.$A23]+1)/(GAMMA([.P$2]+1)*GAMMA([.$A23]-[.P$2]+1)))*(([.$R$3]^([.$A23]-[.P$2])/([.$S$3]^[.$A23]))))=0;&quot;&quot;;100*(GAMMA([.$A23]+1)/(GAMMA([.P$2]+1)*GAMMA([.$A23]-[.P$2]+1)))*(([.$R$3]^([.$A23]-[.P$2])/([.$S$3]^[.$A23])))))" office:value-type="float" office:value="0.142288120784787">
            <text:p>0.14</text:p>
          </table:table-cell>
          <table:table-cell table:style-name="ce19" table:formula="of:=IF([.Q$2]&gt;[.$A23];&quot;&quot;;IF(ABS(10000*(GAMMA([.$A23]+1)/(GAMMA([.Q$2]+1)*GAMMA([.$A23]-[.Q$2]+1)))*(([.$R$3]^([.$A23]-[.Q$2])/([.$S$3]^[.$A23]))))=0;&quot;&quot;;100*(GAMMA([.$A23]+1)/(GAMMA([.Q$2]+1)*GAMMA([.$A23]-[.Q$2]+1)))*(([.$R$3]^([.$A23]-[.Q$2])/([.$S$3]^[.$A23])))))" office:value-type="float" office:value="0.0332005615164504">
            <text:p>0.03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table:style-name="ce19" table:formula="of:=IF([.B$2]&gt;[.$A24];&quot;&quot;;IF(ABS(10000*(GAMMA([.$A24]+1)/(GAMMA([.B$2]+1)*GAMMA([.$A24]-[.B$2]+1)))*(([.$R$3]^([.$A24]-[.B$2])/([.$S$3]^[.$A24]))))=0;&quot;&quot;;100*(GAMMA([.$A24]+1)/(GAMMA([.B$2]+1)*GAMMA([.$A24]-[.B$2]+1)))*(([.$R$3]^([.$A24]-[.B$2])/([.$S$3]^[.$A24])))))" office:value-type="float" office:value="0.0133657182142986">
            <text:p>0.01</text:p>
          </table:table-cell>
          <table:table-cell table:style-name="ce19" table:formula="of:=IF([.C$2]&gt;[.$A24];&quot;&quot;;IF(ABS(10000*(GAMMA([.$A24]+1)/(GAMMA([.C$2]+1)*GAMMA([.$A24]-[.C$2]+1)))*(([.$R$3]^([.$A24]-[.C$2])/([.$S$3]^[.$A24]))))=0;&quot;&quot;;100*(GAMMA([.$A24]+1)/(GAMMA([.C$2]+1)*GAMMA([.$A24]-[.C$2]+1)))*(([.$R$3]^([.$A24]-[.C$2])/([.$S$3]^[.$A24])))))" office:value-type="float" office:value="0.147022900357284">
            <text:p>0.15</text:p>
          </table:table-cell>
          <table:table-cell table:style-name="ce19" table:formula="of:=IF([.D$2]&gt;[.$A24];&quot;&quot;;IF(ABS(10000*(GAMMA([.$A24]+1)/(GAMMA([.D$2]+1)*GAMMA([.$A24]-[.D$2]+1)))*(([.$R$3]^([.$A24]-[.D$2])/([.$S$3]^[.$A24]))))=0;&quot;&quot;;100*(GAMMA([.$A24]+1)/(GAMMA([.D$2]+1)*GAMMA([.$A24]-[.D$2]+1)))*(([.$R$3]^([.$A24]-[.D$2])/([.$S$3]^[.$A24])))))" office:value-type="float" office:value="0.771870226875741">
            <text:p>0.77</text:p>
          </table:table-cell>
          <table:table-cell table:style-name="ce19" table:formula="of:=IF([.E$2]&gt;[.$A24];&quot;&quot;;IF(ABS(10000*(GAMMA([.$A24]+1)/(GAMMA([.E$2]+1)*GAMMA([.$A24]-[.E$2]+1)))*(([.$R$3]^([.$A24]-[.E$2])/([.$S$3]^[.$A24]))))=0;&quot;&quot;;100*(GAMMA([.$A24]+1)/(GAMMA([.E$2]+1)*GAMMA([.$A24]-[.E$2]+1)))*(([.$R$3]^([.$A24]-[.E$2])/([.$S$3]^[.$A24])))))" office:value-type="float" office:value="2.57290075625247">
            <text:p>2.57</text:p>
          </table:table-cell>
          <table:table-cell table:style-name="ce19" table:formula="of:=IF([.F$2]&gt;[.$A24];&quot;&quot;;IF(ABS(10000*(GAMMA([.$A24]+1)/(GAMMA([.F$2]+1)*GAMMA([.$A24]-[.F$2]+1)))*(([.$R$3]^([.$A24]-[.F$2])/([.$S$3]^[.$A24]))))=0;&quot;&quot;;100*(GAMMA([.$A24]+1)/(GAMMA([.F$2]+1)*GAMMA([.$A24]-[.F$2]+1)))*(([.$R$3]^([.$A24]-[.F$2])/([.$S$3]^[.$A24])))))" office:value-type="float" office:value="6.11063929609962">
            <text:p>6.11</text:p>
          </table:table-cell>
          <table:table-cell table:style-name="ce19" table:formula="of:=IF([.G$2]&gt;[.$A24];&quot;&quot;;IF(ABS(10000*(GAMMA([.$A24]+1)/(GAMMA([.G$2]+1)*GAMMA([.$A24]-[.G$2]+1)))*(([.$R$3]^([.$A24]-[.G$2])/([.$S$3]^[.$A24]))))=0;&quot;&quot;;100*(GAMMA([.$A24]+1)/(GAMMA([.G$2]+1)*GAMMA([.$A24]-[.G$2]+1)))*(([.$R$3]^([.$A24]-[.G$2])/([.$S$3]^[.$A24])))))" office:value-type="float" office:value="10.9991507329793">
            <text:p>11.00</text:p>
          </table:table-cell>
          <table:table-cell table:style-name="ce19" table:formula="of:=IF([.H$2]&gt;[.$A24];&quot;&quot;;IF(ABS(10000*(GAMMA([.$A24]+1)/(GAMMA([.H$2]+1)*GAMMA([.$A24]-[.H$2]+1)))*(([.$R$3]^([.$A24]-[.H$2])/([.$S$3]^[.$A24]))))=0;&quot;&quot;;100*(GAMMA([.$A24]+1)/(GAMMA([.H$2]+1)*GAMMA([.$A24]-[.H$2]+1)))*(([.$R$3]^([.$A24]-[.H$2])/([.$S$3]^[.$A24])))))" office:value-type="float" office:value="15.582130205054">
            <text:p>15.58</text:p>
          </table:table-cell>
          <table:table-cell table:style-name="ce19" table:formula="of:=IF([.I$2]&gt;[.$A24];&quot;&quot;;IF(ABS(10000*(GAMMA([.$A24]+1)/(GAMMA([.I$2]+1)*GAMMA([.$A24]-[.I$2]+1)))*(([.$R$3]^([.$A24]-[.I$2])/([.$S$3]^[.$A24]))))=0;&quot;&quot;;100*(GAMMA([.$A24]+1)/(GAMMA([.I$2]+1)*GAMMA([.$A24]-[.I$2]+1)))*(([.$R$3]^([.$A24]-[.I$2])/([.$S$3]^[.$A24])))))" office:value-type="float" office:value="17.808148805776">
            <text:p>17.81</text:p>
          </table:table-cell>
          <table:table-cell table:style-name="ce19" table:formula="of:=IF([.J$2]&gt;[.$A24];&quot;&quot;;IF(ABS(10000*(GAMMA([.$A24]+1)/(GAMMA([.J$2]+1)*GAMMA([.$A24]-[.J$2]+1)))*(([.$R$3]^([.$A24]-[.J$2])/([.$S$3]^[.$A24]))))=0;&quot;&quot;;100*(GAMMA([.$A24]+1)/(GAMMA([.J$2]+1)*GAMMA([.$A24]-[.J$2]+1)))*(([.$R$3]^([.$A24]-[.J$2])/([.$S$3]^[.$A24])))))" office:value-type="float" office:value="16.695139505415">
            <text:p>16.70</text:p>
          </table:table-cell>
          <table:table-cell table:style-name="ce19" table:formula="of:=IF([.K$2]&gt;[.$A24];&quot;&quot;;IF(ABS(10000*(GAMMA([.$A24]+1)/(GAMMA([.K$2]+1)*GAMMA([.$A24]-[.K$2]+1)))*(([.$R$3]^([.$A24]-[.K$2])/([.$S$3]^[.$A24]))))=0;&quot;&quot;;100*(GAMMA([.$A24]+1)/(GAMMA([.K$2]+1)*GAMMA([.$A24]-[.K$2]+1)))*(([.$R$3]^([.$A24]-[.K$2])/([.$S$3]^[.$A24])))))" office:value-type="float" office:value="12.9851085042117">
            <text:p>12.99</text:p>
          </table:table-cell>
          <table:table-cell table:style-name="ce19" table:formula="of:=IF([.L$2]&gt;[.$A24];&quot;&quot;;IF(ABS(10000*(GAMMA([.$A24]+1)/(GAMMA([.L$2]+1)*GAMMA([.$A24]-[.L$2]+1)))*(([.$R$3]^([.$A24]-[.L$2])/([.$S$3]^[.$A24]))))=0;&quot;&quot;;100*(GAMMA([.$A24]+1)/(GAMMA([.L$2]+1)*GAMMA([.$A24]-[.L$2]+1)))*(([.$R$3]^([.$A24]-[.L$2])/([.$S$3]^[.$A24])))))" office:value-type="float" office:value="8.4403205277376">
            <text:p>8.44</text:p>
          </table:table-cell>
          <table:table-cell table:style-name="ce19" table:formula="of:=IF([.M$2]&gt;[.$A24];&quot;&quot;;IF(ABS(10000*(GAMMA([.$A24]+1)/(GAMMA([.M$2]+1)*GAMMA([.$A24]-[.M$2]+1)))*(([.$R$3]^([.$A24]-[.M$2])/([.$S$3]^[.$A24]))))=0;&quot;&quot;;100*(GAMMA([.$A24]+1)/(GAMMA([.M$2]+1)*GAMMA([.$A24]-[.M$2]+1)))*(([.$R$3]^([.$A24]-[.M$2])/([.$S$3]^[.$A24])))))" office:value-type="float" office:value="4.60381119694778">
            <text:p>4.60</text:p>
          </table:table-cell>
          <table:table-cell table:style-name="ce19" table:formula="of:=IF([.N$2]&gt;[.$A24];&quot;&quot;;IF(ABS(10000*(GAMMA([.$A24]+1)/(GAMMA([.N$2]+1)*GAMMA([.$A24]-[.N$2]+1)))*(([.$R$3]^([.$A24]-[.N$2])/([.$S$3]^[.$A24]))))=0;&quot;&quot;;100*(GAMMA([.$A24]+1)/(GAMMA([.N$2]+1)*GAMMA([.$A24]-[.N$2]+1)))*(([.$R$3]^([.$A24]-[.N$2])/([.$S$3]^[.$A24])))))" office:value-type="float" office:value="2.1100801319344">
            <text:p>2.11</text:p>
          </table:table-cell>
          <table:table-cell table:style-name="ce19" table:formula="of:=IF([.O$2]&gt;[.$A24];&quot;&quot;;IF(ABS(10000*(GAMMA([.$A24]+1)/(GAMMA([.O$2]+1)*GAMMA([.$A24]-[.O$2]+1)))*(([.$R$3]^([.$A24]-[.O$2])/([.$S$3]^[.$A24]))))=0;&quot;&quot;;100*(GAMMA([.$A24]+1)/(GAMMA([.O$2]+1)*GAMMA([.$A24]-[.O$2]+1)))*(([.$R$3]^([.$A24]-[.O$2])/([.$S$3]^[.$A24])))))" office:value-type="float" office:value="0.811569281513231">
            <text:p>0.81</text:p>
          </table:table-cell>
          <table:table-cell table:style-name="ce19" table:formula="of:=IF([.P$2]&gt;[.$A24];&quot;&quot;;IF(ABS(10000*(GAMMA([.$A24]+1)/(GAMMA([.P$2]+1)*GAMMA([.$A24]-[.P$2]+1)))*(([.$R$3]^([.$A24]-[.P$2])/([.$S$3]^[.$A24]))))=0;&quot;&quot;;100*(GAMMA([.$A24]+1)/(GAMMA([.P$2]+1)*GAMMA([.$A24]-[.P$2]+1)))*(([.$R$3]^([.$A24]-[.P$2])/([.$S$3]^[.$A24])))))" office:value-type="float" office:value="0.26086155477211">
            <text:p>0.26</text:p>
          </table:table-cell>
          <table:table-cell table:style-name="ce19" table:formula="of:=IF([.Q$2]&gt;[.$A24];&quot;&quot;;IF(ABS(10000*(GAMMA([.$A24]+1)/(GAMMA([.Q$2]+1)*GAMMA([.$A24]-[.Q$2]+1)))*(([.$R$3]^([.$A24]-[.Q$2])/([.$S$3]^[.$A24]))))=0;&quot;&quot;;100*(GAMMA([.$A24]+1)/(GAMMA([.Q$2]+1)*GAMMA([.$A24]-[.Q$2]+1)))*(([.$R$3]^([.$A24]-[.Q$2])/([.$S$3]^[.$A24])))))" office:value-type="float" office:value="0.0695630812725626">
            <text:p>0.07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style-name="ce19" table:formula="of:=IF([.B$2]&gt;[.$A25];&quot;&quot;;IF(ABS(10000*(GAMMA([.$A25]+1)/(GAMMA([.B$2]+1)*GAMMA([.$A25]-[.B$2]+1)))*(([.$R$3]^([.$A25]-[.B$2])/([.$S$3]^[.$A25]))))=0;&quot;&quot;;100*(GAMMA([.$A25]+1)/(GAMMA([.B$2]+1)*GAMMA([.$A25]-[.B$2]+1)))*(([.$R$3]^([.$A25]-[.B$2])/([.$S$3]^[.$A25])))))" office:value-type="float" office:value="0.00891047880953237">
            <text:p>0.01</text:p>
          </table:table-cell>
          <table:table-cell table:style-name="ce19" table:formula="of:=IF([.C$2]&gt;[.$A25];&quot;&quot;;IF(ABS(10000*(GAMMA([.$A25]+1)/(GAMMA([.C$2]+1)*GAMMA([.$A25]-[.C$2]+1)))*(([.$R$3]^([.$A25]-[.C$2])/([.$S$3]^[.$A25]))))=0;&quot;&quot;;100*(GAMMA([.$A25]+1)/(GAMMA([.C$2]+1)*GAMMA([.$A25]-[.C$2]+1)))*(([.$R$3]^([.$A25]-[.C$2])/([.$S$3]^[.$A25])))))" office:value-type="float" office:value="0.102470506309622">
            <text:p>0.10</text:p>
          </table:table-cell>
          <table:table-cell table:style-name="ce19" table:formula="of:=IF([.D$2]&gt;[.$A25];&quot;&quot;;IF(ABS(10000*(GAMMA([.$A25]+1)/(GAMMA([.D$2]+1)*GAMMA([.$A25]-[.D$2]+1)))*(([.$R$3]^([.$A25]-[.D$2])/([.$S$3]^[.$A25]))))=0;&quot;&quot;;100*(GAMMA([.$A25]+1)/(GAMMA([.D$2]+1)*GAMMA([.$A25]-[.D$2]+1)))*(([.$R$3]^([.$A25]-[.D$2])/([.$S$3]^[.$A25])))))" office:value-type="float" office:value="0.563587784702922">
            <text:p>0.56</text:p>
          </table:table-cell>
          <table:table-cell table:style-name="ce19" table:formula="of:=IF([.E$2]&gt;[.$A25];&quot;&quot;;IF(ABS(10000*(GAMMA([.$A25]+1)/(GAMMA([.E$2]+1)*GAMMA([.$A25]-[.E$2]+1)))*(([.$R$3]^([.$A25]-[.E$2])/([.$S$3]^[.$A25]))))=0;&quot;&quot;;100*(GAMMA([.$A25]+1)/(GAMMA([.E$2]+1)*GAMMA([.$A25]-[.E$2]+1)))*(([.$R$3]^([.$A25]-[.E$2])/([.$S$3]^[.$A25])))))" office:value-type="float" office:value="1.97255724646023">
            <text:p>1.97</text:p>
          </table:table-cell>
          <table:table-cell table:style-name="ce19" table:formula="of:=IF([.F$2]&gt;[.$A25];&quot;&quot;;IF(ABS(10000*(GAMMA([.$A25]+1)/(GAMMA([.F$2]+1)*GAMMA([.$A25]-[.F$2]+1)))*(([.$R$3]^([.$A25]-[.F$2])/([.$S$3]^[.$A25]))))=0;&quot;&quot;;100*(GAMMA([.$A25]+1)/(GAMMA([.F$2]+1)*GAMMA([.$A25]-[.F$2]+1)))*(([.$R$3]^([.$A25]-[.F$2])/([.$S$3]^[.$A25])))))" office:value-type="float" office:value="4.93139311615057">
            <text:p>4.93</text:p>
          </table:table-cell>
          <table:table-cell table:style-name="ce19" table:formula="of:=IF([.G$2]&gt;[.$A25];&quot;&quot;;IF(ABS(10000*(GAMMA([.$A25]+1)/(GAMMA([.G$2]+1)*GAMMA([.$A25]-[.G$2]+1)))*(([.$R$3]^([.$A25]-[.G$2])/([.$S$3]^[.$A25]))))=0;&quot;&quot;;100*(GAMMA([.$A25]+1)/(GAMMA([.G$2]+1)*GAMMA([.$A25]-[.G$2]+1)))*(([.$R$3]^([.$A25]-[.G$2])/([.$S$3]^[.$A25])))))" office:value-type="float" office:value="9.36964692068609">
            <text:p>9.37</text:p>
          </table:table-cell>
          <table:table-cell table:style-name="ce19" table:formula="of:=IF([.H$2]&gt;[.$A25];&quot;&quot;;IF(ABS(10000*(GAMMA([.$A25]+1)/(GAMMA([.H$2]+1)*GAMMA([.$A25]-[.H$2]+1)))*(([.$R$3]^([.$A25]-[.H$2])/([.$S$3]^[.$A25]))))=0;&quot;&quot;;100*(GAMMA([.$A25]+1)/(GAMMA([.H$2]+1)*GAMMA([.$A25]-[.H$2]+1)))*(([.$R$3]^([.$A25]-[.H$2])/([.$S$3]^[.$A25])))))" office:value-type="float" office:value="14.0544703810291">
            <text:p>14.05</text:p>
          </table:table-cell>
          <table:table-cell table:style-name="ce19" table:formula="of:=IF([.I$2]&gt;[.$A25];&quot;&quot;;IF(ABS(10000*(GAMMA([.$A25]+1)/(GAMMA([.I$2]+1)*GAMMA([.$A25]-[.I$2]+1)))*(([.$R$3]^([.$A25]-[.I$2])/([.$S$3]^[.$A25]))))=0;&quot;&quot;;100*(GAMMA([.$A25]+1)/(GAMMA([.I$2]+1)*GAMMA([.$A25]-[.I$2]+1)))*(([.$R$3]^([.$A25]-[.I$2])/([.$S$3]^[.$A25])))))" office:value-type="float" office:value="17.0661426055354">
            <text:p>17.07</text:p>
          </table:table-cell>
          <table:table-cell table:style-name="ce19" table:formula="of:=IF([.J$2]&gt;[.$A25];&quot;&quot;;IF(ABS(10000*(GAMMA([.$A25]+1)/(GAMMA([.J$2]+1)*GAMMA([.$A25]-[.J$2]+1)))*(([.$R$3]^([.$A25]-[.J$2])/([.$S$3]^[.$A25]))))=0;&quot;&quot;;100*(GAMMA([.$A25]+1)/(GAMMA([.J$2]+1)*GAMMA([.$A25]-[.J$2]+1)))*(([.$R$3]^([.$A25]-[.J$2])/([.$S$3]^[.$A25])))))" office:value-type="float" office:value="17.0661426055354">
            <text:p>17.07</text:p>
          </table:table-cell>
          <table:table-cell table:style-name="ce19" table:formula="of:=IF([.K$2]&gt;[.$A25];&quot;&quot;;IF(ABS(10000*(GAMMA([.$A25]+1)/(GAMMA([.K$2]+1)*GAMMA([.$A25]-[.K$2]+1)))*(([.$R$3]^([.$A25]-[.K$2])/([.$S$3]^[.$A25]))))=0;&quot;&quot;;100*(GAMMA([.$A25]+1)/(GAMMA([.K$2]+1)*GAMMA([.$A25]-[.K$2]+1)))*(([.$R$3]^([.$A25]-[.K$2])/([.$S$3]^[.$A25])))))" office:value-type="float" office:value="14.2217855046128">
            <text:p>14.22</text:p>
          </table:table-cell>
          <table:table-cell table:style-name="ce19" table:formula="of:=IF([.L$2]&gt;[.$A25];&quot;&quot;;IF(ABS(10000*(GAMMA([.$A25]+1)/(GAMMA([.L$2]+1)*GAMMA([.$A25]-[.L$2]+1)))*(([.$R$3]^([.$A25]-[.L$2])/([.$S$3]^[.$A25]))))=0;&quot;&quot;;100*(GAMMA([.$A25]+1)/(GAMMA([.L$2]+1)*GAMMA([.$A25]-[.L$2]+1)))*(([.$R$3]^([.$A25]-[.L$2])/([.$S$3]^[.$A25])))))" office:value-type="float" office:value="9.95524985322897">
            <text:p>9.96</text:p>
          </table:table-cell>
          <table:table-cell table:style-name="ce19" table:formula="of:=IF([.M$2]&gt;[.$A25];&quot;&quot;;IF(ABS(10000*(GAMMA([.$A25]+1)/(GAMMA([.M$2]+1)*GAMMA([.$A25]-[.M$2]+1)))*(([.$R$3]^([.$A25]-[.M$2])/([.$S$3]^[.$A25]))))=0;&quot;&quot;;100*(GAMMA([.$A25]+1)/(GAMMA([.M$2]+1)*GAMMA([.$A25]-[.M$2]+1)))*(([.$R$3]^([.$A25]-[.M$2])/([.$S$3]^[.$A25])))))" office:value-type="float" office:value="5.88264764054439">
            <text:p>5.88</text:p>
          </table:table-cell>
          <table:table-cell table:style-name="ce19" table:formula="of:=IF([.N$2]&gt;[.$A25];&quot;&quot;;IF(ABS(10000*(GAMMA([.$A25]+1)/(GAMMA([.N$2]+1)*GAMMA([.$A25]-[.N$2]+1)))*(([.$R$3]^([.$A25]-[.N$2])/([.$S$3]^[.$A25]))))=0;&quot;&quot;;100*(GAMMA([.$A25]+1)/(GAMMA([.N$2]+1)*GAMMA([.$A25]-[.N$2]+1)))*(([.$R$3]^([.$A25]-[.N$2])/([.$S$3]^[.$A25])))))" office:value-type="float" office:value="2.94132382027219">
            <text:p>2.94</text:p>
          </table:table-cell>
          <table:table-cell table:style-name="ce19" table:formula="of:=IF([.O$2]&gt;[.$A25];&quot;&quot;;IF(ABS(10000*(GAMMA([.$A25]+1)/(GAMMA([.O$2]+1)*GAMMA([.$A25]-[.O$2]+1)))*(([.$R$3]^([.$A25]-[.O$2])/([.$S$3]^[.$A25]))))=0;&quot;&quot;;100*(GAMMA([.$A25]+1)/(GAMMA([.O$2]+1)*GAMMA([.$A25]-[.O$2]+1)))*(([.$R$3]^([.$A25]-[.O$2])/([.$S$3]^[.$A25])))))" office:value-type="float" office:value="1.24440623165362">
            <text:p>1.24</text:p>
          </table:table-cell>
          <table:table-cell table:style-name="ce19" table:formula="of:=IF([.P$2]&gt;[.$A25];&quot;&quot;;IF(ABS(10000*(GAMMA([.$A25]+1)/(GAMMA([.P$2]+1)*GAMMA([.$A25]-[.P$2]+1)))*(([.$R$3]^([.$A25]-[.P$2])/([.$S$3]^[.$A25]))))=0;&quot;&quot;;100*(GAMMA([.$A25]+1)/(GAMMA([.P$2]+1)*GAMMA([.$A25]-[.P$2]+1)))*(([.$R$3]^([.$A25]-[.P$2])/([.$S$3]^[.$A25])))))" office:value-type="float" office:value="0.44443079701915">
            <text:p>0.44</text:p>
          </table:table-cell>
          <table:table-cell table:style-name="ce19" table:formula="of:=IF([.Q$2]&gt;[.$A25];&quot;&quot;;IF(ABS(10000*(GAMMA([.$A25]+1)/(GAMMA([.Q$2]+1)*GAMMA([.$A25]-[.Q$2]+1)))*(([.$R$3]^([.$A25]-[.Q$2])/([.$S$3]^[.$A25]))))=0;&quot;&quot;;100*(GAMMA([.$A25]+1)/(GAMMA([.Q$2]+1)*GAMMA([.$A25]-[.Q$2]+1)))*(([.$R$3]^([.$A25]-[.Q$2])/([.$S$3]^[.$A25])))))" office:value-type="float" office:value="0.133329239105745">
            <text:p>0.13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19" table:formula="of:=IF([.B$2]&gt;[.$A26];&quot;&quot;;IF(ABS(10000*(GAMMA([.$A26]+1)/(GAMMA([.B$2]+1)*GAMMA([.$A26]-[.B$2]+1)))*(([.$R$3]^([.$A26]-[.B$2])/([.$S$3]^[.$A26]))))=0;&quot;&quot;;100*(GAMMA([.$A26]+1)/(GAMMA([.B$2]+1)*GAMMA([.$A26]-[.B$2]+1)))*(([.$R$3]^([.$A26]-[.B$2])/([.$S$3]^[.$A26])))))" office:value-type="float" office:value="0.00594031920635491">
            <text:p>0.01</text:p>
          </table:table-cell>
          <table:table-cell table:style-name="ce19" table:formula="of:=IF([.C$2]&gt;[.$A26];&quot;&quot;;IF(ABS(10000*(GAMMA([.$A26]+1)/(GAMMA([.C$2]+1)*GAMMA([.$A26]-[.C$2]+1)))*(([.$R$3]^([.$A26]-[.C$2])/([.$S$3]^[.$A26]))))=0;&quot;&quot;;100*(GAMMA([.$A26]+1)/(GAMMA([.C$2]+1)*GAMMA([.$A26]-[.C$2]+1)))*(([.$R$3]^([.$A26]-[.C$2])/([.$S$3]^[.$A26])))))" office:value-type="float" office:value="0.0712838304762589">
            <text:p>0.07</text:p>
          </table:table-cell>
          <table:table-cell table:style-name="ce19" table:formula="of:=IF([.D$2]&gt;[.$A26];&quot;&quot;;IF(ABS(10000*(GAMMA([.$A26]+1)/(GAMMA([.D$2]+1)*GAMMA([.$A26]-[.D$2]+1)))*(([.$R$3]^([.$A26]-[.D$2])/([.$S$3]^[.$A26]))))=0;&quot;&quot;;100*(GAMMA([.$A26]+1)/(GAMMA([.D$2]+1)*GAMMA([.$A26]-[.D$2]+1)))*(([.$R$3]^([.$A26]-[.D$2])/([.$S$3]^[.$A26])))))" office:value-type="float" office:value="0.409882025238489">
            <text:p>0.41</text:p>
          </table:table-cell>
          <table:table-cell table:style-name="ce19" table:formula="of:=IF([.E$2]&gt;[.$A26];&quot;&quot;;IF(ABS(10000*(GAMMA([.$A26]+1)/(GAMMA([.E$2]+1)*GAMMA([.$A26]-[.E$2]+1)))*(([.$R$3]^([.$A26]-[.E$2])/([.$S$3]^[.$A26]))))=0;&quot;&quot;;100*(GAMMA([.$A26]+1)/(GAMMA([.E$2]+1)*GAMMA([.$A26]-[.E$2]+1)))*(([.$R$3]^([.$A26]-[.E$2])/([.$S$3]^[.$A26])))))" office:value-type="float" office:value="1.50290075920779">
            <text:p>1.50</text:p>
          </table:table-cell>
          <table:table-cell table:style-name="ce19" table:formula="of:=IF([.F$2]&gt;[.$A26];&quot;&quot;;IF(ABS(10000*(GAMMA([.$A26]+1)/(GAMMA([.F$2]+1)*GAMMA([.$A26]-[.F$2]+1)))*(([.$R$3]^([.$A26]-[.F$2])/([.$S$3]^[.$A26]))))=0;&quot;&quot;;100*(GAMMA([.$A26]+1)/(GAMMA([.F$2]+1)*GAMMA([.$A26]-[.F$2]+1)))*(([.$R$3]^([.$A26]-[.F$2])/([.$S$3]^[.$A26])))))" office:value-type="float" office:value="3.94511449292045">
            <text:p>3.95</text:p>
          </table:table-cell>
          <table:table-cell table:style-name="ce19" table:formula="of:=IF([.G$2]&gt;[.$A26];&quot;&quot;;IF(ABS(10000*(GAMMA([.$A26]+1)/(GAMMA([.G$2]+1)*GAMMA([.$A26]-[.G$2]+1)))*(([.$R$3]^([.$A26]-[.G$2])/([.$S$3]^[.$A26]))))=0;&quot;&quot;;100*(GAMMA([.$A26]+1)/(GAMMA([.G$2]+1)*GAMMA([.$A26]-[.G$2]+1)))*(([.$R$3]^([.$A26]-[.G$2])/([.$S$3]^[.$A26])))))" office:value-type="float" office:value="7.89022898584091">
            <text:p>7.89</text:p>
          </table:table-cell>
          <table:table-cell table:style-name="ce19" table:formula="of:=IF([.H$2]&gt;[.$A26];&quot;&quot;;IF(ABS(10000*(GAMMA([.$A26]+1)/(GAMMA([.H$2]+1)*GAMMA([.$A26]-[.H$2]+1)))*(([.$R$3]^([.$A26]-[.H$2])/([.$S$3]^[.$A26]))))=0;&quot;&quot;;100*(GAMMA([.$A26]+1)/(GAMMA([.H$2]+1)*GAMMA([.$A26]-[.H$2]+1)))*(([.$R$3]^([.$A26]-[.H$2])/([.$S$3]^[.$A26])))))" office:value-type="float" office:value="12.4928625609148">
            <text:p>12.49</text:p>
          </table:table-cell>
          <table:table-cell table:style-name="ce19" table:formula="of:=IF([.I$2]&gt;[.$A26];&quot;&quot;;IF(ABS(10000*(GAMMA([.$A26]+1)/(GAMMA([.I$2]+1)*GAMMA([.$A26]-[.I$2]+1)))*(([.$R$3]^([.$A26]-[.I$2])/([.$S$3]^[.$A26]))))=0;&quot;&quot;;100*(GAMMA([.$A26]+1)/(GAMMA([.I$2]+1)*GAMMA([.$A26]-[.I$2]+1)))*(([.$R$3]^([.$A26]-[.I$2])/([.$S$3]^[.$A26])))))" office:value-type="float" office:value="16.0622518640333">
            <text:p>16.06</text:p>
          </table:table-cell>
          <table:table-cell table:style-name="ce19" table:formula="of:=IF([.J$2]&gt;[.$A26];&quot;&quot;;IF(ABS(10000*(GAMMA([.$A26]+1)/(GAMMA([.J$2]+1)*GAMMA([.$A26]-[.J$2]+1)))*(([.$R$3]^([.$A26]-[.J$2])/([.$S$3]^[.$A26]))))=0;&quot;&quot;;100*(GAMMA([.$A26]+1)/(GAMMA([.J$2]+1)*GAMMA([.$A26]-[.J$2]+1)))*(([.$R$3]^([.$A26]-[.J$2])/([.$S$3]^[.$A26])))))" office:value-type="float" office:value="17.0661426055354">
            <text:p>17.07</text:p>
          </table:table-cell>
          <table:table-cell table:style-name="ce19" table:formula="of:=IF([.K$2]&gt;[.$A26];&quot;&quot;;IF(ABS(10000*(GAMMA([.$A26]+1)/(GAMMA([.K$2]+1)*GAMMA([.$A26]-[.K$2]+1)))*(([.$R$3]^([.$A26]-[.K$2])/([.$S$3]^[.$A26]))))=0;&quot;&quot;;100*(GAMMA([.$A26]+1)/(GAMMA([.K$2]+1)*GAMMA([.$A26]-[.K$2]+1)))*(([.$R$3]^([.$A26]-[.K$2])/([.$S$3]^[.$A26])))))" office:value-type="float" office:value="15.1699045382537">
            <text:p>15.17</text:p>
          </table:table-cell>
          <table:table-cell table:style-name="ce19" table:formula="of:=IF([.L$2]&gt;[.$A26];&quot;&quot;;IF(ABS(10000*(GAMMA([.$A26]+1)/(GAMMA([.L$2]+1)*GAMMA([.$A26]-[.L$2]+1)))*(([.$R$3]^([.$A26]-[.L$2])/([.$S$3]^[.$A26]))))=0;&quot;&quot;;100*(GAMMA([.$A26]+1)/(GAMMA([.L$2]+1)*GAMMA([.$A26]-[.L$2]+1)))*(([.$R$3]^([.$A26]-[.L$2])/([.$S$3]^[.$A26])))))" office:value-type="float" office:value="11.3774284036902">
            <text:p>11.38</text:p>
          </table:table-cell>
          <table:table-cell table:style-name="ce19" table:formula="of:=IF([.M$2]&gt;[.$A26];&quot;&quot;;IF(ABS(10000*(GAMMA([.$A26]+1)/(GAMMA([.M$2]+1)*GAMMA([.$A26]-[.M$2]+1)))*(([.$R$3]^([.$A26]-[.M$2])/([.$S$3]^[.$A26]))))=0;&quot;&quot;;100*(GAMMA([.$A26]+1)/(GAMMA([.M$2]+1)*GAMMA([.$A26]-[.M$2]+1)))*(([.$R$3]^([.$A26]-[.M$2])/([.$S$3]^[.$A26])))))" office:value-type="float" office:value="7.24018171143925">
            <text:p>7.24</text:p>
          </table:table-cell>
          <table:table-cell table:style-name="ce19" table:formula="of:=IF([.N$2]&gt;[.$A26];&quot;&quot;;IF(ABS(10000*(GAMMA([.$A26]+1)/(GAMMA([.N$2]+1)*GAMMA([.$A26]-[.N$2]+1)))*(([.$R$3]^([.$A26]-[.N$2])/([.$S$3]^[.$A26]))))=0;&quot;&quot;;100*(GAMMA([.$A26]+1)/(GAMMA([.N$2]+1)*GAMMA([.$A26]-[.N$2]+1)))*(([.$R$3]^([.$A26]-[.N$2])/([.$S$3]^[.$A26])))))" office:value-type="float" office:value="3.92176509369626">
            <text:p>3.92</text:p>
          </table:table-cell>
          <table:table-cell table:style-name="ce19" table:formula="of:=IF([.O$2]&gt;[.$A26];&quot;&quot;;IF(ABS(10000*(GAMMA([.$A26]+1)/(GAMMA([.O$2]+1)*GAMMA([.$A26]-[.O$2]+1)))*(([.$R$3]^([.$A26]-[.O$2])/([.$S$3]^[.$A26]))))=0;&quot;&quot;;100*(GAMMA([.$A26]+1)/(GAMMA([.O$2]+1)*GAMMA([.$A26]-[.O$2]+1)))*(([.$R$3]^([.$A26]-[.O$2])/([.$S$3]^[.$A26])))))" office:value-type="float" office:value="1.81004542785981">
            <text:p>1.81</text:p>
          </table:table-cell>
          <table:table-cell table:style-name="ce19" table:formula="of:=IF([.P$2]&gt;[.$A26];&quot;&quot;;IF(ABS(10000*(GAMMA([.$A26]+1)/(GAMMA([.P$2]+1)*GAMMA([.$A26]-[.P$2]+1)))*(([.$R$3]^([.$A26]-[.P$2])/([.$S$3]^[.$A26]))))=0;&quot;&quot;;100*(GAMMA([.$A26]+1)/(GAMMA([.P$2]+1)*GAMMA([.$A26]-[.P$2]+1)))*(([.$R$3]^([.$A26]-[.P$2])/([.$S$3]^[.$A26])))))" office:value-type="float" office:value="0.71108927523064">
            <text:p>0.71</text:p>
          </table:table-cell>
          <table:table-cell table:style-name="ce19" table:formula="of:=IF([.Q$2]&gt;[.$A26];&quot;&quot;;IF(ABS(10000*(GAMMA([.$A26]+1)/(GAMMA([.Q$2]+1)*GAMMA([.$A26]-[.Q$2]+1)))*(([.$R$3]^([.$A26]-[.Q$2])/([.$S$3]^[.$A26]))))=0;&quot;&quot;;100*(GAMMA([.$A26]+1)/(GAMMA([.Q$2]+1)*GAMMA([.$A26]-[.Q$2]+1)))*(([.$R$3]^([.$A26]-[.Q$2])/([.$S$3]^[.$A26])))))" office:value-type="float" office:value="0.237029758410213">
            <text:p>0.24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table:style-name="ce19" table:formula="of:=IF([.B$2]&gt;[.$A27];&quot;&quot;;IF(ABS(10000*(GAMMA([.$A27]+1)/(GAMMA([.B$2]+1)*GAMMA([.$A27]-[.B$2]+1)))*(([.$R$3]^([.$A27]-[.B$2])/([.$S$3]^[.$A27]))))=0;&quot;&quot;;100*(GAMMA([.$A27]+1)/(GAMMA([.B$2]+1)*GAMMA([.$A27]-[.B$2]+1)))*(([.$R$3]^([.$A27]-[.B$2])/([.$S$3]^[.$A27])))))" office:value-type="float" office:value="0.00396021280423661">
            <text:p>0.00</text:p>
          </table:table-cell>
          <table:table-cell table:style-name="ce19" table:formula="of:=IF([.C$2]&gt;[.$A27];&quot;&quot;;IF(ABS(10000*(GAMMA([.$A27]+1)/(GAMMA([.C$2]+1)*GAMMA([.$A27]-[.C$2]+1)))*(([.$R$3]^([.$A27]-[.C$2])/([.$S$3]^[.$A27]))))=0;&quot;&quot;;100*(GAMMA([.$A27]+1)/(GAMMA([.C$2]+1)*GAMMA([.$A27]-[.C$2]+1)))*(([.$R$3]^([.$A27]-[.C$2])/([.$S$3]^[.$A27])))))" office:value-type="float" office:value="0.0495026600529576">
            <text:p>0.05</text:p>
          </table:table-cell>
          <table:table-cell table:style-name="ce19" table:formula="of:=IF([.D$2]&gt;[.$A27];&quot;&quot;;IF(ABS(10000*(GAMMA([.$A27]+1)/(GAMMA([.D$2]+1)*GAMMA([.$A27]-[.D$2]+1)))*(([.$R$3]^([.$A27]-[.D$2])/([.$S$3]^[.$A27]))))=0;&quot;&quot;;100*(GAMMA([.$A27]+1)/(GAMMA([.D$2]+1)*GAMMA([.$A27]-[.D$2]+1)))*(([.$R$3]^([.$A27]-[.D$2])/([.$S$3]^[.$A27])))))" office:value-type="float" office:value="0.297015960317746">
            <text:p>0.30</text:p>
          </table:table-cell>
          <table:table-cell table:style-name="ce19" table:formula="of:=IF([.E$2]&gt;[.$A27];&quot;&quot;;IF(ABS(10000*(GAMMA([.$A27]+1)/(GAMMA([.E$2]+1)*GAMMA([.$A27]-[.E$2]+1)))*(([.$R$3]^([.$A27]-[.E$2])/([.$S$3]^[.$A27]))))=0;&quot;&quot;;100*(GAMMA([.$A27]+1)/(GAMMA([.E$2]+1)*GAMMA([.$A27]-[.E$2]+1)))*(([.$R$3]^([.$A27]-[.E$2])/([.$S$3]^[.$A27])))))" office:value-type="float" office:value="1.13856118121803">
            <text:p>1.14</text:p>
          </table:table-cell>
          <table:table-cell table:style-name="ce19" table:formula="of:=IF([.F$2]&gt;[.$A27];&quot;&quot;;IF(ABS(10000*(GAMMA([.$A27]+1)/(GAMMA([.F$2]+1)*GAMMA([.$A27]-[.F$2]+1)))*(([.$R$3]^([.$A27]-[.F$2])/([.$S$3]^[.$A27]))))=0;&quot;&quot;;100*(GAMMA([.$A27]+1)/(GAMMA([.F$2]+1)*GAMMA([.$A27]-[.F$2]+1)))*(([.$R$3]^([.$A27]-[.F$2])/([.$S$3]^[.$A27])))))" office:value-type="float" office:value="3.13104324834957">
            <text:p>3.13</text:p>
          </table:table-cell>
          <table:table-cell table:style-name="ce19" table:formula="of:=IF([.G$2]&gt;[.$A27];&quot;&quot;;IF(ABS(10000*(GAMMA([.$A27]+1)/(GAMMA([.G$2]+1)*GAMMA([.$A27]-[.G$2]+1)))*(([.$R$3]^([.$A27]-[.G$2])/([.$S$3]^[.$A27]))))=0;&quot;&quot;;100*(GAMMA([.$A27]+1)/(GAMMA([.G$2]+1)*GAMMA([.$A27]-[.G$2]+1)))*(([.$R$3]^([.$A27]-[.G$2])/([.$S$3]^[.$A27])))))" office:value-type="float" office:value="6.5751908215341">
            <text:p>6.58</text:p>
          </table:table-cell>
          <table:table-cell table:style-name="ce19" table:formula="of:=IF([.H$2]&gt;[.$A27];&quot;&quot;;IF(ABS(10000*(GAMMA([.$A27]+1)/(GAMMA([.H$2]+1)*GAMMA([.$A27]-[.H$2]+1)))*(([.$R$3]^([.$A27]-[.H$2])/([.$S$3]^[.$A27]))))=0;&quot;&quot;;100*(GAMMA([.$A27]+1)/(GAMMA([.H$2]+1)*GAMMA([.$A27]-[.H$2]+1)))*(([.$R$3]^([.$A27]-[.H$2])/([.$S$3]^[.$A27])))))" office:value-type="float" office:value="10.9586513692235">
            <text:p>10.96</text:p>
          </table:table-cell>
          <table:table-cell table:style-name="ce19" table:formula="of:=IF([.I$2]&gt;[.$A27];&quot;&quot;;IF(ABS(10000*(GAMMA([.$A27]+1)/(GAMMA([.I$2]+1)*GAMMA([.$A27]-[.I$2]+1)))*(([.$R$3]^([.$A27]-[.I$2])/([.$S$3]^[.$A27]))))=0;&quot;&quot;;100*(GAMMA([.$A27]+1)/(GAMMA([.I$2]+1)*GAMMA([.$A27]-[.I$2]+1)))*(([.$R$3]^([.$A27]-[.I$2])/([.$S$3]^[.$A27])))))" office:value-type="float" office:value="14.8724554296605">
            <text:p>14.87</text:p>
          </table:table-cell>
          <table:table-cell table:style-name="ce19" table:formula="of:=IF([.J$2]&gt;[.$A27];&quot;&quot;;IF(ABS(10000*(GAMMA([.$A27]+1)/(GAMMA([.J$2]+1)*GAMMA([.$A27]-[.J$2]+1)))*(([.$R$3]^([.$A27]-[.J$2])/([.$S$3]^[.$A27]))))=0;&quot;&quot;;100*(GAMMA([.$A27]+1)/(GAMMA([.J$2]+1)*GAMMA([.$A27]-[.J$2]+1)))*(([.$R$3]^([.$A27]-[.J$2])/([.$S$3]^[.$A27])))))" office:value-type="float" office:value="16.731512358368">
            <text:p>16.73</text:p>
          </table:table-cell>
          <table:table-cell table:style-name="ce19" table:formula="of:=IF([.K$2]&gt;[.$A27];&quot;&quot;;IF(ABS(10000*(GAMMA([.$A27]+1)/(GAMMA([.K$2]+1)*GAMMA([.$A27]-[.K$2]+1)))*(([.$R$3]^([.$A27]-[.K$2])/([.$S$3]^[.$A27]))))=0;&quot;&quot;;100*(GAMMA([.$A27]+1)/(GAMMA([.K$2]+1)*GAMMA([.$A27]-[.K$2]+1)))*(([.$R$3]^([.$A27]-[.K$2])/([.$S$3]^[.$A27])))))" office:value-type="float" office:value="15.8019838940142">
            <text:p>15.80</text:p>
          </table:table-cell>
          <table:table-cell table:style-name="ce19" table:formula="of:=IF([.L$2]&gt;[.$A27];&quot;&quot;;IF(ABS(10000*(GAMMA([.$A27]+1)/(GAMMA([.L$2]+1)*GAMMA([.$A27]-[.L$2]+1)))*(([.$R$3]^([.$A27]-[.L$2])/([.$S$3]^[.$A27]))))=0;&quot;&quot;;100*(GAMMA([.$A27]+1)/(GAMMA([.L$2]+1)*GAMMA([.$A27]-[.L$2]+1)))*(([.$R$3]^([.$A27]-[.L$2])/([.$S$3]^[.$A27])))))" office:value-type="float" office:value="12.6415871152114">
            <text:p>12.64</text:p>
          </table:table-cell>
          <table:table-cell table:style-name="ce19" table:formula="of:=IF([.M$2]&gt;[.$A27];&quot;&quot;;IF(ABS(10000*(GAMMA([.$A27]+1)/(GAMMA([.M$2]+1)*GAMMA([.$A27]-[.M$2]+1)))*(([.$R$3]^([.$A27]-[.M$2])/([.$S$3]^[.$A27]))))=0;&quot;&quot;;100*(GAMMA([.$A27]+1)/(GAMMA([.M$2]+1)*GAMMA([.$A27]-[.M$2]+1)))*(([.$R$3]^([.$A27]-[.M$2])/([.$S$3]^[.$A27])))))" office:value-type="float" office:value="8.61926394218958">
            <text:p>8.62</text:p>
          </table:table-cell>
          <table:table-cell table:style-name="ce19" table:formula="of:=IF([.N$2]&gt;[.$A27];&quot;&quot;;IF(ABS(10000*(GAMMA([.$A27]+1)/(GAMMA([.N$2]+1)*GAMMA([.$A27]-[.N$2]+1)))*(([.$R$3]^([.$A27]-[.N$2])/([.$S$3]^[.$A27]))))=0;&quot;&quot;;100*(GAMMA([.$A27]+1)/(GAMMA([.N$2]+1)*GAMMA([.$A27]-[.N$2]+1)))*(([.$R$3]^([.$A27]-[.N$2])/([.$S$3]^[.$A27])))))" office:value-type="float" office:value="5.02790396627726">
            <text:p>5.03</text:p>
          </table:table-cell>
          <table:table-cell table:style-name="ce19" table:formula="of:=IF([.O$2]&gt;[.$A27];&quot;&quot;;IF(ABS(10000*(GAMMA([.$A27]+1)/(GAMMA([.O$2]+1)*GAMMA([.$A27]-[.O$2]+1)))*(([.$R$3]^([.$A27]-[.O$2])/([.$S$3]^[.$A27]))))=0;&quot;&quot;;100*(GAMMA([.$A27]+1)/(GAMMA([.O$2]+1)*GAMMA([.$A27]-[.O$2]+1)))*(([.$R$3]^([.$A27]-[.O$2])/([.$S$3]^[.$A27])))))" office:value-type="float" office:value="2.51395198313863">
            <text:p>2.51</text:p>
          </table:table-cell>
          <table:table-cell table:style-name="ce19" table:formula="of:=IF([.P$2]&gt;[.$A27];&quot;&quot;;IF(ABS(10000*(GAMMA([.$A27]+1)/(GAMMA([.P$2]+1)*GAMMA([.$A27]-[.P$2]+1)))*(([.$R$3]^([.$A27]-[.P$2])/([.$S$3]^[.$A27]))))=0;&quot;&quot;;100*(GAMMA([.$A27]+1)/(GAMMA([.P$2]+1)*GAMMA([.$A27]-[.P$2]+1)))*(([.$R$3]^([.$A27]-[.P$2])/([.$S$3]^[.$A27])))))" office:value-type="float" office:value="1.0774079927737">
            <text:p>1.08</text:p>
          </table:table-cell>
          <table:table-cell table:style-name="ce19" table:formula="of:=IF([.Q$2]&gt;[.$A27];&quot;&quot;;IF(ABS(10000*(GAMMA([.$A27]+1)/(GAMMA([.Q$2]+1)*GAMMA([.$A27]-[.Q$2]+1)))*(([.$R$3]^([.$A27]-[.Q$2])/([.$S$3]^[.$A27]))))=0;&quot;&quot;;100*(GAMMA([.$A27]+1)/(GAMMA([.Q$2]+1)*GAMMA([.$A27]-[.Q$2]+1)))*(([.$R$3]^([.$A27]-[.Q$2])/([.$S$3]^[.$A27])))))" office:value-type="float" office:value="0.395049597350356">
            <text:p>0.40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table:style-name="ce19" table:formula="of:=IF([.B$2]&gt;[.$A28];&quot;&quot;;IF(ABS(10000*(GAMMA([.$A28]+1)/(GAMMA([.B$2]+1)*GAMMA([.$A28]-[.B$2]+1)))*(([.$R$3]^([.$A28]-[.B$2])/([.$S$3]^[.$A28]))))=0;&quot;&quot;;100*(GAMMA([.$A28]+1)/(GAMMA([.B$2]+1)*GAMMA([.$A28]-[.B$2]+1)))*(([.$R$3]^([.$A28]-[.B$2])/([.$S$3]^[.$A28])))))" office:value-type="float" office:value="0.00264014186949107">
            <text:p>0.00</text:p>
          </table:table-cell>
          <table:table-cell table:style-name="ce19" table:formula="of:=IF([.C$2]&gt;[.$A28];&quot;&quot;;IF(ABS(10000*(GAMMA([.$A28]+1)/(GAMMA([.C$2]+1)*GAMMA([.$A28]-[.C$2]+1)))*(([.$R$3]^([.$A28]-[.C$2])/([.$S$3]^[.$A28]))))=0;&quot;&quot;;100*(GAMMA([.$A28]+1)/(GAMMA([.C$2]+1)*GAMMA([.$A28]-[.C$2]+1)))*(([.$R$3]^([.$A28]-[.C$2])/([.$S$3]^[.$A28])))))" office:value-type="float" office:value="0.0343218443033839">
            <text:p>0.03</text:p>
          </table:table-cell>
          <table:table-cell table:style-name="ce19" table:formula="of:=IF([.D$2]&gt;[.$A28];&quot;&quot;;IF(ABS(10000*(GAMMA([.$A28]+1)/(GAMMA([.D$2]+1)*GAMMA([.$A28]-[.D$2]+1)))*(([.$R$3]^([.$A28]-[.D$2])/([.$S$3]^[.$A28]))))=0;&quot;&quot;;100*(GAMMA([.$A28]+1)/(GAMMA([.D$2]+1)*GAMMA([.$A28]-[.D$2]+1)))*(([.$R$3]^([.$A28]-[.D$2])/([.$S$3]^[.$A28])))))" office:value-type="float" office:value="0.21451152689615">
            <text:p>0.21</text:p>
          </table:table-cell>
          <table:table-cell table:style-name="ce19" table:formula="of:=IF([.E$2]&gt;[.$A28];&quot;&quot;;IF(ABS(10000*(GAMMA([.$A28]+1)/(GAMMA([.E$2]+1)*GAMMA([.$A28]-[.E$2]+1)))*(([.$R$3]^([.$A28]-[.E$2])/([.$S$3]^[.$A28]))))=0;&quot;&quot;;100*(GAMMA([.$A28]+1)/(GAMMA([.E$2]+1)*GAMMA([.$A28]-[.E$2]+1)))*(([.$R$3]^([.$A28]-[.E$2])/([.$S$3]^[.$A28])))))" office:value-type="float" office:value="0.858046107584599">
            <text:p>0.86</text:p>
          </table:table-cell>
          <table:table-cell table:style-name="ce19" table:formula="of:=IF([.F$2]&gt;[.$A28];&quot;&quot;;IF(ABS(10000*(GAMMA([.$A28]+1)/(GAMMA([.F$2]+1)*GAMMA([.$A28]-[.F$2]+1)))*(([.$R$3]^([.$A28]-[.F$2])/([.$S$3]^[.$A28]))))=0;&quot;&quot;;100*(GAMMA([.$A28]+1)/(GAMMA([.F$2]+1)*GAMMA([.$A28]-[.F$2]+1)))*(([.$R$3]^([.$A28]-[.F$2])/([.$S$3]^[.$A28])))))" office:value-type="float" office:value="2.46688255930572">
            <text:p>2.47</text:p>
          </table:table-cell>
          <table:table-cell table:style-name="ce19" table:formula="of:=IF([.G$2]&gt;[.$A28];&quot;&quot;;IF(ABS(10000*(GAMMA([.$A28]+1)/(GAMMA([.G$2]+1)*GAMMA([.$A28]-[.G$2]+1)))*(([.$R$3]^([.$A28]-[.G$2])/([.$S$3]^[.$A28]))))=0;&quot;&quot;;100*(GAMMA([.$A28]+1)/(GAMMA([.G$2]+1)*GAMMA([.$A28]-[.G$2]+1)))*(([.$R$3]^([.$A28]-[.G$2])/([.$S$3]^[.$A28])))))" office:value-type="float" office:value="5.42714163047259">
            <text:p>5.43</text:p>
          </table:table-cell>
          <table:table-cell table:style-name="ce19" table:formula="of:=IF([.H$2]&gt;[.$A28];&quot;&quot;;IF(ABS(10000*(GAMMA([.$A28]+1)/(GAMMA([.H$2]+1)*GAMMA([.$A28]-[.H$2]+1)))*(([.$R$3]^([.$A28]-[.H$2])/([.$S$3]^[.$A28]))))=0;&quot;&quot;;100*(GAMMA([.$A28]+1)/(GAMMA([.H$2]+1)*GAMMA([.$A28]-[.H$2]+1)))*(([.$R$3]^([.$A28]-[.H$2])/([.$S$3]^[.$A28])))))" office:value-type="float" office:value="9.49749785332703">
            <text:p>9.50</text:p>
          </table:table-cell>
          <table:table-cell table:style-name="ce19" table:formula="of:=IF([.I$2]&gt;[.$A28];&quot;&quot;;IF(ABS(10000*(GAMMA([.$A28]+1)/(GAMMA([.I$2]+1)*GAMMA([.$A28]-[.I$2]+1)))*(([.$R$3]^([.$A28]-[.I$2])/([.$S$3]^[.$A28]))))=0;&quot;&quot;;100*(GAMMA([.$A28]+1)/(GAMMA([.I$2]+1)*GAMMA([.$A28]-[.I$2]+1)))*(([.$R$3]^([.$A28]-[.I$2])/([.$S$3]^[.$A28])))))" office:value-type="float" office:value="13.5678540761815">
            <text:p>13.57</text:p>
          </table:table-cell>
          <table:table-cell table:style-name="ce19" table:formula="of:=IF([.J$2]&gt;[.$A28];&quot;&quot;;IF(ABS(10000*(GAMMA([.$A28]+1)/(GAMMA([.J$2]+1)*GAMMA([.$A28]-[.J$2]+1)))*(([.$R$3]^([.$A28]-[.J$2])/([.$S$3]^[.$A28]))))=0;&quot;&quot;;100*(GAMMA([.$A28]+1)/(GAMMA([.J$2]+1)*GAMMA([.$A28]-[.J$2]+1)))*(([.$R$3]^([.$A28]-[.J$2])/([.$S$3]^[.$A28])))))" office:value-type="float" office:value="16.1118267154655">
            <text:p>16.11</text:p>
          </table:table-cell>
          <table:table-cell table:style-name="ce19" table:formula="of:=IF([.K$2]&gt;[.$A28];&quot;&quot;;IF(ABS(10000*(GAMMA([.$A28]+1)/(GAMMA([.K$2]+1)*GAMMA([.$A28]-[.K$2]+1)))*(([.$R$3]^([.$A28]-[.K$2])/([.$S$3]^[.$A28]))))=0;&quot;&quot;;100*(GAMMA([.$A28]+1)/(GAMMA([.K$2]+1)*GAMMA([.$A28]-[.K$2]+1)))*(([.$R$3]^([.$A28]-[.K$2])/([.$S$3]^[.$A28])))))" office:value-type="float" office:value="16.1118267154655">
            <text:p>16.11</text:p>
          </table:table-cell>
          <table:table-cell table:style-name="ce19" table:formula="of:=IF([.L$2]&gt;[.$A28];&quot;&quot;;IF(ABS(10000*(GAMMA([.$A28]+1)/(GAMMA([.L$2]+1)*GAMMA([.$A28]-[.L$2]+1)))*(([.$R$3]^([.$A28]-[.L$2])/([.$S$3]^[.$A28]))))=0;&quot;&quot;;100*(GAMMA([.$A28]+1)/(GAMMA([.L$2]+1)*GAMMA([.$A28]-[.L$2]+1)))*(([.$R$3]^([.$A28]-[.L$2])/([.$S$3]^[.$A28])))))" office:value-type="float" office:value="13.6950527081457">
            <text:p>13.70</text:p>
          </table:table-cell>
          <table:table-cell table:style-name="ce19" table:formula="of:=IF([.M$2]&gt;[.$A28];&quot;&quot;;IF(ABS(10000*(GAMMA([.$A28]+1)/(GAMMA([.M$2]+1)*GAMMA([.$A28]-[.M$2]+1)))*(([.$R$3]^([.$A28]-[.M$2])/([.$S$3]^[.$A28]))))=0;&quot;&quot;;100*(GAMMA([.$A28]+1)/(GAMMA([.M$2]+1)*GAMMA([.$A28]-[.M$2]+1)))*(([.$R$3]^([.$A28]-[.M$2])/([.$S$3]^[.$A28])))))" office:value-type="float" office:value="9.96003833319685">
            <text:p>9.96</text:p>
          </table:table-cell>
          <table:table-cell table:style-name="ce19" table:formula="of:=IF([.N$2]&gt;[.$A28];&quot;&quot;;IF(ABS(10000*(GAMMA([.$A28]+1)/(GAMMA([.N$2]+1)*GAMMA([.$A28]-[.N$2]+1)))*(([.$R$3]^([.$A28]-[.N$2])/([.$S$3]^[.$A28]))))=0;&quot;&quot;;100*(GAMMA([.$A28]+1)/(GAMMA([.N$2]+1)*GAMMA([.$A28]-[.N$2]+1)))*(([.$R$3]^([.$A28]-[.N$2])/([.$S$3]^[.$A28])))))" office:value-type="float" office:value="6.22502395824803">
            <text:p>6.23</text:p>
          </table:table-cell>
          <table:table-cell table:style-name="ce19" table:formula="of:=IF([.O$2]&gt;[.$A28];&quot;&quot;;IF(ABS(10000*(GAMMA([.$A28]+1)/(GAMMA([.O$2]+1)*GAMMA([.$A28]-[.O$2]+1)))*(([.$R$3]^([.$A28]-[.O$2])/([.$S$3]^[.$A28]))))=0;&quot;&quot;;100*(GAMMA([.$A28]+1)/(GAMMA([.O$2]+1)*GAMMA([.$A28]-[.O$2]+1)))*(([.$R$3]^([.$A28]-[.O$2])/([.$S$3]^[.$A28])))))" office:value-type="float" office:value="3.35193597751817">
            <text:p>3.35</text:p>
          </table:table-cell>
          <table:table-cell table:style-name="ce19" table:formula="of:=IF([.P$2]&gt;[.$A28];&quot;&quot;;IF(ABS(10000*(GAMMA([.$A28]+1)/(GAMMA([.P$2]+1)*GAMMA([.$A28]-[.P$2]+1)))*(([.$R$3]^([.$A28]-[.P$2])/([.$S$3]^[.$A28]))))=0;&quot;&quot;;100*(GAMMA([.$A28]+1)/(GAMMA([.P$2]+1)*GAMMA([.$A28]-[.P$2]+1)))*(([.$R$3]^([.$A28]-[.P$2])/([.$S$3]^[.$A28])))))" office:value-type="float" office:value="1.55625598956201">
            <text:p>1.56</text:p>
          </table:table-cell>
          <table:table-cell table:style-name="ce19" table:formula="of:=IF([.Q$2]&gt;[.$A28];&quot;&quot;;IF(ABS(10000*(GAMMA([.$A28]+1)/(GAMMA([.Q$2]+1)*GAMMA([.$A28]-[.Q$2]+1)))*(([.$R$3]^([.$A28]-[.Q$2])/([.$S$3]^[.$A28]))))=0;&quot;&quot;;100*(GAMMA([.$A28]+1)/(GAMMA([.Q$2]+1)*GAMMA([.$A28]-[.Q$2]+1)))*(([.$R$3]^([.$A28]-[.Q$2])/([.$S$3]^[.$A28])))))" office:value-type="float" office:value="0.622502395824803">
            <text:p>0.62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table:style-name="ce19" table:formula="of:=IF([.B$2]&gt;[.$A29];&quot;&quot;;IF(ABS(10000*(GAMMA([.$A29]+1)/(GAMMA([.B$2]+1)*GAMMA([.$A29]-[.B$2]+1)))*(([.$R$3]^([.$A29]-[.B$2])/([.$S$3]^[.$A29]))))=0;&quot;&quot;;100*(GAMMA([.$A29]+1)/(GAMMA([.B$2]+1)*GAMMA([.$A29]-[.B$2]+1)))*(([.$R$3]^([.$A29]-[.B$2])/([.$S$3]^[.$A29])))))" office:value-type="float" office:value="0.00176009457966072">
            <text:p>0.00</text:p>
          </table:table-cell>
          <table:table-cell table:style-name="ce19" table:formula="of:=IF([.C$2]&gt;[.$A29];&quot;&quot;;IF(ABS(10000*(GAMMA([.$A29]+1)/(GAMMA([.C$2]+1)*GAMMA([.$A29]-[.C$2]+1)))*(([.$R$3]^([.$A29]-[.C$2])/([.$S$3]^[.$A29]))))=0;&quot;&quot;;100*(GAMMA([.$A29]+1)/(GAMMA([.C$2]+1)*GAMMA([.$A29]-[.C$2]+1)))*(([.$R$3]^([.$A29]-[.C$2])/([.$S$3]^[.$A29])))))" office:value-type="float" office:value="0.0237612768254197">
            <text:p>0.02</text:p>
          </table:table-cell>
          <table:table-cell table:style-name="ce19" table:formula="of:=IF([.D$2]&gt;[.$A29];&quot;&quot;;IF(ABS(10000*(GAMMA([.$A29]+1)/(GAMMA([.D$2]+1)*GAMMA([.$A29]-[.D$2]+1)))*(([.$R$3]^([.$A29]-[.D$2])/([.$S$3]^[.$A29]))))=0;&quot;&quot;;100*(GAMMA([.$A29]+1)/(GAMMA([.D$2]+1)*GAMMA([.$A29]-[.D$2]+1)))*(([.$R$3]^([.$A29]-[.D$2])/([.$S$3]^[.$A29])))))" office:value-type="float" office:value="0.154448299365228">
            <text:p>0.15</text:p>
          </table:table-cell>
          <table:table-cell table:style-name="ce19" table:formula="of:=IF([.E$2]&gt;[.$A29];&quot;&quot;;IF(ABS(10000*(GAMMA([.$A29]+1)/(GAMMA([.E$2]+1)*GAMMA([.$A29]-[.E$2]+1)))*(([.$R$3]^([.$A29]-[.E$2])/([.$S$3]^[.$A29]))))=0;&quot;&quot;;100*(GAMMA([.$A29]+1)/(GAMMA([.E$2]+1)*GAMMA([.$A29]-[.E$2]+1)))*(([.$R$3]^([.$A29]-[.E$2])/([.$S$3]^[.$A29])))))" office:value-type="float" office:value="0.643534580688449">
            <text:p>0.64</text:p>
          </table:table-cell>
          <table:table-cell table:style-name="ce19" table:formula="of:=IF([.F$2]&gt;[.$A29];&quot;&quot;;IF(ABS(10000*(GAMMA([.$A29]+1)/(GAMMA([.F$2]+1)*GAMMA([.$A29]-[.F$2]+1)))*(([.$R$3]^([.$A29]-[.F$2])/([.$S$3]^[.$A29]))))=0;&quot;&quot;;100*(GAMMA([.$A29]+1)/(GAMMA([.F$2]+1)*GAMMA([.$A29]-[.F$2]+1)))*(([.$R$3]^([.$A29]-[.F$2])/([.$S$3]^[.$A29])))))" office:value-type="float" office:value="1.93060374206535">
            <text:p>1.93</text:p>
          </table:table-cell>
          <table:table-cell table:style-name="ce19" table:formula="of:=IF([.G$2]&gt;[.$A29];&quot;&quot;;IF(ABS(10000*(GAMMA([.$A29]+1)/(GAMMA([.G$2]+1)*GAMMA([.$A29]-[.G$2]+1)))*(([.$R$3]^([.$A29]-[.G$2])/([.$S$3]^[.$A29]))))=0;&quot;&quot;;100*(GAMMA([.$A29]+1)/(GAMMA([.G$2]+1)*GAMMA([.$A29]-[.G$2]+1)))*(([.$R$3]^([.$A29]-[.G$2])/([.$S$3]^[.$A29])))))" office:value-type="float" office:value="4.4403886067503">
            <text:p>4.44</text:p>
          </table:table-cell>
          <table:table-cell table:style-name="ce19" table:formula="of:=IF([.H$2]&gt;[.$A29];&quot;&quot;;IF(ABS(10000*(GAMMA([.$A29]+1)/(GAMMA([.H$2]+1)*GAMMA([.$A29]-[.H$2]+1)))*(([.$R$3]^([.$A29]-[.H$2])/([.$S$3]^[.$A29]))))=0;&quot;&quot;;100*(GAMMA([.$A29]+1)/(GAMMA([.H$2]+1)*GAMMA([.$A29]-[.H$2]+1)))*(([.$R$3]^([.$A29]-[.H$2])/([.$S$3]^[.$A29])))))" office:value-type="float" office:value="8.14071244570888">
            <text:p>8.14</text:p>
          </table:table-cell>
          <table:table-cell table:style-name="ce19" table:formula="of:=IF([.I$2]&gt;[.$A29];&quot;&quot;;IF(ABS(10000*(GAMMA([.$A29]+1)/(GAMMA([.I$2]+1)*GAMMA([.$A29]-[.I$2]+1)))*(([.$R$3]^([.$A29]-[.I$2])/([.$S$3]^[.$A29]))))=0;&quot;&quot;;100*(GAMMA([.$A29]+1)/(GAMMA([.I$2]+1)*GAMMA([.$A29]-[.I$2]+1)))*(([.$R$3]^([.$A29]-[.I$2])/([.$S$3]^[.$A29])))))" office:value-type="float" office:value="12.2110686685633">
            <text:p>12.21</text:p>
          </table:table-cell>
          <table:table-cell table:style-name="ce19" table:formula="of:=IF([.J$2]&gt;[.$A29];&quot;&quot;;IF(ABS(10000*(GAMMA([.$A29]+1)/(GAMMA([.J$2]+1)*GAMMA([.$A29]-[.J$2]+1)))*(([.$R$3]^([.$A29]-[.J$2])/([.$S$3]^[.$A29]))))=0;&quot;&quot;;100*(GAMMA([.$A29]+1)/(GAMMA([.J$2]+1)*GAMMA([.$A29]-[.J$2]+1)))*(([.$R$3]^([.$A29]-[.J$2])/([.$S$3]^[.$A29])))))" office:value-type="float" office:value="15.2638358357042">
            <text:p>15.26</text:p>
          </table:table-cell>
          <table:table-cell table:style-name="ce19" table:formula="of:=IF([.K$2]&gt;[.$A29];&quot;&quot;;IF(ABS(10000*(GAMMA([.$A29]+1)/(GAMMA([.K$2]+1)*GAMMA([.$A29]-[.K$2]+1)))*(([.$R$3]^([.$A29]-[.K$2])/([.$S$3]^[.$A29]))))=0;&quot;&quot;;100*(GAMMA([.$A29]+1)/(GAMMA([.K$2]+1)*GAMMA([.$A29]-[.K$2]+1)))*(([.$R$3]^([.$A29]-[.K$2])/([.$S$3]^[.$A29])))))" office:value-type="float" office:value="16.1118267154655">
            <text:p>16.11</text:p>
          </table:table-cell>
          <table:table-cell table:style-name="ce19" table:formula="of:=IF([.L$2]&gt;[.$A29];&quot;&quot;;IF(ABS(10000*(GAMMA([.$A29]+1)/(GAMMA([.L$2]+1)*GAMMA([.$A29]-[.L$2]+1)))*(([.$R$3]^([.$A29]-[.L$2])/([.$S$3]^[.$A29]))))=0;&quot;&quot;;100*(GAMMA([.$A29]+1)/(GAMMA([.L$2]+1)*GAMMA([.$A29]-[.L$2]+1)))*(([.$R$3]^([.$A29]-[.L$2])/([.$S$3]^[.$A29])))))" office:value-type="float" office:value="14.5006440439189">
            <text:p>14.50</text:p>
          </table:table-cell>
          <table:table-cell table:style-name="ce19" table:formula="of:=IF([.M$2]&gt;[.$A29];&quot;&quot;;IF(ABS(10000*(GAMMA([.$A29]+1)/(GAMMA([.M$2]+1)*GAMMA([.$A29]-[.M$2]+1)))*(([.$R$3]^([.$A29]-[.M$2])/([.$S$3]^[.$A29]))))=0;&quot;&quot;;100*(GAMMA([.$A29]+1)/(GAMMA([.M$2]+1)*GAMMA([.$A29]-[.M$2]+1)))*(([.$R$3]^([.$A29]-[.M$2])/([.$S$3]^[.$A29])))))" office:value-type="float" office:value="11.2050431248465">
            <text:p>11.21</text:p>
          </table:table-cell>
          <table:table-cell table:style-name="ce19" table:formula="of:=IF([.N$2]&gt;[.$A29];&quot;&quot;;IF(ABS(10000*(GAMMA([.$A29]+1)/(GAMMA([.N$2]+1)*GAMMA([.$A29]-[.N$2]+1)))*(([.$R$3]^([.$A29]-[.N$2])/([.$S$3]^[.$A29]))))=0;&quot;&quot;;100*(GAMMA([.$A29]+1)/(GAMMA([.N$2]+1)*GAMMA([.$A29]-[.N$2]+1)))*(([.$R$3]^([.$A29]-[.N$2])/([.$S$3]^[.$A29])))))" office:value-type="float" office:value="7.47002874989764">
            <text:p>7.47</text:p>
          </table:table-cell>
          <table:table-cell table:style-name="ce19" table:formula="of:=IF([.O$2]&gt;[.$A29];&quot;&quot;;IF(ABS(10000*(GAMMA([.$A29]+1)/(GAMMA([.O$2]+1)*GAMMA([.$A29]-[.O$2]+1)))*(([.$R$3]^([.$A29]-[.O$2])/([.$S$3]^[.$A29]))))=0;&quot;&quot;;100*(GAMMA([.$A29]+1)/(GAMMA([.O$2]+1)*GAMMA([.$A29]-[.O$2]+1)))*(([.$R$3]^([.$A29]-[.O$2])/([.$S$3]^[.$A29])))))" office:value-type="float" office:value="4.30963197109479">
            <text:p>4.31</text:p>
          </table:table-cell>
          <table:table-cell table:style-name="ce19" table:formula="of:=IF([.P$2]&gt;[.$A29];&quot;&quot;;IF(ABS(10000*(GAMMA([.$A29]+1)/(GAMMA([.P$2]+1)*GAMMA([.$A29]-[.P$2]+1)))*(([.$R$3]^([.$A29]-[.P$2])/([.$S$3]^[.$A29]))))=0;&quot;&quot;;100*(GAMMA([.$A29]+1)/(GAMMA([.P$2]+1)*GAMMA([.$A29]-[.P$2]+1)))*(([.$R$3]^([.$A29]-[.P$2])/([.$S$3]^[.$A29])))))" office:value-type="float" office:value="2.1548159855474">
            <text:p>2.15</text:p>
          </table:table-cell>
          <table:table-cell table:style-name="ce19" table:formula="of:=IF([.Q$2]&gt;[.$A29];&quot;&quot;;IF(ABS(10000*(GAMMA([.$A29]+1)/(GAMMA([.Q$2]+1)*GAMMA([.$A29]-[.Q$2]+1)))*(([.$R$3]^([.$A29]-[.Q$2])/([.$S$3]^[.$A29]))))=0;&quot;&quot;;100*(GAMMA([.$A29]+1)/(GAMMA([.Q$2]+1)*GAMMA([.$A29]-[.Q$2]+1)))*(([.$R$3]^([.$A29]-[.Q$2])/([.$S$3]^[.$A29])))))" office:value-type="float" office:value="0.933753593737205">
            <text:p>0.93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table:style-name="ce19" table:formula="of:=IF([.B$2]&gt;[.$A30];&quot;&quot;;IF(ABS(10000*(GAMMA([.$A30]+1)/(GAMMA([.B$2]+1)*GAMMA([.$A30]-[.B$2]+1)))*(([.$R$3]^([.$A30]-[.B$2])/([.$S$3]^[.$A30]))))=0;&quot;&quot;;100*(GAMMA([.$A30]+1)/(GAMMA([.B$2]+1)*GAMMA([.$A30]-[.B$2]+1)))*(([.$R$3]^([.$A30]-[.B$2])/([.$S$3]^[.$A30])))))" office:value-type="float" office:value="0.00117339638644048">
            <text:p>0.00</text:p>
          </table:table-cell>
          <table:table-cell table:style-name="ce19" table:formula="of:=IF([.C$2]&gt;[.$A30];&quot;&quot;;IF(ABS(10000*(GAMMA([.$A30]+1)/(GAMMA([.C$2]+1)*GAMMA([.$A30]-[.C$2]+1)))*(([.$R$3]^([.$A30]-[.C$2])/([.$S$3]^[.$A30]))))=0;&quot;&quot;;100*(GAMMA([.$A30]+1)/(GAMMA([.C$2]+1)*GAMMA([.$A30]-[.C$2]+1)))*(([.$R$3]^([.$A30]-[.C$2])/([.$S$3]^[.$A30])))))" office:value-type="float" office:value="0.0164275494101667">
            <text:p>0.02</text:p>
          </table:table-cell>
          <table:table-cell table:style-name="ce19" table:formula="of:=IF([.D$2]&gt;[.$A30];&quot;&quot;;IF(ABS(10000*(GAMMA([.$A30]+1)/(GAMMA([.D$2]+1)*GAMMA([.$A30]-[.D$2]+1)))*(([.$R$3]^([.$A30]-[.D$2])/([.$S$3]^[.$A30]))))=0;&quot;&quot;;100*(GAMMA([.$A30]+1)/(GAMMA([.D$2]+1)*GAMMA([.$A30]-[.D$2]+1)))*(([.$R$3]^([.$A30]-[.D$2])/([.$S$3]^[.$A30])))))" office:value-type="float" office:value="0.110885958518625">
            <text:p>0.11</text:p>
          </table:table-cell>
          <table:table-cell table:style-name="ce19" table:formula="of:=IF([.E$2]&gt;[.$A30];&quot;&quot;;IF(ABS(10000*(GAMMA([.$A30]+1)/(GAMMA([.E$2]+1)*GAMMA([.$A30]-[.E$2]+1)))*(([.$R$3]^([.$A30]-[.E$2])/([.$S$3]^[.$A30]))))=0;&quot;&quot;;100*(GAMMA([.$A30]+1)/(GAMMA([.E$2]+1)*GAMMA([.$A30]-[.E$2]+1)))*(([.$R$3]^([.$A30]-[.E$2])/([.$S$3]^[.$A30])))))" office:value-type="float" office:value="0.480505820247375">
            <text:p>0.48</text:p>
          </table:table-cell>
          <table:table-cell table:style-name="ce19" table:formula="of:=IF([.F$2]&gt;[.$A30];&quot;&quot;;IF(ABS(10000*(GAMMA([.$A30]+1)/(GAMMA([.F$2]+1)*GAMMA([.$A30]-[.F$2]+1)))*(([.$R$3]^([.$A30]-[.F$2])/([.$S$3]^[.$A30]))))=0;&quot;&quot;;100*(GAMMA([.$A30]+1)/(GAMMA([.F$2]+1)*GAMMA([.$A30]-[.F$2]+1)))*(([.$R$3]^([.$A30]-[.F$2])/([.$S$3]^[.$A30])))))" office:value-type="float" office:value="1.50158068827305">
            <text:p>1.50</text:p>
          </table:table-cell>
          <table:table-cell table:style-name="ce19" table:formula="of:=IF([.G$2]&gt;[.$A30];&quot;&quot;;IF(ABS(10000*(GAMMA([.$A30]+1)/(GAMMA([.G$2]+1)*GAMMA([.$A30]-[.G$2]+1)))*(([.$R$3]^([.$A30]-[.G$2])/([.$S$3]^[.$A30]))))=0;&quot;&quot;;100*(GAMMA([.$A30]+1)/(GAMMA([.G$2]+1)*GAMMA([.$A30]-[.G$2]+1)))*(([.$R$3]^([.$A30]-[.G$2])/([.$S$3]^[.$A30])))))" office:value-type="float" office:value="3.60379365185531">
            <text:p>3.60</text:p>
          </table:table-cell>
          <table:table-cell table:style-name="ce19" table:formula="of:=IF([.H$2]&gt;[.$A30];&quot;&quot;;IF(ABS(10000*(GAMMA([.$A30]+1)/(GAMMA([.H$2]+1)*GAMMA([.$A30]-[.H$2]+1)))*(([.$R$3]^([.$A30]-[.H$2])/([.$S$3]^[.$A30]))))=0;&quot;&quot;;100*(GAMMA([.$A30]+1)/(GAMMA([.H$2]+1)*GAMMA([.$A30]-[.H$2]+1)))*(([.$R$3]^([.$A30]-[.H$2])/([.$S$3]^[.$A30])))))" office:value-type="float" office:value="6.90727116605602">
            <text:p>6.91</text:p>
          </table:table-cell>
          <table:table-cell table:style-name="ce19" table:formula="of:=IF([.I$2]&gt;[.$A30];&quot;&quot;;IF(ABS(10000*(GAMMA([.$A30]+1)/(GAMMA([.I$2]+1)*GAMMA([.$A30]-[.I$2]+1)))*(([.$R$3]^([.$A30]-[.I$2])/([.$S$3]^[.$A30]))))=0;&quot;&quot;;100*(GAMMA([.$A30]+1)/(GAMMA([.I$2]+1)*GAMMA([.$A30]-[.I$2]+1)))*(([.$R$3]^([.$A30]-[.I$2])/([.$S$3]^[.$A30])))))" office:value-type="float" office:value="10.8542832609452">
            <text:p>10.85</text:p>
          </table:table-cell>
          <table:table-cell table:style-name="ce19" table:formula="of:=IF([.J$2]&gt;[.$A30];&quot;&quot;;IF(ABS(10000*(GAMMA([.$A30]+1)/(GAMMA([.J$2]+1)*GAMMA([.$A30]-[.J$2]+1)))*(([.$R$3]^([.$A30]-[.J$2])/([.$S$3]^[.$A30]))))=0;&quot;&quot;;100*(GAMMA([.$A30]+1)/(GAMMA([.J$2]+1)*GAMMA([.$A30]-[.J$2]+1)))*(([.$R$3]^([.$A30]-[.J$2])/([.$S$3]^[.$A30])))))" office:value-type="float" office:value="14.2462467799905">
            <text:p>14.25</text:p>
          </table:table-cell>
          <table:table-cell table:style-name="ce19" table:formula="of:=IF([.K$2]&gt;[.$A30];&quot;&quot;;IF(ABS(10000*(GAMMA([.$A30]+1)/(GAMMA([.K$2]+1)*GAMMA([.$A30]-[.K$2]+1)))*(([.$R$3]^([.$A30]-[.K$2])/([.$S$3]^[.$A30]))))=0;&quot;&quot;;100*(GAMMA([.$A30]+1)/(GAMMA([.K$2]+1)*GAMMA([.$A30]-[.K$2]+1)))*(([.$R$3]^([.$A30]-[.K$2])/([.$S$3]^[.$A30])))))" office:value-type="float" office:value="15.8291630888784">
            <text:p>15.83</text:p>
          </table:table-cell>
          <table:table-cell table:style-name="ce19" table:formula="of:=IF([.L$2]&gt;[.$A30];&quot;&quot;;IF(ABS(10000*(GAMMA([.$A30]+1)/(GAMMA([.L$2]+1)*GAMMA([.$A30]-[.L$2]+1)))*(([.$R$3]^([.$A30]-[.L$2])/([.$S$3]^[.$A30]))))=0;&quot;&quot;;100*(GAMMA([.$A30]+1)/(GAMMA([.L$2]+1)*GAMMA([.$A30]-[.L$2]+1)))*(([.$R$3]^([.$A30]-[.L$2])/([.$S$3]^[.$A30])))))" office:value-type="float" office:value="15.0377049344345">
            <text:p>15.04</text:p>
          </table:table-cell>
          <table:table-cell table:style-name="ce19" table:formula="of:=IF([.M$2]&gt;[.$A30];&quot;&quot;;IF(ABS(10000*(GAMMA([.$A30]+1)/(GAMMA([.M$2]+1)*GAMMA([.$A30]-[.M$2]+1)))*(([.$R$3]^([.$A30]-[.M$2])/([.$S$3]^[.$A30]))))=0;&quot;&quot;;100*(GAMMA([.$A30]+1)/(GAMMA([.M$2]+1)*GAMMA([.$A30]-[.M$2]+1)))*(([.$R$3]^([.$A30]-[.M$2])/([.$S$3]^[.$A30])))))" office:value-type="float" office:value="12.3035767645373">
            <text:p>12.30</text:p>
          </table:table-cell>
          <table:table-cell table:style-name="ce19" table:formula="of:=IF([.N$2]&gt;[.$A30];&quot;&quot;;IF(ABS(10000*(GAMMA([.$A30]+1)/(GAMMA([.N$2]+1)*GAMMA([.$A30]-[.N$2]+1)))*(([.$R$3]^([.$A30]-[.N$2])/([.$S$3]^[.$A30]))))=0;&quot;&quot;;100*(GAMMA([.$A30]+1)/(GAMMA([.N$2]+1)*GAMMA([.$A30]-[.N$2]+1)))*(([.$R$3]^([.$A30]-[.N$2])/([.$S$3]^[.$A30])))))" office:value-type="float" office:value="8.71503354154724">
            <text:p>8.72</text:p>
          </table:table-cell>
          <table:table-cell table:style-name="ce19" table:formula="of:=IF([.O$2]&gt;[.$A30];&quot;&quot;;IF(ABS(10000*(GAMMA([.$A30]+1)/(GAMMA([.O$2]+1)*GAMMA([.$A30]-[.O$2]+1)))*(([.$R$3]^([.$A30]-[.O$2])/([.$S$3]^[.$A30]))))=0;&quot;&quot;;100*(GAMMA([.$A30]+1)/(GAMMA([.O$2]+1)*GAMMA([.$A30]-[.O$2]+1)))*(([.$R$3]^([.$A30]-[.O$2])/([.$S$3]^[.$A30])))))" office:value-type="float" office:value="5.36309756402907">
            <text:p>5.36</text:p>
          </table:table-cell>
          <table:table-cell table:style-name="ce19" table:formula="of:=IF([.P$2]&gt;[.$A30];&quot;&quot;;IF(ABS(10000*(GAMMA([.$A30]+1)/(GAMMA([.P$2]+1)*GAMMA([.$A30]-[.P$2]+1)))*(([.$R$3]^([.$A30]-[.P$2])/([.$S$3]^[.$A30]))))=0;&quot;&quot;;100*(GAMMA([.$A30]+1)/(GAMMA([.P$2]+1)*GAMMA([.$A30]-[.P$2]+1)))*(([.$R$3]^([.$A30]-[.P$2])/([.$S$3]^[.$A30])))))" office:value-type="float" office:value="2.87308798072986">
            <text:p>2.87</text:p>
          </table:table-cell>
          <table:table-cell table:style-name="ce19" table:formula="of:=IF([.Q$2]&gt;[.$A30];&quot;&quot;;IF(ABS(10000*(GAMMA([.$A30]+1)/(GAMMA([.Q$2]+1)*GAMMA([.$A30]-[.Q$2]+1)))*(([.$R$3]^([.$A30]-[.Q$2])/([.$S$3]^[.$A30]))))=0;&quot;&quot;;100*(GAMMA([.$A30]+1)/(GAMMA([.Q$2]+1)*GAMMA([.$A30]-[.Q$2]+1)))*(([.$R$3]^([.$A30]-[.Q$2])/([.$S$3]^[.$A30])))))" office:value-type="float" office:value="1.34077439100727">
            <text:p>1.34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table:style-name="ce19" table:formula="of:=IF([.B$2]&gt;[.$A31];&quot;&quot;;IF(ABS(10000*(GAMMA([.$A31]+1)/(GAMMA([.B$2]+1)*GAMMA([.$A31]-[.B$2]+1)))*(([.$R$3]^([.$A31]-[.B$2])/([.$S$3]^[.$A31]))))=0;&quot;&quot;;100*(GAMMA([.$A31]+1)/(GAMMA([.B$2]+1)*GAMMA([.$A31]-[.B$2]+1)))*(([.$R$3]^([.$A31]-[.B$2])/([.$S$3]^[.$A31])))))" office:value-type="float" office:value="0.000782264257626984">
            <text:p>0.00</text:p>
          </table:table-cell>
          <table:table-cell table:style-name="ce19" table:formula="of:=IF([.C$2]&gt;[.$A31];&quot;&quot;;IF(ABS(10000*(GAMMA([.$A31]+1)/(GAMMA([.C$2]+1)*GAMMA([.$A31]-[.C$2]+1)))*(([.$R$3]^([.$A31]-[.C$2])/([.$S$3]^[.$A31]))))=0;&quot;&quot;;100*(GAMMA([.$A31]+1)/(GAMMA([.C$2]+1)*GAMMA([.$A31]-[.C$2]+1)))*(([.$R$3]^([.$A31]-[.C$2])/([.$S$3]^[.$A31])))))" office:value-type="float" office:value="0.0113428317355913">
            <text:p>0.01</text:p>
          </table:table-cell>
          <table:table-cell table:style-name="ce19" table:formula="of:=IF([.D$2]&gt;[.$A31];&quot;&quot;;IF(ABS(10000*(GAMMA([.$A31]+1)/(GAMMA([.D$2]+1)*GAMMA([.$A31]-[.D$2]+1)))*(([.$R$3]^([.$A31]-[.D$2])/([.$S$3]^[.$A31]))))=0;&quot;&quot;;100*(GAMMA([.$A31]+1)/(GAMMA([.D$2]+1)*GAMMA([.$A31]-[.D$2]+1)))*(([.$R$3]^([.$A31]-[.D$2])/([.$S$3]^[.$A31])))))" office:value-type="float" office:value="0.0793998221491389">
            <text:p>0.08</text:p>
          </table:table-cell>
          <table:table-cell table:style-name="ce19" table:formula="of:=IF([.E$2]&gt;[.$A31];&quot;&quot;;IF(ABS(10000*(GAMMA([.$A31]+1)/(GAMMA([.E$2]+1)*GAMMA([.$A31]-[.E$2]+1)))*(([.$R$3]^([.$A31]-[.E$2])/([.$S$3]^[.$A31]))))=0;&quot;&quot;;100*(GAMMA([.$A31]+1)/(GAMMA([.E$2]+1)*GAMMA([.$A31]-[.E$2]+1)))*(([.$R$3]^([.$A31]-[.E$2])/([.$S$3]^[.$A31])))))" office:value-type="float" office:value="0.357299199671125">
            <text:p>0.36</text:p>
          </table:table-cell>
          <table:table-cell table:style-name="ce19" table:formula="of:=IF([.F$2]&gt;[.$A31];&quot;&quot;;IF(ABS(10000*(GAMMA([.$A31]+1)/(GAMMA([.F$2]+1)*GAMMA([.$A31]-[.F$2]+1)))*(([.$R$3]^([.$A31]-[.F$2])/([.$S$3]^[.$A31]))))=0;&quot;&quot;;100*(GAMMA([.$A31]+1)/(GAMMA([.F$2]+1)*GAMMA([.$A31]-[.F$2]+1)))*(([.$R$3]^([.$A31]-[.F$2])/([.$S$3]^[.$A31])))))" office:value-type="float" office:value="1.16122239893116">
            <text:p>1.16</text:p>
          </table:table-cell>
          <table:table-cell table:style-name="ce19" table:formula="of:=IF([.G$2]&gt;[.$A31];&quot;&quot;;IF(ABS(10000*(GAMMA([.$A31]+1)/(GAMMA([.G$2]+1)*GAMMA([.$A31]-[.G$2]+1)))*(([.$R$3]^([.$A31]-[.G$2])/([.$S$3]^[.$A31]))))=0;&quot;&quot;;100*(GAMMA([.$A31]+1)/(GAMMA([.G$2]+1)*GAMMA([.$A31]-[.G$2]+1)))*(([.$R$3]^([.$A31]-[.G$2])/([.$S$3]^[.$A31])))))" office:value-type="float" office:value="2.90305599732789">
            <text:p>2.90</text:p>
          </table:table-cell>
          <table:table-cell table:style-name="ce19" table:formula="of:=IF([.H$2]&gt;[.$A31];&quot;&quot;;IF(ABS(10000*(GAMMA([.$A31]+1)/(GAMMA([.H$2]+1)*GAMMA([.$A31]-[.H$2]+1)))*(([.$R$3]^([.$A31]-[.H$2])/([.$S$3]^[.$A31]))))=0;&quot;&quot;;100*(GAMMA([.$A31]+1)/(GAMMA([.H$2]+1)*GAMMA([.$A31]-[.H$2]+1)))*(([.$R$3]^([.$A31]-[.H$2])/([.$S$3]^[.$A31])))))" office:value-type="float" office:value="5.80611199465579">
            <text:p>5.81</text:p>
          </table:table-cell>
          <table:table-cell table:style-name="ce19" table:formula="of:=IF([.I$2]&gt;[.$A31];&quot;&quot;;IF(ABS(10000*(GAMMA([.$A31]+1)/(GAMMA([.I$2]+1)*GAMMA([.$A31]-[.I$2]+1)))*(([.$R$3]^([.$A31]-[.I$2])/([.$S$3]^[.$A31]))))=0;&quot;&quot;;100*(GAMMA([.$A31]+1)/(GAMMA([.I$2]+1)*GAMMA([.$A31]-[.I$2]+1)))*(([.$R$3]^([.$A31]-[.I$2])/([.$S$3]^[.$A31])))))" office:value-type="float" office:value="9.53861256264879">
            <text:p>9.54</text:p>
          </table:table-cell>
          <table:table-cell table:style-name="ce19" table:formula="of:=IF([.J$2]&gt;[.$A31];&quot;&quot;;IF(ABS(10000*(GAMMA([.$A31]+1)/(GAMMA([.J$2]+1)*GAMMA([.$A31]-[.J$2]+1)))*(([.$R$3]^([.$A31]-[.J$2])/([.$S$3]^[.$A31]))))=0;&quot;&quot;;100*(GAMMA([.$A31]+1)/(GAMMA([.J$2]+1)*GAMMA([.$A31]-[.J$2]+1)))*(([.$R$3]^([.$A31]-[.J$2])/([.$S$3]^[.$A31])))))" office:value-type="float" office:value="13.1155922736421">
            <text:p>13.12</text:p>
          </table:table-cell>
          <table:table-cell table:style-name="ce19" table:formula="of:=IF([.K$2]&gt;[.$A31];&quot;&quot;;IF(ABS(10000*(GAMMA([.$A31]+1)/(GAMMA([.K$2]+1)*GAMMA([.$A31]-[.K$2]+1)))*(([.$R$3]^([.$A31]-[.K$2])/([.$S$3]^[.$A31]))))=0;&quot;&quot;;100*(GAMMA([.$A31]+1)/(GAMMA([.K$2]+1)*GAMMA([.$A31]-[.K$2]+1)))*(([.$R$3]^([.$A31]-[.K$2])/([.$S$3]^[.$A31])))))" office:value-type="float" office:value="15.3015243192491">
            <text:p>15.30</text:p>
          </table:table-cell>
          <table:table-cell table:style-name="ce19" table:formula="of:=IF([.L$2]&gt;[.$A31];&quot;&quot;;IF(ABS(10000*(GAMMA([.$A31]+1)/(GAMMA([.L$2]+1)*GAMMA([.$A31]-[.L$2]+1)))*(([.$R$3]^([.$A31]-[.L$2])/([.$S$3]^[.$A31]))))=0;&quot;&quot;;100*(GAMMA([.$A31]+1)/(GAMMA([.L$2]+1)*GAMMA([.$A31]-[.L$2]+1)))*(([.$R$3]^([.$A31]-[.L$2])/([.$S$3]^[.$A31])))))" office:value-type="float" office:value="15.3015243192491">
            <text:p>15.30</text:p>
          </table:table-cell>
          <table:table-cell table:style-name="ce19" table:formula="of:=IF([.M$2]&gt;[.$A31];&quot;&quot;;IF(ABS(10000*(GAMMA([.$A31]+1)/(GAMMA([.M$2]+1)*GAMMA([.$A31]-[.M$2]+1)))*(([.$R$3]^([.$A31]-[.M$2])/([.$S$3]^[.$A31]))))=0;&quot;&quot;;100*(GAMMA([.$A31]+1)/(GAMMA([.M$2]+1)*GAMMA([.$A31]-[.M$2]+1)))*(([.$R$3]^([.$A31]-[.M$2])/([.$S$3]^[.$A31])))))" office:value-type="float" office:value="13.2149528211697">
            <text:p>13.21</text:p>
          </table:table-cell>
          <table:table-cell table:style-name="ce19" table:formula="of:=IF([.N$2]&gt;[.$A31];&quot;&quot;;IF(ABS(10000*(GAMMA([.$A31]+1)/(GAMMA([.N$2]+1)*GAMMA([.$A31]-[.N$2]+1)))*(([.$R$3]^([.$A31]-[.N$2])/([.$S$3]^[.$A31]))))=0;&quot;&quot;;100*(GAMMA([.$A31]+1)/(GAMMA([.N$2]+1)*GAMMA([.$A31]-[.N$2]+1)))*(([.$R$3]^([.$A31]-[.N$2])/([.$S$3]^[.$A31])))))" office:value-type="float" office:value="9.91121461587726">
            <text:p>9.91</text:p>
          </table:table-cell>
          <table:table-cell table:style-name="ce19" table:formula="of:=IF([.O$2]&gt;[.$A31];&quot;&quot;;IF(ABS(10000*(GAMMA([.$A31]+1)/(GAMMA([.O$2]+1)*GAMMA([.$A31]-[.O$2]+1)))*(([.$R$3]^([.$A31]-[.O$2])/([.$S$3]^[.$A31]))))=0;&quot;&quot;;100*(GAMMA([.$A31]+1)/(GAMMA([.O$2]+1)*GAMMA([.$A31]-[.O$2]+1)))*(([.$R$3]^([.$A31]-[.O$2])/([.$S$3]^[.$A31])))))" office:value-type="float" office:value="6.48040955653513">
            <text:p>6.48</text:p>
          </table:table-cell>
          <table:table-cell table:style-name="ce19" table:formula="of:=IF([.P$2]&gt;[.$A31];&quot;&quot;;IF(ABS(10000*(GAMMA([.$A31]+1)/(GAMMA([.P$2]+1)*GAMMA([.$A31]-[.P$2]+1)))*(([.$R$3]^([.$A31]-[.P$2])/([.$S$3]^[.$A31]))))=0;&quot;&quot;;100*(GAMMA([.$A31]+1)/(GAMMA([.P$2]+1)*GAMMA([.$A31]-[.P$2]+1)))*(([.$R$3]^([.$A31]-[.P$2])/([.$S$3]^[.$A31])))))" office:value-type="float" office:value="3.70309117516293">
            <text:p>3.70</text:p>
          </table:table-cell>
          <table:table-cell table:style-name="ce19" table:formula="of:=IF([.Q$2]&gt;[.$A31];&quot;&quot;;IF(ABS(10000*(GAMMA([.$A31]+1)/(GAMMA([.Q$2]+1)*GAMMA([.$A31]-[.Q$2]+1)))*(([.$R$3]^([.$A31]-[.Q$2])/([.$S$3]^[.$A31]))))=0;&quot;&quot;;100*(GAMMA([.$A31]+1)/(GAMMA([.Q$2]+1)*GAMMA([.$A31]-[.Q$2]+1)))*(([.$R$3]^([.$A31]-[.Q$2])/([.$S$3]^[.$A31])))))" office:value-type="float" office:value="1.85154558758147">
            <text:p>1.85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table:style-name="ce19" table:formula="of:=IF([.B$2]&gt;[.$A32];&quot;&quot;;IF(ABS(10000*(GAMMA([.$A32]+1)/(GAMMA([.B$2]+1)*GAMMA([.$A32]-[.B$2]+1)))*(([.$R$3]^([.$A32]-[.B$2])/([.$S$3]^[.$A32]))))=0;&quot;&quot;;100*(GAMMA([.$A32]+1)/(GAMMA([.B$2]+1)*GAMMA([.$A32]-[.B$2]+1)))*(([.$R$3]^([.$A32]-[.B$2])/([.$S$3]^[.$A32])))))" office:value-type="float" office:value="0.000521509505084656">
            <text:p>0.00</text:p>
          </table:table-cell>
          <table:table-cell table:style-name="ce19" table:formula="of:=IF([.C$2]&gt;[.$A32];&quot;&quot;;IF(ABS(10000*(GAMMA([.$A32]+1)/(GAMMA([.C$2]+1)*GAMMA([.$A32]-[.C$2]+1)))*(([.$R$3]^([.$A32]-[.C$2])/([.$S$3]^[.$A32]))))=0;&quot;&quot;;100*(GAMMA([.$A32]+1)/(GAMMA([.C$2]+1)*GAMMA([.$A32]-[.C$2]+1)))*(([.$R$3]^([.$A32]-[.C$2])/([.$S$3]^[.$A32])))))" office:value-type="float" office:value="0.00782264257626984">
            <text:p>0.01</text:p>
          </table:table-cell>
          <table:table-cell table:style-name="ce19" table:formula="of:=IF([.D$2]&gt;[.$A32];&quot;&quot;;IF(ABS(10000*(GAMMA([.$A32]+1)/(GAMMA([.D$2]+1)*GAMMA([.$A32]-[.D$2]+1)))*(([.$R$3]^([.$A32]-[.D$2])/([.$S$3]^[.$A32]))))=0;&quot;&quot;;100*(GAMMA([.$A32]+1)/(GAMMA([.D$2]+1)*GAMMA([.$A32]-[.D$2]+1)))*(([.$R$3]^([.$A32]-[.D$2])/([.$S$3]^[.$A32])))))" office:value-type="float" office:value="0.0567141586779564">
            <text:p>0.06</text:p>
          </table:table-cell>
          <table:table-cell table:style-name="ce19" table:formula="of:=IF([.E$2]&gt;[.$A32];&quot;&quot;;IF(ABS(10000*(GAMMA([.$A32]+1)/(GAMMA([.E$2]+1)*GAMMA([.$A32]-[.E$2]+1)))*(([.$R$3]^([.$A32]-[.E$2])/([.$S$3]^[.$A32]))))=0;&quot;&quot;;100*(GAMMA([.$A32]+1)/(GAMMA([.E$2]+1)*GAMMA([.$A32]-[.E$2]+1)))*(([.$R$3]^([.$A32]-[.E$2])/([.$S$3]^[.$A32])))))" office:value-type="float" office:value="0.264666073830463">
            <text:p>0.26</text:p>
          </table:table-cell>
          <table:table-cell table:style-name="ce19" table:formula="of:=IF([.F$2]&gt;[.$A32];&quot;&quot;;IF(ABS(10000*(GAMMA([.$A32]+1)/(GAMMA([.F$2]+1)*GAMMA([.$A32]-[.F$2]+1)))*(([.$R$3]^([.$A32]-[.F$2])/([.$S$3]^[.$A32]))))=0;&quot;&quot;;100*(GAMMA([.$A32]+1)/(GAMMA([.F$2]+1)*GAMMA([.$A32]-[.F$2]+1)))*(([.$R$3]^([.$A32]-[.F$2])/([.$S$3]^[.$A32])))))" office:value-type="float" office:value="0.893247999177813">
            <text:p>0.89</text:p>
          </table:table-cell>
          <table:table-cell table:style-name="ce19" table:formula="of:=IF([.G$2]&gt;[.$A32];&quot;&quot;;IF(ABS(10000*(GAMMA([.$A32]+1)/(GAMMA([.G$2]+1)*GAMMA([.$A32]-[.G$2]+1)))*(([.$R$3]^([.$A32]-[.G$2])/([.$S$3]^[.$A32]))))=0;&quot;&quot;;100*(GAMMA([.$A32]+1)/(GAMMA([.G$2]+1)*GAMMA([.$A32]-[.G$2]+1)))*(([.$R$3]^([.$A32]-[.G$2])/([.$S$3]^[.$A32])))))" office:value-type="float" office:value="2.32244479786231">
            <text:p>2.32</text:p>
          </table:table-cell>
          <table:table-cell table:style-name="ce19" table:formula="of:=IF([.H$2]&gt;[.$A32];&quot;&quot;;IF(ABS(10000*(GAMMA([.$A32]+1)/(GAMMA([.H$2]+1)*GAMMA([.$A32]-[.H$2]+1)))*(([.$R$3]^([.$A32]-[.H$2])/([.$S$3]^[.$A32]))))=0;&quot;&quot;;100*(GAMMA([.$A32]+1)/(GAMMA([.H$2]+1)*GAMMA([.$A32]-[.H$2]+1)))*(([.$R$3]^([.$A32]-[.H$2])/([.$S$3]^[.$A32])))))" office:value-type="float" office:value="4.83842666221315">
            <text:p>4.84</text:p>
          </table:table-cell>
          <table:table-cell table:style-name="ce19" table:formula="of:=IF([.I$2]&gt;[.$A32];&quot;&quot;;IF(ABS(10000*(GAMMA([.$A32]+1)/(GAMMA([.I$2]+1)*GAMMA([.$A32]-[.I$2]+1)))*(([.$R$3]^([.$A32]-[.I$2])/([.$S$3]^[.$A32]))))=0;&quot;&quot;;100*(GAMMA([.$A32]+1)/(GAMMA([.I$2]+1)*GAMMA([.$A32]-[.I$2]+1)))*(([.$R$3]^([.$A32]-[.I$2])/([.$S$3]^[.$A32])))))" office:value-type="float" office:value="8.29444570665112">
            <text:p>8.29</text:p>
          </table:table-cell>
          <table:table-cell table:style-name="ce19" table:formula="of:=IF([.J$2]&gt;[.$A32];&quot;&quot;;IF(ABS(10000*(GAMMA([.$A32]+1)/(GAMMA([.J$2]+1)*GAMMA([.$A32]-[.J$2]+1)))*(([.$R$3]^([.$A32]-[.J$2])/([.$S$3]^[.$A32]))))=0;&quot;&quot;;100*(GAMMA([.$A32]+1)/(GAMMA([.J$2]+1)*GAMMA([.$A32]-[.J$2]+1)))*(([.$R$3]^([.$A32]-[.J$2])/([.$S$3]^[.$A32])))))" office:value-type="float" office:value="11.923265703311">
            <text:p>11.92</text:p>
          </table:table-cell>
          <table:table-cell table:style-name="ce19" table:formula="of:=IF([.K$2]&gt;[.$A32];&quot;&quot;;IF(ABS(10000*(GAMMA([.$A32]+1)/(GAMMA([.K$2]+1)*GAMMA([.$A32]-[.K$2]+1)))*(([.$R$3]^([.$A32]-[.K$2])/([.$S$3]^[.$A32]))))=0;&quot;&quot;;100*(GAMMA([.$A32]+1)/(GAMMA([.K$2]+1)*GAMMA([.$A32]-[.K$2]+1)))*(([.$R$3]^([.$A32]-[.K$2])/([.$S$3]^[.$A32])))))" office:value-type="float" office:value="14.5728803040468">
            <text:p>14.57</text:p>
          </table:table-cell>
          <table:table-cell table:style-name="ce19" table:formula="of:=IF([.L$2]&gt;[.$A32];&quot;&quot;;IF(ABS(10000*(GAMMA([.$A32]+1)/(GAMMA([.L$2]+1)*GAMMA([.$A32]-[.L$2]+1)))*(([.$R$3]^([.$A32]-[.L$2])/([.$S$3]^[.$A32]))))=0;&quot;&quot;;100*(GAMMA([.$A32]+1)/(GAMMA([.L$2]+1)*GAMMA([.$A32]-[.L$2]+1)))*(([.$R$3]^([.$A32]-[.L$2])/([.$S$3]^[.$A32])))))" office:value-type="float" office:value="15.3015243192491">
            <text:p>15.30</text:p>
          </table:table-cell>
          <table:table-cell table:style-name="ce19" table:formula="of:=IF([.M$2]&gt;[.$A32];&quot;&quot;;IF(ABS(10000*(GAMMA([.$A32]+1)/(GAMMA([.M$2]+1)*GAMMA([.$A32]-[.M$2]+1)))*(([.$R$3]^([.$A32]-[.M$2])/([.$S$3]^[.$A32]))))=0;&quot;&quot;;100*(GAMMA([.$A32]+1)/(GAMMA([.M$2]+1)*GAMMA([.$A32]-[.M$2]+1)))*(([.$R$3]^([.$A32]-[.M$2])/([.$S$3]^[.$A32])))))" office:value-type="float" office:value="13.9104766538628">
            <text:p>13.91</text:p>
          </table:table-cell>
          <table:table-cell table:style-name="ce19" table:formula="of:=IF([.N$2]&gt;[.$A32];&quot;&quot;;IF(ABS(10000*(GAMMA([.$A32]+1)/(GAMMA([.N$2]+1)*GAMMA([.$A32]-[.N$2]+1)))*(([.$R$3]^([.$A32]-[.N$2])/([.$S$3]^[.$A32]))))=0;&quot;&quot;;100*(GAMMA([.$A32]+1)/(GAMMA([.N$2]+1)*GAMMA([.$A32]-[.N$2]+1)))*(([.$R$3]^([.$A32]-[.N$2])/([.$S$3]^[.$A32])))))" office:value-type="float" office:value="11.0124606843081">
            <text:p>11.01</text:p>
          </table:table-cell>
          <table:table-cell table:style-name="ce19" table:formula="of:=IF([.O$2]&gt;[.$A32];&quot;&quot;;IF(ABS(10000*(GAMMA([.$A32]+1)/(GAMMA([.O$2]+1)*GAMMA([.$A32]-[.O$2]+1)))*(([.$R$3]^([.$A32]-[.O$2])/([.$S$3]^[.$A32]))))=0;&quot;&quot;;100*(GAMMA([.$A32]+1)/(GAMMA([.O$2]+1)*GAMMA([.$A32]-[.O$2]+1)))*(([.$R$3]^([.$A32]-[.O$2])/([.$S$3]^[.$A32])))))" office:value-type="float" office:value="7.6240112429825">
            <text:p>7.62</text:p>
          </table:table-cell>
          <table:table-cell table:style-name="ce19" table:formula="of:=IF([.P$2]&gt;[.$A32];&quot;&quot;;IF(ABS(10000*(GAMMA([.$A32]+1)/(GAMMA([.P$2]+1)*GAMMA([.$A32]-[.P$2]+1)))*(([.$R$3]^([.$A32]-[.P$2])/([.$S$3]^[.$A32]))))=0;&quot;&quot;;100*(GAMMA([.$A32]+1)/(GAMMA([.P$2]+1)*GAMMA([.$A32]-[.P$2]+1)))*(([.$R$3]^([.$A32]-[.P$2])/([.$S$3]^[.$A32])))))" office:value-type="float" office:value="4.62886396895366">
            <text:p>4.63</text:p>
          </table:table-cell>
          <table:table-cell table:style-name="ce19" table:formula="of:=IF([.Q$2]&gt;[.$A32];&quot;&quot;;IF(ABS(10000*(GAMMA([.$A32]+1)/(GAMMA([.Q$2]+1)*GAMMA([.$A32]-[.Q$2]+1)))*(([.$R$3]^([.$A32]-[.Q$2])/([.$S$3]^[.$A32]))))=0;&quot;&quot;;100*(GAMMA([.$A32]+1)/(GAMMA([.Q$2]+1)*GAMMA([.$A32]-[.Q$2]+1)))*(([.$R$3]^([.$A32]-[.Q$2])/([.$S$3]^[.$A32])))))" office:value-type="float" office:value="2.46872745010862">
            <text:p>2.4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002"/>
          <table:table-cell table:number-columns-repeated="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.S" table:style-name="ta1" table:print="false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1" table:number-columns-repeated="992"/>
          <table:table-cell table:style-name="ce3" table:number-columns-repeated="9"/>
          <table:table-cell table:number-columns-repeated="2"/>
          <table:table-cell table:number-columns-repeated="5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float" office:value="83.3333333333333">
            <text:p>83.33</text:p>
          </table:table-cell>
          <table:table-cell table:style-name="ce6" office:value-type="float" office:value="16.6666666666667">
            <text:p>16.67</text:p>
          </table:table-cell>
          <table:table-cell table:number-columns-repeated="9" table:style-name="ce6" office:value-type="string">
            <text:p>-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float" office:value="69.4444444444444">
            <text:p>69.44</text:p>
          </table:table-cell>
          <table:table-cell table:style-name="ce6" office:value-type="float" office:value="27.7777777777778">
            <text:p>27.78</text:p>
          </table:table-cell>
          <table:table-cell table:style-name="ce6" office:value-type="float" office:value="2.77777777777778">
            <text:p>2.78</text:p>
          </table:table-cell>
          <table:table-cell table:number-columns-repeated="8" table:style-name="ce6" office:value-type="string">
            <text:p>-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float" office:value="57.8703703703704">
            <text:p>57.87</text:p>
          </table:table-cell>
          <table:table-cell table:style-name="ce6" office:value-type="float" office:value="34.7222222222222">
            <text:p>34.72</text:p>
          </table:table-cell>
          <table:table-cell table:style-name="ce6" office:value-type="float" office:value="6.94444444444444">
            <text:p>6.94</text:p>
          </table:table-cell>
          <table:table-cell table:style-name="ce6" office:value-type="float" office:value="0.462962962962963">
            <text:p>0.46</text:p>
          </table:table-cell>
          <table:table-cell table:number-columns-repeated="7" table:style-name="ce6" office:value-type="string">
            <text:p>-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float" office:value="48.2253086419753">
            <text:p>48.23</text:p>
          </table:table-cell>
          <table:table-cell table:style-name="ce6" office:value-type="float" office:value="38.5802469135802">
            <text:p>38.58</text:p>
          </table:table-cell>
          <table:table-cell table:style-name="ce6" office:value-type="float" office:value="11.5740740740741">
            <text:p>11.57</text:p>
          </table:table-cell>
          <table:table-cell table:style-name="ce6" office:value-type="float" office:value="1.54320987654321">
            <text:p>1.54</text:p>
          </table:table-cell>
          <table:table-cell table:style-name="ce6" office:value-type="float" office:value="0.0771604938271605">
            <text:p>0.08</text:p>
          </table:table-cell>
          <table:table-cell table:number-columns-repeated="6" table:style-name="ce6" office:value-type="string">
            <text:p>-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2" table:style-name="ce5" office:value-type="float" office:value="40.1877572016461">
            <text:p>40.19</text:p>
          </table:table-cell>
          <table:table-cell table:style-name="ce6" office:value-type="float" office:value="16.0751028806584">
            <text:p>16.08</text:p>
          </table:table-cell>
          <table:table-cell table:style-name="ce6" office:value-type="float" office:value="3.21502057613169">
            <text:p>3.22</text:p>
          </table:table-cell>
          <table:table-cell table:style-name="ce6" office:value-type="float" office:value="0.321502057613169">
            <text:p>0.32</text:p>
          </table:table-cell>
          <table:table-cell table:style-name="ce6" office:value-type="float" office:value="0.0128600823045268">
            <text:p>0.01</text:p>
          </table:table-cell>
          <table:table-cell table:number-columns-repeated="5" table:style-name="ce6" office:value-type="string">
            <text:p>-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6" office:value-type="float" office:value="33.4897976680384">
            <text:p>33.49</text:p>
          </table:table-cell>
          <table:table-cell table:style-name="ce5" office:value-type="float" office:value="40.1877572016461">
            <text:p>40.19</text:p>
          </table:table-cell>
          <table:table-cell table:style-name="ce6" office:value-type="float" office:value="20.093878600823">
            <text:p>20.09</text:p>
          </table:table-cell>
          <table:table-cell table:style-name="ce6" office:value-type="float" office:value="5.35836762688615">
            <text:p>5.36</text:p>
          </table:table-cell>
          <table:table-cell table:style-name="ce6" office:value-type="float" office:value="0.803755144032922">
            <text:p>0.80</text:p>
          </table:table-cell>
          <table:table-cell table:style-name="ce6" office:value-type="float" office:value="0.0643004115226337">
            <text:p>0.06</text:p>
          </table:table-cell>
          <table:table-cell table:style-name="ce6" office:value-type="float" office:value="0.00214334705075446">
            <text:p>0.00</text:p>
          </table:table-cell>
          <table:table-cell table:number-columns-repeated="4" table:style-name="ce6" office:value-type="string">
            <text:p>-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office:value-type="float" office:value="27.9081647233653">
            <text:p>27.91</text:p>
          </table:table-cell>
          <table:table-cell table:style-name="ce5" office:value-type="float" office:value="39.0714306127115">
            <text:p>39.07</text:p>
          </table:table-cell>
          <table:table-cell table:style-name="ce6" office:value-type="float" office:value="23.4428583676269">
            <text:p>23.44</text:p>
          </table:table-cell>
          <table:table-cell table:style-name="ce6" office:value-type="float" office:value="7.8142861225423">
            <text:p>7.81</text:p>
          </table:table-cell>
          <table:table-cell table:style-name="ce6" office:value-type="float" office:value="1.56285722450846">
            <text:p>1.56</text:p>
          </table:table-cell>
          <table:table-cell table:style-name="ce6" office:value-type="float" office:value="0.187542866941015">
            <text:p>0.19</text:p>
          </table:table-cell>
          <table:table-cell table:style-name="ce6" office:value-type="float" office:value="0.0125028577960677">
            <text:p>0.01</text:p>
          </table:table-cell>
          <table:table-cell table:style-name="ce6" office:value-type="float" office:value="0.000357224508459076">
            <text:p>0.00</text:p>
          </table:table-cell>
          <table:table-cell table:number-columns-repeated="3" table:style-name="ce6" office:value-type="string">
            <text:p>-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6" office:value-type="float" office:value="23.2568039361378">
            <text:p>23.26</text:p>
          </table:table-cell>
          <table:table-cell table:style-name="ce5" office:value-type="float" office:value="37.2108862978205">
            <text:p>37.21</text:p>
          </table:table-cell>
          <table:table-cell table:style-name="ce6" office:value-type="float" office:value="26.0476204084743">
            <text:p>26.05</text:p>
          </table:table-cell>
          <table:table-cell table:style-name="ce6" office:value-type="float" office:value="10.4190481633897">
            <text:p>10.42</text:p>
          </table:table-cell>
          <table:table-cell table:style-name="ce6" office:value-type="float" office:value="2.60476204084743">
            <text:p>2.60</text:p>
          </table:table-cell>
          <table:table-cell table:style-name="ce6" office:value-type="float" office:value="0.416761926535589">
            <text:p>0.42</text:p>
          </table:table-cell>
          <table:table-cell table:style-name="ce6" office:value-type="float" office:value="0.0416761926535589">
            <text:p>0.04</text:p>
          </table:table-cell>
          <table:table-cell table:style-name="ce6" office:value-type="float" office:value="0.00238149672306051">
            <text:p>0.00</text:p>
          </table:table-cell>
          <table:table-cell table:style-name="ce6" office:value-type="float" office:value="0.0000595374180765127">
            <text:p>0.00</text:p>
          </table:table-cell>
          <table:table-cell table:number-columns-repeated="2" table:style-name="ce6" office:value-type="string">
            <text:p>-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6" office:value-type="float" office:value="19.3806699467815">
            <text:p>19.38</text:p>
          </table:table-cell>
          <table:table-cell table:style-name="ce5" office:value-type="float" office:value="34.8852059042067">
            <text:p>34.89</text:p>
          </table:table-cell>
          <table:table-cell table:style-name="ce6" office:value-type="float" office:value="27.9081647233653">
            <text:p>27.91</text:p>
          </table:table-cell>
          <table:table-cell table:style-name="ce6" office:value-type="float" office:value="13.0238102042372">
            <text:p>13.02</text:p>
          </table:table-cell>
          <table:table-cell table:style-name="ce6" office:value-type="float" office:value="3.90714306127115">
            <text:p>3.91</text:p>
          </table:table-cell>
          <table:table-cell table:style-name="ce6" office:value-type="float" office:value="0.78142861225423">
            <text:p>0.78</text:p>
          </table:table-cell>
          <table:table-cell table:style-name="ce6" office:value-type="float" office:value="0.104190481633897">
            <text:p>0.10</text:p>
          </table:table-cell>
          <table:table-cell table:style-name="ce6" office:value-type="float" office:value="0.00893061271147691">
            <text:p>0.01</text:p>
          </table:table-cell>
          <table:table-cell table:style-name="ce6" office:value-type="float" office:value="0.000446530635573846">
            <text:p>0.00</text:p>
          </table:table-cell>
          <table:table-cell table:style-name="ce6" office:value-type="float" office:value="0.00000992290301275212">
            <text:p>0.00</text:p>
          </table:table-cell>
          <table:table-cell table:style-name="ce6" office:value-type="string">
            <text:p>-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6" office:value-type="float" office:value="16.1505582889846">
            <text:p>16.15</text:p>
          </table:table-cell>
          <table:table-cell table:style-name="ce5" office:value-type="float" office:value="32.3011165779691">
            <text:p>32.30</text:p>
          </table:table-cell>
          <table:table-cell table:style-name="ce6" office:value-type="float" office:value="29.0710049201722">
            <text:p>29.07</text:p>
          </table:table-cell>
          <table:table-cell table:style-name="ce6" office:value-type="float" office:value="15.5045359574252">
            <text:p>15.50</text:p>
          </table:table-cell>
          <table:table-cell table:style-name="ce6" office:value-type="float" office:value="5.42658758509882">
            <text:p>5.43</text:p>
          </table:table-cell>
          <table:table-cell table:style-name="ce6" office:value-type="float" office:value="1.30238102042372">
            <text:p>1.30</text:p>
          </table:table-cell>
          <table:table-cell table:style-name="ce6" office:value-type="float" office:value="0.217063503403953">
            <text:p>0.22</text:p>
          </table:table-cell>
          <table:table-cell table:style-name="ce6" office:value-type="float" office:value="0.0248072575318803">
            <text:p>0.02</text:p>
          </table:table-cell>
          <table:table-cell table:style-name="ce6" office:value-type="float" office:value="0.00186054431489102">
            <text:p>0.00</text:p>
          </table:table-cell>
          <table:table-cell table:style-name="ce6" office:value-type="float" office:value="0.000082690858439601">
            <text:p>0.00</text:p>
          </table:table-cell>
          <table:table-cell table:style-name="ce6" office:value-type="float" office:value="0.00000165381716879202">
            <text:p>0.00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6" office:value-type="float" office:value="13.4587985741538">
            <text:p>13.46</text:p>
          </table:table-cell>
          <table:table-cell table:number-columns-repeated="2" table:style-name="ce5" office:value-type="float" office:value="29.6093568631384">
            <text:p>29.61</text:p>
          </table:table-cell>
          <table:table-cell table:style-name="ce6" office:value-type="float" office:value="17.765614117883">
            <text:p>17.77</text:p>
          </table:table-cell>
          <table:table-cell table:style-name="ce6" office:value-type="float" office:value="7.10624564715321">
            <text:p>7.11</text:p>
          </table:table-cell>
          <table:table-cell table:style-name="ce6" office:value-type="float" office:value="1.9897487812029">
            <text:p>1.99</text:p>
          </table:table-cell>
          <table:table-cell table:style-name="ce6" office:value-type="float" office:value="0.39794975624058">
            <text:p>0.40</text:p>
          </table:table-cell>
          <table:table-cell table:style-name="ce6" office:value-type="float" office:value="0.0568499651772257">
            <text:p>0.06</text:p>
          </table:table-cell>
          <table:table-cell table:style-name="ce6" office:value-type="float" office:value="0.00568499651772257">
            <text:p>0.01</text:p>
          </table:table-cell>
          <table:table-cell table:style-name="ce6" office:value-type="float" office:value="0.000378999767848171">
            <text:p>0.00</text:p>
          </table:table-cell>
          <table:table-cell table:style-name="ce6" office:value-type="float" office:value="0.0000151599907139269">
            <text:p>0.00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6" office:value-type="float" office:value="11.2156654784615">
            <text:p>11.22</text:p>
          </table:table-cell>
          <table:table-cell table:style-name="ce6" office:value-type="float" office:value="26.9175971483076">
            <text:p>26.92</text:p>
          </table:table-cell>
          <table:table-cell table:style-name="ce5" office:value-type="float" office:value="29.6093568631384">
            <text:p>29.61</text:p>
          </table:table-cell>
          <table:table-cell table:style-name="ce6" office:value-type="float" office:value="19.7395712420923">
            <text:p>19.74</text:p>
          </table:table-cell>
          <table:table-cell table:style-name="ce6" office:value-type="float" office:value="8.88280705894151">
            <text:p>8.88</text:p>
          </table:table-cell>
          <table:table-cell table:style-name="ce6" office:value-type="float" office:value="2.84249825886128">
            <text:p>2.84</text:p>
          </table:table-cell>
          <table:table-cell table:style-name="ce6" office:value-type="float" office:value="0.6632495937343">
            <text:p>0.66</text:p>
          </table:table-cell>
          <table:table-cell table:style-name="ce6" office:value-type="float" office:value="0.113699930354451">
            <text:p>0.11</text:p>
          </table:table-cell>
          <table:table-cell table:style-name="ce6" office:value-type="float" office:value="0.0142124912943064">
            <text:p>0.01</text:p>
          </table:table-cell>
          <table:table-cell table:style-name="ce6" office:value-type="float" office:value="0.0012633325594939">
            <text:p>0.00</text:p>
          </table:table-cell>
          <table:table-cell table:style-name="ce6" office:value-type="float" office:value="0.0000757999535696343">
            <text:p>0.00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office:value-type="float" office:value="9.34638789871793">
            <text:p>9.35</text:p>
          </table:table-cell>
          <table:table-cell table:style-name="ce6" office:value-type="float" office:value="24.3006085366666">
            <text:p>24.30</text:p>
          </table:table-cell>
          <table:table-cell table:style-name="ce5" office:value-type="float" office:value="29.1607302439999">
            <text:p>29.16</text:p>
          </table:table-cell>
          <table:table-cell table:style-name="ce6" office:value-type="float" office:value="21.3845355122666">
            <text:p>21.38</text:p>
          </table:table-cell>
          <table:table-cell table:style-name="ce6" office:value-type="float" office:value="10.6922677561333">
            <text:p>10.69</text:p>
          </table:table-cell>
          <table:table-cell table:style-name="ce6" office:value-type="float" office:value="3.84921639220799">
            <text:p>3.85</text:p>
          </table:table-cell>
          <table:table-cell table:style-name="ce6" office:value-type="float" office:value="1.0264577045888">
            <text:p>1.03</text:p>
          </table:table-cell>
          <table:table-cell table:style-name="ce6" office:value-type="float" office:value="0.205291540917759">
            <text:p>0.21</text:p>
          </table:table-cell>
          <table:table-cell table:style-name="ce6" office:value-type="float" office:value="0.0307937311376639">
            <text:p>0.03</text:p>
          </table:table-cell>
          <table:table-cell table:style-name="ce6" office:value-type="float" office:value="0.00342152568196266">
            <text:p>0.00</text:p>
          </table:table-cell>
          <table:table-cell table:style-name="ce6" office:value-type="float" office:value="0.000273722054557013">
            <text:p>0.00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6" office:value-type="float" office:value="7.78865658226494">
            <text:p>7.79</text:p>
          </table:table-cell>
          <table:table-cell table:style-name="ce6" office:value-type="float" office:value="21.8082384303418">
            <text:p>21.81</text:p>
          </table:table-cell>
          <table:table-cell table:style-name="ce5" office:value-type="float" office:value="28.3507099594444">
            <text:p>28.35</text:p>
          </table:table-cell>
          <table:table-cell table:style-name="ce6" office:value-type="float" office:value="22.6805679675555">
            <text:p>22.68</text:p>
          </table:table-cell>
          <table:table-cell table:style-name="ce6" office:value-type="float" office:value="12.4743123821555">
            <text:p>12.47</text:p>
          </table:table-cell>
          <table:table-cell table:style-name="ce6" office:value-type="float" office:value="4.98972495286221">
            <text:p>4.99</text:p>
          </table:table-cell>
          <table:table-cell table:style-name="ce6" office:value-type="float" office:value="1.49691748585866">
            <text:p>1.50</text:p>
          </table:table-cell>
          <table:table-cell table:style-name="ce6" office:value-type="float" office:value="0.342152568196266">
            <text:p>0.34</text:p>
          </table:table-cell>
          <table:table-cell table:style-name="ce6" office:value-type="float" office:value="0.0598766994343465">
            <text:p>0.06</text:p>
          </table:table-cell>
          <table:table-cell table:style-name="ce6" office:value-type="float" office:value="0.00798355992457953">
            <text:p>0.01</text:p>
          </table:table-cell>
          <table:table-cell table:style-name="ce6" office:value-type="float" office:value="0.000798355992457954">
            <text:p>0.00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6" office:value-type="float" office:value="6.49054715188745">
            <text:p>6.49</text:p>
          </table:table-cell>
          <table:table-cell table:style-name="ce6" office:value-type="float" office:value="19.4716414556623">
            <text:p>19.47</text:p>
          </table:table-cell>
          <table:table-cell table:style-name="ce5" office:value-type="float" office:value="27.2602980379273">
            <text:p>27.26</text:p>
          </table:table-cell>
          <table:table-cell table:style-name="ce6" office:value-type="float" office:value="23.6255916328703">
            <text:p>23.63</text:p>
          </table:table-cell>
          <table:table-cell table:style-name="ce6" office:value-type="float" office:value="14.1753549797222">
            <text:p>14.18</text:p>
          </table:table-cell>
          <table:table-cell table:style-name="ce6" office:value-type="float" office:value="6.23715619107776">
            <text:p>6.24</text:p>
          </table:table-cell>
          <table:table-cell table:style-name="ce6" office:value-type="float" office:value="2.07905206369259">
            <text:p>2.08</text:p>
          </table:table-cell>
          <table:table-cell table:style-name="ce6" office:value-type="float" office:value="0.534613387806665">
            <text:p>0.53</text:p>
          </table:table-cell>
          <table:table-cell table:style-name="ce6" office:value-type="float" office:value="0.106922677561333">
            <text:p>0.11</text:p>
          </table:table-cell>
          <table:table-cell table:style-name="ce6" office:value-type="float" office:value="0.0166324165095407">
            <text:p>0.02</text:p>
          </table:table-cell>
          <table:table-cell table:style-name="ce6" office:value-type="float" office:value="0.00199588998114488">
            <text:p>0.00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6" office:value-type="float" office:value="5.40878929323954">
            <text:p>5.41</text:p>
          </table:table-cell>
          <table:table-cell table:style-name="ce6" office:value-type="float" office:value="17.3081257383665">
            <text:p>17.31</text:p>
          </table:table-cell>
          <table:table-cell table:style-name="ce5" office:value-type="float" office:value="25.9621886075498">
            <text:p>25.96</text:p>
          </table:table-cell>
          <table:table-cell table:style-name="ce6" office:value-type="float" office:value="24.2313760337131">
            <text:p>24.23</text:p>
          </table:table-cell>
          <table:table-cell table:style-name="ce6" office:value-type="float" office:value="15.7503944219135">
            <text:p>15.75</text:p>
          </table:table-cell>
          <table:table-cell table:style-name="ce6" office:value-type="float" office:value="7.5601893225185">
            <text:p>7.56</text:p>
          </table:table-cell>
          <table:table-cell table:style-name="ce6" office:value-type="float" office:value="2.77206941825678">
            <text:p>2.77</text:p>
          </table:table-cell>
          <table:table-cell table:style-name="ce6" office:value-type="float" office:value="0.792019833787652">
            <text:p>0.79</text:p>
          </table:table-cell>
          <table:table-cell table:style-name="ce6" office:value-type="float" office:value="0.178204462602222">
            <text:p>0.18</text:p>
          </table:table-cell>
          <table:table-cell table:style-name="ce6" office:value-type="float" office:value="0.0316807933515061">
            <text:p>0.03</text:p>
          </table:table-cell>
          <table:table-cell table:style-name="ce6" office:value-type="float" office:value="0.00443531106921085">
            <text:p>0.00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6" office:value-type="float" office:value="4.50732441103295">
            <text:p>4.51</text:p>
          </table:table-cell>
          <table:table-cell table:style-name="ce6" office:value-type="float" office:value="15.324902997512">
            <text:p>15.32</text:p>
          </table:table-cell>
          <table:table-cell table:number-columns-repeated="2" table:style-name="ce5" office:value-type="float" office:value="24.5198447960192">
            <text:p>24.52</text:p>
          </table:table-cell>
          <table:table-cell table:style-name="ce6" office:value-type="float" office:value="17.1638913572135">
            <text:p>17.16</text:p>
          </table:table-cell>
          <table:table-cell table:style-name="ce6" office:value-type="float" office:value="8.925223505751">
            <text:p>8.93</text:p>
          </table:table-cell>
          <table:table-cell table:style-name="ce6" office:value-type="float" office:value="3.5700894023004">
            <text:p>3.57</text:p>
          </table:table-cell>
          <table:table-cell table:style-name="ce6" office:value-type="float" office:value="1.12202809786584">
            <text:p>1.12</text:p>
          </table:table-cell>
          <table:table-cell table:style-name="ce6" office:value-type="float" office:value="0.28050702446646">
            <text:p>0.28</text:p>
          </table:table-cell>
          <table:table-cell table:style-name="ce6" office:value-type="float" office:value="0.056101404893292">
            <text:p>0.06</text:p>
          </table:table-cell>
          <table:table-cell table:style-name="ce6" office:value-type="float" office:value="0.00897622478292672">
            <text:p>0.01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6" office:value-type="float" office:value="3.75610367586079">
            <text:p>3.76</text:p>
          </table:table-cell>
          <table:table-cell table:style-name="ce6" office:value-type="float" office:value="13.5219732330988">
            <text:p>13.52</text:p>
          </table:table-cell>
          <table:table-cell table:style-name="ce6" office:value-type="float" office:value="22.987354496268">
            <text:p>22.99</text:p>
          </table:table-cell>
          <table:table-cell table:style-name="ce5" office:value-type="float" office:value="24.5198447960192">
            <text:p>24.52</text:p>
          </table:table-cell>
          <table:table-cell table:style-name="ce6" office:value-type="float" office:value="18.3898835970144">
            <text:p>18.39</text:p>
          </table:table-cell>
          <table:table-cell table:style-name="ce6" office:value-type="float" office:value="10.2983348143281">
            <text:p>10.30</text:p>
          </table:table-cell>
          <table:table-cell table:style-name="ce6" office:value-type="float" office:value="4.4626117528755">
            <text:p>4.46</text:p>
          </table:table-cell>
          <table:table-cell table:style-name="ce6" office:value-type="float" office:value="1.5300383152716">
            <text:p>1.53</text:p>
          </table:table-cell>
          <table:table-cell table:style-name="ce6" office:value-type="float" office:value="0.42076053669969">
            <text:p>0.42</text:p>
          </table:table-cell>
          <table:table-cell table:style-name="ce6" office:value-type="float" office:value="0.09350234148882">
            <text:p>0.09</text:p>
          </table:table-cell>
          <table:table-cell table:style-name="ce6" office:value-type="float" office:value="0.0168304214679876">
            <text:p>0.02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6" office:value-type="float" office:value="3.13008639655066">
            <text:p>3.13</text:p>
          </table:table-cell>
          <table:table-cell table:style-name="ce6" office:value-type="float" office:value="11.8943283068925">
            <text:p>11.89</text:p>
          </table:table-cell>
          <table:table-cell table:style-name="ce6" office:value-type="float" office:value="21.4097909524065">
            <text:p>21.41</text:p>
          </table:table-cell>
          <table:table-cell table:style-name="ce5" office:value-type="float" office:value="24.2644297460607">
            <text:p>24.26</text:p>
          </table:table-cell>
          <table:table-cell table:style-name="ce6" office:value-type="float" office:value="19.4115437968486">
            <text:p>19.41</text:p>
          </table:table-cell>
          <table:table-cell table:style-name="ce6" office:value-type="float" office:value="11.6469262781091">
            <text:p>11.65</text:p>
          </table:table-cell>
          <table:table-cell table:style-name="ce6" office:value-type="float" office:value="5.4352322631176">
            <text:p>5.44</text:p>
          </table:table-cell>
          <table:table-cell table:style-name="ce6" office:value-type="float" office:value="2.01880055487225">
            <text:p>2.02</text:p>
          </table:table-cell>
          <table:table-cell table:style-name="ce6" office:value-type="float" office:value="0.605640166461675">
            <text:p>0.61</text:p>
          </table:table-cell>
          <table:table-cell table:style-name="ce6" office:value-type="float" office:value="0.148045374023965">
            <text:p>0.15</text:p>
          </table:table-cell>
          <table:table-cell table:style-name="ce6" office:value-type="float" office:value="0.029609074804793">
            <text:p>0.03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6" office:value-type="float" office:value="2.60840533045888">
            <text:p>2.61</text:p>
          </table:table-cell>
          <table:table-cell table:style-name="ce6" office:value-type="float" office:value="10.4336213218355">
            <text:p>10.43</text:p>
          </table:table-cell>
          <table:table-cell table:style-name="ce6" office:value-type="float" office:value="19.8238805114875">
            <text:p>19.82</text:p>
          </table:table-cell>
          <table:table-cell table:style-name="ce5" office:value-type="float" office:value="23.788656613785">
            <text:p>23.79</text:p>
          </table:table-cell>
          <table:table-cell table:style-name="ce6" office:value-type="float" office:value="20.2203581217173">
            <text:p>20.22</text:p>
          </table:table-cell>
          <table:table-cell table:style-name="ce6" office:value-type="float" office:value="12.941029197899">
            <text:p>12.94</text:p>
          </table:table-cell>
          <table:table-cell table:style-name="ce6" office:value-type="float" office:value="6.47051459894952">
            <text:p>6.47</text:p>
          </table:table-cell>
          <table:table-cell table:style-name="ce6" office:value-type="float" office:value="2.58820583957981">
            <text:p>2.59</text:p>
          </table:table-cell>
          <table:table-cell table:style-name="ce6" office:value-type="float" office:value="0.841166897863438">
            <text:p>0.84</text:p>
          </table:table-cell>
          <table:table-cell table:style-name="ce6" office:value-type="float" office:value="0.224311172763583">
            <text:p>0.22</text:p>
          </table:table-cell>
          <table:table-cell table:style-name="ce6" office:value-type="float" office:value="0.0493484580079884">
            <text:p>0.05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6" office:value-type="float" office:value="2.17367110871574">
            <text:p>2.17</text:p>
          </table:table-cell>
          <table:table-cell table:style-name="ce6" office:value-type="float" office:value="9.12941865660609">
            <text:p>9.13</text:p>
          </table:table-cell>
          <table:table-cell table:style-name="ce6" office:value-type="float" office:value="18.2588373132122">
            <text:p>18.26</text:p>
          </table:table-cell>
          <table:table-cell table:style-name="ce5" office:value-type="float" office:value="23.1278605967354">
            <text:p>23.13</text:p>
          </table:table-cell>
          <table:table-cell table:style-name="ce6" office:value-type="float" office:value="20.8150745370619">
            <text:p>20.82</text:p>
          </table:table-cell>
          <table:table-cell table:style-name="ce6" office:value-type="float" office:value="14.1542506852021">
            <text:p>14.15</text:p>
          </table:table-cell>
          <table:table-cell table:style-name="ce6" office:value-type="float" office:value="7.54893369877444">
            <text:p>7.55</text:p>
          </table:table-cell>
          <table:table-cell table:style-name="ce6" office:value-type="float" office:value="3.23525729947476">
            <text:p>3.24</text:p>
          </table:table-cell>
          <table:table-cell table:style-name="ce6" office:value-type="float" office:value="1.13234005481617">
            <text:p>1.13</text:p>
          </table:table-cell>
          <table:table-cell table:style-name="ce6" office:value-type="float" office:value="0.327120460280226">
            <text:p>0.33</text:p>
          </table:table-cell>
          <table:table-cell table:style-name="ce6" office:value-type="float" office:value="0.0785089104672542">
            <text:p>0.08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6" office:value-type="float" office:value="1.81139259059645">
            <text:p>1.81</text:p>
          </table:table-cell>
          <table:table-cell table:style-name="ce6" office:value-type="float" office:value="7.97012739862436">
            <text:p>7.97</text:p>
          </table:table-cell>
          <table:table-cell table:style-name="ce6" office:value-type="float" office:value="16.7372675371112">
            <text:p>16.74</text:p>
          </table:table-cell>
          <table:table-cell table:style-name="ce5" office:value-type="float" office:value="22.3163567161482">
            <text:p>22.32</text:p>
          </table:table-cell>
          <table:table-cell table:style-name="ce6" office:value-type="float" office:value="21.2005388803408">
            <text:p>21.20</text:p>
          </table:table-cell>
          <table:table-cell table:style-name="ce6" office:value-type="float" office:value="15.2643879938454">
            <text:p>15.26</text:p>
          </table:table-cell>
          <table:table-cell table:style-name="ce6" office:value-type="float" office:value="8.64981986317905">
            <text:p>8.65</text:p>
          </table:table-cell>
          <table:table-cell table:style-name="ce6" office:value-type="float" office:value="3.95420336602471">
            <text:p>3.95</text:p>
          </table:table-cell>
          <table:table-cell table:style-name="ce6" office:value-type="float" office:value="1.48282626225927">
            <text:p>1.48</text:p>
          </table:table-cell>
          <table:table-cell table:style-name="ce6" office:value-type="float" office:value="0.461323726036216">
            <text:p>0.46</text:p>
          </table:table-cell>
          <table:table-cell table:style-name="ce6" office:value-type="float" office:value="0.119944168769416">
            <text:p>0.12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6" office:value-type="float" office:value="1.50949382549704">
            <text:p>1.51</text:p>
          </table:table-cell>
          <table:table-cell table:style-name="ce6" office:value-type="float" office:value="6.94367159728638">
            <text:p>6.94</text:p>
          </table:table-cell>
          <table:table-cell table:style-name="ce6" office:value-type="float" office:value="15.27607751403">
            <text:p>15.28</text:p>
          </table:table-cell>
          <table:table-cell table:style-name="ce5" office:value-type="float" office:value="21.386508519642">
            <text:p>21.39</text:p>
          </table:table-cell>
          <table:table-cell table:style-name="ce5" office:value-type="float" office:value="21.386508519642">
            <text:p>21.39</text:p>
          </table:table-cell>
          <table:table-cell table:style-name="ce6" office:value-type="float" office:value="16.253746474928">
            <text:p>16.25</text:p>
          </table:table-cell>
          <table:table-cell table:style-name="ce6" office:value-type="float" office:value="9.75224788495677">
            <text:p>9.75</text:p>
          </table:table-cell>
          <table:table-cell table:style-name="ce6" office:value-type="float" office:value="4.73680611555043">
            <text:p>4.74</text:p>
          </table:table-cell>
          <table:table-cell table:style-name="ce6" office:value-type="float" office:value="1.89472244622017">
            <text:p>1.89</text:p>
          </table:table-cell>
          <table:table-cell table:style-name="ce6" office:value-type="float" office:value="0.631574148740057">
            <text:p>0.63</text:p>
          </table:table-cell>
          <table:table-cell table:style-name="ce6" office:value-type="float" office:value="0.176840761647216">
            <text:p>0.18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6" office:value-type="float" office:value="1.25791152124753">
            <text:p>1.26</text:p>
          </table:table-cell>
          <table:table-cell table:style-name="ce6" office:value-type="float" office:value="6.03797530198815">
            <text:p>6.04</text:p>
          </table:table-cell>
          <table:table-cell table:style-name="ce6" office:value-type="float" office:value="13.8873431945728">
            <text:p>13.89</text:p>
          </table:table-cell>
          <table:table-cell table:style-name="ce6" office:value-type="float" office:value="20.36810335204">
            <text:p>20.37</text:p>
          </table:table-cell>
          <table:table-cell table:style-name="ce5" office:value-type="float" office:value="21.386508519642">
            <text:p>21.39</text:p>
          </table:table-cell>
          <table:table-cell table:style-name="ce6" office:value-type="float" office:value="17.1092068157136">
            <text:p>17.11</text:p>
          </table:table-cell>
          <table:table-cell table:style-name="ce6" office:value-type="float" office:value="10.8358309832853">
            <text:p>10.84</text:p>
          </table:table-cell>
          <table:table-cell table:style-name="ce6" office:value-type="float" office:value="5.57271307711815">
            <text:p>5.57</text:p>
          </table:table-cell>
          <table:table-cell table:style-name="ce6" office:value-type="float" office:value="2.36840305777521">
            <text:p>2.37</text:p>
          </table:table-cell>
          <table:table-cell table:style-name="ce6" office:value-type="float" office:value="0.842098864986743">
            <text:p>0.84</text:p>
          </table:table-cell>
          <table:table-cell table:style-name="ce6" office:value-type="float" office:value="0.252629659496023">
            <text:p>0.25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6" office:value-type="float" office:value="1.04825960103961">
            <text:p>1.05</text:p>
          </table:table-cell>
          <table:table-cell table:style-name="ce6" office:value-type="float" office:value="5.24129800519805">
            <text:p>5.24</text:p>
          </table:table-cell>
          <table:table-cell table:style-name="ce6" office:value-type="float" office:value="12.5791152124753">
            <text:p>12.58</text:p>
          </table:table-cell>
          <table:table-cell table:style-name="ce6" office:value-type="float" office:value="19.2879766591288">
            <text:p>19.29</text:p>
          </table:table-cell>
          <table:table-cell table:style-name="ce5" office:value-type="float" office:value="21.2167743250417">
            <text:p>21.22</text:p>
          </table:table-cell>
          <table:table-cell table:style-name="ce6" office:value-type="float" office:value="17.822090433035">
            <text:p>17.82</text:p>
          </table:table-cell>
          <table:table-cell table:style-name="ce6" office:value-type="float" office:value="11.8813936220234">
            <text:p>11.88</text:p>
          </table:table-cell>
          <table:table-cell table:style-name="ce6" office:value-type="float" office:value="6.44989939481268">
            <text:p>6.45</text:p>
          </table:table-cell>
          <table:table-cell table:style-name="ce6" office:value-type="float" office:value="2.90245472766571">
            <text:p>2.90</text:p>
          </table:table-cell>
          <table:table-cell table:style-name="ce6" office:value-type="float" office:value="1.09648289711816">
            <text:p>1.10</text:p>
          </table:table-cell>
          <table:table-cell table:style-name="ce6" office:value-type="float" office:value="0.35087452707781">
            <text:p>0.35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6" office:value-type="float" office:value="0.873549667533008">
            <text:p>0.87</text:p>
          </table:table-cell>
          <table:table-cell table:style-name="ce6" office:value-type="float" office:value="4.54245827117164">
            <text:p>4.54</text:p>
          </table:table-cell>
          <table:table-cell table:style-name="ce6" office:value-type="float" office:value="11.3561456779291">
            <text:p>11.36</text:p>
          </table:table-cell>
          <table:table-cell table:style-name="ce6" office:value-type="float" office:value="18.1698330846866">
            <text:p>18.17</text:p>
          </table:table-cell>
          <table:table-cell table:style-name="ce5" office:value-type="float" office:value="20.8953080473896">
            <text:p>20.90</text:p>
          </table:table-cell>
          <table:table-cell table:style-name="ce6" office:value-type="float" office:value="18.3878710817028">
            <text:p>18.39</text:p>
          </table:table-cell>
          <table:table-cell table:style-name="ce6" office:value-type="float" office:value="12.871509757192">
            <text:p>12.87</text:p>
          </table:table-cell>
          <table:table-cell table:style-name="ce6" office:value-type="float" office:value="7.35514843268112">
            <text:p>7.36</text:p>
          </table:table-cell>
          <table:table-cell table:style-name="ce6" office:value-type="float" office:value="3.49369550552354">
            <text:p>3.49</text:p>
          </table:table-cell>
          <table:table-cell table:style-name="ce6" office:value-type="float" office:value="1.39747820220941">
            <text:p>1.40</text:p>
          </table:table-cell>
          <table:table-cell table:style-name="ce6" office:value-type="float" office:value="0.475142588751201">
            <text:p>0.48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6" office:value-type="float" office:value="0.727958056277507">
            <text:p>0.73</text:p>
          </table:table-cell>
          <table:table-cell table:style-name="ce6" office:value-type="float" office:value="3.93097350389854">
            <text:p>3.93</text:p>
          </table:table-cell>
          <table:table-cell table:style-name="ce6" office:value-type="float" office:value="10.2205311101362">
            <text:p>10.22</text:p>
          </table:table-cell>
          <table:table-cell table:style-name="ce6" office:value-type="float" office:value="17.0342185168937">
            <text:p>17.03</text:p>
          </table:table-cell>
          <table:table-cell table:style-name="ce5" office:value-type="float" office:value="20.4410622202724">
            <text:p>20.44</text:p>
          </table:table-cell>
          <table:table-cell table:style-name="ce6" office:value-type="float" office:value="18.8057772426506">
            <text:p>18.81</text:p>
          </table:table-cell>
          <table:table-cell table:style-name="ce6" office:value-type="float" office:value="13.7909033112771">
            <text:p>13.79</text:p>
          </table:table-cell>
          <table:table-cell table:style-name="ce6" office:value-type="float" office:value="8.27454198676627">
            <text:p>8.27</text:p>
          </table:table-cell>
          <table:table-cell table:style-name="ce6" office:value-type="float" office:value="4.13727099338313">
            <text:p>4.14</text:p>
          </table:table-cell>
          <table:table-cell table:style-name="ce6" office:value-type="float" office:value="1.74684775276177">
            <text:p>1.75</text:p>
          </table:table-cell>
          <table:table-cell table:style-name="ce6" office:value-type="float" office:value="0.628865190994237">
            <text:p>0.63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6" office:value-type="float" office:value="0.606631713564589">
            <text:p>0.61</text:p>
          </table:table-cell>
          <table:table-cell table:style-name="ce6" office:value-type="float" office:value="3.3971375959617">
            <text:p>3.40</text:p>
          </table:table-cell>
          <table:table-cell table:style-name="ce6" office:value-type="float" office:value="9.17227150909659">
            <text:p>9.17</text:p>
          </table:table-cell>
          <table:table-cell table:style-name="ce6" office:value-type="float" office:value="15.8986039491008">
            <text:p>15.90</text:p>
          </table:table-cell>
          <table:table-cell table:style-name="ce5" office:value-type="float" office:value="19.8732549363759">
            <text:p>19.87</text:p>
          </table:table-cell>
          <table:table-cell table:style-name="ce6" office:value-type="float" office:value="19.0783247389209">
            <text:p>19.08</text:p>
          </table:table-cell>
          <table:table-cell table:style-name="ce6" office:value-type="float" office:value="14.6267156331727">
            <text:p>14.63</text:p>
          </table:table-cell>
          <table:table-cell table:style-name="ce6" office:value-type="float" office:value="9.19393554085141">
            <text:p>9.19</text:p>
          </table:table-cell>
          <table:table-cell table:style-name="ce6" office:value-type="float" office:value="4.82681615894699">
            <text:p>4.83</text:p>
          </table:table-cell>
          <table:table-cell table:style-name="ce6" office:value-type="float" office:value="2.14525162619866">
            <text:p>2.15</text:p>
          </table:table-cell>
          <table:table-cell table:style-name="ce6" office:value-type="float" office:value="0.815195617955492">
            <text:p>0.82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6" office:value-type="float" office:value="0.505526427970491">
            <text:p>0.51</text:p>
          </table:table-cell>
          <table:table-cell table:style-name="ce6" office:value-type="float" office:value="2.93205328222885">
            <text:p>2.93</text:p>
          </table:table-cell>
          <table:table-cell table:style-name="ce6" office:value-type="float" office:value="8.20974919024077">
            <text:p>8.21</text:p>
          </table:table-cell>
          <table:table-cell table:style-name="ce6" office:value-type="float" office:value="14.7775485424334">
            <text:p>14.78</text:p>
          </table:table-cell>
          <table:table-cell table:style-name="ce5" office:value-type="float" office:value="19.2108131051634">
            <text:p>19.21</text:p>
          </table:table-cell>
          <table:table-cell table:style-name="ce5" office:value-type="float" office:value="19.2108131051634">
            <text:p>19.21</text:p>
          </table:table-cell>
          <table:table-cell table:style-name="ce6" office:value-type="float" office:value="15.3686504841307">
            <text:p>15.37</text:p>
          </table:table-cell>
          <table:table-cell table:style-name="ce6" office:value-type="float" office:value="10.0993988895716">
            <text:p>10.10</text:p>
          </table:table-cell>
          <table:table-cell table:style-name="ce6" office:value-type="float" office:value="5.55466938926439">
            <text:p>5.55</text:p>
          </table:table-cell>
          <table:table-cell table:style-name="ce6" office:value-type="float" office:value="2.59217904832338">
            <text:p>2.59</text:p>
          </table:table-cell>
          <table:table-cell table:style-name="ce6" office:value-type="float" office:value="1.03687161932935">
            <text:p>1.04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6" office:value-type="float" office:value="0.421272023308742">
            <text:p>0.42</text:p>
          </table:table-cell>
          <table:table-cell table:style-name="ce6" office:value-type="float" office:value="2.52763213985245">
            <text:p>2.53</text:p>
          </table:table-cell>
          <table:table-cell table:style-name="ce6" office:value-type="float" office:value="7.33013320557212">
            <text:p>7.33</text:p>
          </table:table-cell>
          <table:table-cell table:style-name="ce6" office:value-type="float" office:value="13.682915317068">
            <text:p>13.68</text:p>
          </table:table-cell>
          <table:table-cell table:style-name="ce6" office:value-type="float" office:value="18.4719356780417">
            <text:p>18.47</text:p>
          </table:table-cell>
          <table:table-cell table:style-name="ce5" office:value-type="float" office:value="19.2108131051634">
            <text:p>19.21</text:p>
          </table:table-cell>
          <table:table-cell table:style-name="ce6" office:value-type="float" office:value="16.0090109209695">
            <text:p>16.01</text:p>
          </table:table-cell>
          <table:table-cell table:style-name="ce6" office:value-type="float" office:value="10.9776074886648">
            <text:p>10.98</text:p>
          </table:table-cell>
          <table:table-cell table:style-name="ce6" office:value-type="float" office:value="6.31212430598226">
            <text:p>6.31</text:p>
          </table:table-cell>
          <table:table-cell table:style-name="ce6" office:value-type="float" office:value="3.08592743848022">
            <text:p>3.09</text:p>
          </table:table-cell>
          <table:table-cell table:style-name="ce6" office:value-type="float" office:value="1.29608952416169">
            <text:p>1.30</text:p>
          </table:table-cell>
          <table:table-cell table:number-columns-repeated="1009"/>
          <table:table-cell/>
          <table:table-cell table:number-columns-repeated="2"/>
        </table:table-row>
        <table:table-row table:style-name="ro1"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1" table:number-columns-repeated="1001"/>
          <table:table-cell table:number-columns-repeated="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.C" table:style-name="ta1" table:print="false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1" table:number-columns-repeated="992"/>
          <table:table-cell table:style-name="ce3" table:number-columns-repeated="9"/>
          <table:table-cell table:number-columns-repeated="11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16.6666666666667">
            <text:p>16.67</text:p>
          </table:table-cell>
          <table:table-cell table:number-columns-repeated="9" table:style-name="ce7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30.5555555555556">
            <text:p>30.56</text:p>
          </table:table-cell>
          <table:table-cell table:style-name="ce7" office:value-type="float" office:value="2.77777777777778">
            <text:p>2.78</text:p>
          </table:table-cell>
          <table:table-cell table:number-columns-repeated="8" table:style-name="ce7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42.1296296296296">
            <text:p>42.13</text:p>
          </table:table-cell>
          <table:table-cell table:style-name="ce7" office:value-type="float" office:value="7.40740740740741">
            <text:p>7.41</text:p>
          </table:table-cell>
          <table:table-cell table:style-name="ce7" office:value-type="float" office:value="0.462962962962963">
            <text:p>0.46</text:p>
          </table:table-cell>
          <table:table-cell table:number-columns-repeated="7" table:style-name="ce7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51.7746913580247">
            <text:p>51.77</text:p>
          </table:table-cell>
          <table:table-cell table:style-name="ce7" office:value-type="float" office:value="13.1944444444444">
            <text:p>13.19</text:p>
          </table:table-cell>
          <table:table-cell table:style-name="ce7" office:value-type="float" office:value="1.62037037037037">
            <text:p>1.62</text:p>
          </table:table-cell>
          <table:table-cell table:style-name="ce7" office:value-type="float" office:value="0.0771604938271605">
            <text:p>0.08</text:p>
          </table:table-cell>
          <table:table-cell table:number-columns-repeated="6" table:style-name="ce7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59.8122427983539">
            <text:p>59.81</text:p>
          </table:table-cell>
          <table:table-cell table:style-name="ce7" office:value-type="float" office:value="19.6244855967078">
            <text:p>19.62</text:p>
          </table:table-cell>
          <table:table-cell table:style-name="ce7" office:value-type="float" office:value="3.54938271604938">
            <text:p>3.55</text:p>
          </table:table-cell>
          <table:table-cell table:style-name="ce7" office:value-type="float" office:value="0.334362139917695">
            <text:p>0.33</text:p>
          </table:table-cell>
          <table:table-cell table:style-name="ce7" office:value-type="float" office:value="0.0128600823045268">
            <text:p>0.01</text:p>
          </table:table-cell>
          <table:table-cell table:number-columns-repeated="5" table:style-name="ce7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66.5102023319616">
            <text:p>66.51</text:p>
          </table:table-cell>
          <table:table-cell table:style-name="ce7" office:value-type="float" office:value="26.3224451303155">
            <text:p>26.32</text:p>
          </table:table-cell>
          <table:table-cell table:style-name="ce7" office:value-type="float" office:value="6.22856652949246">
            <text:p>6.23</text:p>
          </table:table-cell>
          <table:table-cell table:style-name="ce7" office:value-type="float" office:value="0.87019890260631">
            <text:p>0.87</text:p>
          </table:table-cell>
          <table:table-cell table:style-name="ce7" office:value-type="float" office:value="0.0664437585733882">
            <text:p>0.07</text:p>
          </table:table-cell>
          <table:table-cell table:style-name="ce7" office:value-type="float" office:value="0.00214334705075446">
            <text:p>0.00</text:p>
          </table:table-cell>
          <table:table-cell table:number-columns-repeated="4" table:style-name="ce7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72.0918352766347">
            <text:p>72.09</text:p>
          </table:table-cell>
          <table:table-cell table:style-name="ce7" office:value-type="float" office:value="33.0204046639232">
            <text:p>33.02</text:p>
          </table:table-cell>
          <table:table-cell table:style-name="ce7" office:value-type="float" office:value="9.5775462962963">
            <text:p>9.58</text:p>
          </table:table-cell>
          <table:table-cell table:style-name="ce7" office:value-type="float" office:value="1.763260173754">
            <text:p>1.76</text:p>
          </table:table-cell>
          <table:table-cell table:style-name="ce7" office:value-type="float" office:value="0.200402949245542">
            <text:p>0.20</text:p>
          </table:table-cell>
          <table:table-cell table:style-name="ce7" office:value-type="float" office:value="0.0128600823045268">
            <text:p>0.01</text:p>
          </table:table-cell>
          <table:table-cell table:style-name="ce7" office:value-type="float" office:value="0.000357224508459076">
            <text:p>0.00</text:p>
          </table:table-cell>
          <table:table-cell table:number-columns-repeated="3" table:style-name="ce7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76.7431960638622">
            <text:p>76.74</text:p>
          </table:table-cell>
          <table:table-cell table:style-name="ce7" office:value-type="float" office:value="39.5323097660418">
            <text:p>39.53</text:p>
          </table:table-cell>
          <table:table-cell table:style-name="ce7" office:value-type="float" office:value="13.4846893575674">
            <text:p>13.48</text:p>
          </table:table-cell>
          <table:table-cell table:style-name="ce7" office:value-type="float" office:value="3.06564119417772">
            <text:p>3.07</text:p>
          </table:table-cell>
          <table:table-cell table:style-name="ce7" office:value-type="float" office:value="0.460879153330285">
            <text:p>0.46</text:p>
          </table:table-cell>
          <table:table-cell table:style-name="ce7" office:value-type="float" office:value="0.0441172267946959">
            <text:p>0.04</text:p>
          </table:table-cell>
          <table:table-cell table:style-name="ce7" office:value-type="float" office:value="0.00244103414113702">
            <text:p>0.00</text:p>
          </table:table-cell>
          <table:table-cell table:style-name="ce7" office:value-type="float" office:value="0.0000595374180765127">
            <text:p>0.00</text:p>
          </table:table-cell>
          <table:table-cell table:number-columns-repeated="2" table:style-name="ce7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80.6193300532185">
            <text:p>80.62</text:p>
          </table:table-cell>
          <table:table-cell table:style-name="ce7" office:value-type="float" office:value="45.7341241490118">
            <text:p>45.73</text:p>
          </table:table-cell>
          <table:table-cell table:style-name="ce7" office:value-type="float" office:value="17.8259594256465">
            <text:p>17.83</text:p>
          </table:table-cell>
          <table:table-cell table:style-name="ce7" office:value-type="float" office:value="4.80214922140934">
            <text:p>4.80</text:p>
          </table:table-cell>
          <table:table-cell table:style-name="ce7" office:value-type="float" office:value="0.89500616013819">
            <text:p>0.90</text:p>
          </table:table-cell>
          <table:table-cell table:style-name="ce7" office:value-type="float" office:value="0.113577547883961">
            <text:p>0.11</text:p>
          </table:table-cell>
          <table:table-cell table:style-name="ce7" office:value-type="float" office:value="0.00938706625006351">
            <text:p>0.01</text:p>
          </table:table-cell>
          <table:table-cell table:style-name="ce7" office:value-type="float" office:value="0.000456453538586598">
            <text:p>0.00</text:p>
          </table:table-cell>
          <table:table-cell table:style-name="ce7" office:value-type="float" office:value="0.00000992290301275212">
            <text:p>0.00</text:p>
          </table:table-cell>
          <table:table-cell table:style-name="ce6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83.8494417110154">
            <text:p>83.85</text:p>
          </table:table-cell>
          <table:table-cell table:style-name="ce7" office:value-type="float" office:value="51.5483251330463">
            <text:p>51.55</text:p>
          </table:table-cell>
          <table:table-cell table:style-name="ce7" office:value-type="float" office:value="22.4773202128741">
            <text:p>22.48</text:p>
          </table:table-cell>
          <table:table-cell table:style-name="ce7" office:value-type="float" office:value="6.97278425544886">
            <text:p>6.97</text:p>
          </table:table-cell>
          <table:table-cell table:style-name="ce7" office:value-type="float" office:value="1.54619667035005">
            <text:p>1.55</text:p>
          </table:table-cell>
          <table:table-cell table:style-name="ce7" office:value-type="float" office:value="0.243815649926332">
            <text:p>0.24</text:p>
          </table:table-cell>
          <table:table-cell table:style-name="ce7" office:value-type="float" office:value="0.0267521465223797">
            <text:p>0.03</text:p>
          </table:table-cell>
          <table:table-cell table:style-name="ce7" office:value-type="float" office:value="0.00194488899049942">
            <text:p>0.00</text:p>
          </table:table-cell>
          <table:table-cell table:style-name="ce7" office:value-type="float" office:value="0.000084344675608393">
            <text:p>0.00</text:p>
          </table:table-cell>
          <table:table-cell table:style-name="ce6" office:value-type="float" office:value="0.00000165381716879202">
            <text:p>0.00</text:p>
          </table:table-cell>
          <table:table-cell table:number-columns-repeated="1012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7" office:value-type="float" office:value="99.9999997243638">
            <text:p>100.00</text:p>
          </table:table-cell>
          <table:table-cell table:style-name="ce7" office:value-type="float" office:value="86.54120115021">
            <text:p>86.54</text:p>
          </table:table-cell>
          <table:table-cell table:style-name="ce7" office:value-type="float" office:value="56.9318442870716">
            <text:p>56.93</text:p>
          </table:table-cell>
          <table:table-cell table:style-name="ce7" office:value-type="float" office:value="27.3224874239332">
            <text:p>27.32</text:p>
          </table:table-cell>
          <table:table-cell table:style-name="ce7" office:value-type="float" office:value="9.5568733060502">
            <text:p>9.56</text:p>
          </table:table-cell>
          <table:table-cell table:style-name="ce7" office:value-type="float" office:value="2.45062765889699">
            <text:p>2.45</text:p>
          </table:table-cell>
          <table:table-cell table:style-name="ce7" office:value-type="float" office:value="0.46087887769409">
            <text:p>0.46</text:p>
          </table:table-cell>
          <table:table-cell table:style-name="ce7" office:value-type="float" office:value="0.0629291214535104">
            <text:p>0.06</text:p>
          </table:table-cell>
          <table:table-cell table:style-name="ce7" office:value-type="float" office:value="0.00607915627628467">
            <text:p>0.01</text:p>
          </table:table-cell>
          <table:table-cell table:style-name="ce7" office:value-type="float" office:value="0.000394159758562098">
            <text:p>0.00</text:p>
          </table:table-cell>
          <table:table-cell table:style-name="ce6" office:value-type="float" office:value="0.0000151599907139269">
            <text:p>0.00</text:p>
          </table:table-cell>
          <table:table-cell table:number-columns-repeated="101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7" office:value-type="float" office:value="99.9999971976987">
            <text:p>100.00</text:p>
          </table:table-cell>
          <table:table-cell table:style-name="ce7" office:value-type="float" office:value="88.7843317192372">
            <text:p>88.78</text:p>
          </table:table-cell>
          <table:table-cell table:style-name="ce7" office:value-type="float" office:value="61.8667345709296">
            <text:p>61.87</text:p>
          </table:table-cell>
          <table:table-cell table:style-name="ce7" office:value-type="float" office:value="32.2573777077912">
            <text:p>32.26</text:p>
          </table:table-cell>
          <table:table-cell table:style-name="ce7" office:value-type="float" office:value="12.5178064656989">
            <text:p>12.52</text:p>
          </table:table-cell>
          <table:table-cell table:style-name="ce7" office:value-type="float" office:value="3.63499940675741">
            <text:p>3.63</text:p>
          </table:table-cell>
          <table:table-cell table:style-name="ce7" office:value-type="float" office:value="0.792501147896121">
            <text:p>0.79</text:p>
          </table:table-cell>
          <table:table-cell table:style-name="ce7" office:value-type="float" office:value="0.129251554161821">
            <text:p>0.13</text:p>
          </table:table-cell>
          <table:table-cell table:style-name="ce7" office:value-type="float" office:value="0.01555162380737">
            <text:p>0.02</text:p>
          </table:table-cell>
          <table:table-cell table:style-name="ce7" office:value-type="float" office:value="0.00133913251306354">
            <text:p>0.00</text:p>
          </table:table-cell>
          <table:table-cell table:style-name="ce6" office:value-type="float" office:value="0.0000757999535696343">
            <text:p>0.00</text:p>
          </table:table-cell>
          <table:table-cell table:number-columns-repeated="101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7" office:value-type="float" office:value="99.9999845643731">
            <text:p>100.00</text:p>
          </table:table-cell>
          <table:table-cell table:style-name="ce7" office:value-type="float" office:value="90.6535966656552">
            <text:p>90.65</text:p>
          </table:table-cell>
          <table:table-cell table:style-name="ce7" office:value-type="float" office:value="66.3529881289886">
            <text:p>66.35</text:p>
          </table:table-cell>
          <table:table-cell table:style-name="ce7" office:value-type="float" office:value="37.1922578849886">
            <text:p>37.19</text:p>
          </table:table-cell>
          <table:table-cell table:style-name="ce7" office:value-type="float" office:value="15.807722372722">
            <text:p>15.81</text:p>
          </table:table-cell>
          <table:table-cell table:style-name="ce7" office:value-type="float" office:value="5.11545461658873">
            <text:p>5.12</text:p>
          </table:table-cell>
          <table:table-cell table:style-name="ce7" office:value-type="float" office:value="1.26623822438074">
            <text:p>1.27</text:p>
          </table:table-cell>
          <table:table-cell table:style-name="ce7" office:value-type="float" office:value="0.239780519791943">
            <text:p>0.24</text:p>
          </table:table-cell>
          <table:table-cell table:style-name="ce7" office:value-type="float" office:value="0.0344889788741836">
            <text:p>0.03</text:p>
          </table:table-cell>
          <table:table-cell table:style-name="ce7" office:value-type="float" office:value="0.00369524773651967">
            <text:p>0.00</text:p>
          </table:table-cell>
          <table:table-cell table:style-name="ce6" office:value-type="float" office:value="0.000273722054557013">
            <text:p>0.00</text:p>
          </table:table-cell>
          <table:table-cell table:number-columns-repeated="1012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7" office:value-type="float" office:value="99.9999389440307">
            <text:p>100.00</text:p>
          </table:table-cell>
          <table:table-cell table:style-name="ce7" office:value-type="float" office:value="92.2112823617657">
            <text:p>92.21</text:p>
          </table:table-cell>
          <table:table-cell table:style-name="ce7" office:value-type="float" office:value="70.4030439314239">
            <text:p>70.40</text:p>
          </table:table-cell>
          <table:table-cell table:style-name="ce7" office:value-type="float" office:value="42.0523339719795">
            <text:p>42.05</text:p>
          </table:table-cell>
          <table:table-cell table:style-name="ce7" office:value-type="float" office:value="19.371766004424">
            <text:p>19.37</text:p>
          </table:table-cell>
          <table:table-cell table:style-name="ce7" office:value-type="float" office:value="6.89745362226852">
            <text:p>6.90</text:p>
          </table:table-cell>
          <table:table-cell table:style-name="ce7" office:value-type="float" office:value="1.90772866940631">
            <text:p>1.91</text:p>
          </table:table-cell>
          <table:table-cell table:style-name="ce7" office:value-type="float" office:value="0.41081118354765">
            <text:p>0.41</text:p>
          </table:table-cell>
          <table:table-cell table:style-name="ce7" office:value-type="float" office:value="0.068658615351384">
            <text:p>0.07</text:p>
          </table:table-cell>
          <table:table-cell table:style-name="ce7" office:value-type="float" office:value="0.00878191591703749">
            <text:p>0.01</text:p>
          </table:table-cell>
          <table:table-cell table:style-name="ce6" office:value-type="float" office:value="0.000798355992457954">
            <text:p>0.00</text:p>
          </table:table-cell>
          <table:table-cell table:number-columns-repeated="1012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7" office:value-type="float" office:value="99.9998058846986">
            <text:p>100.00</text:p>
          </table:table-cell>
          <table:table-cell table:style-name="ce7" office:value-type="float" office:value="93.5092587328111">
            <text:p>93.51</text:p>
          </table:table-cell>
          <table:table-cell table:style-name="ce7" office:value-type="float" office:value="74.0376172771488">
            <text:p>74.04</text:p>
          </table:table-cell>
          <table:table-cell table:style-name="ce7" office:value-type="float" office:value="46.7773192392215">
            <text:p>46.78</text:p>
          </table:table-cell>
          <table:table-cell table:style-name="ce7" office:value-type="float" office:value="23.1517276063512">
            <text:p>23.15</text:p>
          </table:table-cell>
          <table:table-cell table:style-name="ce7" office:value-type="float" office:value="8.97637262662903">
            <text:p>8.98</text:p>
          </table:table-cell>
          <table:table-cell table:style-name="ce7" office:value-type="float" office:value="2.73921643555127">
            <text:p>2.74</text:p>
          </table:table-cell>
          <table:table-cell table:style-name="ce7" office:value-type="float" office:value="0.660164371858684">
            <text:p>0.66</text:p>
          </table:table-cell>
          <table:table-cell table:style-name="ce7" office:value-type="float" office:value="0.125550984052019">
            <text:p>0.13</text:p>
          </table:table-cell>
          <table:table-cell table:style-name="ce7" office:value-type="float" office:value="0.0186283064906856">
            <text:p>0.02</text:p>
          </table:table-cell>
          <table:table-cell table:style-name="ce6" office:value-type="float" office:value="0.00199588998114488">
            <text:p>0.00</text:p>
          </table:table-cell>
          <table:table-cell table:number-columns-repeated="101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4.5912107067605">
            <text:p>94.59</text:p>
          </table:table-cell>
          <table:table-cell table:style-name="ce7" office:value-type="float" office:value="77.2830849683939">
            <text:p>77.28</text:p>
          </table:table-cell>
          <table:table-cell table:style-name="ce7" office:value-type="float" office:value="51.3208963608441">
            <text:p>51.32</text:p>
          </table:table-cell>
          <table:table-cell table:style-name="ce7" office:value-type="float" office:value="27.089520327131">
            <text:p>27.09</text:p>
          </table:table-cell>
          <table:table-cell table:style-name="ce7" office:value-type="float" office:value="11.3391259052175">
            <text:p>11.34</text:p>
          </table:table-cell>
          <table:table-cell table:style-name="ce7" office:value-type="float" office:value="3.77893658269898">
            <text:p>3.78</text:p>
          </table:table-cell>
          <table:table-cell table:style-name="ce7" office:value-type="float" office:value="1.00686716444219">
            <text:p>1.01</text:p>
          </table:table-cell>
          <table:table-cell table:style-name="ce7" office:value-type="float" office:value="0.214847330654541">
            <text:p>0.21</text:p>
          </table:table-cell>
          <table:table-cell table:style-name="ce7" office:value-type="float" office:value="0.0366428680523195">
            <text:p>0.04</text:p>
          </table:table-cell>
          <table:table-cell table:style-name="ce6" office:value-type="float" office:value="0.00496207470081345">
            <text:p>0.00</text:p>
          </table:table-cell>
          <table:table-cell table:number-columns-repeated="1012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5.4926755889671">
            <text:p>95.49</text:p>
          </table:table-cell>
          <table:table-cell table:style-name="ce7" office:value-type="float" office:value="80.167772591455">
            <text:p>80.17</text:p>
          </table:table-cell>
          <table:table-cell table:style-name="ce7" office:value-type="float" office:value="55.6479277954358">
            <text:p>55.65</text:p>
          </table:table-cell>
          <table:table-cell table:style-name="ce7" office:value-type="float" office:value="31.1280829994165">
            <text:p>31.13</text:p>
          </table:table-cell>
          <table:table-cell table:style-name="ce7" office:value-type="float" office:value="13.9641916422031">
            <text:p>13.96</text:p>
          </table:table-cell>
          <table:table-cell table:style-name="ce7" office:value-type="float" office:value="5.03896813645206">
            <text:p>5.04</text:p>
          </table:table-cell>
          <table:table-cell table:style-name="ce7" office:value-type="float" office:value="1.46887873415166">
            <text:p>1.47</text:p>
          </table:table-cell>
          <table:table-cell table:style-name="ce7" office:value-type="float" office:value="0.346850636285818">
            <text:p>0.35</text:p>
          </table:table-cell>
          <table:table-cell table:style-name="ce7" office:value-type="float" office:value="0.0663436118193575">
            <text:p>0.07</text:p>
          </table:table-cell>
          <table:table-cell table:style-name="ce6" office:value-type="float" office:value="0.0102422069260655">
            <text:p>0.01</text:p>
          </table:table-cell>
          <table:table-cell table:number-columns-repeated="1012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6.2438963241392">
            <text:p>96.24</text:p>
          </table:table-cell>
          <table:table-cell table:style-name="ce7" office:value-type="float" office:value="82.7219230910404">
            <text:p>82.72</text:p>
          </table:table-cell>
          <table:table-cell table:style-name="ce7" office:value-type="float" office:value="59.7345685947724">
            <text:p>59.73</text:p>
          </table:table-cell>
          <table:table-cell table:style-name="ce7" office:value-type="float" office:value="35.2147237987531">
            <text:p>35.21</text:p>
          </table:table-cell>
          <table:table-cell table:style-name="ce7" office:value-type="float" office:value="16.8248402017387">
            <text:p>16.82</text:p>
          </table:table-cell>
          <table:table-cell table:style-name="ce7" office:value-type="float" office:value="6.52650538741062">
            <text:p>6.53</text:p>
          </table:table-cell>
          <table:table-cell table:style-name="ce7" office:value-type="float" office:value="2.06389363453512">
            <text:p>2.06</text:p>
          </table:table-cell>
          <table:table-cell table:style-name="ce7" office:value-type="float" office:value="0.533855319263515">
            <text:p>0.53</text:p>
          </table:table-cell>
          <table:table-cell table:style-name="ce7" office:value-type="float" office:value="0.113094782563825">
            <text:p>0.11</text:p>
          </table:table-cell>
          <table:table-cell table:style-name="ce6" office:value-type="float" office:value="0.0195924410750052">
            <text:p>0.02</text:p>
          </table:table-cell>
          <table:table-cell table:number-columns-repeated="1012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6.8699136034494">
            <text:p>96.87</text:p>
          </table:table-cell>
          <table:table-cell table:style-name="ce7" office:value-type="float" office:value="84.9755852965568">
            <text:p>84.98</text:p>
          </table:table-cell>
          <table:table-cell table:style-name="ce7" office:value-type="float" office:value="63.5657943441503">
            <text:p>63.57</text:p>
          </table:table-cell>
          <table:table-cell table:style-name="ce7" office:value-type="float" office:value="39.3013645980896">
            <text:p>39.30</text:p>
          </table:table-cell>
          <table:table-cell table:style-name="ce7" office:value-type="float" office:value="19.889820801241">
            <text:p>19.89</text:p>
          </table:table-cell>
          <table:table-cell table:style-name="ce7" office:value-type="float" office:value="8.2428945231319">
            <text:p>8.24</text:p>
          </table:table-cell>
          <table:table-cell table:style-name="ce7" office:value-type="float" office:value="2.8076622600143">
            <text:p>2.81</text:p>
          </table:table-cell>
          <table:table-cell table:style-name="ce7" office:value-type="float" office:value="0.788861705142046">
            <text:p>0.79</text:p>
          </table:table-cell>
          <table:table-cell table:style-name="ce7" office:value-type="float" office:value="0.183221538680371">
            <text:p>0.18</text:p>
          </table:table-cell>
          <table:table-cell table:style-name="ce6" office:value-type="float" office:value="0.0351761646564057">
            <text:p>0.04</text:p>
          </table:table-cell>
          <table:table-cell table:number-columns-repeated="1012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7.3915946695411">
            <text:p>97.39</text:p>
          </table:table-cell>
          <table:table-cell table:style-name="ce7" office:value-type="float" office:value="86.9579733477056">
            <text:p>86.96</text:p>
          </table:table-cell>
          <table:table-cell table:style-name="ce7" office:value-type="float" office:value="67.1340928362181">
            <text:p>67.13</text:p>
          </table:table-cell>
          <table:table-cell table:style-name="ce7" office:value-type="float" office:value="43.3454362224331">
            <text:p>43.35</text:p>
          </table:table-cell>
          <table:table-cell table:style-name="ce7" office:value-type="float" office:value="23.1250781007158">
            <text:p>23.13</text:p>
          </table:table-cell>
          <table:table-cell table:style-name="ce7" office:value-type="float" office:value="10.1840489028168">
            <text:p>10.18</text:p>
          </table:table-cell>
          <table:table-cell table:style-name="ce7" office:value-type="float" office:value="3.71353430386726">
            <text:p>3.71</text:p>
          </table:table-cell>
          <table:table-cell table:style-name="ce7" office:value-type="float" office:value="1.12532846428745">
            <text:p>1.13</text:p>
          </table:table-cell>
          <table:table-cell table:style-name="ce7" office:value-type="float" office:value="0.284161566424009">
            <text:p>0.28</text:p>
          </table:table-cell>
          <table:table-cell table:style-name="ce6" office:value-type="float" office:value="0.059850393660426">
            <text:p>0.06</text:p>
          </table:table-cell>
          <table:table-cell table:number-columns-repeated="1012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7.8263288912842">
            <text:p>97.83</text:p>
          </table:table-cell>
          <table:table-cell table:style-name="ce7" office:value-type="float" office:value="88.6969102346781">
            <text:p>88.70</text:p>
          </table:table-cell>
          <table:table-cell table:style-name="ce7" office:value-type="float" office:value="70.438072921466">
            <text:p>70.44</text:p>
          </table:table-cell>
          <table:table-cell table:style-name="ce7" office:value-type="float" office:value="47.3102123247305">
            <text:p>47.31</text:p>
          </table:table-cell>
          <table:table-cell table:style-name="ce7" office:value-type="float" office:value="26.4951377876686">
            <text:p>26.50</text:p>
          </table:table-cell>
          <table:table-cell table:style-name="ce7" office:value-type="float" office:value="12.3408871024666">
            <text:p>12.34</text:p>
          </table:table-cell>
          <table:table-cell table:style-name="ce7" office:value-type="float" office:value="4.79195340369212">
            <text:p>4.79</text:p>
          </table:table-cell>
          <table:table-cell table:style-name="ce7" office:value-type="float" office:value="1.55669610421736">
            <text:p>1.56</text:p>
          </table:table-cell>
          <table:table-cell table:style-name="ce7" office:value-type="float" office:value="0.424356049401196">
            <text:p>0.42</text:p>
          </table:table-cell>
          <table:table-cell table:style-name="ce6" office:value-type="float" office:value="0.0972355891209702">
            <text:p>0.10</text:p>
          </table:table-cell>
          <table:table-cell table:number-columns-repeated="1012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8.1886074094036">
            <text:p>98.19</text:p>
          </table:table-cell>
          <table:table-cell table:style-name="ce7" office:value-type="float" office:value="90.2184800107792">
            <text:p>90.22</text:p>
          </table:table-cell>
          <table:table-cell table:style-name="ce7" office:value-type="float" office:value="73.481212473668">
            <text:p>73.48</text:p>
          </table:table-cell>
          <table:table-cell table:style-name="ce7" office:value-type="float" office:value="51.1648557575198">
            <text:p>51.16</text:p>
          </table:table-cell>
          <table:table-cell table:style-name="ce7" office:value-type="float" office:value="29.964316877179">
            <text:p>29.96</text:p>
          </table:table-cell>
          <table:table-cell table:style-name="ce7" office:value-type="float" office:value="14.6999288833336">
            <text:p>14.70</text:p>
          </table:table-cell>
          <table:table-cell table:style-name="ce7" office:value-type="float" office:value="6.05010902015459">
            <text:p>6.05</text:p>
          </table:table-cell>
          <table:table-cell table:style-name="ce7" office:value-type="float" office:value="2.09590565412988">
            <text:p>2.10</text:p>
          </table:table-cell>
          <table:table-cell table:style-name="ce7" office:value-type="float" office:value="0.613079391870617">
            <text:p>0.61</text:p>
          </table:table-cell>
          <table:table-cell table:style-name="ce6" office:value-type="float" office:value="0.151755665834401">
            <text:p>0.15</text:p>
          </table:table-cell>
          <table:table-cell table:number-columns-repeated="1012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8.490506174503">
            <text:p>98.49</text:p>
          </table:table-cell>
          <table:table-cell table:style-name="ce7" office:value-type="float" office:value="91.5468345772166">
            <text:p>91.55</text:p>
          </table:table-cell>
          <table:table-cell table:style-name="ce7" office:value-type="float" office:value="76.2707570631866">
            <text:p>76.27</text:p>
          </table:table-cell>
          <table:table-cell table:style-name="ce7" office:value-type="float" office:value="54.8842485435445">
            <text:p>54.88</text:p>
          </table:table-cell>
          <table:table-cell table:style-name="ce7" office:value-type="float" office:value="33.4977400239025">
            <text:p>33.50</text:p>
          </table:table-cell>
          <table:table-cell table:style-name="ce7" office:value-type="float" office:value="17.2439935489745">
            <text:p>17.24</text:p>
          </table:table-cell>
          <table:table-cell table:style-name="ce7" office:value-type="float" office:value="7.49174566401777">
            <text:p>7.49</text:p>
          </table:table-cell>
          <table:table-cell table:style-name="ce7" office:value-type="float" office:value="2.75493954846733">
            <text:p>2.75</text:p>
          </table:table-cell>
          <table:table-cell table:style-name="ce7" office:value-type="float" office:value="0.860217102247163">
            <text:p>0.86</text:p>
          </table:table-cell>
          <table:table-cell table:style-name="ce6" office:value-type="float" office:value="0.228642953507105">
            <text:p>0.23</text:p>
          </table:table-cell>
          <table:table-cell table:number-columns-repeated="1012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8.7420884787525">
            <text:p>98.74</text:p>
          </table:table-cell>
          <table:table-cell table:style-name="ce7" office:value-type="float" office:value="92.7041131767643">
            <text:p>92.70</text:p>
          </table:table-cell>
          <table:table-cell table:style-name="ce7" office:value-type="float" office:value="78.8167699821916">
            <text:p>78.82</text:p>
          </table:table-cell>
          <table:table-cell table:style-name="ce7" office:value-type="float" office:value="58.4486666301515">
            <text:p>58.45</text:p>
          </table:table-cell>
          <table:table-cell table:style-name="ce7" office:value-type="float" office:value="37.0621581105095">
            <text:p>37.06</text:p>
          </table:table-cell>
          <table:table-cell table:style-name="ce7" office:value-type="float" office:value="19.9529512947959">
            <text:p>19.95</text:p>
          </table:table-cell>
          <table:table-cell table:style-name="ce7" office:value-type="float" office:value="9.11712031151057">
            <text:p>9.12</text:p>
          </table:table-cell>
          <table:table-cell table:style-name="ce7" office:value-type="float" office:value="3.54440723439242">
            <text:p>3.54</text:p>
          </table:table-cell>
          <table:table-cell table:style-name="ce7" office:value-type="float" office:value="1.1760041766172">
            <text:p>1.18</text:p>
          </table:table-cell>
          <table:table-cell table:style-name="ce6" office:value-type="float" office:value="0.33390531163046">
            <text:p>0.33</text:p>
          </table:table-cell>
          <table:table-cell table:number-columns-repeated="1012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8.9517403989604">
            <text:p>98.95</text:p>
          </table:table-cell>
          <table:table-cell table:style-name="ce7" office:value-type="float" office:value="93.7104423937624">
            <text:p>93.71</text:p>
          </table:table-cell>
          <table:table-cell table:style-name="ce7" office:value-type="float" office:value="81.131327181287">
            <text:p>81.13</text:p>
          </table:table-cell>
          <table:table-cell table:style-name="ce7" office:value-type="float" office:value="61.8433505221582">
            <text:p>61.84</text:p>
          </table:table-cell>
          <table:table-cell table:style-name="ce7" office:value-type="float" office:value="40.6265761971165">
            <text:p>40.63</text:p>
          </table:table-cell>
          <table:table-cell table:style-name="ce7" office:value-type="float" office:value="22.8044857640814">
            <text:p>22.80</text:p>
          </table:table-cell>
          <table:table-cell table:style-name="ce7" office:value-type="float" office:value="10.9230921420581">
            <text:p>10.92</text:p>
          </table:table-cell>
          <table:table-cell table:style-name="ce7" office:value-type="float" office:value="4.4731927472454">
            <text:p>4.47</text:p>
          </table:table-cell>
          <table:table-cell table:style-name="ce7" office:value-type="float" office:value="1.5707380195797">
            <text:p>1.57</text:p>
          </table:table-cell>
          <table:table-cell table:style-name="ce6" office:value-type="float" office:value="0.474255122461543">
            <text:p>0.47</text:p>
          </table:table-cell>
          <table:table-cell table:number-columns-repeated="1012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9.126450332467">
            <text:p>99.13</text:p>
          </table:table-cell>
          <table:table-cell table:style-name="ce7" office:value-type="float" office:value="94.5839920612953">
            <text:p>94.58</text:p>
          </table:table-cell>
          <table:table-cell table:style-name="ce7" office:value-type="float" office:value="83.2278463833662">
            <text:p>83.23</text:p>
          </table:table-cell>
          <table:table-cell table:style-name="ce7" office:value-type="float" office:value="65.0580132986797">
            <text:p>65.06</text:p>
          </table:table-cell>
          <table:table-cell table:style-name="ce7" office:value-type="float" office:value="44.1627052512901">
            <text:p>44.16</text:p>
          </table:table-cell>
          <table:table-cell table:style-name="ce7" office:value-type="float" office:value="25.7748341695873">
            <text:p>25.77</text:p>
          </table:table-cell>
          <table:table-cell table:style-name="ce7" office:value-type="float" office:value="12.9033244123953">
            <text:p>12.90</text:p>
          </table:table-cell>
          <table:table-cell table:style-name="ce7" office:value-type="float" office:value="5.54817597971418">
            <text:p>5.55</text:p>
          </table:table-cell>
          <table:table-cell table:style-name="ce7" office:value-type="float" office:value="2.05448047419064">
            <text:p>2.05</text:p>
          </table:table-cell>
          <table:table-cell table:style-name="ce6" office:value-type="float" office:value="0.657002271981227">
            <text:p>0.66</text:p>
          </table:table-cell>
          <table:table-cell table:number-columns-repeated="1012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9.2720419437225">
            <text:p>99.27</text:p>
          </table:table-cell>
          <table:table-cell table:style-name="ce7" office:value-type="float" office:value="95.341068439824">
            <text:p>95.34</text:p>
          </table:table-cell>
          <table:table-cell table:style-name="ce7" office:value-type="float" office:value="85.1205373296878">
            <text:p>85.12</text:p>
          </table:table-cell>
          <table:table-cell table:style-name="ce7" office:value-type="float" office:value="68.0863188127941">
            <text:p>68.09</text:p>
          </table:table-cell>
          <table:table-cell table:style-name="ce7" office:value-type="float" office:value="47.6452565925217">
            <text:p>47.65</text:p>
          </table:table-cell>
          <table:table-cell table:style-name="ce7" office:value-type="float" office:value="28.839479349871">
            <text:p>28.84</text:p>
          </table:table-cell>
          <table:table-cell table:style-name="ce7" office:value-type="float" office:value="15.0485760385939">
            <text:p>15.05</text:p>
          </table:table-cell>
          <table:table-cell table:style-name="ce7" office:value-type="float" office:value="6.77403405182767">
            <text:p>6.77</text:p>
          </table:table-cell>
          <table:table-cell table:style-name="ce7" office:value-type="float" office:value="2.63676305844453">
            <text:p>2.64</text:p>
          </table:table-cell>
          <table:table-cell table:style-name="ce6" office:value-type="float" office:value="0.889915305682763">
            <text:p>0.89</text:p>
          </table:table-cell>
          <table:table-cell table:number-columns-repeated="1012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9.3933682864354">
            <text:p>99.39</text:p>
          </table:table-cell>
          <table:table-cell table:style-name="ce7" office:value-type="float" office:value="95.9962306904737">
            <text:p>96.00</text:p>
          </table:table-cell>
          <table:table-cell table:style-name="ce7" office:value-type="float" office:value="86.8239591813771">
            <text:p>86.82</text:p>
          </table:table-cell>
          <table:table-cell table:style-name="ce7" office:value-type="float" office:value="70.9253552322764">
            <text:p>70.93</text:p>
          </table:table-cell>
          <table:table-cell table:style-name="ce7" office:value-type="float" office:value="51.0521002959004">
            <text:p>51.05</text:p>
          </table:table-cell>
          <table:table-cell table:style-name="ce7" office:value-type="float" office:value="31.9737755569795">
            <text:p>31.97</text:p>
          </table:table-cell>
          <table:table-cell table:style-name="ce7" office:value-type="float" office:value="17.3470599238068">
            <text:p>17.35</text:p>
          </table:table-cell>
          <table:table-cell table:style-name="ce7" office:value-type="float" office:value="8.15312438295539">
            <text:p>8.15</text:p>
          </table:table-cell>
          <table:table-cell table:style-name="ce7" office:value-type="float" office:value="3.3263082240084">
            <text:p>3.33</text:p>
          </table:table-cell>
          <table:table-cell table:style-name="ce6" office:value-type="float" office:value="1.18105659780974">
            <text:p>1.18</text:p>
          </table:table-cell>
          <table:table-cell table:number-columns-repeated="1012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9.4944735720295">
            <text:p>99.49</text:p>
          </table:table-cell>
          <table:table-cell table:style-name="ce7" office:value-type="float" office:value="96.5624202898007">
            <text:p>96.56</text:p>
          </table:table-cell>
          <table:table-cell table:style-name="ce7" office:value-type="float" office:value="88.3526710995599">
            <text:p>88.35</text:p>
          </table:table-cell>
          <table:table-cell table:style-name="ce7" office:value-type="float" office:value="73.5751225571265">
            <text:p>73.58</text:p>
          </table:table-cell>
          <table:table-cell table:style-name="ce7" office:value-type="float" office:value="54.3643094519631">
            <text:p>54.36</text:p>
          </table:table-cell>
          <table:table-cell table:style-name="ce7" office:value-type="float" office:value="35.1534963467997">
            <text:p>35.15</text:p>
          </table:table-cell>
          <table:table-cell table:style-name="ce7" office:value-type="float" office:value="19.7848458626689">
            <text:p>19.78</text:p>
          </table:table-cell>
          <table:table-cell table:style-name="ce7" office:value-type="float" office:value="9.6854469730973">
            <text:p>9.69</text:p>
          </table:table-cell>
          <table:table-cell table:style-name="ce7" office:value-type="float" office:value="4.1307775838329">
            <text:p>4.13</text:p>
          </table:table-cell>
          <table:table-cell table:style-name="ce6" office:value-type="float" office:value="1.53859853550952">
            <text:p>1.54</text:p>
          </table:table-cell>
          <table:table-cell table:number-columns-repeated="1012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7" office:value-type="float" office:value="100">
            <text:p>100.00</text:p>
          </table:table-cell>
          <table:table-cell table:style-name="ce7" office:value-type="float" office:value="99.5787279766913">
            <text:p>99.58</text:p>
          </table:table-cell>
          <table:table-cell table:style-name="ce7" office:value-type="float" office:value="97.0510958368388">
            <text:p>97.05</text:p>
          </table:table-cell>
          <table:table-cell table:style-name="ce7" office:value-type="float" office:value="89.7209626312667">
            <text:p>89.72</text:p>
          </table:table-cell>
          <table:table-cell table:style-name="ce7" office:value-type="float" office:value="76.0380473141987">
            <text:p>76.04</text:p>
          </table:table-cell>
          <table:table-cell table:style-name="ce7" office:value-type="float" office:value="57.566111636157">
            <text:p>57.57</text:p>
          </table:table-cell>
          <table:table-cell table:style-name="ce7" office:value-type="float" office:value="38.3552985309936">
            <text:p>38.36</text:p>
          </table:table-cell>
          <table:table-cell table:style-name="ce7" office:value-type="float" office:value="22.3462876100241">
            <text:p>22.35</text:p>
          </table:table-cell>
          <table:table-cell table:style-name="ce7" office:value-type="float" office:value="11.3686801213593">
            <text:p>11.37</text:p>
          </table:table-cell>
          <table:table-cell table:style-name="ce7" office:value-type="float" office:value="5.056555815377">
            <text:p>5.06</text:p>
          </table:table-cell>
          <table:table-cell table:style-name="ce6" office:value-type="float" office:value="1.97062837689678">
            <text:p>1.97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1" table:number-columns-repeated="1001"/>
          <table:table-cell table:number-columns-repeated="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.S" table:style-name="ta1" table:print="false">
        <table:table-column table:style-name="co2" table:default-cell-style-name="ce10"/>
        <table:table-column table:style-name="co3" table:number-columns-repeated="16" table:default-cell-style-name="ce10"/>
        <table:table-column table:style-name="co2" table:default-cell-style-name="ce10"/>
        <table:table-column table:style-name="co3" table:number-columns-repeated="1006" table:default-cell-style-name="ce10"/>
        <table:table-row table:style-name="ro2">
          <table:table-cell table:style-name="ce8" table:number-columns-repeated="6"/>
          <table:table-cell table:style-name="Default"/>
          <table:table-cell table:style-name="ce13" office:value-type="string">
            <text:p>Probability for non-ace</text:p>
          </table:table-cell>
          <table:table-cell table:style-name="ce8" table:number-columns-repeated="10"/>
          <table:table-cell table:number-columns-repeated="1006"/>
        </table:table-row>
        <table:table-row table:style-name="ro3"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/>
          <table:table-cell table:number-columns-repeated="1006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1" office:value-type="float" office:value="66.6666666666667">
            <text:p>66.67</text:p>
          </table:table-cell>
          <table:table-cell table:style-name="ce12" office:value-type="float" office:value="33.3333333333333">
            <text:p>33.33</text:p>
          </table:table-cell>
          <table:table-cell table:number-columns-repeated="14" table:style-name="ce12" office:value-type="string">
            <text:p>-</text:p>
          </table:table-cell>
          <table:table-cell table:style-name="ce9" office:value-type="float" office:value="1">
            <text:p>1</text:p>
          </table:table-cell>
          <table:table-cell table:number-columns-repeated="1006"/>
        </table:table-row>
        <table:table-row table:style-name="ro3">
          <table:table-cell table:style-name="ce9" office:value-type="float" office:value="2">
            <text:p>2</text:p>
          </table:table-cell>
          <table:table-cell table:number-columns-repeated="2" table:style-name="ce11" office:value-type="float" office:value="44.4444444444444">
            <text:p>44.44</text:p>
          </table:table-cell>
          <table:table-cell table:style-name="ce12" office:value-type="float" office:value="11.1111111111111">
            <text:p>11.11</text:p>
          </table:table-cell>
          <table:table-cell table:number-columns-repeated="13" table:style-name="ce12" office:value-type="string">
            <text:p>-</text:p>
          </table:table-cell>
          <table:table-cell table:style-name="ce9" office:value-type="float" office:value="2">
            <text:p>2</text:p>
          </table:table-cell>
          <table:table-cell table:number-columns-repeated="1006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2" office:value-type="float" office:value="29.6296296296296">
            <text:p>29.63</text:p>
          </table:table-cell>
          <table:table-cell table:style-name="ce11" office:value-type="float" office:value="44.4444444444444">
            <text:p>44.44</text:p>
          </table:table-cell>
          <table:table-cell table:style-name="ce12" office:value-type="float" office:value="22.2222222222222">
            <text:p>22.22</text:p>
          </table:table-cell>
          <table:table-cell table:style-name="ce12" office:value-type="float" office:value="3.7037037037037">
            <text:p>3.70</text:p>
          </table:table-cell>
          <table:table-cell table:number-columns-repeated="12" table:style-name="ce12" office:value-type="string">
            <text:p>-</text:p>
          </table:table-cell>
          <table:table-cell table:style-name="ce9" office:value-type="float" office:value="3">
            <text:p>3</text:p>
          </table:table-cell>
          <table:table-cell table:number-columns-repeated="1006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2" office:value-type="float" office:value="19.7530864197531">
            <text:p>19.75</text:p>
          </table:table-cell>
          <table:table-cell table:style-name="ce11" office:value-type="float" office:value="39.5061728395062">
            <text:p>39.51</text:p>
          </table:table-cell>
          <table:table-cell table:style-name="ce12" office:value-type="float" office:value="29.6296296296296">
            <text:p>29.63</text:p>
          </table:table-cell>
          <table:table-cell table:style-name="ce12" office:value-type="float" office:value="9.87654320987654">
            <text:p>9.88</text:p>
          </table:table-cell>
          <table:table-cell table:style-name="ce12" office:value-type="float" office:value="1.23456790123457">
            <text:p>1.23</text:p>
          </table:table-cell>
          <table:table-cell table:number-columns-repeated="11" table:style-name="ce12" office:value-type="string">
            <text:p>-</text:p>
          </table:table-cell>
          <table:table-cell table:style-name="ce9" office:value-type="float" office:value="4">
            <text:p>4</text:p>
          </table:table-cell>
          <table:table-cell table:number-columns-repeated="1006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2" office:value-type="float" office:value="13.1687242798354">
            <text:p>13.17</text:p>
          </table:table-cell>
          <table:table-cell table:number-columns-repeated="2" table:style-name="ce11" office:value-type="float" office:value="32.9218106995885">
            <text:p>32.92</text:p>
          </table:table-cell>
          <table:table-cell table:style-name="ce12" office:value-type="float" office:value="16.4609053497942">
            <text:p>16.46</text:p>
          </table:table-cell>
          <table:table-cell table:style-name="ce12" office:value-type="float" office:value="4.11522633744856">
            <text:p>4.12</text:p>
          </table:table-cell>
          <table:table-cell table:style-name="ce12" office:value-type="float" office:value="0.411522633744856">
            <text:p>0.41</text:p>
          </table:table-cell>
          <table:table-cell table:number-columns-repeated="10" table:style-name="ce12" office:value-type="string">
            <text:p>-</text:p>
          </table:table-cell>
          <table:table-cell table:style-name="ce9" office:value-type="float" office:value="5">
            <text:p>5</text:p>
          </table:table-cell>
          <table:table-cell table:number-columns-repeated="1006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2" office:value-type="float" office:value="8.77914951989026">
            <text:p>8.78</text:p>
          </table:table-cell>
          <table:table-cell table:style-name="ce12" office:value-type="float" office:value="26.3374485596708">
            <text:p>26.34</text:p>
          </table:table-cell>
          <table:table-cell table:style-name="ce11" office:value-type="float" office:value="32.9218106995885">
            <text:p>32.92</text:p>
          </table:table-cell>
          <table:table-cell table:style-name="ce12" office:value-type="float" office:value="21.9478737997256">
            <text:p>21.95</text:p>
          </table:table-cell>
          <table:table-cell table:style-name="ce12" office:value-type="float" office:value="8.23045267489712">
            <text:p>8.23</text:p>
          </table:table-cell>
          <table:table-cell table:style-name="ce12" office:value-type="float" office:value="1.64609053497942">
            <text:p>1.65</text:p>
          </table:table-cell>
          <table:table-cell table:style-name="ce12" office:value-type="float" office:value="0.137174211248285">
            <text:p>0.14</text:p>
          </table:table-cell>
          <table:table-cell table:number-columns-repeated="9" table:style-name="ce12" office:value-type="string">
            <text:p>-</text:p>
          </table:table-cell>
          <table:table-cell table:style-name="ce9" office:value-type="float" office:value="6">
            <text:p>6</text:p>
          </table:table-cell>
          <table:table-cell table:number-columns-repeated="1006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2" office:value-type="float" office:value="5.85276634659351">
            <text:p>5.85</text:p>
          </table:table-cell>
          <table:table-cell table:style-name="ce12" office:value-type="float" office:value="20.4846822130773">
            <text:p>20.48</text:p>
          </table:table-cell>
          <table:table-cell table:style-name="ce11" office:value-type="float" office:value="30.7270233196159">
            <text:p>30.73</text:p>
          </table:table-cell>
          <table:table-cell table:style-name="ce12" office:value-type="float" office:value="25.6058527663466">
            <text:p>25.61</text:p>
          </table:table-cell>
          <table:table-cell table:style-name="ce12" office:value-type="float" office:value="12.8029263831733">
            <text:p>12.80</text:p>
          </table:table-cell>
          <table:table-cell table:style-name="ce12" office:value-type="float" office:value="3.84087791495199">
            <text:p>3.84</text:p>
          </table:table-cell>
          <table:table-cell table:style-name="ce12" office:value-type="float" office:value="0.640146319158665">
            <text:p>0.64</text:p>
          </table:table-cell>
          <table:table-cell table:style-name="ce12" office:value-type="float" office:value="0.0457247370827618">
            <text:p>0.05</text:p>
          </table:table-cell>
          <table:table-cell table:number-columns-repeated="8" table:style-name="ce12" office:value-type="string">
            <text:p>-</text:p>
          </table:table-cell>
          <table:table-cell table:style-name="ce9" office:value-type="float" office:value="7">
            <text:p>7</text:p>
          </table:table-cell>
          <table:table-cell table:number-columns-repeated="1006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2" office:value-type="float" office:value="3.90184423106234">
            <text:p>3.90</text:p>
          </table:table-cell>
          <table:table-cell table:style-name="ce12" office:value-type="float" office:value="15.6073769242494">
            <text:p>15.61</text:p>
          </table:table-cell>
          <table:table-cell table:number-columns-repeated="2" table:style-name="ce11" office:value-type="float" office:value="27.3129096174364">
            <text:p>27.31</text:p>
          </table:table-cell>
          <table:table-cell table:style-name="ce12" office:value-type="float" office:value="17.0705685108977">
            <text:p>17.07</text:p>
          </table:table-cell>
          <table:table-cell table:style-name="ce12" office:value-type="float" office:value="6.82822740435909">
            <text:p>6.83</text:p>
          </table:table-cell>
          <table:table-cell table:style-name="ce12" office:value-type="float" office:value="1.70705685108977">
            <text:p>1.71</text:p>
          </table:table-cell>
          <table:table-cell table:style-name="ce12" office:value-type="float" office:value="0.243865264441396">
            <text:p>0.24</text:p>
          </table:table-cell>
          <table:table-cell table:style-name="ce12" office:value-type="float" office:value="0.0152415790275873">
            <text:p>0.02</text:p>
          </table:table-cell>
          <table:table-cell table:number-columns-repeated="7" table:style-name="ce12" office:value-type="string">
            <text:p>-</text:p>
          </table:table-cell>
          <table:table-cell table:style-name="ce9" office:value-type="float" office:value="8">
            <text:p>8</text:p>
          </table:table-cell>
          <table:table-cell table:number-columns-repeated="1006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2" office:value-type="float" office:value="2.60122948737489">
            <text:p>2.60</text:p>
          </table:table-cell>
          <table:table-cell table:style-name="ce12" office:value-type="float" office:value="11.705532693187">
            <text:p>11.71</text:p>
          </table:table-cell>
          <table:table-cell table:style-name="ce12" office:value-type="float" office:value="23.411065386374">
            <text:p>23.41</text:p>
          </table:table-cell>
          <table:table-cell table:style-name="ce11" office:value-type="float" office:value="27.3129096174364">
            <text:p>27.31</text:p>
          </table:table-cell>
          <table:table-cell table:style-name="ce12" office:value-type="float" office:value="20.4846822130773">
            <text:p>20.48</text:p>
          </table:table-cell>
          <table:table-cell table:style-name="ce12" office:value-type="float" office:value="10.2423411065386">
            <text:p>10.24</text:p>
          </table:table-cell>
          <table:table-cell table:style-name="ce12" office:value-type="float" office:value="3.41411370217955">
            <text:p>3.41</text:p>
          </table:table-cell>
          <table:table-cell table:style-name="ce12" office:value-type="float" office:value="0.731595793324188">
            <text:p>0.73</text:p>
          </table:table-cell>
          <table:table-cell table:style-name="ce12" office:value-type="float" office:value="0.0914494741655235">
            <text:p>0.09</text:p>
          </table:table-cell>
          <table:table-cell table:style-name="ce12" office:value-type="float" office:value="0.00508052634252909">
            <text:p>0.01</text:p>
          </table:table-cell>
          <table:table-cell table:number-columns-repeated="6" table:style-name="ce12" office:value-type="string">
            <text:p>-</text:p>
          </table:table-cell>
          <table:table-cell table:style-name="ce9" office:value-type="float" office:value="9">
            <text:p>9</text:p>
          </table:table-cell>
          <table:table-cell table:number-columns-repeated="1006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2" office:value-type="float" office:value="1.73415299158326">
            <text:p>1.73</text:p>
          </table:table-cell>
          <table:table-cell table:style-name="ce12" office:value-type="float" office:value="8.67076495791631">
            <text:p>8.67</text:p>
          </table:table-cell>
          <table:table-cell table:style-name="ce12" office:value-type="float" office:value="19.5092211553117">
            <text:p>19.51</text:p>
          </table:table-cell>
          <table:table-cell table:style-name="ce11" office:value-type="float" office:value="26.0122948737489">
            <text:p>26.01</text:p>
          </table:table-cell>
          <table:table-cell table:style-name="ce12" office:value-type="float" office:value="22.7607580145303">
            <text:p>22.76</text:p>
          </table:table-cell>
          <table:table-cell table:style-name="ce12" office:value-type="float" office:value="13.6564548087182">
            <text:p>13.66</text:p>
          </table:table-cell>
          <table:table-cell table:style-name="ce12" office:value-type="float" office:value="5.69018950363258">
            <text:p>5.69</text:p>
          </table:table-cell>
          <table:table-cell table:style-name="ce12" office:value-type="float" office:value="1.62576842960931">
            <text:p>1.63</text:p>
          </table:table-cell>
          <table:table-cell table:style-name="ce12" office:value-type="float" office:value="0.304831580551745">
            <text:p>0.30</text:p>
          </table:table-cell>
          <table:table-cell table:style-name="ce12" office:value-type="float" office:value="0.0338701756168606">
            <text:p>0.03</text:p>
          </table:table-cell>
          <table:table-cell table:style-name="ce12" office:value-type="float" office:value="0.00169350878084303">
            <text:p>0.00</text:p>
          </table:table-cell>
          <table:table-cell table:number-columns-repeated="5" table:style-name="ce12" office:value-type="string">
            <text:p>-</text:p>
          </table:table-cell>
          <table:table-cell table:style-name="ce9" office:value-type="float" office:value="10">
            <text:p>10</text:p>
          </table:table-cell>
          <table:table-cell table:number-columns-repeated="1006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2" office:value-type="float" office:value="1.15610199438884">
            <text:p>1.16</text:p>
          </table:table-cell>
          <table:table-cell table:style-name="ce12" office:value-type="float" office:value="6.35856096913863">
            <text:p>6.36</text:p>
          </table:table-cell>
          <table:table-cell table:style-name="ce12" office:value-type="float" office:value="15.8964024228466">
            <text:p>15.90</text:p>
          </table:table-cell>
          <table:table-cell table:number-columns-repeated="2" table:style-name="ce11" office:value-type="float" office:value="23.8446036342698">
            <text:p>23.84</text:p>
          </table:table-cell>
          <table:table-cell table:style-name="ce12" office:value-type="float" office:value="16.6912225439889">
            <text:p>16.69</text:p>
          </table:table-cell>
          <table:table-cell table:style-name="ce12" office:value-type="float" office:value="8.34561127199444">
            <text:p>8.35</text:p>
          </table:table-cell>
          <table:table-cell table:style-name="ce12" office:value-type="float" office:value="2.98057545428373">
            <text:p>2.98</text:p>
          </table:table-cell>
          <table:table-cell table:style-name="ce12" office:value-type="float" office:value="0.745143863570933">
            <text:p>0.75</text:p>
          </table:table-cell>
          <table:table-cell table:style-name="ce12" office:value-type="float" office:value="0.124190643928489">
            <text:p>0.12</text:p>
          </table:table-cell>
          <table:table-cell table:style-name="ce12" office:value-type="float" office:value="0.0124190643928489">
            <text:p>0.01</text:p>
          </table:table-cell>
          <table:table-cell table:style-name="ce12" office:value-type="float" office:value="0.000564502926947676">
            <text:p>0.00</text:p>
          </table:table-cell>
          <table:table-cell table:number-columns-repeated="4" table:style-name="ce12" office:value-type="string">
            <text:p>-</text:p>
          </table:table-cell>
          <table:table-cell table:style-name="ce9" office:value-type="float" office:value="11">
            <text:p>11</text:p>
          </table:table-cell>
          <table:table-cell table:number-columns-repeated="1006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2" office:value-type="float" office:value="0.770734662925894">
            <text:p>0.77</text:p>
          </table:table-cell>
          <table:table-cell table:style-name="ce12" office:value-type="float" office:value="4.62440797755536">
            <text:p>4.62</text:p>
          </table:table-cell>
          <table:table-cell table:style-name="ce12" office:value-type="float" office:value="12.7171219382773">
            <text:p>12.72</text:p>
          </table:table-cell>
          <table:table-cell table:style-name="ce12" office:value-type="float" office:value="21.1952032304621">
            <text:p>21.20</text:p>
          </table:table-cell>
          <table:table-cell table:style-name="ce11" office:value-type="float" office:value="23.8446036342698">
            <text:p>23.84</text:p>
          </table:table-cell>
          <table:table-cell table:style-name="ce12" office:value-type="float" office:value="19.0756829074159">
            <text:p>19.08</text:p>
          </table:table-cell>
          <table:table-cell table:style-name="ce12" office:value-type="float" office:value="11.1274816959926">
            <text:p>11.13</text:p>
          </table:table-cell>
          <table:table-cell table:style-name="ce12" office:value-type="float" office:value="4.76892072685397">
            <text:p>4.77</text:p>
          </table:table-cell>
          <table:table-cell table:style-name="ce12" office:value-type="float" office:value="1.49028772714187">
            <text:p>1.49</text:p>
          </table:table-cell>
          <table:table-cell table:style-name="ce12" office:value-type="float" office:value="0.33117505047597">
            <text:p>0.33</text:p>
          </table:table-cell>
          <table:table-cell table:style-name="ce12" office:value-type="float" office:value="0.0496762575713955">
            <text:p>0.05</text:p>
          </table:table-cell>
          <table:table-cell table:style-name="ce12" office:value-type="float" office:value="0.00451602341558141">
            <text:p>0.00</text:p>
          </table:table-cell>
          <table:table-cell table:style-name="ce12" office:value-type="float" office:value="0.000188167642315892">
            <text:p>0.00</text:p>
          </table:table-cell>
          <table:table-cell table:number-columns-repeated="3" table:style-name="ce12" office:value-type="string">
            <text:p>-</text:p>
          </table:table-cell>
          <table:table-cell table:style-name="ce9" office:value-type="float" office:value="12">
            <text:p>12</text:p>
          </table:table-cell>
          <table:table-cell table:number-columns-repeated="1006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2" office:value-type="float" office:value="0.513823108617263">
            <text:p>0.51</text:p>
          </table:table-cell>
          <table:table-cell table:style-name="ce12" office:value-type="float" office:value="3.33985020601221">
            <text:p>3.34</text:p>
          </table:table-cell>
          <table:table-cell table:style-name="ce12" office:value-type="float" office:value="10.0195506180366">
            <text:p>10.02</text:p>
          </table:table-cell>
          <table:table-cell table:style-name="ce12" office:value-type="float" office:value="18.3691761330671">
            <text:p>18.37</text:p>
          </table:table-cell>
          <table:table-cell table:style-name="ce11" office:value-type="float" office:value="22.9614701663339">
            <text:p>22.96</text:p>
          </table:table-cell>
          <table:table-cell table:style-name="ce12" office:value-type="float" office:value="20.6653231497005">
            <text:p>20.67</text:p>
          </table:table-cell>
          <table:table-cell table:style-name="ce12" office:value-type="float" office:value="13.7768820998004">
            <text:p>13.78</text:p>
          </table:table-cell>
          <table:table-cell table:style-name="ce12" office:value-type="float" office:value="6.88844104990018">
            <text:p>6.89</text:p>
          </table:table-cell>
          <table:table-cell table:style-name="ce12" office:value-type="float" office:value="2.58316539371257">
            <text:p>2.58</text:p>
          </table:table-cell>
          <table:table-cell table:style-name="ce12" office:value-type="float" office:value="0.717545942697935">
            <text:p>0.72</text:p>
          </table:table-cell>
          <table:table-cell table:style-name="ce12" office:value-type="float" office:value="0.143509188539587">
            <text:p>0.14</text:p>
          </table:table-cell>
          <table:table-cell table:style-name="ce12" office:value-type="float" office:value="0.0195694348008528">
            <text:p>0.02</text:p>
          </table:table-cell>
          <table:table-cell table:style-name="ce12" office:value-type="float" office:value="0.0016307862334044">
            <text:p>0.00</text:p>
          </table:table-cell>
          <table:table-cell table:style-name="ce12" office:value-type="float" office:value="0.0000627225474386307">
            <text:p>0.00</text:p>
          </table:table-cell>
          <table:table-cell table:number-columns-repeated="2" table:style-name="ce12" office:value-type="string">
            <text:p>-</text:p>
          </table:table-cell>
          <table:table-cell table:style-name="ce9" office:value-type="float" office:value="13">
            <text:p>13</text:p>
          </table:table-cell>
          <table:table-cell table:number-columns-repeated="1006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2" office:value-type="float" office:value="0.342548739078175">
            <text:p>0.34</text:p>
          </table:table-cell>
          <table:table-cell table:style-name="ce12" office:value-type="float" office:value="2.39784117354723">
            <text:p>2.40</text:p>
          </table:table-cell>
          <table:table-cell table:style-name="ce12" office:value-type="float" office:value="7.79298381402848">
            <text:p>7.79</text:p>
          </table:table-cell>
          <table:table-cell table:style-name="ce12" office:value-type="float" office:value="15.585967628057">
            <text:p>15.59</text:p>
          </table:table-cell>
          <table:table-cell table:number-columns-repeated="2" table:style-name="ce11" office:value-type="float" office:value="21.4307054885783">
            <text:p>21.43</text:p>
          </table:table-cell>
          <table:table-cell table:style-name="ce12" office:value-type="float" office:value="16.0730291164337">
            <text:p>16.07</text:p>
          </table:table-cell>
          <table:table-cell table:style-name="ce12" office:value-type="float" office:value="9.18458806653357">
            <text:p>9.18</text:p>
          </table:table-cell>
          <table:table-cell table:style-name="ce12" office:value-type="float" office:value="4.01825727910844">
            <text:p>4.02</text:p>
          </table:table-cell>
          <table:table-cell table:style-name="ce12" office:value-type="float" office:value="1.33941909303615">
            <text:p>1.34</text:p>
          </table:table-cell>
          <table:table-cell table:style-name="ce12" office:value-type="float" office:value="0.334854773259036">
            <text:p>0.33</text:p>
          </table:table-cell>
          <table:table-cell table:style-name="ce12" office:value-type="float" office:value="0.0608826860470975">
            <text:p>0.06</text:p>
          </table:table-cell>
          <table:table-cell table:style-name="ce12" office:value-type="float" office:value="0.00761033575588719">
            <text:p>0.01</text:p>
          </table:table-cell>
          <table:table-cell table:style-name="ce12" office:value-type="float" office:value="0.000585410442760553">
            <text:p>0.00</text:p>
          </table:table-cell>
          <table:table-cell table:style-name="ce12" office:value-type="float" office:value="0.0000209075158128769">
            <text:p>0.00</text:p>
          </table:table-cell>
          <table:table-cell table:style-name="ce12" office:value-type="string">
            <text:p>-</text:p>
          </table:table-cell>
          <table:table-cell table:style-name="ce9" office:value-type="float" office:value="14">
            <text:p>14</text:p>
          </table:table-cell>
          <table:table-cell table:number-columns-repeated="1006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12" office:value-type="float" office:value="0.228365826052117">
            <text:p>0.23</text:p>
          </table:table-cell>
          <table:table-cell table:style-name="ce12" office:value-type="float" office:value="1.71274369539088">
            <text:p>1.71</text:p>
          </table:table-cell>
          <table:table-cell table:style-name="ce12" office:value-type="float" office:value="5.99460293386806">
            <text:p>5.99</text:p>
          </table:table-cell>
          <table:table-cell table:style-name="ce12" office:value-type="float" office:value="12.9883063567141">
            <text:p>12.99</text:p>
          </table:table-cell>
          <table:table-cell table:style-name="ce12" office:value-type="float" office:value="19.4824595350712">
            <text:p>19.48</text:p>
          </table:table-cell>
          <table:table-cell table:style-name="ce11" office:value-type="float" office:value="21.4307054885783">
            <text:p>21.43</text:p>
          </table:table-cell>
          <table:table-cell table:style-name="ce12" office:value-type="float" office:value="17.8589212404819">
            <text:p>17.86</text:p>
          </table:table-cell>
          <table:table-cell table:style-name="ce12" office:value-type="float" office:value="11.480735083167">
            <text:p>11.48</text:p>
          </table:table-cell>
          <table:table-cell table:style-name="ce12" office:value-type="float" office:value="5.74036754158348">
            <text:p>5.74</text:p>
          </table:table-cell>
          <table:table-cell table:style-name="ce12" office:value-type="float" office:value="2.23236515506024">
            <text:p>2.23</text:p>
          </table:table-cell>
          <table:table-cell table:style-name="ce12" office:value-type="float" office:value="0.669709546518073">
            <text:p>0.67</text:p>
          </table:table-cell>
          <table:table-cell table:style-name="ce12" office:value-type="float" office:value="0.152206715117744">
            <text:p>0.15</text:p>
          </table:table-cell>
          <table:table-cell table:style-name="ce12" office:value-type="float" office:value="0.0253677858529573">
            <text:p>0.03</text:p>
          </table:table-cell>
          <table:table-cell table:style-name="ce12" office:value-type="float" office:value="0.00292705221380277">
            <text:p>0.00</text:p>
          </table:table-cell>
          <table:table-cell table:style-name="ce12" office:value-type="float" office:value="0.000209075158128769">
            <text:p>0.00</text:p>
          </table:table-cell>
          <table:table-cell table:style-name="ce12" office:value-type="float" office:value="0.00000696917193762563">
            <text:p>0.00</text:p>
          </table:table-cell>
          <table:table-cell table:style-name="ce9" office:value-type="float" office:value="15">
            <text:p>15</text:p>
          </table:table-cell>
          <table:table-cell table:number-columns-repeated="1006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2" office:value-type="float" office:value="0.152243884034744">
            <text:p>0.15</text:p>
          </table:table-cell>
          <table:table-cell table:style-name="ce12" office:value-type="float" office:value="1.21795107227796">
            <text:p>1.22</text:p>
          </table:table-cell>
          <table:table-cell table:style-name="ce12" office:value-type="float" office:value="4.56731652104233">
            <text:p>4.57</text:p>
          </table:table-cell>
          <table:table-cell table:style-name="ce12" office:value-type="float" office:value="10.6570718824321">
            <text:p>10.66</text:p>
          </table:table-cell>
          <table:table-cell table:style-name="ce12" office:value-type="float" office:value="17.3177418089522">
            <text:p>17.32</text:p>
          </table:table-cell>
          <table:table-cell table:style-name="ce11" office:value-type="float" office:value="20.7812901707426">
            <text:p>20.78</text:p>
          </table:table-cell>
          <table:table-cell table:style-name="ce12" office:value-type="float" office:value="19.0495159898474">
            <text:p>19.05</text:p>
          </table:table-cell>
          <table:table-cell table:style-name="ce12" office:value-type="float" office:value="13.6067971356053">
            <text:p>13.61</text:p>
          </table:table-cell>
          <table:table-cell table:style-name="ce12" office:value-type="float" office:value="7.65382338877797">
            <text:p>7.65</text:p>
          </table:table-cell>
          <table:table-cell table:style-name="ce12" office:value-type="float" office:value="3.40169928390132">
            <text:p>3.40</text:p>
          </table:table-cell>
          <table:table-cell table:style-name="ce12" office:value-type="float" office:value="1.19059474936546">
            <text:p>1.19</text:p>
          </table:table-cell>
          <table:table-cell table:style-name="ce12" office:value-type="float" office:value="0.324707658917853">
            <text:p>0.32</text:p>
          </table:table-cell>
          <table:table-cell table:style-name="ce12" office:value-type="float" office:value="0.0676474289412195">
            <text:p>0.07</text:p>
          </table:table-cell>
          <table:table-cell table:style-name="ce12" office:value-type="float" office:value="0.0104072967601876">
            <text:p>0.01</text:p>
          </table:table-cell>
          <table:table-cell table:style-name="ce12" office:value-type="float" office:value="0.0011150675100201">
            <text:p>0.00</text:p>
          </table:table-cell>
          <table:table-cell table:style-name="ce12" office:value-type="float" office:value="0.0000743378340013401">
            <text:p>0.00</text:p>
          </table:table-cell>
          <table:table-cell table:style-name="ce9" office:value-type="float" office:value="16">
            <text:p>16</text:p>
          </table:table-cell>
          <table:table-cell table:number-columns-repeated="1006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2" office:value-type="float" office:value="0.10149592268983">
            <text:p>0.10</text:p>
          </table:table-cell>
          <table:table-cell table:style-name="ce12" office:value-type="float" office:value="0.862715342863552">
            <text:p>0.86</text:p>
          </table:table-cell>
          <table:table-cell table:style-name="ce12" office:value-type="float" office:value="3.45086137145421">
            <text:p>3.45</text:p>
          </table:table-cell>
          <table:table-cell table:style-name="ce12" office:value-type="float" office:value="8.62715342863552">
            <text:p>8.63</text:p>
          </table:table-cell>
          <table:table-cell table:style-name="ce12" office:value-type="float" office:value="15.0975185001122">
            <text:p>15.10</text:p>
          </table:table-cell>
          <table:table-cell table:number-columns-repeated="2" table:style-name="ce11" office:value-type="float" office:value="19.6267740501458">
            <text:p>19.63</text:p>
          </table:table-cell>
          <table:table-cell table:style-name="ce12" office:value-type="float" office:value="15.421036753686">
            <text:p>15.42</text:p>
          </table:table-cell>
          <table:table-cell table:style-name="ce12" office:value-type="float" office:value="9.63814797105375">
            <text:p>9.64</text:p>
          </table:table-cell>
          <table:table-cell table:style-name="ce12" office:value-type="float" office:value="4.81907398552687">
            <text:p>4.82</text:p>
          </table:table-cell>
          <table:table-cell table:style-name="ce12" office:value-type="float" office:value="1.92762959421075">
            <text:p>1.93</text:p>
          </table:table-cell>
          <table:table-cell table:style-name="ce12" office:value-type="float" office:value="0.613336689067056">
            <text:p>0.61</text:p>
          </table:table-cell>
          <table:table-cell table:style-name="ce12" office:value-type="float" office:value="0.153334172266764">
            <text:p>0.15</text:p>
          </table:table-cell>
          <table:table-cell table:style-name="ce12" office:value-type="float" office:value="0.0294873408205316">
            <text:p>0.03</text:p>
          </table:table-cell>
          <table:table-cell table:style-name="ce12" office:value-type="float" office:value="0.00421247726007594">
            <text:p>0.00</text:p>
          </table:table-cell>
          <table:table-cell table:style-name="ce12" office:value-type="float" office:value="0.000421247726007594">
            <text:p>0.00</text:p>
          </table:table-cell>
          <table:table-cell table:style-name="ce9" office:value-type="float" office:value="17">
            <text:p>17</text:p>
          </table:table-cell>
          <table:table-cell table:number-columns-repeated="1006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2" office:value-type="float" office:value="0.0676639484598864">
            <text:p>0.07</text:p>
          </table:table-cell>
          <table:table-cell table:style-name="ce12" office:value-type="float" office:value="0.608975536138978">
            <text:p>0.61</text:p>
          </table:table-cell>
          <table:table-cell table:style-name="ce12" office:value-type="float" office:value="2.58814602859066">
            <text:p>2.59</text:p>
          </table:table-cell>
          <table:table-cell table:style-name="ce12" office:value-type="float" office:value="6.90172274290841">
            <text:p>6.90</text:p>
          </table:table-cell>
          <table:table-cell table:style-name="ce12" office:value-type="float" office:value="12.9407301429533">
            <text:p>12.94</text:p>
          </table:table-cell>
          <table:table-cell table:style-name="ce12" office:value-type="float" office:value="18.1170222001346">
            <text:p>18.12</text:p>
          </table:table-cell>
          <table:table-cell table:style-name="ce11" office:value-type="float" office:value="19.6267740501458">
            <text:p>19.63</text:p>
          </table:table-cell>
          <table:table-cell table:style-name="ce12" office:value-type="float" office:value="16.8229491858393">
            <text:p>16.82</text:p>
          </table:table-cell>
          <table:table-cell table:style-name="ce12" office:value-type="float" office:value="11.5657775652645">
            <text:p>11.57</text:p>
          </table:table-cell>
          <table:table-cell table:style-name="ce12" office:value-type="float" office:value="6.42543198070249">
            <text:p>6.43</text:p>
          </table:table-cell>
          <table:table-cell table:style-name="ce12" office:value-type="float" office:value="2.89144439131612">
            <text:p>2.89</text:p>
          </table:table-cell>
          <table:table-cell table:style-name="ce12" office:value-type="float" office:value="1.05143432411495">
            <text:p>1.05</text:p>
          </table:table-cell>
          <table:table-cell table:style-name="ce12" office:value-type="float" office:value="0.306668344533528">
            <text:p>0.31</text:p>
          </table:table-cell>
          <table:table-cell table:style-name="ce12" office:value-type="float" office:value="0.0707696179692757">
            <text:p>0.07</text:p>
          </table:table-cell>
          <table:table-cell table:style-name="ce12" office:value-type="float" office:value="0.0126374317802278">
            <text:p>0.01</text:p>
          </table:table-cell>
          <table:table-cell table:style-name="ce12" office:value-type="float" office:value="0.00168499090403037">
            <text:p>0.00</text:p>
          </table:table-cell>
          <table:table-cell table:style-name="ce9" office:value-type="float" office:value="18">
            <text:p>18</text:p>
          </table:table-cell>
          <table:table-cell table:number-columns-repeated="1006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2" office:value-type="float" office:value="0.0451092989732576">
            <text:p>0.05</text:p>
          </table:table-cell>
          <table:table-cell table:style-name="ce12" office:value-type="float" office:value="0.428538340245948">
            <text:p>0.43</text:p>
          </table:table-cell>
          <table:table-cell table:style-name="ce12" office:value-type="float" office:value="1.92842253110676">
            <text:p>1.93</text:p>
          </table:table-cell>
          <table:table-cell table:style-name="ce12" office:value-type="float" office:value="5.46386383813583">
            <text:p>5.46</text:p>
          </table:table-cell>
          <table:table-cell table:style-name="ce12" office:value-type="float" office:value="10.9277276762717">
            <text:p>10.93</text:p>
          </table:table-cell>
          <table:table-cell table:style-name="ce12" office:value-type="float" office:value="16.3915915144075">
            <text:p>16.39</text:p>
          </table:table-cell>
          <table:table-cell table:style-name="ce11" office:value-type="float" office:value="19.1235234334754">
            <text:p>19.12</text:p>
          </table:table-cell>
          <table:table-cell table:style-name="ce12" office:value-type="float" office:value="17.7575574739415">
            <text:p>17.76</text:p>
          </table:table-cell>
          <table:table-cell table:style-name="ce12" office:value-type="float" office:value="13.3181681054561">
            <text:p>13.32</text:p>
          </table:table-cell>
          <table:table-cell table:style-name="ce12" office:value-type="float" office:value="8.13888050888983">
            <text:p>8.14</text:p>
          </table:table-cell>
          <table:table-cell table:style-name="ce12" office:value-type="float" office:value="4.06944025444492">
            <text:p>4.07</text:p>
          </table:table-cell>
          <table:table-cell table:style-name="ce12" office:value-type="float" office:value="1.66477101318201">
            <text:p>1.66</text:p>
          </table:table-cell>
          <table:table-cell table:style-name="ce12" office:value-type="float" office:value="0.55492367106067">
            <text:p>0.55</text:p>
          </table:table-cell>
          <table:table-cell table:style-name="ce12" office:value-type="float" office:value="0.149402526824027">
            <text:p>0.15</text:p>
          </table:table-cell>
          <table:table-cell table:style-name="ce12" office:value-type="float" office:value="0.0320148271765771">
            <text:p>0.03</text:p>
          </table:table-cell>
          <table:table-cell table:style-name="ce12" office:value-type="float" office:value="0.00533580452942952">
            <text:p>0.01</text:p>
          </table:table-cell>
          <table:table-cell table:style-name="ce9" office:value-type="float" office:value="19">
            <text:p>19</text:p>
          </table:table-cell>
          <table:table-cell table:number-columns-repeated="1006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12" office:value-type="float" office:value="0.0300728659821717">
            <text:p>0.03</text:p>
          </table:table-cell>
          <table:table-cell table:style-name="ce12" office:value-type="float" office:value="0.300728659821717">
            <text:p>0.30</text:p>
          </table:table-cell>
          <table:table-cell table:style-name="ce12" office:value-type="float" office:value="1.42846113415316">
            <text:p>1.43</text:p>
          </table:table-cell>
          <table:table-cell table:style-name="ce12" office:value-type="float" office:value="4.28538340245947">
            <text:p>4.29</text:p>
          </table:table-cell>
          <table:table-cell table:style-name="ce12" office:value-type="float" office:value="9.10643973022638">
            <text:p>9.11</text:p>
          </table:table-cell>
          <table:table-cell table:style-name="ce12" office:value-type="float" office:value="14.5703035683622">
            <text:p>14.57</text:p>
          </table:table-cell>
          <table:table-cell table:number-columns-repeated="2" table:style-name="ce11" office:value-type="float" office:value="18.2128794604528">
            <text:p>18.21</text:p>
          </table:table-cell>
          <table:table-cell table:style-name="ce12" office:value-type="float" office:value="14.7979645616179">
            <text:p>14.80</text:p>
          </table:table-cell>
          <table:table-cell table:style-name="ce12" office:value-type="float" office:value="9.86530970774525">
            <text:p>9.87</text:p>
          </table:table-cell>
          <table:table-cell table:style-name="ce12" office:value-type="float" office:value="5.42592033925989">
            <text:p>5.43</text:p>
          </table:table-cell>
          <table:table-cell table:style-name="ce12" office:value-type="float" office:value="2.46632742693631">
            <text:p>2.47</text:p>
          </table:table-cell>
          <table:table-cell table:style-name="ce12" office:value-type="float" office:value="0.924872785101117">
            <text:p>0.92</text:p>
          </table:table-cell>
          <table:table-cell table:style-name="ce12" office:value-type="float" office:value="0.284576241569574">
            <text:p>0.28</text:p>
          </table:table-cell>
          <table:table-cell table:style-name="ce12" office:value-type="float" office:value="0.0711440603923936">
            <text:p>0.07</text:p>
          </table:table-cell>
          <table:table-cell table:style-name="ce12" office:value-type="float" office:value="0.0142288120784787">
            <text:p>0.01</text:p>
          </table:table-cell>
          <table:table-cell table:style-name="ce9" office:value-type="float" office:value="20">
            <text:p>20</text:p>
          </table:table-cell>
          <table:table-cell table:number-columns-repeated="1006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2" office:value-type="float" office:value="0.0200485773214478">
            <text:p>0.02</text:p>
          </table:table-cell>
          <table:table-cell table:style-name="ce12" office:value-type="float" office:value="0.210510061875202">
            <text:p>0.21</text:p>
          </table:table-cell>
          <table:table-cell table:style-name="ce12" office:value-type="float" office:value="1.05255030937601">
            <text:p>1.05</text:p>
          </table:table-cell>
          <table:table-cell table:style-name="ce12" office:value-type="float" office:value="3.3330759796907">
            <text:p>3.33</text:p>
          </table:table-cell>
          <table:table-cell table:style-name="ce12" office:value-type="float" office:value="7.49942095430408">
            <text:p>7.50</text:p>
          </table:table-cell>
          <table:table-cell table:style-name="ce12" office:value-type="float" office:value="12.7490156223169">
            <text:p>12.75</text:p>
          </table:table-cell>
          <table:table-cell table:style-name="ce12" office:value-type="float" office:value="16.9986874964226">
            <text:p>17.00</text:p>
          </table:table-cell>
          <table:table-cell table:style-name="ce11" office:value-type="float" office:value="18.2128794604528">
            <text:p>18.21</text:p>
          </table:table-cell>
          <table:table-cell table:style-name="ce12" office:value-type="float" office:value="15.9362695278962">
            <text:p>15.94</text:p>
          </table:table-cell>
          <table:table-cell table:style-name="ce12" office:value-type="float" office:value="11.5095279923695">
            <text:p>11.51</text:p>
          </table:table-cell>
          <table:table-cell table:style-name="ce12" office:value-type="float" office:value="6.90571679542167">
            <text:p>6.91</text:p>
          </table:table-cell>
          <table:table-cell table:style-name="ce12" office:value-type="float" office:value="3.45285839771084">
            <text:p>3.45</text:p>
          </table:table-cell>
          <table:table-cell table:style-name="ce12" office:value-type="float" office:value="1.43869099904618">
            <text:p>1.44</text:p>
          </table:table-cell>
          <table:table-cell table:style-name="ce12" office:value-type="float" office:value="0.498008422746755">
            <text:p>0.50</text:p>
          </table:table-cell>
          <table:table-cell table:style-name="ce12" office:value-type="float" office:value="0.142288120784787">
            <text:p>0.14</text:p>
          </table:table-cell>
          <table:table-cell table:style-name="ce12" office:value-type="float" office:value="0.0404512822644136">
            <text:p>0.04</text:p>
          </table:table-cell>
          <table:table-cell table:style-name="ce9" office:value-type="float" office:value="21">
            <text:p>21</text:p>
          </table:table-cell>
          <table:table-cell table:number-columns-repeated="1006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12" office:value-type="float" office:value="0.0133657182142986">
            <text:p>0.01</text:p>
          </table:table-cell>
          <table:table-cell table:style-name="ce12" office:value-type="float" office:value="0.147022900357284">
            <text:p>0.15</text:p>
          </table:table-cell>
          <table:table-cell table:style-name="ce12" office:value-type="float" office:value="0.771870226875741">
            <text:p>0.77</text:p>
          </table:table-cell>
          <table:table-cell table:style-name="ce12" office:value-type="float" office:value="2.57290075625247">
            <text:p>2.57</text:p>
          </table:table-cell>
          <table:table-cell table:style-name="ce12" office:value-type="float" office:value="6.11063929609962">
            <text:p>6.11</text:p>
          </table:table-cell>
          <table:table-cell table:style-name="ce12" office:value-type="float" office:value="10.9991507329793">
            <text:p>11.00</text:p>
          </table:table-cell>
          <table:table-cell table:style-name="ce12" office:value-type="float" office:value="15.582130205054">
            <text:p>15.58</text:p>
          </table:table-cell>
          <table:table-cell table:style-name="ce11" office:value-type="float" office:value="17.808148805776">
            <text:p>17.81</text:p>
          </table:table-cell>
          <table:table-cell table:style-name="ce12" office:value-type="float" office:value="16.695139505415">
            <text:p>16.70</text:p>
          </table:table-cell>
          <table:table-cell table:style-name="ce12" office:value-type="float" office:value="12.9851085042117">
            <text:p>12.99</text:p>
          </table:table-cell>
          <table:table-cell table:style-name="ce12" office:value-type="float" office:value="8.4403205277376">
            <text:p>8.44</text:p>
          </table:table-cell>
          <table:table-cell table:style-name="ce12" office:value-type="float" office:value="4.60381119694778">
            <text:p>4.60</text:p>
          </table:table-cell>
          <table:table-cell table:style-name="ce12" office:value-type="float" office:value="2.1100801319344">
            <text:p>2.11</text:p>
          </table:table-cell>
          <table:table-cell table:style-name="ce12" office:value-type="float" office:value="0.811569281513231">
            <text:p>0.81</text:p>
          </table:table-cell>
          <table:table-cell table:style-name="ce12" office:value-type="float" office:value="0.26086155477211">
            <text:p>0.26</text:p>
          </table:table-cell>
          <table:table-cell table:style-name="ce12" office:value-type="float" office:value="0.0695630812725626">
            <text:p>0.07</text:p>
          </table:table-cell>
          <table:table-cell table:style-name="ce9" office:value-type="float" office:value="22">
            <text:p>22</text:p>
          </table:table-cell>
          <table:table-cell table:number-columns-repeated="1006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2" office:value-type="float" office:value="0.00891047880953237">
            <text:p>0.01</text:p>
          </table:table-cell>
          <table:table-cell table:style-name="ce12" office:value-type="float" office:value="0.102470506309622">
            <text:p>0.10</text:p>
          </table:table-cell>
          <table:table-cell table:style-name="ce12" office:value-type="float" office:value="0.563587784702922">
            <text:p>0.56</text:p>
          </table:table-cell>
          <table:table-cell table:style-name="ce12" office:value-type="float" office:value="1.97255724646023">
            <text:p>1.97</text:p>
          </table:table-cell>
          <table:table-cell table:style-name="ce12" office:value-type="float" office:value="4.93139311615057">
            <text:p>4.93</text:p>
          </table:table-cell>
          <table:table-cell table:style-name="ce12" office:value-type="float" office:value="9.36964692068609">
            <text:p>9.37</text:p>
          </table:table-cell>
          <table:table-cell table:style-name="ce12" office:value-type="float" office:value="14.0544703810291">
            <text:p>14.05</text:p>
          </table:table-cell>
          <table:table-cell table:number-columns-repeated="2" table:style-name="ce11" office:value-type="float" office:value="17.0661426055354">
            <text:p>17.07</text:p>
          </table:table-cell>
          <table:table-cell table:style-name="ce12" office:value-type="float" office:value="14.2217855046128">
            <text:p>14.22</text:p>
          </table:table-cell>
          <table:table-cell table:style-name="ce12" office:value-type="float" office:value="9.95524985322897">
            <text:p>9.96</text:p>
          </table:table-cell>
          <table:table-cell table:style-name="ce12" office:value-type="float" office:value="5.88264764054439">
            <text:p>5.88</text:p>
          </table:table-cell>
          <table:table-cell table:style-name="ce12" office:value-type="float" office:value="2.94132382027219">
            <text:p>2.94</text:p>
          </table:table-cell>
          <table:table-cell table:style-name="ce12" office:value-type="float" office:value="1.24440623165362">
            <text:p>1.24</text:p>
          </table:table-cell>
          <table:table-cell table:style-name="ce12" office:value-type="float" office:value="0.44443079701915">
            <text:p>0.44</text:p>
          </table:table-cell>
          <table:table-cell table:style-name="ce12" office:value-type="float" office:value="0.133329239105745">
            <text:p>0.13</text:p>
          </table:table-cell>
          <table:table-cell table:style-name="ce9" office:value-type="float" office:value="23">
            <text:p>23</text:p>
          </table:table-cell>
          <table:table-cell table:number-columns-repeated="1006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12" office:value-type="float" office:value="0.00594031920635491">
            <text:p>0.01</text:p>
          </table:table-cell>
          <table:table-cell table:style-name="ce12" office:value-type="float" office:value="0.0712838304762589">
            <text:p>0.07</text:p>
          </table:table-cell>
          <table:table-cell table:style-name="ce12" office:value-type="float" office:value="0.409882025238489">
            <text:p>0.41</text:p>
          </table:table-cell>
          <table:table-cell table:style-name="ce12" office:value-type="float" office:value="1.50290075920779">
            <text:p>1.50</text:p>
          </table:table-cell>
          <table:table-cell table:style-name="ce12" office:value-type="float" office:value="3.94511449292045">
            <text:p>3.95</text:p>
          </table:table-cell>
          <table:table-cell table:style-name="ce12" office:value-type="float" office:value="7.89022898584091">
            <text:p>7.89</text:p>
          </table:table-cell>
          <table:table-cell table:style-name="ce12" office:value-type="float" office:value="12.4928625609148">
            <text:p>12.49</text:p>
          </table:table-cell>
          <table:table-cell table:style-name="ce12" office:value-type="float" office:value="16.0622518640333">
            <text:p>16.06</text:p>
          </table:table-cell>
          <table:table-cell table:style-name="ce11" office:value-type="float" office:value="17.0661426055354">
            <text:p>17.07</text:p>
          </table:table-cell>
          <table:table-cell table:style-name="ce12" office:value-type="float" office:value="15.1699045382537">
            <text:p>15.17</text:p>
          </table:table-cell>
          <table:table-cell table:style-name="ce12" office:value-type="float" office:value="11.3774284036902">
            <text:p>11.38</text:p>
          </table:table-cell>
          <table:table-cell table:style-name="ce12" office:value-type="float" office:value="7.24018171143925">
            <text:p>7.24</text:p>
          </table:table-cell>
          <table:table-cell table:style-name="ce12" office:value-type="float" office:value="3.92176509369626">
            <text:p>3.92</text:p>
          </table:table-cell>
          <table:table-cell table:style-name="ce12" office:value-type="float" office:value="1.81004542785981">
            <text:p>1.81</text:p>
          </table:table-cell>
          <table:table-cell table:style-name="ce12" office:value-type="float" office:value="0.71108927523064">
            <text:p>0.71</text:p>
          </table:table-cell>
          <table:table-cell table:style-name="ce12" office:value-type="float" office:value="0.237029758410213">
            <text:p>0.24</text:p>
          </table:table-cell>
          <table:table-cell table:style-name="ce9" office:value-type="float" office:value="24">
            <text:p>24</text:p>
          </table:table-cell>
          <table:table-cell table:number-columns-repeated="1006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12" office:value-type="float" office:value="0.00396021280423661">
            <text:p>0.00</text:p>
          </table:table-cell>
          <table:table-cell table:style-name="ce12" office:value-type="float" office:value="0.0495026600529576">
            <text:p>0.05</text:p>
          </table:table-cell>
          <table:table-cell table:style-name="ce12" office:value-type="float" office:value="0.297015960317746">
            <text:p>0.30</text:p>
          </table:table-cell>
          <table:table-cell table:style-name="ce12" office:value-type="float" office:value="1.13856118121803">
            <text:p>1.14</text:p>
          </table:table-cell>
          <table:table-cell table:style-name="ce12" office:value-type="float" office:value="3.13104324834957">
            <text:p>3.13</text:p>
          </table:table-cell>
          <table:table-cell table:style-name="ce12" office:value-type="float" office:value="6.5751908215341">
            <text:p>6.58</text:p>
          </table:table-cell>
          <table:table-cell table:style-name="ce12" office:value-type="float" office:value="10.9586513692235">
            <text:p>10.96</text:p>
          </table:table-cell>
          <table:table-cell table:style-name="ce12" office:value-type="float" office:value="14.8724554296605">
            <text:p>14.87</text:p>
          </table:table-cell>
          <table:table-cell table:style-name="ce11" office:value-type="float" office:value="16.731512358368">
            <text:p>16.73</text:p>
          </table:table-cell>
          <table:table-cell table:style-name="ce12" office:value-type="float" office:value="15.8019838940142">
            <text:p>15.80</text:p>
          </table:table-cell>
          <table:table-cell table:style-name="ce12" office:value-type="float" office:value="12.6415871152114">
            <text:p>12.64</text:p>
          </table:table-cell>
          <table:table-cell table:style-name="ce12" office:value-type="float" office:value="8.61926394218958">
            <text:p>8.62</text:p>
          </table:table-cell>
          <table:table-cell table:style-name="ce12" office:value-type="float" office:value="5.02790396627726">
            <text:p>5.03</text:p>
          </table:table-cell>
          <table:table-cell table:style-name="ce12" office:value-type="float" office:value="2.51395198313863">
            <text:p>2.51</text:p>
          </table:table-cell>
          <table:table-cell table:style-name="ce12" office:value-type="float" office:value="1.0774079927737">
            <text:p>1.08</text:p>
          </table:table-cell>
          <table:table-cell table:style-name="ce12" office:value-type="float" office:value="0.395049597350356">
            <text:p>0.40</text:p>
          </table:table-cell>
          <table:table-cell table:style-name="ce9" office:value-type="float" office:value="25">
            <text:p>25</text:p>
          </table:table-cell>
          <table:table-cell table:number-columns-repeated="1006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12" office:value-type="float" office:value="0.00264014186949107">
            <text:p>0.00</text:p>
          </table:table-cell>
          <table:table-cell table:style-name="ce12" office:value-type="float" office:value="0.0343218443033839">
            <text:p>0.03</text:p>
          </table:table-cell>
          <table:table-cell table:style-name="ce12" office:value-type="float" office:value="0.21451152689615">
            <text:p>0.21</text:p>
          </table:table-cell>
          <table:table-cell table:style-name="ce12" office:value-type="float" office:value="0.858046107584599">
            <text:p>0.86</text:p>
          </table:table-cell>
          <table:table-cell table:style-name="ce12" office:value-type="float" office:value="2.46688255930572">
            <text:p>2.47</text:p>
          </table:table-cell>
          <table:table-cell table:style-name="ce12" office:value-type="float" office:value="5.42714163047259">
            <text:p>5.43</text:p>
          </table:table-cell>
          <table:table-cell table:style-name="ce12" office:value-type="float" office:value="9.49749785332703">
            <text:p>9.50</text:p>
          </table:table-cell>
          <table:table-cell table:style-name="ce12" office:value-type="float" office:value="13.5678540761815">
            <text:p>13.57</text:p>
          </table:table-cell>
          <table:table-cell table:style-name="ce11" office:value-type="float" office:value="16.1118267154655">
            <text:p>16.11</text:p>
          </table:table-cell>
          <table:table-cell table:style-name="ce11" office:value-type="float" office:value="16.1118267154655">
            <text:p>16.11</text:p>
          </table:table-cell>
          <table:table-cell table:style-name="ce12" office:value-type="float" office:value="13.6950527081457">
            <text:p>13.70</text:p>
          </table:table-cell>
          <table:table-cell table:style-name="ce12" office:value-type="float" office:value="9.96003833319685">
            <text:p>9.96</text:p>
          </table:table-cell>
          <table:table-cell table:style-name="ce12" office:value-type="float" office:value="6.22502395824803">
            <text:p>6.23</text:p>
          </table:table-cell>
          <table:table-cell table:style-name="ce12" office:value-type="float" office:value="3.35193597751817">
            <text:p>3.35</text:p>
          </table:table-cell>
          <table:table-cell table:style-name="ce12" office:value-type="float" office:value="1.55625598956201">
            <text:p>1.56</text:p>
          </table:table-cell>
          <table:table-cell table:style-name="ce12" office:value-type="float" office:value="0.622502395824803">
            <text:p>0.62</text:p>
          </table:table-cell>
          <table:table-cell table:style-name="ce9" office:value-type="float" office:value="26">
            <text:p>26</text:p>
          </table:table-cell>
          <table:table-cell table:number-columns-repeated="1006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12" office:value-type="float" office:value="0.00176009457966072">
            <text:p>0.00</text:p>
          </table:table-cell>
          <table:table-cell table:style-name="ce12" office:value-type="float" office:value="0.0237612768254197">
            <text:p>0.02</text:p>
          </table:table-cell>
          <table:table-cell table:style-name="ce12" office:value-type="float" office:value="0.154448299365228">
            <text:p>0.15</text:p>
          </table:table-cell>
          <table:table-cell table:style-name="ce12" office:value-type="float" office:value="0.643534580688449">
            <text:p>0.64</text:p>
          </table:table-cell>
          <table:table-cell table:style-name="ce12" office:value-type="float" office:value="1.93060374206535">
            <text:p>1.93</text:p>
          </table:table-cell>
          <table:table-cell table:style-name="ce12" office:value-type="float" office:value="4.4403886067503">
            <text:p>4.44</text:p>
          </table:table-cell>
          <table:table-cell table:style-name="ce12" office:value-type="float" office:value="8.14071244570888">
            <text:p>8.14</text:p>
          </table:table-cell>
          <table:table-cell table:style-name="ce12" office:value-type="float" office:value="12.2110686685633">
            <text:p>12.21</text:p>
          </table:table-cell>
          <table:table-cell table:style-name="ce12" office:value-type="float" office:value="15.2638358357042">
            <text:p>15.26</text:p>
          </table:table-cell>
          <table:table-cell table:style-name="ce14" office:value-type="float" office:value="16.1118267154655">
            <text:p>16.11</text:p>
          </table:table-cell>
          <table:table-cell table:style-name="ce12" office:value-type="float" office:value="14.5006440439189">
            <text:p>14.50</text:p>
          </table:table-cell>
          <table:table-cell table:style-name="ce12" office:value-type="float" office:value="11.2050431248465">
            <text:p>11.21</text:p>
          </table:table-cell>
          <table:table-cell table:style-name="ce12" office:value-type="float" office:value="7.47002874989764">
            <text:p>7.47</text:p>
          </table:table-cell>
          <table:table-cell table:style-name="ce12" office:value-type="float" office:value="4.30963197109479">
            <text:p>4.31</text:p>
          </table:table-cell>
          <table:table-cell table:style-name="ce12" office:value-type="float" office:value="2.1548159855474">
            <text:p>2.15</text:p>
          </table:table-cell>
          <table:table-cell table:style-name="ce12" office:value-type="float" office:value="0.933753593737205">
            <text:p>0.93</text:p>
          </table:table-cell>
          <table:table-cell table:style-name="ce9" office:value-type="float" office:value="27">
            <text:p>27</text:p>
          </table:table-cell>
          <table:table-cell table:number-columns-repeated="1006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2" office:value-type="float" office:value="0.00117339638644048">
            <text:p>0.00</text:p>
          </table:table-cell>
          <table:table-cell table:style-name="ce12" office:value-type="float" office:value="0.0164275494101667">
            <text:p>0.02</text:p>
          </table:table-cell>
          <table:table-cell table:style-name="ce12" office:value-type="float" office:value="0.110885958518625">
            <text:p>0.11</text:p>
          </table:table-cell>
          <table:table-cell table:style-name="ce12" office:value-type="float" office:value="0.480505820247375">
            <text:p>0.48</text:p>
          </table:table-cell>
          <table:table-cell table:style-name="ce12" office:value-type="float" office:value="1.50158068827305">
            <text:p>1.50</text:p>
          </table:table-cell>
          <table:table-cell table:style-name="ce12" office:value-type="float" office:value="3.60379365185531">
            <text:p>3.60</text:p>
          </table:table-cell>
          <table:table-cell table:style-name="ce12" office:value-type="float" office:value="6.90727116605602">
            <text:p>6.91</text:p>
          </table:table-cell>
          <table:table-cell table:style-name="ce12" office:value-type="float" office:value="10.8542832609452">
            <text:p>10.85</text:p>
          </table:table-cell>
          <table:table-cell table:style-name="ce12" office:value-type="float" office:value="14.2462467799905">
            <text:p>14.25</text:p>
          </table:table-cell>
          <table:table-cell table:style-name="ce11" office:value-type="float" office:value="15.8291630888784">
            <text:p>15.83</text:p>
          </table:table-cell>
          <table:table-cell table:style-name="ce12" office:value-type="float" office:value="15.0377049344345">
            <text:p>15.04</text:p>
          </table:table-cell>
          <table:table-cell table:style-name="ce12" office:value-type="float" office:value="12.3035767645373">
            <text:p>12.30</text:p>
          </table:table-cell>
          <table:table-cell table:style-name="ce12" office:value-type="float" office:value="8.71503354154724">
            <text:p>8.72</text:p>
          </table:table-cell>
          <table:table-cell table:style-name="ce12" office:value-type="float" office:value="5.36309756402907">
            <text:p>5.36</text:p>
          </table:table-cell>
          <table:table-cell table:style-name="ce12" office:value-type="float" office:value="2.87308798072986">
            <text:p>2.87</text:p>
          </table:table-cell>
          <table:table-cell table:style-name="ce12" office:value-type="float" office:value="1.34077439100727">
            <text:p>1.34</text:p>
          </table:table-cell>
          <table:table-cell table:style-name="ce9" office:value-type="float" office:value="28">
            <text:p>28</text:p>
          </table:table-cell>
          <table:table-cell table:number-columns-repeated="1006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12" office:value-type="float" office:value="0.000782264257626984">
            <text:p>0.00</text:p>
          </table:table-cell>
          <table:table-cell table:style-name="ce12" office:value-type="float" office:value="0.0113428317355913">
            <text:p>0.01</text:p>
          </table:table-cell>
          <table:table-cell table:style-name="ce12" office:value-type="float" office:value="0.0793998221491389">
            <text:p>0.08</text:p>
          </table:table-cell>
          <table:table-cell table:style-name="ce12" office:value-type="float" office:value="0.357299199671125">
            <text:p>0.36</text:p>
          </table:table-cell>
          <table:table-cell table:style-name="ce12" office:value-type="float" office:value="1.16122239893116">
            <text:p>1.16</text:p>
          </table:table-cell>
          <table:table-cell table:style-name="ce12" office:value-type="float" office:value="2.90305599732789">
            <text:p>2.90</text:p>
          </table:table-cell>
          <table:table-cell table:style-name="ce12" office:value-type="float" office:value="5.80611199465579">
            <text:p>5.81</text:p>
          </table:table-cell>
          <table:table-cell table:style-name="ce12" office:value-type="float" office:value="9.53861256264879">
            <text:p>9.54</text:p>
          </table:table-cell>
          <table:table-cell table:style-name="ce12" office:value-type="float" office:value="13.1155922736421">
            <text:p>13.12</text:p>
          </table:table-cell>
          <table:table-cell table:number-columns-repeated="2" table:style-name="ce11" office:value-type="float" office:value="15.3015243192491">
            <text:p>15.30</text:p>
          </table:table-cell>
          <table:table-cell table:style-name="ce12" office:value-type="float" office:value="13.2149528211697">
            <text:p>13.21</text:p>
          </table:table-cell>
          <table:table-cell table:style-name="ce12" office:value-type="float" office:value="9.91121461587726">
            <text:p>9.91</text:p>
          </table:table-cell>
          <table:table-cell table:style-name="ce12" office:value-type="float" office:value="6.48040955653513">
            <text:p>6.48</text:p>
          </table:table-cell>
          <table:table-cell table:style-name="ce12" office:value-type="float" office:value="3.70309117516293">
            <text:p>3.70</text:p>
          </table:table-cell>
          <table:table-cell table:style-name="ce12" office:value-type="float" office:value="1.85154558758147">
            <text:p>1.85</text:p>
          </table:table-cell>
          <table:table-cell table:style-name="ce9" office:value-type="float" office:value="29">
            <text:p>29</text:p>
          </table:table-cell>
          <table:table-cell table:number-columns-repeated="1006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12" office:value-type="float" office:value="0.000521509505084656">
            <text:p>0.00</text:p>
          </table:table-cell>
          <table:table-cell table:style-name="ce12" office:value-type="float" office:value="0.00782264257626984">
            <text:p>0.01</text:p>
          </table:table-cell>
          <table:table-cell table:style-name="ce12" office:value-type="float" office:value="0.0567141586779564">
            <text:p>0.06</text:p>
          </table:table-cell>
          <table:table-cell table:style-name="ce12" office:value-type="float" office:value="0.264666073830463">
            <text:p>0.26</text:p>
          </table:table-cell>
          <table:table-cell table:style-name="ce12" office:value-type="float" office:value="0.893247999177813">
            <text:p>0.89</text:p>
          </table:table-cell>
          <table:table-cell table:style-name="ce12" office:value-type="float" office:value="2.32244479786231">
            <text:p>2.32</text:p>
          </table:table-cell>
          <table:table-cell table:style-name="ce12" office:value-type="float" office:value="4.83842666221315">
            <text:p>4.84</text:p>
          </table:table-cell>
          <table:table-cell table:style-name="ce12" office:value-type="float" office:value="8.29444570665112">
            <text:p>8.29</text:p>
          </table:table-cell>
          <table:table-cell table:style-name="ce12" office:value-type="float" office:value="11.923265703311">
            <text:p>11.92</text:p>
          </table:table-cell>
          <table:table-cell table:style-name="ce12" office:value-type="float" office:value="14.5728803040468">
            <text:p>14.57</text:p>
          </table:table-cell>
          <table:table-cell table:style-name="ce11" office:value-type="float" office:value="15.3015243192491">
            <text:p>15.30</text:p>
          </table:table-cell>
          <table:table-cell table:style-name="ce12" office:value-type="float" office:value="13.9104766538628">
            <text:p>13.91</text:p>
          </table:table-cell>
          <table:table-cell table:style-name="ce12" office:value-type="float" office:value="11.0124606843081">
            <text:p>11.01</text:p>
          </table:table-cell>
          <table:table-cell table:style-name="ce12" office:value-type="float" office:value="7.6240112429825">
            <text:p>7.62</text:p>
          </table:table-cell>
          <table:table-cell table:style-name="ce12" office:value-type="float" office:value="4.62886396895366">
            <text:p>4.63</text:p>
          </table:table-cell>
          <table:table-cell table:style-name="ce12" office:value-type="float" office:value="2.46872745010862">
            <text:p>2.47</text:p>
          </table:table-cell>
          <table:table-cell table:style-name="ce9" office:value-type="float" office:value="30">
            <text:p>30</text:p>
          </table:table-cell>
          <table:table-cell table:number-columns-repeated="1006"/>
        </table:table-row>
        <table:table-row table:style-name="ro3"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/>
          <table:table-cell table:number-columns-repeated="1006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.C" table:style-name="ta1" table:print="false">
        <table:table-column table:style-name="co2" table:default-cell-style-name="ce15"/>
        <table:table-column table:style-name="co3" table:number-columns-repeated="16" table:default-cell-style-name="ce10"/>
        <table:table-column table:style-name="co2" table:default-cell-style-name="ce15"/>
        <table:table-column table:style-name="co3" table:number-columns-repeated="1006" table:default-cell-style-name="ce10"/>
        <table:table-row table:style-name="ro4"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/>
          <table:table-cell table:style-name="ce15" table:number-columns-repeated="995"/>
          <table:table-cell table:style-name="ce16" table:number-columns-repeated="9"/>
          <table:table-cell table:number-columns-repeated="2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33.3333333333333">
            <text:p>33.33</text:p>
          </table:table-cell>
          <table:table-cell table:number-columns-repeated="14" table:style-name="ce12" office:value-type="string">
            <text:p>-</text:p>
          </table:table-cell>
          <table:table-cell table:style-name="ce9" office:value-type="float" office:value="1">
            <text:p>1</text:p>
          </table:table-cell>
          <table:table-cell table:number-columns-repeated="1006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55.5555555555556">
            <text:p>55.56</text:p>
          </table:table-cell>
          <table:table-cell table:style-name="ce12" office:value-type="float" office:value="11.1111111111111">
            <text:p>11.11</text:p>
          </table:table-cell>
          <table:table-cell table:number-columns-repeated="13" table:style-name="ce12" office:value-type="string">
            <text:p>-</text:p>
          </table:table-cell>
          <table:table-cell table:style-name="ce9" office:value-type="float" office:value="2">
            <text:p>2</text:p>
          </table:table-cell>
          <table:table-cell table:number-columns-repeated="1006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70.3703703703704">
            <text:p>70.37</text:p>
          </table:table-cell>
          <table:table-cell table:style-name="ce12" office:value-type="float" office:value="25.9259259259259">
            <text:p>25.93</text:p>
          </table:table-cell>
          <table:table-cell table:style-name="ce12" office:value-type="float" office:value="3.7037037037037">
            <text:p>3.70</text:p>
          </table:table-cell>
          <table:table-cell table:number-columns-repeated="12" table:style-name="ce12" office:value-type="string">
            <text:p>-</text:p>
          </table:table-cell>
          <table:table-cell table:style-name="ce9" office:value-type="float" office:value="3">
            <text:p>3</text:p>
          </table:table-cell>
          <table:table-cell table:number-columns-repeated="1006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80.2469135802469">
            <text:p>80.25</text:p>
          </table:table-cell>
          <table:table-cell table:style-name="ce12" office:value-type="float" office:value="40.7407407407407">
            <text:p>40.74</text:p>
          </table:table-cell>
          <table:table-cell table:style-name="ce12" office:value-type="float" office:value="11.1111111111111">
            <text:p>11.11</text:p>
          </table:table-cell>
          <table:table-cell table:style-name="ce12" office:value-type="float" office:value="1.23456790123457">
            <text:p>1.23</text:p>
          </table:table-cell>
          <table:table-cell table:number-columns-repeated="11" table:style-name="ce12" office:value-type="string">
            <text:p>-</text:p>
          </table:table-cell>
          <table:table-cell table:style-name="ce9" office:value-type="float" office:value="4">
            <text:p>4</text:p>
          </table:table-cell>
          <table:table-cell table:number-columns-repeated="1006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86.8312757201646">
            <text:p>86.83</text:p>
          </table:table-cell>
          <table:table-cell table:style-name="ce12" office:value-type="float" office:value="53.9094650205761">
            <text:p>53.91</text:p>
          </table:table-cell>
          <table:table-cell table:style-name="ce12" office:value-type="float" office:value="20.9876543209877">
            <text:p>20.99</text:p>
          </table:table-cell>
          <table:table-cell table:style-name="ce12" office:value-type="float" office:value="4.52674897119342">
            <text:p>4.53</text:p>
          </table:table-cell>
          <table:table-cell table:style-name="ce12" office:value-type="float" office:value="0.411522633744856">
            <text:p>0.41</text:p>
          </table:table-cell>
          <table:table-cell table:number-columns-repeated="10" table:style-name="ce12" office:value-type="string">
            <text:p>-</text:p>
          </table:table-cell>
          <table:table-cell table:style-name="ce9" office:value-type="float" office:value="5">
            <text:p>5</text:p>
          </table:table-cell>
          <table:table-cell table:number-columns-repeated="1006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1.2208504801097">
            <text:p>91.22</text:p>
          </table:table-cell>
          <table:table-cell table:style-name="ce12" office:value-type="float" office:value="64.883401920439">
            <text:p>64.88</text:p>
          </table:table-cell>
          <table:table-cell table:style-name="ce12" office:value-type="float" office:value="31.9615912208505">
            <text:p>31.96</text:p>
          </table:table-cell>
          <table:table-cell table:style-name="ce12" office:value-type="float" office:value="10.0137174211248">
            <text:p>10.01</text:p>
          </table:table-cell>
          <table:table-cell table:style-name="ce12" office:value-type="float" office:value="1.78326474622771">
            <text:p>1.78</text:p>
          </table:table-cell>
          <table:table-cell table:style-name="ce12" office:value-type="float" office:value="0.137174211248285">
            <text:p>0.14</text:p>
          </table:table-cell>
          <table:table-cell table:number-columns-repeated="9" table:style-name="ce12" office:value-type="string">
            <text:p>-</text:p>
          </table:table-cell>
          <table:table-cell table:style-name="ce9" office:value-type="float" office:value="6">
            <text:p>6</text:p>
          </table:table-cell>
          <table:table-cell table:number-columns-repeated="1006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4.1472336534065">
            <text:p>94.15</text:p>
          </table:table-cell>
          <table:table-cell table:style-name="ce12" office:value-type="float" office:value="73.6625514403292">
            <text:p>73.66</text:p>
          </table:table-cell>
          <table:table-cell table:style-name="ce12" office:value-type="float" office:value="42.9355281207133">
            <text:p>42.94</text:p>
          </table:table-cell>
          <table:table-cell table:style-name="ce12" office:value-type="float" office:value="17.3296753543667">
            <text:p>17.33</text:p>
          </table:table-cell>
          <table:table-cell table:style-name="ce12" office:value-type="float" office:value="4.52674897119342">
            <text:p>4.53</text:p>
          </table:table-cell>
          <table:table-cell table:style-name="ce12" office:value-type="float" office:value="0.685871056241427">
            <text:p>0.69</text:p>
          </table:table-cell>
          <table:table-cell table:style-name="ce12" office:value-type="float" office:value="0.0457247370827618">
            <text:p>0.05</text:p>
          </table:table-cell>
          <table:table-cell table:number-columns-repeated="8" table:style-name="ce12" office:value-type="string">
            <text:p>-</text:p>
          </table:table-cell>
          <table:table-cell table:style-name="ce9" office:value-type="float" office:value="7">
            <text:p>7</text:p>
          </table:table-cell>
          <table:table-cell table:number-columns-repeated="1006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6.0981557689377">
            <text:p>96.10</text:p>
          </table:table-cell>
          <table:table-cell table:style-name="ce12" office:value-type="float" office:value="80.4907788446883">
            <text:p>80.49</text:p>
          </table:table-cell>
          <table:table-cell table:style-name="ce12" office:value-type="float" office:value="53.177869227252">
            <text:p>53.18</text:p>
          </table:table-cell>
          <table:table-cell table:style-name="ce12" office:value-type="float" office:value="25.8649596098156">
            <text:p>25.86</text:p>
          </table:table-cell>
          <table:table-cell table:style-name="ce12" office:value-type="float" office:value="8.79439109891785">
            <text:p>8.79</text:p>
          </table:table-cell>
          <table:table-cell table:style-name="ce12" office:value-type="float" office:value="1.96616369455876">
            <text:p>1.97</text:p>
          </table:table-cell>
          <table:table-cell table:style-name="ce12" office:value-type="float" office:value="0.259106843468983">
            <text:p>0.26</text:p>
          </table:table-cell>
          <table:table-cell table:style-name="ce12" office:value-type="float" office:value="0.0152415790275873">
            <text:p>0.02</text:p>
          </table:table-cell>
          <table:table-cell table:number-columns-repeated="7" table:style-name="ce12" office:value-type="string">
            <text:p>-</text:p>
          </table:table-cell>
          <table:table-cell table:style-name="ce9" office:value-type="float" office:value="8">
            <text:p>8</text:p>
          </table:table-cell>
          <table:table-cell table:number-columns-repeated="1006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7.3987705126251">
            <text:p>97.40</text:p>
          </table:table-cell>
          <table:table-cell table:style-name="ce12" office:value-type="float" office:value="85.6932378194381">
            <text:p>85.69</text:p>
          </table:table-cell>
          <table:table-cell table:style-name="ce12" office:value-type="float" office:value="62.2821724330641">
            <text:p>62.28</text:p>
          </table:table-cell>
          <table:table-cell table:style-name="ce12" office:value-type="float" office:value="34.9692628156277">
            <text:p>34.97</text:p>
          </table:table-cell>
          <table:table-cell table:style-name="ce12" office:value-type="float" office:value="14.4845806025504">
            <text:p>14.48</text:p>
          </table:table-cell>
          <table:table-cell table:style-name="ce12" office:value-type="float" office:value="4.24223949601179">
            <text:p>4.24</text:p>
          </table:table-cell>
          <table:table-cell table:style-name="ce12" office:value-type="float" office:value="0.828125793832241">
            <text:p>0.83</text:p>
          </table:table-cell>
          <table:table-cell table:style-name="ce12" office:value-type="float" office:value="0.0965300005080526">
            <text:p>0.10</text:p>
          </table:table-cell>
          <table:table-cell table:style-name="ce12" office:value-type="float" office:value="0.00508052634252909">
            <text:p>0.01</text:p>
          </table:table-cell>
          <table:table-cell table:number-columns-repeated="6" table:style-name="ce12" office:value-type="string">
            <text:p>-</text:p>
          </table:table-cell>
          <table:table-cell table:style-name="ce9" office:value-type="float" office:value="9">
            <text:p>9</text:p>
          </table:table-cell>
          <table:table-cell table:number-columns-repeated="1006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8.2658470084167">
            <text:p>98.27</text:p>
          </table:table-cell>
          <table:table-cell table:style-name="ce12" office:value-type="float" office:value="89.5950820505004">
            <text:p>89.60</text:p>
          </table:table-cell>
          <table:table-cell table:style-name="ce12" office:value-type="float" office:value="70.0858608951887">
            <text:p>70.09</text:p>
          </table:table-cell>
          <table:table-cell table:style-name="ce12" office:value-type="float" office:value="44.0735660214398">
            <text:p>44.07</text:p>
          </table:table-cell>
          <table:table-cell table:style-name="ce12" office:value-type="float" office:value="21.3128080069095">
            <text:p>21.31</text:p>
          </table:table-cell>
          <table:table-cell table:style-name="ce12" office:value-type="float" office:value="7.65635319819133">
            <text:p>7.66</text:p>
          </table:table-cell>
          <table:table-cell table:style-name="ce12" office:value-type="float" office:value="1.96616369455876">
            <text:p>1.97</text:p>
          </table:table-cell>
          <table:table-cell table:style-name="ce12" office:value-type="float" office:value="0.340395264949449">
            <text:p>0.34</text:p>
          </table:table-cell>
          <table:table-cell table:style-name="ce12" office:value-type="float" office:value="0.0355636843977036">
            <text:p>0.04</text:p>
          </table:table-cell>
          <table:table-cell table:style-name="ce12" office:value-type="float" office:value="0.00169350878084303">
            <text:p>0.00</text:p>
          </table:table-cell>
          <table:table-cell table:number-columns-repeated="5" table:style-name="ce12" office:value-type="string">
            <text:p>-</text:p>
          </table:table-cell>
          <table:table-cell table:style-name="ce9" office:value-type="float" office:value="10">
            <text:p>10</text:p>
          </table:table-cell>
          <table:table-cell table:number-columns-repeated="1006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8.8438980056112">
            <text:p>98.84</text:p>
          </table:table-cell>
          <table:table-cell table:style-name="ce12" office:value-type="float" office:value="92.4853370364725">
            <text:p>92.49</text:p>
          </table:table-cell>
          <table:table-cell table:style-name="ce12" office:value-type="float" office:value="76.588934613626">
            <text:p>76.59</text:p>
          </table:table-cell>
          <table:table-cell table:style-name="ce12" office:value-type="float" office:value="52.7443309793561">
            <text:p>52.74</text:p>
          </table:table-cell>
          <table:table-cell table:style-name="ce12" office:value-type="float" office:value="28.8997273450863">
            <text:p>28.90</text:p>
          </table:table-cell>
          <table:table-cell table:style-name="ce12" office:value-type="float" office:value="12.2085048010974">
            <text:p>12.21</text:p>
          </table:table-cell>
          <table:table-cell table:style-name="ce12" office:value-type="float" office:value="3.86289352910295">
            <text:p>3.86</text:p>
          </table:table-cell>
          <table:table-cell table:style-name="ce12" office:value-type="float" office:value="0.882318074819218">
            <text:p>0.88</text:p>
          </table:table-cell>
          <table:table-cell table:style-name="ce12" office:value-type="float" office:value="0.137174211248285">
            <text:p>0.14</text:p>
          </table:table-cell>
          <table:table-cell table:style-name="ce12" office:value-type="float" office:value="0.0129835673197966">
            <text:p>0.01</text:p>
          </table:table-cell>
          <table:table-cell table:style-name="ce12" office:value-type="float" office:value="0.000564502926947676">
            <text:p>0.00</text:p>
          </table:table-cell>
          <table:table-cell table:number-columns-repeated="4" table:style-name="ce12" office:value-type="string">
            <text:p>-</text:p>
          </table:table-cell>
          <table:table-cell table:style-name="ce9" office:value-type="float" office:value="11">
            <text:p>11</text:p>
          </table:table-cell>
          <table:table-cell table:number-columns-repeated="1006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2292653370741">
            <text:p>99.23</text:p>
          </table:table-cell>
          <table:table-cell table:style-name="ce12" office:value-type="float" office:value="94.6048573595187">
            <text:p>94.60</text:p>
          </table:table-cell>
          <table:table-cell table:style-name="ce12" office:value-type="float" office:value="81.8877354212415">
            <text:p>81.89</text:p>
          </table:table-cell>
          <table:table-cell table:style-name="ce12" office:value-type="float" office:value="60.6925321907794">
            <text:p>60.69</text:p>
          </table:table-cell>
          <table:table-cell table:style-name="ce12" office:value-type="float" office:value="36.8479285565096">
            <text:p>36.85</text:p>
          </table:table-cell>
          <table:table-cell table:style-name="ce12" office:value-type="float" office:value="17.7722456490937">
            <text:p>17.77</text:p>
          </table:table-cell>
          <table:table-cell table:style-name="ce12" office:value-type="float" office:value="6.6447639531011">
            <text:p>6.64</text:p>
          </table:table-cell>
          <table:table-cell table:style-name="ce12" office:value-type="float" office:value="1.87584322624713">
            <text:p>1.88</text:p>
          </table:table-cell>
          <table:table-cell table:style-name="ce12" office:value-type="float" office:value="0.385555499105263">
            <text:p>0.39</text:p>
          </table:table-cell>
          <table:table-cell table:style-name="ce12" office:value-type="float" office:value="0.0543804486292928">
            <text:p>0.05</text:p>
          </table:table-cell>
          <table:table-cell table:style-name="ce12" office:value-type="float" office:value="0.0047041910578973">
            <text:p>0.00</text:p>
          </table:table-cell>
          <table:table-cell table:style-name="ce12" office:value-type="float" office:value="0.000188167642315892">
            <text:p>0.00</text:p>
          </table:table-cell>
          <table:table-cell table:number-columns-repeated="3" table:style-name="ce12" office:value-type="string">
            <text:p>-</text:p>
          </table:table-cell>
          <table:table-cell table:style-name="ce9" office:value-type="float" office:value="12">
            <text:p>12</text:p>
          </table:table-cell>
          <table:table-cell table:number-columns-repeated="1006"/>
        </table:table-row>
        <table:table-row table:style-name="ro4">
          <table:table-cell table:style-name="ce9" office:value-type="float" office:value="13">
            <text:p>13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4861768913827">
            <text:p>99.49</text:p>
          </table:table-cell>
          <table:table-cell table:style-name="ce12" office:value-type="float" office:value="96.1463266853705">
            <text:p>96.15</text:p>
          </table:table-cell>
          <table:table-cell table:style-name="ce12" office:value-type="float" office:value="86.1267760673339">
            <text:p>86.13</text:p>
          </table:table-cell>
          <table:table-cell table:style-name="ce12" office:value-type="float" office:value="67.7575999342668">
            <text:p>67.76</text:p>
          </table:table-cell>
          <table:table-cell table:style-name="ce12" office:value-type="float" office:value="44.7961297679329">
            <text:p>44.80</text:p>
          </table:table-cell>
          <table:table-cell table:style-name="ce12" office:value-type="float" office:value="24.1308066182323">
            <text:p>24.13</text:p>
          </table:table-cell>
          <table:table-cell table:style-name="ce12" office:value-type="float" office:value="10.353924518432">
            <text:p>10.35</text:p>
          </table:table-cell>
          <table:table-cell table:style-name="ce12" office:value-type="float" office:value="3.46548346853178">
            <text:p>3.47</text:p>
          </table:table-cell>
          <table:table-cell table:style-name="ce12" office:value-type="float" office:value="0.882318074819218">
            <text:p>0.88</text:p>
          </table:table-cell>
          <table:table-cell table:style-name="ce12" office:value-type="float" office:value="0.164772132121283">
            <text:p>0.16</text:p>
          </table:table-cell>
          <table:table-cell table:style-name="ce12" office:value-type="float" office:value="0.0212629435816958">
            <text:p>0.02</text:p>
          </table:table-cell>
          <table:table-cell table:style-name="ce12" office:value-type="float" office:value="0.00169350878084303">
            <text:p>0.00</text:p>
          </table:table-cell>
          <table:table-cell table:style-name="ce12" office:value-type="float" office:value="0.0000627225474386307">
            <text:p>0.00</text:p>
          </table:table-cell>
          <table:table-cell table:number-columns-repeated="2" table:style-name="ce12" office:value-type="string">
            <text:p>-</text:p>
          </table:table-cell>
          <table:table-cell table:style-name="ce9" office:value-type="float" office:value="13">
            <text:p>13</text:p>
          </table:table-cell>
          <table:table-cell table:number-columns-repeated="1006"/>
        </table:table-row>
        <table:table-row table:style-name="ro4">
          <table:table-cell table:style-name="ce9" office:value-type="float" office:value="14">
            <text:p>14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6574512609218">
            <text:p>99.66</text:p>
          </table:table-cell>
          <table:table-cell table:style-name="ce12" office:value-type="float" office:value="97.2596100873746">
            <text:p>97.26</text:p>
          </table:table-cell>
          <table:table-cell table:style-name="ce12" office:value-type="float" office:value="89.4666262733461">
            <text:p>89.47</text:p>
          </table:table-cell>
          <table:table-cell table:style-name="ce12" office:value-type="float" office:value="73.8806586452891">
            <text:p>73.88</text:p>
          </table:table-cell>
          <table:table-cell table:style-name="ce12" office:value-type="float" office:value="52.4499531567108">
            <text:p>52.45</text:p>
          </table:table-cell>
          <table:table-cell table:style-name="ce12" office:value-type="float" office:value="31.0192476681325">
            <text:p>31.02</text:p>
          </table:table-cell>
          <table:table-cell table:style-name="ce12" office:value-type="float" office:value="14.9462185516987">
            <text:p>14.95</text:p>
          </table:table-cell>
          <table:table-cell table:style-name="ce12" office:value-type="float" office:value="5.76163048516518">
            <text:p>5.76</text:p>
          </table:table-cell>
          <table:table-cell table:style-name="ce12" office:value-type="float" office:value="1.74337320605674">
            <text:p>1.74</text:p>
          </table:table-cell>
          <table:table-cell table:style-name="ce12" office:value-type="float" office:value="0.403954113020595">
            <text:p>0.40</text:p>
          </table:table-cell>
          <table:table-cell table:style-name="ce12" office:value-type="float" office:value="0.0690993397615581">
            <text:p>0.07</text:p>
          </table:table-cell>
          <table:table-cell table:style-name="ce12" office:value-type="float" office:value="0.00821665371446062">
            <text:p>0.01</text:p>
          </table:table-cell>
          <table:table-cell table:style-name="ce12" office:value-type="float" office:value="0.00060631795857343">
            <text:p>0.00</text:p>
          </table:table-cell>
          <table:table-cell table:style-name="ce12" office:value-type="float" office:value="0.0000209075158128769">
            <text:p>0.00</text:p>
          </table:table-cell>
          <table:table-cell table:style-name="ce12" office:value-type="string">
            <text:p>-</text:p>
          </table:table-cell>
          <table:table-cell table:style-name="ce9" office:value-type="float" office:value="14">
            <text:p>14</text:p>
          </table:table-cell>
          <table:table-cell table:number-columns-repeated="1006"/>
        </table:table-row>
        <table:table-row table:style-name="ro4">
          <table:table-cell table:style-name="ce9" office:value-type="float" office:value="15">
            <text:p>15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7716341739479">
            <text:p>99.77</text:p>
          </table:table-cell>
          <table:table-cell table:style-name="ce12" office:value-type="float" office:value="98.058890478557">
            <text:p>98.06</text:p>
          </table:table-cell>
          <table:table-cell table:style-name="ce12" office:value-type="float" office:value="92.0642875446889">
            <text:p>92.06</text:p>
          </table:table-cell>
          <table:table-cell table:style-name="ce12" office:value-type="float" office:value="79.0759811879748">
            <text:p>79.08</text:p>
          </table:table-cell>
          <table:table-cell table:style-name="ce12" office:value-type="float" office:value="59.5935216529036">
            <text:p>59.59</text:p>
          </table:table-cell>
          <table:table-cell table:style-name="ce12" office:value-type="float" office:value="38.1628161643253">
            <text:p>38.16</text:p>
          </table:table-cell>
          <table:table-cell table:style-name="ce12" office:value-type="float" office:value="20.3038949238433">
            <text:p>20.30</text:p>
          </table:table-cell>
          <table:table-cell table:style-name="ce12" office:value-type="float" office:value="8.82315984067637">
            <text:p>8.82</text:p>
          </table:table-cell>
          <table:table-cell table:style-name="ce12" office:value-type="float" office:value="3.08279229909289">
            <text:p>3.08</text:p>
          </table:table-cell>
          <table:table-cell table:style-name="ce12" office:value-type="float" office:value="0.850427144032643">
            <text:p>0.85</text:p>
          </table:table-cell>
          <table:table-cell table:style-name="ce12" office:value-type="float" office:value="0.18071759751457">
            <text:p>0.18</text:p>
          </table:table-cell>
          <table:table-cell table:style-name="ce12" office:value-type="float" office:value="0.0285108823968265">
            <text:p>0.03</text:p>
          </table:table-cell>
          <table:table-cell table:style-name="ce12" office:value-type="float" office:value="0.00314309654386916">
            <text:p>0.00</text:p>
          </table:table-cell>
          <table:table-cell table:style-name="ce12" office:value-type="float" office:value="0.000216044330066395">
            <text:p>0.00</text:p>
          </table:table-cell>
          <table:table-cell table:style-name="ce12" office:value-type="float" office:value="0.00000696917193762563">
            <text:p>0.00</text:p>
          </table:table-cell>
          <table:table-cell table:style-name="ce9" office:value-type="float" office:value="15">
            <text:p>15</text:p>
          </table:table-cell>
          <table:table-cell table:number-columns-repeated="1006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12" office:value-type="float" office:value="99.9999976769427">
            <text:p>100.00</text:p>
          </table:table-cell>
          <table:table-cell table:style-name="ce12" office:value-type="float" office:value="99.8477537929079">
            <text:p>99.85</text:p>
          </table:table-cell>
          <table:table-cell table:style-name="ce12" office:value-type="float" office:value="98.62980272063">
            <text:p>98.63</text:p>
          </table:table-cell>
          <table:table-cell table:style-name="ce12" office:value-type="float" office:value="94.0624861995877">
            <text:p>94.06</text:p>
          </table:table-cell>
          <table:table-cell table:style-name="ce12" office:value-type="float" office:value="83.4054143171555">
            <text:p>83.41</text:p>
          </table:table-cell>
          <table:table-cell table:style-name="ce12" office:value-type="float" office:value="66.0876725082034">
            <text:p>66.09</text:p>
          </table:table-cell>
          <table:table-cell table:style-name="ce12" office:value-type="float" office:value="45.3063823374607">
            <text:p>45.31</text:p>
          </table:table-cell>
          <table:table-cell table:style-name="ce12" office:value-type="float" office:value="26.2568663476133">
            <text:p>26.26</text:p>
          </table:table-cell>
          <table:table-cell table:style-name="ce12" office:value-type="float" office:value="12.650069212008">
            <text:p>12.65</text:p>
          </table:table-cell>
          <table:table-cell table:style-name="ce12" office:value-type="float" office:value="4.99624582323007">
            <text:p>5.00</text:p>
          </table:table-cell>
          <table:table-cell table:style-name="ce12" office:value-type="float" office:value="1.59454653932874">
            <text:p>1.59</text:p>
          </table:table-cell>
          <table:table-cell table:style-name="ce12" office:value-type="float" office:value="0.403951789963282">
            <text:p>0.40</text:p>
          </table:table-cell>
          <table:table-cell table:style-name="ce12" office:value-type="float" office:value="0.0792441310454285">
            <text:p>0.08</text:p>
          </table:table-cell>
          <table:table-cell table:style-name="ce12" office:value-type="float" office:value="0.0115967021042091">
            <text:p>0.01</text:p>
          </table:table-cell>
          <table:table-cell table:style-name="ce12" office:value-type="float" office:value="0.00118940534402144">
            <text:p>0.00</text:p>
          </table:table-cell>
          <table:table-cell table:style-name="ce12" office:value-type="float" office:value="0.0000743378340013401">
            <text:p>0.00</text:p>
          </table:table-cell>
          <table:table-cell table:style-name="ce9" office:value-type="float" office:value="16">
            <text:p>16</text:p>
          </table:table-cell>
          <table:table-cell table:number-columns-repeated="1006"/>
        </table:table-row>
        <table:table-row table:style-name="ro4">
          <table:table-cell table:style-name="ce9" office:value-type="float" office:value="17">
            <text:p>17</text:p>
          </table:table-cell>
          <table:table-cell table:style-name="ce12" office:value-type="float" office:value="99.9999728976647">
            <text:p>100.00</text:p>
          </table:table-cell>
          <table:table-cell table:style-name="ce12" office:value-type="float" office:value="99.8984769749749">
            <text:p>99.90</text:p>
          </table:table-cell>
          <table:table-cell table:style-name="ce12" office:value-type="float" office:value="99.0357616321113">
            <text:p>99.04</text:p>
          </table:table-cell>
          <table:table-cell table:style-name="ce12" office:value-type="float" office:value="95.5849002606571">
            <text:p>95.58</text:p>
          </table:table-cell>
          <table:table-cell table:style-name="ce12" office:value-type="float" office:value="86.9577468320216">
            <text:p>86.96</text:p>
          </table:table-cell>
          <table:table-cell table:style-name="ce12" office:value-type="float" office:value="71.8602283319094">
            <text:p>71.86</text:p>
          </table:table-cell>
          <table:table-cell table:style-name="ce12" office:value-type="float" office:value="52.2334542817636">
            <text:p>52.23</text:p>
          </table:table-cell>
          <table:table-cell table:style-name="ce12" office:value-type="float" office:value="32.6066802316178">
            <text:p>32.61</text:p>
          </table:table-cell>
          <table:table-cell table:style-name="ce12" office:value-type="float" office:value="17.1856434779318">
            <text:p>17.19</text:p>
          </table:table-cell>
          <table:table-cell table:style-name="ce12" office:value-type="float" office:value="7.54749550687806">
            <text:p>7.55</text:p>
          </table:table-cell>
          <table:table-cell table:style-name="ce12" office:value-type="float" office:value="2.72842152135118">
            <text:p>2.73</text:p>
          </table:table-cell>
          <table:table-cell table:style-name="ce12" office:value-type="float" office:value="0.800791927140436">
            <text:p>0.80</text:p>
          </table:table-cell>
          <table:table-cell table:style-name="ce12" office:value-type="float" office:value="0.187455238073379">
            <text:p>0.19</text:p>
          </table:table-cell>
          <table:table-cell table:style-name="ce12" office:value-type="float" office:value="0.0341210658066151">
            <text:p>0.03</text:p>
          </table:table-cell>
          <table:table-cell table:style-name="ce12" office:value-type="float" office:value="0.00463372498608353">
            <text:p>0.00</text:p>
          </table:table-cell>
          <table:table-cell table:style-name="ce12" office:value-type="float" office:value="0.000421247726007594">
            <text:p>0.00</text:p>
          </table:table-cell>
          <table:table-cell table:style-name="ce9" office:value-type="float" office:value="17">
            <text:p>17</text:p>
          </table:table-cell>
          <table:table-cell table:number-columns-repeated="1006"/>
        </table:table-row>
        <table:table-row table:style-name="ro4">
          <table:table-cell table:style-name="ce9" office:value-type="float" office:value="18">
            <text:p>18</text:p>
          </table:table-cell>
          <table:table-cell table:style-name="ce12" office:value-type="float" office:value="99.999832481756">
            <text:p>100.00</text:p>
          </table:table-cell>
          <table:table-cell table:style-name="ce12" office:value-type="float" office:value="99.9321685332961">
            <text:p>99.93</text:p>
          </table:table-cell>
          <table:table-cell table:style-name="ce12" office:value-type="float" office:value="99.3231929971571">
            <text:p>99.32</text:p>
          </table:table-cell>
          <table:table-cell table:style-name="ce12" office:value-type="float" office:value="96.7350469685665">
            <text:p>96.74</text:p>
          </table:table-cell>
          <table:table-cell table:style-name="ce12" office:value-type="float" office:value="89.833324225658">
            <text:p>89.83</text:p>
          </table:table-cell>
          <table:table-cell table:style-name="ce12" office:value-type="float" office:value="76.8925940827048">
            <text:p>76.89</text:p>
          </table:table-cell>
          <table:table-cell table:style-name="ce12" office:value-type="float" office:value="58.7755718825702">
            <text:p>58.78</text:p>
          </table:table-cell>
          <table:table-cell table:style-name="ce12" office:value-type="float" office:value="39.1487978324244">
            <text:p>39.15</text:p>
          </table:table-cell>
          <table:table-cell table:style-name="ce12" office:value-type="float" office:value="22.3258486465851">
            <text:p>22.33</text:p>
          </table:table-cell>
          <table:table-cell table:style-name="ce12" office:value-type="float" office:value="10.7600710813206">
            <text:p>10.76</text:p>
          </table:table-cell>
          <table:table-cell table:style-name="ce12" office:value-type="float" office:value="4.33463910061814">
            <text:p>4.33</text:p>
          </table:table-cell>
          <table:table-cell table:style-name="ce12" office:value-type="float" office:value="1.44319470930202">
            <text:p>1.44</text:p>
          </table:table-cell>
          <table:table-cell table:style-name="ce12" office:value-type="float" office:value="0.391760385187062">
            <text:p>0.39</text:p>
          </table:table-cell>
          <table:table-cell table:style-name="ce12" office:value-type="float" office:value="0.0850920406535339">
            <text:p>0.09</text:p>
          </table:table-cell>
          <table:table-cell table:style-name="ce12" office:value-type="float" office:value="0.0143224226842582">
            <text:p>0.01</text:p>
          </table:table-cell>
          <table:table-cell table:style-name="ce12" office:value-type="float" office:value="0.00168499090403037">
            <text:p>0.00</text:p>
          </table:table-cell>
          <table:table-cell table:style-name="ce9" office:value-type="float" office:value="18">
            <text:p>18</text:p>
          </table:table-cell>
          <table:table-cell table:number-columns-repeated="1006"/>
        </table:table-row>
        <table:table-row table:style-name="ro4">
          <table:table-cell table:style-name="ce9" office:value-type="float" office:value="19">
            <text:p>19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548907010268">
            <text:p>99.95</text:p>
          </table:table-cell>
          <table:table-cell table:style-name="ce12" office:value-type="float" office:value="99.5263523607808">
            <text:p>99.53</text:p>
          </table:table-cell>
          <table:table-cell table:style-name="ce12" office:value-type="float" office:value="97.5979298296741">
            <text:p>97.60</text:p>
          </table:table-cell>
          <table:table-cell table:style-name="ce12" office:value-type="float" office:value="92.1340659915382">
            <text:p>92.13</text:p>
          </table:table-cell>
          <table:table-cell table:style-name="ce12" office:value-type="float" office:value="81.2063383152666">
            <text:p>81.21</text:p>
          </table:table-cell>
          <table:table-cell table:style-name="ce12" office:value-type="float" office:value="64.8147468008591">
            <text:p>64.81</text:p>
          </table:table-cell>
          <table:table-cell table:style-name="ce12" office:value-type="float" office:value="45.6912233673837">
            <text:p>45.69</text:p>
          </table:table-cell>
          <table:table-cell table:style-name="ce12" office:value-type="float" office:value="27.9336658934422">
            <text:p>27.93</text:p>
          </table:table-cell>
          <table:table-cell table:style-name="ce12" office:value-type="float" office:value="14.6154977879861">
            <text:p>14.62</text:p>
          </table:table-cell>
          <table:table-cell table:style-name="ce12" office:value-type="float" office:value="6.47661727909629">
            <text:p>6.48</text:p>
          </table:table-cell>
          <table:table-cell table:style-name="ce12" office:value-type="float" office:value="2.40717702465138">
            <text:p>2.41</text:p>
          </table:table-cell>
          <table:table-cell table:style-name="ce12" office:value-type="float" office:value="0.742406011469366">
            <text:p>0.74</text:p>
          </table:table-cell>
          <table:table-cell table:style-name="ce12" office:value-type="float" office:value="0.187482340408695">
            <text:p>0.19</text:p>
          </table:table-cell>
          <table:table-cell table:style-name="ce12" office:value-type="float" office:value="0.0380798135846686">
            <text:p>0.04</text:p>
          </table:table-cell>
          <table:table-cell table:style-name="ce12" office:value-type="float" office:value="0.0060649864080915">
            <text:p>0.01</text:p>
          </table:table-cell>
          <table:table-cell table:style-name="ce9" office:value-type="float" office:value="19">
            <text:p>19</text:p>
          </table:table-cell>
          <table:table-cell table:number-columns-repeated="1006"/>
        </table:table-row>
        <table:table-row table:style-name="ro4">
          <table:table-cell table:style-name="ce9" office:value-type="float" office:value="20">
            <text:p>20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699271340178">
            <text:p>99.97</text:p>
          </table:table-cell>
          <table:table-cell table:style-name="ce12" office:value-type="float" office:value="99.6691984741961">
            <text:p>99.67</text:p>
          </table:table-cell>
          <table:table-cell table:style-name="ce12" office:value-type="float" office:value="98.2407373400429">
            <text:p>98.24</text:p>
          </table:table-cell>
          <table:table-cell table:style-name="ce12" office:value-type="float" office:value="93.9553539375835">
            <text:p>93.96</text:p>
          </table:table-cell>
          <table:table-cell table:style-name="ce12" office:value-type="float" office:value="84.8489142073571">
            <text:p>84.85</text:p>
          </table:table-cell>
          <table:table-cell table:style-name="ce12" office:value-type="float" office:value="70.2786106389949">
            <text:p>70.28</text:p>
          </table:table-cell>
          <table:table-cell table:style-name="ce12" office:value-type="float" office:value="52.0657311785421">
            <text:p>52.07</text:p>
          </table:table-cell>
          <table:table-cell table:style-name="ce12" office:value-type="float" office:value="33.8528517180893">
            <text:p>33.85</text:p>
          </table:table-cell>
          <table:table-cell table:style-name="ce12" office:value-type="float" office:value="19.0548871564715">
            <text:p>19.05</text:p>
          </table:table-cell>
          <table:table-cell table:style-name="ce12" office:value-type="float" office:value="9.18957744872621">
            <text:p>9.19</text:p>
          </table:table-cell>
          <table:table-cell table:style-name="ce12" office:value-type="float" office:value="3.76365710946632">
            <text:p>3.76</text:p>
          </table:table-cell>
          <table:table-cell table:style-name="ce12" office:value-type="float" office:value="1.29732968253001">
            <text:p>1.30</text:p>
          </table:table-cell>
          <table:table-cell table:style-name="ce12" office:value-type="float" office:value="0.372456897428892">
            <text:p>0.37</text:p>
          </table:table-cell>
          <table:table-cell table:style-name="ce12" office:value-type="float" office:value="0.0878806558593172">
            <text:p>0.09</text:p>
          </table:table-cell>
          <table:table-cell table:style-name="ce12" office:value-type="float" office:value="0.0167365954669236">
            <text:p>0.02</text:p>
          </table:table-cell>
          <table:table-cell table:style-name="ce9" office:value-type="float" office:value="20">
            <text:p>20</text:p>
          </table:table-cell>
          <table:table-cell table:number-columns-repeated="1006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799514226786">
            <text:p>99.98</text:p>
          </table:table-cell>
          <table:table-cell table:style-name="ce12" office:value-type="float" office:value="99.7694413608034">
            <text:p>99.77</text:p>
          </table:table-cell>
          <table:table-cell table:style-name="ce12" office:value-type="float" office:value="98.7168910514274">
            <text:p>98.72</text:p>
          </table:table-cell>
          <table:table-cell table:style-name="ce12" office:value-type="float" office:value="95.3838150717366">
            <text:p>95.38</text:p>
          </table:table-cell>
          <table:table-cell table:style-name="ce12" office:value-type="float" office:value="87.8843941174326">
            <text:p>87.88</text:p>
          </table:table-cell>
          <table:table-cell table:style-name="ce12" office:value-type="float" office:value="75.1353784951156">
            <text:p>75.14</text:p>
          </table:table-cell>
          <table:table-cell table:style-name="ce12" office:value-type="float" office:value="58.1366909986931">
            <text:p>58.14</text:p>
          </table:table-cell>
          <table:table-cell table:style-name="ce12" office:value-type="float" office:value="39.9238115382403">
            <text:p>39.92</text:p>
          </table:table-cell>
          <table:table-cell table:style-name="ce12" office:value-type="float" office:value="23.9875420103441">
            <text:p>23.99</text:p>
          </table:table-cell>
          <table:table-cell table:style-name="ce12" office:value-type="float" office:value="12.4780140179747">
            <text:p>12.48</text:p>
          </table:table-cell>
          <table:table-cell table:style-name="ce12" office:value-type="float" office:value="5.57229722255298">
            <text:p>5.57</text:p>
          </table:table-cell>
          <table:table-cell table:style-name="ce12" office:value-type="float" office:value="2.11943882484214">
            <text:p>2.12</text:p>
          </table:table-cell>
          <table:table-cell table:style-name="ce12" office:value-type="float" office:value="0.680747825795956">
            <text:p>0.68</text:p>
          </table:table-cell>
          <table:table-cell table:style-name="ce12" office:value-type="float" office:value="0.182739403049201">
            <text:p>0.18</text:p>
          </table:table-cell>
          <table:table-cell table:style-name="ce12" office:value-type="float" office:value="0.0404512822644136">
            <text:p>0.04</text:p>
          </table:table-cell>
          <table:table-cell table:style-name="ce9" office:value-type="float" office:value="21">
            <text:p>21</text:p>
          </table:table-cell>
          <table:table-cell table:number-columns-repeated="1006"/>
        </table:table-row>
        <table:table-row table:style-name="ro4">
          <table:table-cell table:style-name="ce9" office:value-type="float" office:value="22">
            <text:p>22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866342817857">
            <text:p>99.99</text:p>
          </table:table-cell>
          <table:table-cell table:style-name="ce12" office:value-type="float" office:value="99.8396113814284">
            <text:p>99.84</text:p>
          </table:table-cell>
          <table:table-cell table:style-name="ce12" office:value-type="float" office:value="99.0677411545527">
            <text:p>99.07</text:p>
          </table:table-cell>
          <table:table-cell table:style-name="ce12" office:value-type="float" office:value="96.4948403983002">
            <text:p>96.49</text:p>
          </table:table-cell>
          <table:table-cell table:style-name="ce12" office:value-type="float" office:value="90.3842011022006">
            <text:p>90.38</text:p>
          </table:table-cell>
          <table:table-cell table:style-name="ce12" office:value-type="float" office:value="79.3850503692213">
            <text:p>79.39</text:p>
          </table:table-cell>
          <table:table-cell table:style-name="ce12" office:value-type="float" office:value="63.8029201641672">
            <text:p>63.80</text:p>
          </table:table-cell>
          <table:table-cell table:style-name="ce12" office:value-type="float" office:value="45.9947713583912">
            <text:p>45.99</text:p>
          </table:table-cell>
          <table:table-cell table:style-name="ce12" office:value-type="float" office:value="29.2996318529762">
            <text:p>29.30</text:p>
          </table:table-cell>
          <table:table-cell table:style-name="ce12" office:value-type="float" office:value="16.3145233487645">
            <text:p>16.31</text:p>
          </table:table-cell>
          <table:table-cell table:style-name="ce12" office:value-type="float" office:value="7.87420282102687">
            <text:p>7.87</text:p>
          </table:table-cell>
          <table:table-cell table:style-name="ce12" office:value-type="float" office:value="3.27039162407909">
            <text:p>3.27</text:p>
          </table:table-cell>
          <table:table-cell table:style-name="ce12" office:value-type="float" office:value="1.16031149214469">
            <text:p>1.16</text:p>
          </table:table-cell>
          <table:table-cell table:style-name="ce12" office:value-type="float" office:value="0.348742210631461">
            <text:p>0.35</text:p>
          </table:table-cell>
          <table:table-cell table:style-name="ce12" office:value-type="float" office:value="0.087880655859351">
            <text:p>0.09</text:p>
          </table:table-cell>
          <table:table-cell table:style-name="ce9" office:value-type="float" office:value="22">
            <text:p>22</text:p>
          </table:table-cell>
          <table:table-cell table:number-columns-repeated="1006"/>
        </table:table-row>
        <table:table-row table:style-name="ro4">
          <table:table-cell table:style-name="ce9" office:value-type="float" office:value="23">
            <text:p>23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10895211905">
            <text:p>99.99</text:p>
          </table:table-cell>
          <table:table-cell table:style-name="ce12" office:value-type="float" office:value="99.8886190148808">
            <text:p>99.89</text:p>
          </table:table-cell>
          <table:table-cell table:style-name="ce12" office:value-type="float" office:value="99.3250312301779">
            <text:p>99.33</text:p>
          </table:table-cell>
          <table:table-cell table:style-name="ce12" office:value-type="float" office:value="97.3524739837177">
            <text:p>97.35</text:p>
          </table:table-cell>
          <table:table-cell table:style-name="ce12" office:value-type="float" office:value="92.4210808675671">
            <text:p>92.42</text:p>
          </table:table-cell>
          <table:table-cell table:style-name="ce12" office:value-type="float" office:value="83.051433946881">
            <text:p>83.05</text:p>
          </table:table-cell>
          <table:table-cell table:style-name="ce12" office:value-type="float" office:value="68.9969635658519">
            <text:p>69.00</text:p>
          </table:table-cell>
          <table:table-cell table:style-name="ce12" office:value-type="float" office:value="51.9308209603165">
            <text:p>51.93</text:p>
          </table:table-cell>
          <table:table-cell table:style-name="ce12" office:value-type="float" office:value="34.8646783547812">
            <text:p>34.86</text:p>
          </table:table-cell>
          <table:table-cell table:style-name="ce12" office:value-type="float" office:value="20.6428928501684">
            <text:p>20.64</text:p>
          </table:table-cell>
          <table:table-cell table:style-name="ce12" office:value-type="float" office:value="10.6876429969394">
            <text:p>10.69</text:p>
          </table:table-cell>
          <table:table-cell table:style-name="ce12" office:value-type="float" office:value="4.80499535639501">
            <text:p>4.80</text:p>
          </table:table-cell>
          <table:table-cell table:style-name="ce12" office:value-type="float" office:value="1.86367153612281">
            <text:p>1.86</text:p>
          </table:table-cell>
          <table:table-cell table:style-name="ce12" office:value-type="float" office:value="0.619265304469194">
            <text:p>0.62</text:p>
          </table:table-cell>
          <table:table-cell table:style-name="ce12" office:value-type="float" office:value="0.174834507450043">
            <text:p>0.17</text:p>
          </table:table-cell>
          <table:table-cell table:style-name="ce9" office:value-type="float" office:value="23">
            <text:p>23</text:p>
          </table:table-cell>
          <table:table-cell table:number-columns-repeated="1006"/>
        </table:table-row>
        <table:table-row table:style-name="ro4">
          <table:table-cell table:style-name="ce9" office:value-type="float" office:value="24">
            <text:p>24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40596807936">
            <text:p>99.99</text:p>
          </table:table-cell>
          <table:table-cell table:style-name="ce12" office:value-type="float" office:value="99.9227758503174">
            <text:p>99.92</text:p>
          </table:table-cell>
          <table:table-cell table:style-name="ce12" office:value-type="float" office:value="99.5128938250789">
            <text:p>99.51</text:p>
          </table:table-cell>
          <table:table-cell table:style-name="ce12" office:value-type="float" office:value="98.0099930658711">
            <text:p>98.01</text:p>
          </table:table-cell>
          <table:table-cell table:style-name="ce12" office:value-type="float" office:value="94.0648785729507">
            <text:p>94.06</text:p>
          </table:table-cell>
          <table:table-cell table:style-name="ce12" office:value-type="float" office:value="86.1746495871097">
            <text:p>86.17</text:p>
          </table:table-cell>
          <table:table-cell table:style-name="ce12" office:value-type="float" office:value="73.681787026195">
            <text:p>73.68</text:p>
          </table:table-cell>
          <table:table-cell table:style-name="ce12" office:value-type="float" office:value="57.6195351621617">
            <text:p>57.62</text:p>
          </table:table-cell>
          <table:table-cell table:style-name="ce12" office:value-type="float" office:value="40.5533925566263">
            <text:p>40.55</text:p>
          </table:table-cell>
          <table:table-cell table:style-name="ce12" office:value-type="float" office:value="25.3834880183727">
            <text:p>25.38</text:p>
          </table:table-cell>
          <table:table-cell table:style-name="ce12" office:value-type="float" office:value="14.0060596146824">
            <text:p>14.01</text:p>
          </table:table-cell>
          <table:table-cell table:style-name="ce12" office:value-type="float" office:value="6.76587790324317">
            <text:p>6.77</text:p>
          </table:table-cell>
          <table:table-cell table:style-name="ce12" office:value-type="float" office:value="2.84411280954691">
            <text:p>2.84</text:p>
          </table:table-cell>
          <table:table-cell table:style-name="ce12" office:value-type="float" office:value="1.0340673816871">
            <text:p>1.03</text:p>
          </table:table-cell>
          <table:table-cell table:style-name="ce12" office:value-type="float" office:value="0.322978106456461">
            <text:p>0.32</text:p>
          </table:table-cell>
          <table:table-cell table:style-name="ce9" office:value-type="float" office:value="24">
            <text:p>24</text:p>
          </table:table-cell>
          <table:table-cell table:number-columns-repeated="1006"/>
        </table:table-row>
        <table:table-row table:style-name="ro4">
          <table:table-cell table:style-name="ce9" office:value-type="float" office:value="25">
            <text:p>25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60397871958">
            <text:p>100.00</text:p>
          </table:table-cell>
          <table:table-cell table:style-name="ce12" office:value-type="float" office:value="99.9465371271428">
            <text:p>99.95</text:p>
          </table:table-cell>
          <table:table-cell table:style-name="ce12" office:value-type="float" office:value="99.6495211668251">
            <text:p>99.65</text:p>
          </table:table-cell>
          <table:table-cell table:style-name="ce12" office:value-type="float" office:value="98.5109599856071">
            <text:p>98.51</text:p>
          </table:table-cell>
          <table:table-cell table:style-name="ce12" office:value-type="float" office:value="95.3799167372575">
            <text:p>95.38</text:p>
          </table:table-cell>
          <table:table-cell table:style-name="ce12" office:value-type="float" office:value="88.8047259157234">
            <text:p>88.80</text:p>
          </table:table-cell>
          <table:table-cell table:style-name="ce12" office:value-type="float" office:value="77.8460745464999">
            <text:p>77.85</text:p>
          </table:table-cell>
          <table:table-cell table:style-name="ce12" office:value-type="float" office:value="62.9736191168394">
            <text:p>62.97</text:p>
          </table:table-cell>
          <table:table-cell table:style-name="ce12" office:value-type="float" office:value="46.2421067584714">
            <text:p>46.24</text:p>
          </table:table-cell>
          <table:table-cell table:style-name="ce12" office:value-type="float" office:value="30.4401228644572">
            <text:p>30.44</text:p>
          </table:table-cell>
          <table:table-cell table:style-name="ce12" office:value-type="float" office:value="17.7985357492458">
            <text:p>17.80</text:p>
          </table:table-cell>
          <table:table-cell table:style-name="ce12" office:value-type="float" office:value="9.17927180705622">
            <text:p>9.18</text:p>
          </table:table-cell>
          <table:table-cell table:style-name="ce12" office:value-type="float" office:value="4.15136784077896">
            <text:p>4.15</text:p>
          </table:table-cell>
          <table:table-cell table:style-name="ce12" office:value-type="float" office:value="1.63741585764033">
            <text:p>1.64</text:p>
          </table:table-cell>
          <table:table-cell table:style-name="ce12" office:value-type="float" office:value="0.560007864866634">
            <text:p>0.56</text:p>
          </table:table-cell>
          <table:table-cell table:style-name="ce9" office:value-type="float" office:value="25">
            <text:p>25</text:p>
          </table:table-cell>
          <table:table-cell table:number-columns-repeated="1006"/>
        </table:table-row>
        <table:table-row table:style-name="ro4">
          <table:table-cell table:style-name="ce9" office:value-type="float" office:value="26">
            <text:p>26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73598581305">
            <text:p>100.00</text:p>
          </table:table-cell>
          <table:table-cell table:style-name="ce12" office:value-type="float" office:value="99.9630380138271">
            <text:p>99.96</text:p>
          </table:table-cell>
          <table:table-cell table:style-name="ce12" office:value-type="float" office:value="99.748526486931">
            <text:p>99.75</text:p>
          </table:table-cell>
          <table:table-cell table:style-name="ce12" office:value-type="float" office:value="98.8904803793464">
            <text:p>98.89</text:p>
          </table:table-cell>
          <table:table-cell table:style-name="ce12" office:value-type="float" office:value="96.4235978200407">
            <text:p>96.42</text:p>
          </table:table-cell>
          <table:table-cell table:style-name="ce12" office:value-type="float" office:value="90.9964561895681">
            <text:p>91.00</text:p>
          </table:table-cell>
          <table:table-cell table:style-name="ce12" office:value-type="float" office:value="81.4989583362411">
            <text:p>81.50</text:p>
          </table:table-cell>
          <table:table-cell table:style-name="ce12" office:value-type="float" office:value="67.9311042600596">
            <text:p>67.93</text:p>
          </table:table-cell>
          <table:table-cell table:style-name="ce12" office:value-type="float" office:value="51.8192775445941">
            <text:p>51.82</text:p>
          </table:table-cell>
          <table:table-cell table:style-name="ce12" office:value-type="float" office:value="35.7074508291286">
            <text:p>35.71</text:p>
          </table:table-cell>
          <table:table-cell table:style-name="ce12" office:value-type="float" office:value="22.0123981209829">
            <text:p>22.01</text:p>
          </table:table-cell>
          <table:table-cell table:style-name="ce12" office:value-type="float" office:value="12.0523597877861">
            <text:p>12.05</text:p>
          </table:table-cell>
          <table:table-cell table:style-name="ce12" office:value-type="float" office:value="5.82733582953806">
            <text:p>5.83</text:p>
          </table:table-cell>
          <table:table-cell table:style-name="ce12" office:value-type="float" office:value="2.47539985201989">
            <text:p>2.48</text:p>
          </table:table-cell>
          <table:table-cell table:style-name="ce12" office:value-type="float" office:value="0.919143862457887">
            <text:p>0.92</text:p>
          </table:table-cell>
          <table:table-cell table:style-name="ce9" office:value-type="float" office:value="26">
            <text:p>26</text:p>
          </table:table-cell>
          <table:table-cell table:number-columns-repeated="1006"/>
        </table:table-row>
        <table:table-row table:style-name="ro4">
          <table:table-cell table:style-name="ce9" office:value-type="float" office:value="27">
            <text:p>27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82399054204">
            <text:p>100.00</text:p>
          </table:table-cell>
          <table:table-cell table:style-name="ce12" office:value-type="float" office:value="99.9744786285949">
            <text:p>99.97</text:p>
          </table:table-cell>
          <table:table-cell table:style-name="ce12" office:value-type="float" office:value="99.8200303292297">
            <text:p>99.82</text:p>
          </table:table-cell>
          <table:table-cell table:style-name="ce12" office:value-type="float" office:value="99.1764957485412">
            <text:p>99.18</text:p>
          </table:table-cell>
          <table:table-cell table:style-name="ce12" office:value-type="float" office:value="97.2458920064759">
            <text:p>97.25</text:p>
          </table:table-cell>
          <table:table-cell table:style-name="ce12" office:value-type="float" office:value="92.8055033997256">
            <text:p>92.81</text:p>
          </table:table-cell>
          <table:table-cell table:style-name="ce12" office:value-type="float" office:value="84.6647909540167">
            <text:p>84.66</text:p>
          </table:table-cell>
          <table:table-cell table:style-name="ce12" office:value-type="float" office:value="72.4537222854534">
            <text:p>72.45</text:p>
          </table:table-cell>
          <table:table-cell table:style-name="ce12" office:value-type="float" office:value="57.1898864497492">
            <text:p>57.19</text:p>
          </table:table-cell>
          <table:table-cell table:style-name="ce12" office:value-type="float" office:value="41.0780597342837">
            <text:p>41.08</text:p>
          </table:table-cell>
          <table:table-cell table:style-name="ce12" office:value-type="float" office:value="26.5774156903648">
            <text:p>26.58</text:p>
          </table:table-cell>
          <table:table-cell table:style-name="ce12" office:value-type="float" office:value="15.3723725655183">
            <text:p>15.37</text:p>
          </table:table-cell>
          <table:table-cell table:style-name="ce12" office:value-type="float" office:value="7.90234381562068">
            <text:p>7.90</text:p>
          </table:table-cell>
          <table:table-cell table:style-name="ce12" office:value-type="float" office:value="3.59271184452589">
            <text:p>3.59</text:p>
          </table:table-cell>
          <table:table-cell table:style-name="ce12" office:value-type="float" office:value="1.43789585897849">
            <text:p>1.44</text:p>
          </table:table-cell>
          <table:table-cell table:style-name="ce9" office:value-type="float" office:value="27">
            <text:p>27</text:p>
          </table:table-cell>
          <table:table-cell table:number-columns-repeated="1006"/>
        </table:table-row>
        <table:table-row table:style-name="ro4">
          <table:table-cell table:style-name="ce9" office:value-type="float" office:value="28">
            <text:p>28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88266036136">
            <text:p>100.00</text:p>
          </table:table-cell>
          <table:table-cell table:style-name="ce12" office:value-type="float" office:value="99.9823990542034">
            <text:p>99.98</text:p>
          </table:table-cell>
          <table:table-cell table:style-name="ce12" office:value-type="float" office:value="99.8715130956848">
            <text:p>99.87</text:p>
          </table:table-cell>
          <table:table-cell table:style-name="ce12" office:value-type="float" office:value="99.3910072754374">
            <text:p>99.39</text:p>
          </table:table-cell>
          <table:table-cell table:style-name="ce12" office:value-type="float" office:value="97.8894265871644">
            <text:p>97.89</text:p>
          </table:table-cell>
          <table:table-cell table:style-name="ce12" office:value-type="float" office:value="94.285632935309">
            <text:p>94.29</text:p>
          </table:table-cell>
          <table:table-cell table:style-name="ce12" office:value-type="float" office:value="87.378361769253">
            <text:p>87.38</text:p>
          </table:table-cell>
          <table:table-cell table:style-name="ce12" office:value-type="float" office:value="76.5240785083078">
            <text:p>76.52</text:p>
          </table:table-cell>
          <table:table-cell table:style-name="ce12" office:value-type="float" office:value="62.2778317283173">
            <text:p>62.28</text:p>
          </table:table-cell>
          <table:table-cell table:style-name="ce12" office:value-type="float" office:value="46.4486686394389">
            <text:p>46.45</text:p>
          </table:table-cell>
          <table:table-cell table:style-name="ce12" office:value-type="float" office:value="31.4109637050045">
            <text:p>31.41</text:p>
          </table:table-cell>
          <table:table-cell table:style-name="ce12" office:value-type="float" office:value="19.1073869404672">
            <text:p>19.11</text:p>
          </table:table-cell>
          <table:table-cell table:style-name="ce12" office:value-type="float" office:value="10.3923533989199">
            <text:p>10.39</text:p>
          </table:table-cell>
          <table:table-cell table:style-name="ce12" office:value-type="float" office:value="5.02925583489086">
            <text:p>5.03</text:p>
          </table:table-cell>
          <table:table-cell table:style-name="ce12" office:value-type="float" office:value="2.156167854161">
            <text:p>2.16</text:p>
          </table:table-cell>
          <table:table-cell table:style-name="ce9" office:value-type="float" office:value="28">
            <text:p>28</text:p>
          </table:table-cell>
          <table:table-cell table:number-columns-repeated="1006"/>
        </table:table-row>
        <table:table-row table:style-name="ro4">
          <table:table-cell table:style-name="ce9" office:value-type="float" office:value="29">
            <text:p>29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92177357424">
            <text:p>100.00</text:p>
          </table:table-cell>
          <table:table-cell table:style-name="ce12" office:value-type="float" office:value="99.9878749040068">
            <text:p>99.99</text:p>
          </table:table-cell>
          <table:table-cell table:style-name="ce12" office:value-type="float" office:value="99.9084750818577">
            <text:p>99.91</text:p>
          </table:table-cell>
          <table:table-cell table:style-name="ce12" office:value-type="float" office:value="99.5511758821865">
            <text:p>99.55</text:p>
          </table:table-cell>
          <table:table-cell table:style-name="ce12" office:value-type="float" office:value="98.3899534832554">
            <text:p>98.39</text:p>
          </table:table-cell>
          <table:table-cell table:style-name="ce12" office:value-type="float" office:value="95.4868974859275">
            <text:p>95.49</text:p>
          </table:table-cell>
          <table:table-cell table:style-name="ce12" office:value-type="float" office:value="89.6807854912717">
            <text:p>89.68</text:p>
          </table:table-cell>
          <table:table-cell table:style-name="ce12" office:value-type="float" office:value="80.1421729286229">
            <text:p>80.14</text:p>
          </table:table-cell>
          <table:table-cell table:style-name="ce12" office:value-type="float" office:value="67.0265806549808">
            <text:p>67.03</text:p>
          </table:table-cell>
          <table:table-cell table:style-name="ce12" office:value-type="float" office:value="51.7250563357317">
            <text:p>51.73</text:p>
          </table:table-cell>
          <table:table-cell table:style-name="ce12" office:value-type="float" office:value="36.4235320164826">
            <text:p>36.42</text:p>
          </table:table-cell>
          <table:table-cell table:style-name="ce12" office:value-type="float" office:value="23.2085791953129">
            <text:p>23.21</text:p>
          </table:table-cell>
          <table:table-cell table:style-name="ce12" office:value-type="float" office:value="13.2973645794357">
            <text:p>13.30</text:p>
          </table:table-cell>
          <table:table-cell table:style-name="ce12" office:value-type="float" office:value="6.81695502290055">
            <text:p>6.82</text:p>
          </table:table-cell>
          <table:table-cell table:style-name="ce12" office:value-type="float" office:value="3.11386384773762">
            <text:p>3.11</text:p>
          </table:table-cell>
          <table:table-cell table:style-name="ce9" office:value-type="float" office:value="29">
            <text:p>29</text:p>
          </table:table-cell>
          <table:table-cell table:number-columns-repeated="1006"/>
        </table:table-row>
        <table:table-row table:style-name="ro4">
          <table:table-cell table:style-name="ce9" office:value-type="float" office:value="30">
            <text:p>30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94784904949">
            <text:p>100.00</text:p>
          </table:table-cell>
          <table:table-cell table:style-name="ce12" office:value-type="float" office:value="99.9916558479186">
            <text:p>99.99</text:p>
          </table:table-cell>
          <table:table-cell table:style-name="ce12" office:value-type="float" office:value="99.9349416892407">
            <text:p>99.93</text:p>
          </table:table-cell>
          <table:table-cell table:style-name="ce12" office:value-type="float" office:value="99.6702756154102">
            <text:p>99.67</text:p>
          </table:table-cell>
          <table:table-cell table:style-name="ce12" office:value-type="float" office:value="98.7770276162324">
            <text:p>98.78</text:p>
          </table:table-cell>
          <table:table-cell table:style-name="ce12" office:value-type="float" office:value="96.4545828183701">
            <text:p>96.45</text:p>
          </table:table-cell>
          <table:table-cell table:style-name="ce12" office:value-type="float" office:value="91.6161561561569">
            <text:p>91.62</text:p>
          </table:table-cell>
          <table:table-cell table:style-name="ce12" office:value-type="float" office:value="83.3217104495058">
            <text:p>83.32</text:p>
          </table:table-cell>
          <table:table-cell table:style-name="ce12" office:value-type="float" office:value="71.3984447461948">
            <text:p>71.40</text:p>
          </table:table-cell>
          <table:table-cell table:style-name="ce12" office:value-type="float" office:value="56.8255644421481">
            <text:p>56.83</text:p>
          </table:table-cell>
          <table:table-cell table:style-name="ce12" office:value-type="float" office:value="41.524040122899">
            <text:p>41.52</text:p>
          </table:table-cell>
          <table:table-cell table:style-name="ce12" office:value-type="float" office:value="27.6135634690362">
            <text:p>27.61</text:p>
          </table:table-cell>
          <table:table-cell table:style-name="ce12" office:value-type="float" office:value="16.6011027847281">
            <text:p>16.60</text:p>
          </table:table-cell>
          <table:table-cell table:style-name="ce12" office:value-type="float" office:value="8.97709154174559">
            <text:p>8.98</text:p>
          </table:table-cell>
          <table:table-cell table:style-name="ce12" office:value-type="float" office:value="4.34822757279193">
            <text:p>4.35</text:p>
          </table:table-cell>
          <table:table-cell table:style-name="ce9" office:value-type="float" office:value="30">
            <text:p>30</text:p>
          </table:table-cell>
          <table:table-cell table:number-columns-repeated="1006"/>
        </table:table-row>
        <table:table-row table:style-name="ro4"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/>
          <table:table-cell table:style-name="ce15" table:number-columns-repeated="1004"/>
          <table:table-cell table:number-columns-repeated="2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n-ace" table:style-name="ta1" table:print="false">
        <table:table-column table:style-name="co2" table:default-cell-style-name="ce10"/>
        <table:table-column table:style-name="co3" table:number-columns-repeated="16" table:default-cell-style-name="ce10"/>
        <table:table-column table:style-name="co2" table:default-cell-style-name="ce10"/>
        <table:table-column table:style-name="co3" table:number-columns-repeated="1006" table:default-cell-style-name="ce10"/>
        <table:table-row table:style-name="ro2">
          <table:table-cell table:style-name="ce8" table:number-columns-repeated="6"/>
          <table:table-cell table:style-name="Default"/>
          <table:table-cell table:style-name="ce13" office:value-type="string">
            <text:p>Probability for non-ace</text:p>
          </table:table-cell>
          <table:table-cell table:style-name="ce8" table:number-columns-repeated="10"/>
          <table:table-cell table:number-columns-repeated="1006"/>
        </table:table-row>
        <table:table-row table:style-name="ro5"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/>
          <table:table-cell table:number-columns-repeated="100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1" office:value-type="float" office:value="66.6666666666667">
            <text:p>66.67</text:p>
          </table:table-cell>
          <table:table-cell table:style-name="ce12" office:value-type="float" office:value="33.3333333333333">
            <text:p>33.33</text:p>
          </table:table-cell>
          <table:table-cell table:number-columns-repeated="14" table:style-name="ce12" office:value-type="string">
            <text:p>-</text:p>
          </table:table-cell>
          <table:table-cell table:style-name="ce9" office:value-type="float" office:value="1">
            <text:p>1</text:p>
          </table:table-cell>
          <table:table-cell table:number-columns-repeated="1006"/>
        </table:table-row>
        <table:table-row table:style-name="ro4">
          <table:table-cell table:style-name="ce9" office:value-type="float" office:value="2">
            <text:p>2</text:p>
          </table:table-cell>
          <table:table-cell table:number-columns-repeated="2" table:style-name="ce11" office:value-type="float" office:value="44.4444444444444">
            <text:p>44.44</text:p>
          </table:table-cell>
          <table:table-cell table:style-name="ce12" office:value-type="float" office:value="11.1111111111111">
            <text:p>11.11</text:p>
          </table:table-cell>
          <table:table-cell table:number-columns-repeated="13" table:style-name="ce12" office:value-type="string">
            <text:p>-</text:p>
          </table:table-cell>
          <table:table-cell table:style-name="ce9" office:value-type="float" office:value="2">
            <text:p>2</text:p>
          </table:table-cell>
          <table:table-cell table:number-columns-repeated="1006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2" office:value-type="float" office:value="29.6296296296296">
            <text:p>29.63</text:p>
          </table:table-cell>
          <table:table-cell table:style-name="ce11" office:value-type="float" office:value="44.4444444444444">
            <text:p>44.44</text:p>
          </table:table-cell>
          <table:table-cell table:style-name="ce12" office:value-type="float" office:value="22.2222222222222">
            <text:p>22.22</text:p>
          </table:table-cell>
          <table:table-cell table:style-name="ce12" office:value-type="float" office:value="3.7037037037037">
            <text:p>3.70</text:p>
          </table:table-cell>
          <table:table-cell table:number-columns-repeated="12" table:style-name="ce12" office:value-type="string">
            <text:p>-</text:p>
          </table:table-cell>
          <table:table-cell table:style-name="ce9" office:value-type="float" office:value="3">
            <text:p>3</text:p>
          </table:table-cell>
          <table:table-cell table:number-columns-repeated="1006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2" office:value-type="float" office:value="19.7530864197531">
            <text:p>19.75</text:p>
          </table:table-cell>
          <table:table-cell table:style-name="ce11" office:value-type="float" office:value="39.5061728395062">
            <text:p>39.51</text:p>
          </table:table-cell>
          <table:table-cell table:style-name="ce12" office:value-type="float" office:value="29.6296296296296">
            <text:p>29.63</text:p>
          </table:table-cell>
          <table:table-cell table:style-name="ce12" office:value-type="float" office:value="9.87654320987654">
            <text:p>9.88</text:p>
          </table:table-cell>
          <table:table-cell table:style-name="ce12" office:value-type="float" office:value="1.23456790123457">
            <text:p>1.23</text:p>
          </table:table-cell>
          <table:table-cell table:number-columns-repeated="11" table:style-name="ce12" office:value-type="string">
            <text:p>-</text:p>
          </table:table-cell>
          <table:table-cell table:style-name="ce9" office:value-type="float" office:value="4">
            <text:p>4</text:p>
          </table:table-cell>
          <table:table-cell table:number-columns-repeated="1006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2" office:value-type="float" office:value="13.1687242798354">
            <text:p>13.17</text:p>
          </table:table-cell>
          <table:table-cell table:number-columns-repeated="2" table:style-name="ce11" office:value-type="float" office:value="32.9218106995885">
            <text:p>32.92</text:p>
          </table:table-cell>
          <table:table-cell table:style-name="ce12" office:value-type="float" office:value="16.4609053497942">
            <text:p>16.46</text:p>
          </table:table-cell>
          <table:table-cell table:style-name="ce12" office:value-type="float" office:value="4.11522633744856">
            <text:p>4.12</text:p>
          </table:table-cell>
          <table:table-cell table:style-name="ce12" office:value-type="float" office:value="0.411522633744856">
            <text:p>0.41</text:p>
          </table:table-cell>
          <table:table-cell table:number-columns-repeated="10" table:style-name="ce12" office:value-type="string">
            <text:p>-</text:p>
          </table:table-cell>
          <table:table-cell table:style-name="ce9" office:value-type="float" office:value="5">
            <text:p>5</text:p>
          </table:table-cell>
          <table:table-cell table:number-columns-repeated="1006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2" office:value-type="float" office:value="8.77914951989026">
            <text:p>8.78</text:p>
          </table:table-cell>
          <table:table-cell table:style-name="ce12" office:value-type="float" office:value="26.3374485596708">
            <text:p>26.34</text:p>
          </table:table-cell>
          <table:table-cell table:style-name="ce11" office:value-type="float" office:value="32.9218106995885">
            <text:p>32.92</text:p>
          </table:table-cell>
          <table:table-cell table:style-name="ce12" office:value-type="float" office:value="21.9478737997256">
            <text:p>21.95</text:p>
          </table:table-cell>
          <table:table-cell table:style-name="ce12" office:value-type="float" office:value="8.23045267489712">
            <text:p>8.23</text:p>
          </table:table-cell>
          <table:table-cell table:style-name="ce12" office:value-type="float" office:value="1.64609053497942">
            <text:p>1.65</text:p>
          </table:table-cell>
          <table:table-cell table:style-name="ce12" office:value-type="float" office:value="0.137174211248285">
            <text:p>0.14</text:p>
          </table:table-cell>
          <table:table-cell table:number-columns-repeated="9" table:style-name="ce12" office:value-type="string">
            <text:p>-</text:p>
          </table:table-cell>
          <table:table-cell table:style-name="ce9" office:value-type="float" office:value="6">
            <text:p>6</text:p>
          </table:table-cell>
          <table:table-cell table:number-columns-repeated="1006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2" office:value-type="float" office:value="5.85276634659351">
            <text:p>5.85</text:p>
          </table:table-cell>
          <table:table-cell table:style-name="ce12" office:value-type="float" office:value="20.4846822130773">
            <text:p>20.48</text:p>
          </table:table-cell>
          <table:table-cell table:style-name="ce11" office:value-type="float" office:value="30.7270233196159">
            <text:p>30.73</text:p>
          </table:table-cell>
          <table:table-cell table:style-name="ce12" office:value-type="float" office:value="25.6058527663466">
            <text:p>25.61</text:p>
          </table:table-cell>
          <table:table-cell table:style-name="ce12" office:value-type="float" office:value="12.8029263831733">
            <text:p>12.80</text:p>
          </table:table-cell>
          <table:table-cell table:style-name="ce12" office:value-type="float" office:value="3.84087791495199">
            <text:p>3.84</text:p>
          </table:table-cell>
          <table:table-cell table:style-name="ce12" office:value-type="float" office:value="0.640146319158665">
            <text:p>0.64</text:p>
          </table:table-cell>
          <table:table-cell table:style-name="ce12" office:value-type="float" office:value="0.0457247370827618">
            <text:p>0.05</text:p>
          </table:table-cell>
          <table:table-cell table:number-columns-repeated="8" table:style-name="ce12" office:value-type="string">
            <text:p>-</text:p>
          </table:table-cell>
          <table:table-cell table:style-name="ce9" office:value-type="float" office:value="7">
            <text:p>7</text:p>
          </table:table-cell>
          <table:table-cell table:number-columns-repeated="1006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2" office:value-type="float" office:value="3.90184423106234">
            <text:p>3.90</text:p>
          </table:table-cell>
          <table:table-cell table:style-name="ce12" office:value-type="float" office:value="15.6073769242494">
            <text:p>15.61</text:p>
          </table:table-cell>
          <table:table-cell table:number-columns-repeated="2" table:style-name="ce11" office:value-type="float" office:value="27.3129096174364">
            <text:p>27.31</text:p>
          </table:table-cell>
          <table:table-cell table:style-name="ce12" office:value-type="float" office:value="17.0705685108977">
            <text:p>17.07</text:p>
          </table:table-cell>
          <table:table-cell table:style-name="ce12" office:value-type="float" office:value="6.82822740435909">
            <text:p>6.83</text:p>
          </table:table-cell>
          <table:table-cell table:style-name="ce12" office:value-type="float" office:value="1.70705685108977">
            <text:p>1.71</text:p>
          </table:table-cell>
          <table:table-cell table:style-name="ce12" office:value-type="float" office:value="0.243865264441396">
            <text:p>0.24</text:p>
          </table:table-cell>
          <table:table-cell table:style-name="ce12" office:value-type="float" office:value="0.0152415790275873">
            <text:p>0.02</text:p>
          </table:table-cell>
          <table:table-cell table:number-columns-repeated="7" table:style-name="ce12" office:value-type="string">
            <text:p>-</text:p>
          </table:table-cell>
          <table:table-cell table:style-name="ce9" office:value-type="float" office:value="8">
            <text:p>8</text:p>
          </table:table-cell>
          <table:table-cell table:number-columns-repeated="1006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2" office:value-type="float" office:value="2.60122948737489">
            <text:p>2.60</text:p>
          </table:table-cell>
          <table:table-cell table:style-name="ce12" office:value-type="float" office:value="11.705532693187">
            <text:p>11.71</text:p>
          </table:table-cell>
          <table:table-cell table:style-name="ce12" office:value-type="float" office:value="23.411065386374">
            <text:p>23.41</text:p>
          </table:table-cell>
          <table:table-cell table:style-name="ce11" office:value-type="float" office:value="27.3129096174364">
            <text:p>27.31</text:p>
          </table:table-cell>
          <table:table-cell table:style-name="ce12" office:value-type="float" office:value="20.4846822130773">
            <text:p>20.48</text:p>
          </table:table-cell>
          <table:table-cell table:style-name="ce12" office:value-type="float" office:value="10.2423411065386">
            <text:p>10.24</text:p>
          </table:table-cell>
          <table:table-cell table:style-name="ce12" office:value-type="float" office:value="3.41411370217955">
            <text:p>3.41</text:p>
          </table:table-cell>
          <table:table-cell table:style-name="ce12" office:value-type="float" office:value="0.731595793324188">
            <text:p>0.73</text:p>
          </table:table-cell>
          <table:table-cell table:style-name="ce12" office:value-type="float" office:value="0.0914494741655235">
            <text:p>0.09</text:p>
          </table:table-cell>
          <table:table-cell table:style-name="ce12" office:value-type="float" office:value="0.00508052634252909">
            <text:p>0.01</text:p>
          </table:table-cell>
          <table:table-cell table:number-columns-repeated="6" table:style-name="ce12" office:value-type="string">
            <text:p>-</text:p>
          </table:table-cell>
          <table:table-cell table:style-name="ce9" office:value-type="float" office:value="9">
            <text:p>9</text:p>
          </table:table-cell>
          <table:table-cell table:number-columns-repeated="1006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2" office:value-type="float" office:value="1.73415299158326">
            <text:p>1.73</text:p>
          </table:table-cell>
          <table:table-cell table:style-name="ce12" office:value-type="float" office:value="8.67076495791631">
            <text:p>8.67</text:p>
          </table:table-cell>
          <table:table-cell table:style-name="ce12" office:value-type="float" office:value="19.5092211553117">
            <text:p>19.51</text:p>
          </table:table-cell>
          <table:table-cell table:style-name="ce11" office:value-type="float" office:value="26.0122948737489">
            <text:p>26.01</text:p>
          </table:table-cell>
          <table:table-cell table:style-name="ce12" office:value-type="float" office:value="22.7607580145303">
            <text:p>22.76</text:p>
          </table:table-cell>
          <table:table-cell table:style-name="ce12" office:value-type="float" office:value="13.6564548087182">
            <text:p>13.66</text:p>
          </table:table-cell>
          <table:table-cell table:style-name="ce12" office:value-type="float" office:value="5.69018950363258">
            <text:p>5.69</text:p>
          </table:table-cell>
          <table:table-cell table:style-name="ce12" office:value-type="float" office:value="1.62576842960931">
            <text:p>1.63</text:p>
          </table:table-cell>
          <table:table-cell table:style-name="ce12" office:value-type="float" office:value="0.304831580551745">
            <text:p>0.30</text:p>
          </table:table-cell>
          <table:table-cell table:style-name="ce12" office:value-type="float" office:value="0.0338701756168606">
            <text:p>0.03</text:p>
          </table:table-cell>
          <table:table-cell table:style-name="ce12" office:value-type="float" office:value="0.00169350878084303">
            <text:p>0.00</text:p>
          </table:table-cell>
          <table:table-cell table:number-columns-repeated="5" table:style-name="ce12" office:value-type="string">
            <text:p>-</text:p>
          </table:table-cell>
          <table:table-cell table:style-name="ce9" office:value-type="float" office:value="10">
            <text:p>10</text:p>
          </table:table-cell>
          <table:table-cell table:number-columns-repeated="1006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2" office:value-type="float" office:value="1.15610199438884">
            <text:p>1.16</text:p>
          </table:table-cell>
          <table:table-cell table:style-name="ce12" office:value-type="float" office:value="6.35856096913863">
            <text:p>6.36</text:p>
          </table:table-cell>
          <table:table-cell table:style-name="ce12" office:value-type="float" office:value="15.8964024228466">
            <text:p>15.90</text:p>
          </table:table-cell>
          <table:table-cell table:number-columns-repeated="2" table:style-name="ce11" office:value-type="float" office:value="23.8446036342698">
            <text:p>23.84</text:p>
          </table:table-cell>
          <table:table-cell table:style-name="ce12" office:value-type="float" office:value="16.6912225439889">
            <text:p>16.69</text:p>
          </table:table-cell>
          <table:table-cell table:style-name="ce12" office:value-type="float" office:value="8.34561127199444">
            <text:p>8.35</text:p>
          </table:table-cell>
          <table:table-cell table:style-name="ce12" office:value-type="float" office:value="2.98057545428373">
            <text:p>2.98</text:p>
          </table:table-cell>
          <table:table-cell table:style-name="ce12" office:value-type="float" office:value="0.745143863570933">
            <text:p>0.75</text:p>
          </table:table-cell>
          <table:table-cell table:style-name="ce12" office:value-type="float" office:value="0.124190643928489">
            <text:p>0.12</text:p>
          </table:table-cell>
          <table:table-cell table:style-name="ce12" office:value-type="float" office:value="0.0124190643928489">
            <text:p>0.01</text:p>
          </table:table-cell>
          <table:table-cell table:style-name="ce12" office:value-type="float" office:value="0.000564502926947676">
            <text:p>0.00</text:p>
          </table:table-cell>
          <table:table-cell table:number-columns-repeated="4" table:style-name="ce12" office:value-type="string">
            <text:p>-</text:p>
          </table:table-cell>
          <table:table-cell table:style-name="ce9" office:value-type="float" office:value="11">
            <text:p>11</text:p>
          </table:table-cell>
          <table:table-cell table:number-columns-repeated="1006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2" office:value-type="float" office:value="0.770734662925894">
            <text:p>0.77</text:p>
          </table:table-cell>
          <table:table-cell table:style-name="ce12" office:value-type="float" office:value="4.62440797755536">
            <text:p>4.62</text:p>
          </table:table-cell>
          <table:table-cell table:style-name="ce12" office:value-type="float" office:value="12.7171219382773">
            <text:p>12.72</text:p>
          </table:table-cell>
          <table:table-cell table:style-name="ce12" office:value-type="float" office:value="21.1952032304621">
            <text:p>21.20</text:p>
          </table:table-cell>
          <table:table-cell table:style-name="ce11" office:value-type="float" office:value="23.8446036342698">
            <text:p>23.84</text:p>
          </table:table-cell>
          <table:table-cell table:style-name="ce12" office:value-type="float" office:value="19.0756829074159">
            <text:p>19.08</text:p>
          </table:table-cell>
          <table:table-cell table:style-name="ce12" office:value-type="float" office:value="11.1274816959926">
            <text:p>11.13</text:p>
          </table:table-cell>
          <table:table-cell table:style-name="ce12" office:value-type="float" office:value="4.76892072685397">
            <text:p>4.77</text:p>
          </table:table-cell>
          <table:table-cell table:style-name="ce12" office:value-type="float" office:value="1.49028772714187">
            <text:p>1.49</text:p>
          </table:table-cell>
          <table:table-cell table:style-name="ce12" office:value-type="float" office:value="0.33117505047597">
            <text:p>0.33</text:p>
          </table:table-cell>
          <table:table-cell table:style-name="ce12" office:value-type="float" office:value="0.0496762575713955">
            <text:p>0.05</text:p>
          </table:table-cell>
          <table:table-cell table:style-name="ce12" office:value-type="float" office:value="0.00451602341558141">
            <text:p>0.00</text:p>
          </table:table-cell>
          <table:table-cell table:style-name="ce12" office:value-type="float" office:value="0.000188167642315892">
            <text:p>0.00</text:p>
          </table:table-cell>
          <table:table-cell table:number-columns-repeated="3" table:style-name="ce12" office:value-type="string">
            <text:p>-</text:p>
          </table:table-cell>
          <table:table-cell table:style-name="ce9" office:value-type="float" office:value="12">
            <text:p>12</text:p>
          </table:table-cell>
          <table:table-cell table:number-columns-repeated="1006"/>
        </table:table-row>
        <table:table-row table:style-name="ro4">
          <table:table-cell table:style-name="ce9" office:value-type="float" office:value="13">
            <text:p>13</text:p>
          </table:table-cell>
          <table:table-cell table:style-name="ce12" office:value-type="float" office:value="0.513823108617263">
            <text:p>0.51</text:p>
          </table:table-cell>
          <table:table-cell table:style-name="ce12" office:value-type="float" office:value="3.33985020601221">
            <text:p>3.34</text:p>
          </table:table-cell>
          <table:table-cell table:style-name="ce12" office:value-type="float" office:value="10.0195506180366">
            <text:p>10.02</text:p>
          </table:table-cell>
          <table:table-cell table:style-name="ce12" office:value-type="float" office:value="18.3691761330671">
            <text:p>18.37</text:p>
          </table:table-cell>
          <table:table-cell table:style-name="ce11" office:value-type="float" office:value="22.9614701663339">
            <text:p>22.96</text:p>
          </table:table-cell>
          <table:table-cell table:style-name="ce12" office:value-type="float" office:value="20.6653231497005">
            <text:p>20.67</text:p>
          </table:table-cell>
          <table:table-cell table:style-name="ce12" office:value-type="float" office:value="13.7768820998004">
            <text:p>13.78</text:p>
          </table:table-cell>
          <table:table-cell table:style-name="ce12" office:value-type="float" office:value="6.88844104990018">
            <text:p>6.89</text:p>
          </table:table-cell>
          <table:table-cell table:style-name="ce12" office:value-type="float" office:value="2.58316539371257">
            <text:p>2.58</text:p>
          </table:table-cell>
          <table:table-cell table:style-name="ce12" office:value-type="float" office:value="0.717545942697935">
            <text:p>0.72</text:p>
          </table:table-cell>
          <table:table-cell table:style-name="ce12" office:value-type="float" office:value="0.143509188539587">
            <text:p>0.14</text:p>
          </table:table-cell>
          <table:table-cell table:style-name="ce12" office:value-type="float" office:value="0.0195694348008528">
            <text:p>0.02</text:p>
          </table:table-cell>
          <table:table-cell table:style-name="ce12" office:value-type="float" office:value="0.0016307862334044">
            <text:p>0.00</text:p>
          </table:table-cell>
          <table:table-cell table:style-name="ce12" office:value-type="float" office:value="0.0000627225474386307">
            <text:p>0.00</text:p>
          </table:table-cell>
          <table:table-cell table:number-columns-repeated="2" table:style-name="ce12" office:value-type="string">
            <text:p>-</text:p>
          </table:table-cell>
          <table:table-cell table:style-name="ce9" office:value-type="float" office:value="13">
            <text:p>13</text:p>
          </table:table-cell>
          <table:table-cell table:number-columns-repeated="1006"/>
        </table:table-row>
        <table:table-row table:style-name="ro4">
          <table:table-cell table:style-name="ce9" office:value-type="float" office:value="14">
            <text:p>14</text:p>
          </table:table-cell>
          <table:table-cell table:style-name="ce12" office:value-type="float" office:value="0.342548739078175">
            <text:p>0.34</text:p>
          </table:table-cell>
          <table:table-cell table:style-name="ce12" office:value-type="float" office:value="2.39784117354723">
            <text:p>2.40</text:p>
          </table:table-cell>
          <table:table-cell table:style-name="ce12" office:value-type="float" office:value="7.79298381402848">
            <text:p>7.79</text:p>
          </table:table-cell>
          <table:table-cell table:style-name="ce12" office:value-type="float" office:value="15.585967628057">
            <text:p>15.59</text:p>
          </table:table-cell>
          <table:table-cell table:number-columns-repeated="2" table:style-name="ce11" office:value-type="float" office:value="21.4307054885783">
            <text:p>21.43</text:p>
          </table:table-cell>
          <table:table-cell table:style-name="ce12" office:value-type="float" office:value="16.0730291164337">
            <text:p>16.07</text:p>
          </table:table-cell>
          <table:table-cell table:style-name="ce12" office:value-type="float" office:value="9.18458806653357">
            <text:p>9.18</text:p>
          </table:table-cell>
          <table:table-cell table:style-name="ce12" office:value-type="float" office:value="4.01825727910844">
            <text:p>4.02</text:p>
          </table:table-cell>
          <table:table-cell table:style-name="ce12" office:value-type="float" office:value="1.33941909303615">
            <text:p>1.34</text:p>
          </table:table-cell>
          <table:table-cell table:style-name="ce12" office:value-type="float" office:value="0.334854773259036">
            <text:p>0.33</text:p>
          </table:table-cell>
          <table:table-cell table:style-name="ce12" office:value-type="float" office:value="0.0608826860470975">
            <text:p>0.06</text:p>
          </table:table-cell>
          <table:table-cell table:style-name="ce12" office:value-type="float" office:value="0.00761033575588719">
            <text:p>0.01</text:p>
          </table:table-cell>
          <table:table-cell table:style-name="ce12" office:value-type="float" office:value="0.000585410442760553">
            <text:p>0.00</text:p>
          </table:table-cell>
          <table:table-cell table:style-name="ce12" office:value-type="float" office:value="0.0000209075158128769">
            <text:p>0.00</text:p>
          </table:table-cell>
          <table:table-cell table:style-name="ce12" office:value-type="string">
            <text:p>-</text:p>
          </table:table-cell>
          <table:table-cell table:style-name="ce9" office:value-type="float" office:value="14">
            <text:p>14</text:p>
          </table:table-cell>
          <table:table-cell table:number-columns-repeated="1006"/>
        </table:table-row>
        <table:table-row table:style-name="ro4">
          <table:table-cell table:style-name="ce9" office:value-type="float" office:value="15">
            <text:p>15</text:p>
          </table:table-cell>
          <table:table-cell table:style-name="ce12" office:value-type="float" office:value="0.228365826052117">
            <text:p>0.23</text:p>
          </table:table-cell>
          <table:table-cell table:style-name="ce12" office:value-type="float" office:value="1.71274369539088">
            <text:p>1.71</text:p>
          </table:table-cell>
          <table:table-cell table:style-name="ce12" office:value-type="float" office:value="5.99460293386806">
            <text:p>5.99</text:p>
          </table:table-cell>
          <table:table-cell table:style-name="ce12" office:value-type="float" office:value="12.9883063567141">
            <text:p>12.99</text:p>
          </table:table-cell>
          <table:table-cell table:style-name="ce12" office:value-type="float" office:value="19.4824595350712">
            <text:p>19.48</text:p>
          </table:table-cell>
          <table:table-cell table:style-name="ce11" office:value-type="float" office:value="21.4307054885783">
            <text:p>21.43</text:p>
          </table:table-cell>
          <table:table-cell table:style-name="ce12" office:value-type="float" office:value="17.8589212404819">
            <text:p>17.86</text:p>
          </table:table-cell>
          <table:table-cell table:style-name="ce12" office:value-type="float" office:value="11.480735083167">
            <text:p>11.48</text:p>
          </table:table-cell>
          <table:table-cell table:style-name="ce12" office:value-type="float" office:value="5.74036754158348">
            <text:p>5.74</text:p>
          </table:table-cell>
          <table:table-cell table:style-name="ce12" office:value-type="float" office:value="2.23236515506024">
            <text:p>2.23</text:p>
          </table:table-cell>
          <table:table-cell table:style-name="ce12" office:value-type="float" office:value="0.669709546518073">
            <text:p>0.67</text:p>
          </table:table-cell>
          <table:table-cell table:style-name="ce12" office:value-type="float" office:value="0.152206715117744">
            <text:p>0.15</text:p>
          </table:table-cell>
          <table:table-cell table:style-name="ce12" office:value-type="float" office:value="0.0253677858529573">
            <text:p>0.03</text:p>
          </table:table-cell>
          <table:table-cell table:style-name="ce12" office:value-type="float" office:value="0.00292705221380277">
            <text:p>0.00</text:p>
          </table:table-cell>
          <table:table-cell table:style-name="ce12" office:value-type="float" office:value="0.000209075158128769">
            <text:p>0.00</text:p>
          </table:table-cell>
          <table:table-cell table:style-name="ce12" office:value-type="float" office:value="0.00000696917193762563">
            <text:p>0.00</text:p>
          </table:table-cell>
          <table:table-cell table:style-name="ce9" office:value-type="float" office:value="15">
            <text:p>15</text:p>
          </table:table-cell>
          <table:table-cell table:number-columns-repeated="1006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12" office:value-type="float" office:value="0.152243884034744">
            <text:p>0.15</text:p>
          </table:table-cell>
          <table:table-cell table:style-name="ce12" office:value-type="float" office:value="1.21795107227796">
            <text:p>1.22</text:p>
          </table:table-cell>
          <table:table-cell table:style-name="ce12" office:value-type="float" office:value="4.56731652104233">
            <text:p>4.57</text:p>
          </table:table-cell>
          <table:table-cell table:style-name="ce12" office:value-type="float" office:value="10.6570718824321">
            <text:p>10.66</text:p>
          </table:table-cell>
          <table:table-cell table:style-name="ce12" office:value-type="float" office:value="17.3177418089522">
            <text:p>17.32</text:p>
          </table:table-cell>
          <table:table-cell table:style-name="ce11" office:value-type="float" office:value="20.7812901707426">
            <text:p>20.78</text:p>
          </table:table-cell>
          <table:table-cell table:style-name="ce12" office:value-type="float" office:value="19.0495159898474">
            <text:p>19.05</text:p>
          </table:table-cell>
          <table:table-cell table:style-name="ce12" office:value-type="float" office:value="13.6067971356053">
            <text:p>13.61</text:p>
          </table:table-cell>
          <table:table-cell table:style-name="ce12" office:value-type="float" office:value="7.65382338877797">
            <text:p>7.65</text:p>
          </table:table-cell>
          <table:table-cell table:style-name="ce12" office:value-type="float" office:value="3.40169928390132">
            <text:p>3.40</text:p>
          </table:table-cell>
          <table:table-cell table:style-name="ce12" office:value-type="float" office:value="1.19059474936546">
            <text:p>1.19</text:p>
          </table:table-cell>
          <table:table-cell table:style-name="ce12" office:value-type="float" office:value="0.324707658917853">
            <text:p>0.32</text:p>
          </table:table-cell>
          <table:table-cell table:style-name="ce12" office:value-type="float" office:value="0.0676474289412195">
            <text:p>0.07</text:p>
          </table:table-cell>
          <table:table-cell table:style-name="ce12" office:value-type="float" office:value="0.0104072967601876">
            <text:p>0.01</text:p>
          </table:table-cell>
          <table:table-cell table:style-name="ce12" office:value-type="float" office:value="0.0011150675100201">
            <text:p>0.00</text:p>
          </table:table-cell>
          <table:table-cell table:style-name="ce12" office:value-type="float" office:value="0.0000743378340013401">
            <text:p>0.00</text:p>
          </table:table-cell>
          <table:table-cell table:style-name="ce9" office:value-type="float" office:value="16">
            <text:p>16</text:p>
          </table:table-cell>
          <table:table-cell table:number-columns-repeated="1006"/>
        </table:table-row>
        <table:table-row table:style-name="ro4">
          <table:table-cell table:style-name="ce9" office:value-type="float" office:value="17">
            <text:p>17</text:p>
          </table:table-cell>
          <table:table-cell table:style-name="ce12" office:value-type="float" office:value="0.10149592268983">
            <text:p>0.10</text:p>
          </table:table-cell>
          <table:table-cell table:style-name="ce12" office:value-type="float" office:value="0.862715342863552">
            <text:p>0.86</text:p>
          </table:table-cell>
          <table:table-cell table:style-name="ce12" office:value-type="float" office:value="3.45086137145421">
            <text:p>3.45</text:p>
          </table:table-cell>
          <table:table-cell table:style-name="ce12" office:value-type="float" office:value="8.62715342863552">
            <text:p>8.63</text:p>
          </table:table-cell>
          <table:table-cell table:style-name="ce12" office:value-type="float" office:value="15.0975185001122">
            <text:p>15.10</text:p>
          </table:table-cell>
          <table:table-cell table:number-columns-repeated="2" table:style-name="ce11" office:value-type="float" office:value="19.6267740501458">
            <text:p>19.63</text:p>
          </table:table-cell>
          <table:table-cell table:style-name="ce12" office:value-type="float" office:value="15.421036753686">
            <text:p>15.42</text:p>
          </table:table-cell>
          <table:table-cell table:style-name="ce12" office:value-type="float" office:value="9.63814797105375">
            <text:p>9.64</text:p>
          </table:table-cell>
          <table:table-cell table:style-name="ce12" office:value-type="float" office:value="4.81907398552687">
            <text:p>4.82</text:p>
          </table:table-cell>
          <table:table-cell table:style-name="ce12" office:value-type="float" office:value="1.92762959421075">
            <text:p>1.93</text:p>
          </table:table-cell>
          <table:table-cell table:style-name="ce12" office:value-type="float" office:value="0.613336689067056">
            <text:p>0.61</text:p>
          </table:table-cell>
          <table:table-cell table:style-name="ce12" office:value-type="float" office:value="0.153334172266764">
            <text:p>0.15</text:p>
          </table:table-cell>
          <table:table-cell table:style-name="ce12" office:value-type="float" office:value="0.0294873408205316">
            <text:p>0.03</text:p>
          </table:table-cell>
          <table:table-cell table:style-name="ce12" office:value-type="float" office:value="0.00421247726007594">
            <text:p>0.00</text:p>
          </table:table-cell>
          <table:table-cell table:style-name="ce12" office:value-type="float" office:value="0.000421247726007594">
            <text:p>0.00</text:p>
          </table:table-cell>
          <table:table-cell table:style-name="ce9" office:value-type="float" office:value="17">
            <text:p>17</text:p>
          </table:table-cell>
          <table:table-cell table:number-columns-repeated="1006"/>
        </table:table-row>
        <table:table-row table:style-name="ro4">
          <table:table-cell table:style-name="ce9" office:value-type="float" office:value="18">
            <text:p>18</text:p>
          </table:table-cell>
          <table:table-cell table:style-name="ce12" office:value-type="float" office:value="0.0676639484598864">
            <text:p>0.07</text:p>
          </table:table-cell>
          <table:table-cell table:style-name="ce12" office:value-type="float" office:value="0.608975536138978">
            <text:p>0.61</text:p>
          </table:table-cell>
          <table:table-cell table:style-name="ce12" office:value-type="float" office:value="2.58814602859066">
            <text:p>2.59</text:p>
          </table:table-cell>
          <table:table-cell table:style-name="ce12" office:value-type="float" office:value="6.90172274290841">
            <text:p>6.90</text:p>
          </table:table-cell>
          <table:table-cell table:style-name="ce12" office:value-type="float" office:value="12.9407301429533">
            <text:p>12.94</text:p>
          </table:table-cell>
          <table:table-cell table:style-name="ce12" office:value-type="float" office:value="18.1170222001346">
            <text:p>18.12</text:p>
          </table:table-cell>
          <table:table-cell table:style-name="ce11" office:value-type="float" office:value="19.6267740501458">
            <text:p>19.63</text:p>
          </table:table-cell>
          <table:table-cell table:style-name="ce12" office:value-type="float" office:value="16.8229491858393">
            <text:p>16.82</text:p>
          </table:table-cell>
          <table:table-cell table:style-name="ce12" office:value-type="float" office:value="11.5657775652645">
            <text:p>11.57</text:p>
          </table:table-cell>
          <table:table-cell table:style-name="ce12" office:value-type="float" office:value="6.42543198070249">
            <text:p>6.43</text:p>
          </table:table-cell>
          <table:table-cell table:style-name="ce12" office:value-type="float" office:value="2.89144439131612">
            <text:p>2.89</text:p>
          </table:table-cell>
          <table:table-cell table:style-name="ce12" office:value-type="float" office:value="1.05143432411495">
            <text:p>1.05</text:p>
          </table:table-cell>
          <table:table-cell table:style-name="ce12" office:value-type="float" office:value="0.306668344533528">
            <text:p>0.31</text:p>
          </table:table-cell>
          <table:table-cell table:style-name="ce12" office:value-type="float" office:value="0.0707696179692757">
            <text:p>0.07</text:p>
          </table:table-cell>
          <table:table-cell table:style-name="ce12" office:value-type="float" office:value="0.0126374317802278">
            <text:p>0.01</text:p>
          </table:table-cell>
          <table:table-cell table:style-name="ce12" office:value-type="float" office:value="0.00168499090403037">
            <text:p>0.00</text:p>
          </table:table-cell>
          <table:table-cell table:style-name="ce9" office:value-type="float" office:value="18">
            <text:p>18</text:p>
          </table:table-cell>
          <table:table-cell table:number-columns-repeated="1006"/>
        </table:table-row>
        <table:table-row table:style-name="ro4">
          <table:table-cell table:style-name="ce9" office:value-type="float" office:value="19">
            <text:p>19</text:p>
          </table:table-cell>
          <table:table-cell table:style-name="ce12" office:value-type="float" office:value="0.0451092989732576">
            <text:p>0.05</text:p>
          </table:table-cell>
          <table:table-cell table:style-name="ce12" office:value-type="float" office:value="0.428538340245948">
            <text:p>0.43</text:p>
          </table:table-cell>
          <table:table-cell table:style-name="ce12" office:value-type="float" office:value="1.92842253110676">
            <text:p>1.93</text:p>
          </table:table-cell>
          <table:table-cell table:style-name="ce12" office:value-type="float" office:value="5.46386383813583">
            <text:p>5.46</text:p>
          </table:table-cell>
          <table:table-cell table:style-name="ce12" office:value-type="float" office:value="10.9277276762717">
            <text:p>10.93</text:p>
          </table:table-cell>
          <table:table-cell table:style-name="ce12" office:value-type="float" office:value="16.3915915144075">
            <text:p>16.39</text:p>
          </table:table-cell>
          <table:table-cell table:style-name="ce11" office:value-type="float" office:value="19.1235234334754">
            <text:p>19.12</text:p>
          </table:table-cell>
          <table:table-cell table:style-name="ce12" office:value-type="float" office:value="17.7575574739415">
            <text:p>17.76</text:p>
          </table:table-cell>
          <table:table-cell table:style-name="ce12" office:value-type="float" office:value="13.3181681054561">
            <text:p>13.32</text:p>
          </table:table-cell>
          <table:table-cell table:style-name="ce12" office:value-type="float" office:value="8.13888050888983">
            <text:p>8.14</text:p>
          </table:table-cell>
          <table:table-cell table:style-name="ce12" office:value-type="float" office:value="4.06944025444492">
            <text:p>4.07</text:p>
          </table:table-cell>
          <table:table-cell table:style-name="ce12" office:value-type="float" office:value="1.66477101318201">
            <text:p>1.66</text:p>
          </table:table-cell>
          <table:table-cell table:style-name="ce12" office:value-type="float" office:value="0.55492367106067">
            <text:p>0.55</text:p>
          </table:table-cell>
          <table:table-cell table:style-name="ce12" office:value-type="float" office:value="0.149402526824027">
            <text:p>0.15</text:p>
          </table:table-cell>
          <table:table-cell table:style-name="ce12" office:value-type="float" office:value="0.0320148271765771">
            <text:p>0.03</text:p>
          </table:table-cell>
          <table:table-cell table:style-name="ce12" office:value-type="float" office:value="0.00533580452942952">
            <text:p>0.01</text:p>
          </table:table-cell>
          <table:table-cell table:style-name="ce9" office:value-type="float" office:value="19">
            <text:p>19</text:p>
          </table:table-cell>
          <table:table-cell table:number-columns-repeated="1006"/>
        </table:table-row>
        <table:table-row table:style-name="ro4">
          <table:table-cell table:style-name="ce9" office:value-type="float" office:value="20">
            <text:p>20</text:p>
          </table:table-cell>
          <table:table-cell table:style-name="ce12" office:value-type="float" office:value="0.0300728659821717">
            <text:p>0.03</text:p>
          </table:table-cell>
          <table:table-cell table:style-name="ce12" office:value-type="float" office:value="0.300728659821717">
            <text:p>0.30</text:p>
          </table:table-cell>
          <table:table-cell table:style-name="ce12" office:value-type="float" office:value="1.42846113415316">
            <text:p>1.43</text:p>
          </table:table-cell>
          <table:table-cell table:style-name="ce12" office:value-type="float" office:value="4.28538340245947">
            <text:p>4.29</text:p>
          </table:table-cell>
          <table:table-cell table:style-name="ce12" office:value-type="float" office:value="9.10643973022638">
            <text:p>9.11</text:p>
          </table:table-cell>
          <table:table-cell table:style-name="ce12" office:value-type="float" office:value="14.5703035683622">
            <text:p>14.57</text:p>
          </table:table-cell>
          <table:table-cell table:number-columns-repeated="2" table:style-name="ce11" office:value-type="float" office:value="18.2128794604528">
            <text:p>18.21</text:p>
          </table:table-cell>
          <table:table-cell table:style-name="ce12" office:value-type="float" office:value="14.7979645616179">
            <text:p>14.80</text:p>
          </table:table-cell>
          <table:table-cell table:style-name="ce12" office:value-type="float" office:value="9.86530970774525">
            <text:p>9.87</text:p>
          </table:table-cell>
          <table:table-cell table:style-name="ce12" office:value-type="float" office:value="5.42592033925989">
            <text:p>5.43</text:p>
          </table:table-cell>
          <table:table-cell table:style-name="ce12" office:value-type="float" office:value="2.46632742693631">
            <text:p>2.47</text:p>
          </table:table-cell>
          <table:table-cell table:style-name="ce12" office:value-type="float" office:value="0.924872785101117">
            <text:p>0.92</text:p>
          </table:table-cell>
          <table:table-cell table:style-name="ce12" office:value-type="float" office:value="0.284576241569574">
            <text:p>0.28</text:p>
          </table:table-cell>
          <table:table-cell table:style-name="ce12" office:value-type="float" office:value="0.0711440603923936">
            <text:p>0.07</text:p>
          </table:table-cell>
          <table:table-cell table:style-name="ce12" office:value-type="float" office:value="0.0142288120784787">
            <text:p>0.01</text:p>
          </table:table-cell>
          <table:table-cell table:style-name="ce9" office:value-type="float" office:value="20">
            <text:p>20</text:p>
          </table:table-cell>
          <table:table-cell table:number-columns-repeated="1006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12" office:value-type="float" office:value="0.0200485773214478">
            <text:p>0.02</text:p>
          </table:table-cell>
          <table:table-cell table:style-name="ce12" office:value-type="float" office:value="0.210510061875202">
            <text:p>0.21</text:p>
          </table:table-cell>
          <table:table-cell table:style-name="ce12" office:value-type="float" office:value="1.05255030937601">
            <text:p>1.05</text:p>
          </table:table-cell>
          <table:table-cell table:style-name="ce12" office:value-type="float" office:value="3.3330759796907">
            <text:p>3.33</text:p>
          </table:table-cell>
          <table:table-cell table:style-name="ce12" office:value-type="float" office:value="7.49942095430408">
            <text:p>7.50</text:p>
          </table:table-cell>
          <table:table-cell table:style-name="ce12" office:value-type="float" office:value="12.7490156223169">
            <text:p>12.75</text:p>
          </table:table-cell>
          <table:table-cell table:style-name="ce12" office:value-type="float" office:value="16.9986874964226">
            <text:p>17.00</text:p>
          </table:table-cell>
          <table:table-cell table:style-name="ce11" office:value-type="float" office:value="18.2128794604528">
            <text:p>18.21</text:p>
          </table:table-cell>
          <table:table-cell table:style-name="ce12" office:value-type="float" office:value="15.9362695278962">
            <text:p>15.94</text:p>
          </table:table-cell>
          <table:table-cell table:style-name="ce12" office:value-type="float" office:value="11.5095279923695">
            <text:p>11.51</text:p>
          </table:table-cell>
          <table:table-cell table:style-name="ce12" office:value-type="float" office:value="6.90571679542167">
            <text:p>6.91</text:p>
          </table:table-cell>
          <table:table-cell table:style-name="ce12" office:value-type="float" office:value="3.45285839771084">
            <text:p>3.45</text:p>
          </table:table-cell>
          <table:table-cell table:style-name="ce12" office:value-type="float" office:value="1.43869099904618">
            <text:p>1.44</text:p>
          </table:table-cell>
          <table:table-cell table:style-name="ce12" office:value-type="float" office:value="0.498008422746755">
            <text:p>0.50</text:p>
          </table:table-cell>
          <table:table-cell table:style-name="ce12" office:value-type="float" office:value="0.142288120784787">
            <text:p>0.14</text:p>
          </table:table-cell>
          <table:table-cell table:style-name="ce12" office:value-type="float" office:value="0.0404512822644136">
            <text:p>0.04</text:p>
          </table:table-cell>
          <table:table-cell table:style-name="ce9" office:value-type="float" office:value="21">
            <text:p>21</text:p>
          </table:table-cell>
          <table:table-cell table:number-columns-repeated="1006"/>
        </table:table-row>
        <table:table-row table:style-name="ro4">
          <table:table-cell table:style-name="ce9" office:value-type="float" office:value="22">
            <text:p>22</text:p>
          </table:table-cell>
          <table:table-cell table:style-name="ce12" office:value-type="float" office:value="0.0133657182142986">
            <text:p>0.01</text:p>
          </table:table-cell>
          <table:table-cell table:style-name="ce12" office:value-type="float" office:value="0.147022900357284">
            <text:p>0.15</text:p>
          </table:table-cell>
          <table:table-cell table:style-name="ce12" office:value-type="float" office:value="0.771870226875741">
            <text:p>0.77</text:p>
          </table:table-cell>
          <table:table-cell table:style-name="ce12" office:value-type="float" office:value="2.57290075625247">
            <text:p>2.57</text:p>
          </table:table-cell>
          <table:table-cell table:style-name="ce12" office:value-type="float" office:value="6.11063929609962">
            <text:p>6.11</text:p>
          </table:table-cell>
          <table:table-cell table:style-name="ce12" office:value-type="float" office:value="10.9991507329793">
            <text:p>11.00</text:p>
          </table:table-cell>
          <table:table-cell table:style-name="ce12" office:value-type="float" office:value="15.582130205054">
            <text:p>15.58</text:p>
          </table:table-cell>
          <table:table-cell table:style-name="ce11" office:value-type="float" office:value="17.808148805776">
            <text:p>17.81</text:p>
          </table:table-cell>
          <table:table-cell table:style-name="ce12" office:value-type="float" office:value="16.695139505415">
            <text:p>16.70</text:p>
          </table:table-cell>
          <table:table-cell table:style-name="ce12" office:value-type="float" office:value="12.9851085042117">
            <text:p>12.99</text:p>
          </table:table-cell>
          <table:table-cell table:style-name="ce12" office:value-type="float" office:value="8.4403205277376">
            <text:p>8.44</text:p>
          </table:table-cell>
          <table:table-cell table:style-name="ce12" office:value-type="float" office:value="4.60381119694778">
            <text:p>4.60</text:p>
          </table:table-cell>
          <table:table-cell table:style-name="ce12" office:value-type="float" office:value="2.1100801319344">
            <text:p>2.11</text:p>
          </table:table-cell>
          <table:table-cell table:style-name="ce12" office:value-type="float" office:value="0.811569281513231">
            <text:p>0.81</text:p>
          </table:table-cell>
          <table:table-cell table:style-name="ce12" office:value-type="float" office:value="0.26086155477211">
            <text:p>0.26</text:p>
          </table:table-cell>
          <table:table-cell table:style-name="ce12" office:value-type="float" office:value="0.0695630812725626">
            <text:p>0.07</text:p>
          </table:table-cell>
          <table:table-cell table:style-name="ce9" office:value-type="float" office:value="22">
            <text:p>22</text:p>
          </table:table-cell>
          <table:table-cell table:number-columns-repeated="1006"/>
        </table:table-row>
        <table:table-row table:style-name="ro4">
          <table:table-cell table:style-name="ce9" office:value-type="float" office:value="23">
            <text:p>23</text:p>
          </table:table-cell>
          <table:table-cell table:style-name="ce12" office:value-type="float" office:value="0.00891047880953237">
            <text:p>0.01</text:p>
          </table:table-cell>
          <table:table-cell table:style-name="ce12" office:value-type="float" office:value="0.102470506309622">
            <text:p>0.10</text:p>
          </table:table-cell>
          <table:table-cell table:style-name="ce12" office:value-type="float" office:value="0.563587784702922">
            <text:p>0.56</text:p>
          </table:table-cell>
          <table:table-cell table:style-name="ce12" office:value-type="float" office:value="1.97255724646023">
            <text:p>1.97</text:p>
          </table:table-cell>
          <table:table-cell table:style-name="ce12" office:value-type="float" office:value="4.93139311615057">
            <text:p>4.93</text:p>
          </table:table-cell>
          <table:table-cell table:style-name="ce12" office:value-type="float" office:value="9.36964692068609">
            <text:p>9.37</text:p>
          </table:table-cell>
          <table:table-cell table:style-name="ce12" office:value-type="float" office:value="14.0544703810291">
            <text:p>14.05</text:p>
          </table:table-cell>
          <table:table-cell table:number-columns-repeated="2" table:style-name="ce11" office:value-type="float" office:value="17.0661426055354">
            <text:p>17.07</text:p>
          </table:table-cell>
          <table:table-cell table:style-name="ce12" office:value-type="float" office:value="14.2217855046128">
            <text:p>14.22</text:p>
          </table:table-cell>
          <table:table-cell table:style-name="ce12" office:value-type="float" office:value="9.95524985322897">
            <text:p>9.96</text:p>
          </table:table-cell>
          <table:table-cell table:style-name="ce12" office:value-type="float" office:value="5.88264764054439">
            <text:p>5.88</text:p>
          </table:table-cell>
          <table:table-cell table:style-name="ce12" office:value-type="float" office:value="2.94132382027219">
            <text:p>2.94</text:p>
          </table:table-cell>
          <table:table-cell table:style-name="ce12" office:value-type="float" office:value="1.24440623165362">
            <text:p>1.24</text:p>
          </table:table-cell>
          <table:table-cell table:style-name="ce12" office:value-type="float" office:value="0.44443079701915">
            <text:p>0.44</text:p>
          </table:table-cell>
          <table:table-cell table:style-name="ce12" office:value-type="float" office:value="0.133329239105745">
            <text:p>0.13</text:p>
          </table:table-cell>
          <table:table-cell table:style-name="ce9" office:value-type="float" office:value="23">
            <text:p>23</text:p>
          </table:table-cell>
          <table:table-cell table:number-columns-repeated="1006"/>
        </table:table-row>
        <table:table-row table:style-name="ro4">
          <table:table-cell table:style-name="ce9" office:value-type="float" office:value="24">
            <text:p>24</text:p>
          </table:table-cell>
          <table:table-cell table:style-name="ce12" office:value-type="float" office:value="0.00594031920635491">
            <text:p>0.01</text:p>
          </table:table-cell>
          <table:table-cell table:style-name="ce12" office:value-type="float" office:value="0.0712838304762589">
            <text:p>0.07</text:p>
          </table:table-cell>
          <table:table-cell table:style-name="ce12" office:value-type="float" office:value="0.409882025238489">
            <text:p>0.41</text:p>
          </table:table-cell>
          <table:table-cell table:style-name="ce12" office:value-type="float" office:value="1.50290075920779">
            <text:p>1.50</text:p>
          </table:table-cell>
          <table:table-cell table:style-name="ce12" office:value-type="float" office:value="3.94511449292045">
            <text:p>3.95</text:p>
          </table:table-cell>
          <table:table-cell table:style-name="ce12" office:value-type="float" office:value="7.89022898584091">
            <text:p>7.89</text:p>
          </table:table-cell>
          <table:table-cell table:style-name="ce12" office:value-type="float" office:value="12.4928625609148">
            <text:p>12.49</text:p>
          </table:table-cell>
          <table:table-cell table:style-name="ce12" office:value-type="float" office:value="16.0622518640333">
            <text:p>16.06</text:p>
          </table:table-cell>
          <table:table-cell table:style-name="ce11" office:value-type="float" office:value="17.0661426055354">
            <text:p>17.07</text:p>
          </table:table-cell>
          <table:table-cell table:style-name="ce12" office:value-type="float" office:value="15.1699045382537">
            <text:p>15.17</text:p>
          </table:table-cell>
          <table:table-cell table:style-name="ce12" office:value-type="float" office:value="11.3774284036902">
            <text:p>11.38</text:p>
          </table:table-cell>
          <table:table-cell table:style-name="ce12" office:value-type="float" office:value="7.24018171143925">
            <text:p>7.24</text:p>
          </table:table-cell>
          <table:table-cell table:style-name="ce12" office:value-type="float" office:value="3.92176509369626">
            <text:p>3.92</text:p>
          </table:table-cell>
          <table:table-cell table:style-name="ce12" office:value-type="float" office:value="1.81004542785981">
            <text:p>1.81</text:p>
          </table:table-cell>
          <table:table-cell table:style-name="ce12" office:value-type="float" office:value="0.71108927523064">
            <text:p>0.71</text:p>
          </table:table-cell>
          <table:table-cell table:style-name="ce12" office:value-type="float" office:value="0.237029758410213">
            <text:p>0.24</text:p>
          </table:table-cell>
          <table:table-cell table:style-name="ce9" office:value-type="float" office:value="24">
            <text:p>24</text:p>
          </table:table-cell>
          <table:table-cell table:number-columns-repeated="1006"/>
        </table:table-row>
        <table:table-row table:style-name="ro4">
          <table:table-cell table:style-name="ce9" office:value-type="float" office:value="25">
            <text:p>25</text:p>
          </table:table-cell>
          <table:table-cell table:style-name="ce12" office:value-type="float" office:value="0.00396021280423661">
            <text:p>0.00</text:p>
          </table:table-cell>
          <table:table-cell table:style-name="ce12" office:value-type="float" office:value="0.0495026600529576">
            <text:p>0.05</text:p>
          </table:table-cell>
          <table:table-cell table:style-name="ce12" office:value-type="float" office:value="0.297015960317746">
            <text:p>0.30</text:p>
          </table:table-cell>
          <table:table-cell table:style-name="ce12" office:value-type="float" office:value="1.13856118121803">
            <text:p>1.14</text:p>
          </table:table-cell>
          <table:table-cell table:style-name="ce12" office:value-type="float" office:value="3.13104324834957">
            <text:p>3.13</text:p>
          </table:table-cell>
          <table:table-cell table:style-name="ce12" office:value-type="float" office:value="6.5751908215341">
            <text:p>6.58</text:p>
          </table:table-cell>
          <table:table-cell table:style-name="ce12" office:value-type="float" office:value="10.9586513692235">
            <text:p>10.96</text:p>
          </table:table-cell>
          <table:table-cell table:style-name="ce12" office:value-type="float" office:value="14.8724554296605">
            <text:p>14.87</text:p>
          </table:table-cell>
          <table:table-cell table:style-name="ce11" office:value-type="float" office:value="16.731512358368">
            <text:p>16.73</text:p>
          </table:table-cell>
          <table:table-cell table:style-name="ce12" office:value-type="float" office:value="15.8019838940142">
            <text:p>15.80</text:p>
          </table:table-cell>
          <table:table-cell table:style-name="ce12" office:value-type="float" office:value="12.6415871152114">
            <text:p>12.64</text:p>
          </table:table-cell>
          <table:table-cell table:style-name="ce12" office:value-type="float" office:value="8.61926394218958">
            <text:p>8.62</text:p>
          </table:table-cell>
          <table:table-cell table:style-name="ce12" office:value-type="float" office:value="5.02790396627726">
            <text:p>5.03</text:p>
          </table:table-cell>
          <table:table-cell table:style-name="ce12" office:value-type="float" office:value="2.51395198313863">
            <text:p>2.51</text:p>
          </table:table-cell>
          <table:table-cell table:style-name="ce12" office:value-type="float" office:value="1.0774079927737">
            <text:p>1.08</text:p>
          </table:table-cell>
          <table:table-cell table:style-name="ce12" office:value-type="float" office:value="0.395049597350356">
            <text:p>0.40</text:p>
          </table:table-cell>
          <table:table-cell table:style-name="ce9" office:value-type="float" office:value="25">
            <text:p>25</text:p>
          </table:table-cell>
          <table:table-cell table:number-columns-repeated="1006"/>
        </table:table-row>
        <table:table-row table:style-name="ro4">
          <table:table-cell table:style-name="ce9" office:value-type="float" office:value="26">
            <text:p>26</text:p>
          </table:table-cell>
          <table:table-cell table:style-name="ce12" office:value-type="float" office:value="0.00264014186949107">
            <text:p>0.00</text:p>
          </table:table-cell>
          <table:table-cell table:style-name="ce12" office:value-type="float" office:value="0.0343218443033839">
            <text:p>0.03</text:p>
          </table:table-cell>
          <table:table-cell table:style-name="ce12" office:value-type="float" office:value="0.21451152689615">
            <text:p>0.21</text:p>
          </table:table-cell>
          <table:table-cell table:style-name="ce12" office:value-type="float" office:value="0.858046107584599">
            <text:p>0.86</text:p>
          </table:table-cell>
          <table:table-cell table:style-name="ce12" office:value-type="float" office:value="2.46688255930572">
            <text:p>2.47</text:p>
          </table:table-cell>
          <table:table-cell table:style-name="ce12" office:value-type="float" office:value="5.42714163047259">
            <text:p>5.43</text:p>
          </table:table-cell>
          <table:table-cell table:style-name="ce12" office:value-type="float" office:value="9.49749785332703">
            <text:p>9.50</text:p>
          </table:table-cell>
          <table:table-cell table:style-name="ce12" office:value-type="float" office:value="13.5678540761815">
            <text:p>13.57</text:p>
          </table:table-cell>
          <table:table-cell table:number-columns-repeated="2" table:style-name="ce11" office:value-type="float" office:value="16.1118267154655">
            <text:p>16.11</text:p>
          </table:table-cell>
          <table:table-cell table:style-name="ce12" office:value-type="float" office:value="13.6950527081457">
            <text:p>13.70</text:p>
          </table:table-cell>
          <table:table-cell table:style-name="ce12" office:value-type="float" office:value="9.96003833319685">
            <text:p>9.96</text:p>
          </table:table-cell>
          <table:table-cell table:style-name="ce12" office:value-type="float" office:value="6.22502395824803">
            <text:p>6.23</text:p>
          </table:table-cell>
          <table:table-cell table:style-name="ce12" office:value-type="float" office:value="3.35193597751817">
            <text:p>3.35</text:p>
          </table:table-cell>
          <table:table-cell table:style-name="ce12" office:value-type="float" office:value="1.55625598956201">
            <text:p>1.56</text:p>
          </table:table-cell>
          <table:table-cell table:style-name="ce12" office:value-type="float" office:value="0.622502395824803">
            <text:p>0.62</text:p>
          </table:table-cell>
          <table:table-cell table:style-name="ce9" office:value-type="float" office:value="26">
            <text:p>26</text:p>
          </table:table-cell>
          <table:table-cell table:number-columns-repeated="1006"/>
        </table:table-row>
        <table:table-row table:style-name="ro4">
          <table:table-cell table:style-name="ce9" office:value-type="float" office:value="27">
            <text:p>27</text:p>
          </table:table-cell>
          <table:table-cell table:style-name="ce12" office:value-type="float" office:value="0.00176009457966072">
            <text:p>0.00</text:p>
          </table:table-cell>
          <table:table-cell table:style-name="ce12" office:value-type="float" office:value="0.0237612768254197">
            <text:p>0.02</text:p>
          </table:table-cell>
          <table:table-cell table:style-name="ce12" office:value-type="float" office:value="0.154448299365228">
            <text:p>0.15</text:p>
          </table:table-cell>
          <table:table-cell table:style-name="ce12" office:value-type="float" office:value="0.643534580688449">
            <text:p>0.64</text:p>
          </table:table-cell>
          <table:table-cell table:style-name="ce12" office:value-type="float" office:value="1.93060374206535">
            <text:p>1.93</text:p>
          </table:table-cell>
          <table:table-cell table:style-name="ce12" office:value-type="float" office:value="4.4403886067503">
            <text:p>4.44</text:p>
          </table:table-cell>
          <table:table-cell table:style-name="ce12" office:value-type="float" office:value="8.14071244570888">
            <text:p>8.14</text:p>
          </table:table-cell>
          <table:table-cell table:style-name="ce12" office:value-type="float" office:value="12.2110686685633">
            <text:p>12.21</text:p>
          </table:table-cell>
          <table:table-cell table:style-name="ce12" office:value-type="float" office:value="15.2638358357042">
            <text:p>15.26</text:p>
          </table:table-cell>
          <table:table-cell table:style-name="ce14" office:value-type="float" office:value="16.1118267154655">
            <text:p>16.11</text:p>
          </table:table-cell>
          <table:table-cell table:style-name="ce12" office:value-type="float" office:value="14.5006440439189">
            <text:p>14.50</text:p>
          </table:table-cell>
          <table:table-cell table:style-name="ce12" office:value-type="float" office:value="11.2050431248465">
            <text:p>11.21</text:p>
          </table:table-cell>
          <table:table-cell table:style-name="ce12" office:value-type="float" office:value="7.47002874989764">
            <text:p>7.47</text:p>
          </table:table-cell>
          <table:table-cell table:style-name="ce12" office:value-type="float" office:value="4.30963197109479">
            <text:p>4.31</text:p>
          </table:table-cell>
          <table:table-cell table:style-name="ce12" office:value-type="float" office:value="2.1548159855474">
            <text:p>2.15</text:p>
          </table:table-cell>
          <table:table-cell table:style-name="ce12" office:value-type="float" office:value="0.933753593737205">
            <text:p>0.93</text:p>
          </table:table-cell>
          <table:table-cell table:style-name="ce9" office:value-type="float" office:value="27">
            <text:p>27</text:p>
          </table:table-cell>
          <table:table-cell table:number-columns-repeated="1006"/>
        </table:table-row>
        <table:table-row table:style-name="ro4">
          <table:table-cell table:style-name="ce9" office:value-type="float" office:value="28">
            <text:p>28</text:p>
          </table:table-cell>
          <table:table-cell table:style-name="ce12" office:value-type="float" office:value="0.00117339638644048">
            <text:p>0.00</text:p>
          </table:table-cell>
          <table:table-cell table:style-name="ce12" office:value-type="float" office:value="0.0164275494101667">
            <text:p>0.02</text:p>
          </table:table-cell>
          <table:table-cell table:style-name="ce12" office:value-type="float" office:value="0.110885958518625">
            <text:p>0.11</text:p>
          </table:table-cell>
          <table:table-cell table:style-name="ce12" office:value-type="float" office:value="0.480505820247375">
            <text:p>0.48</text:p>
          </table:table-cell>
          <table:table-cell table:style-name="ce12" office:value-type="float" office:value="1.50158068827305">
            <text:p>1.50</text:p>
          </table:table-cell>
          <table:table-cell table:style-name="ce12" office:value-type="float" office:value="3.60379365185531">
            <text:p>3.60</text:p>
          </table:table-cell>
          <table:table-cell table:style-name="ce12" office:value-type="float" office:value="6.90727116605602">
            <text:p>6.91</text:p>
          </table:table-cell>
          <table:table-cell table:style-name="ce12" office:value-type="float" office:value="10.8542832609452">
            <text:p>10.85</text:p>
          </table:table-cell>
          <table:table-cell table:style-name="ce12" office:value-type="float" office:value="14.2462467799905">
            <text:p>14.25</text:p>
          </table:table-cell>
          <table:table-cell table:style-name="ce11" office:value-type="float" office:value="15.8291630888784">
            <text:p>15.83</text:p>
          </table:table-cell>
          <table:table-cell table:style-name="ce12" office:value-type="float" office:value="15.0377049344345">
            <text:p>15.04</text:p>
          </table:table-cell>
          <table:table-cell table:style-name="ce12" office:value-type="float" office:value="12.3035767645373">
            <text:p>12.30</text:p>
          </table:table-cell>
          <table:table-cell table:style-name="ce12" office:value-type="float" office:value="8.71503354154724">
            <text:p>8.72</text:p>
          </table:table-cell>
          <table:table-cell table:style-name="ce12" office:value-type="float" office:value="5.36309756402907">
            <text:p>5.36</text:p>
          </table:table-cell>
          <table:table-cell table:style-name="ce12" office:value-type="float" office:value="2.87308798072986">
            <text:p>2.87</text:p>
          </table:table-cell>
          <table:table-cell table:style-name="ce12" office:value-type="float" office:value="1.34077439100727">
            <text:p>1.34</text:p>
          </table:table-cell>
          <table:table-cell table:style-name="ce9" office:value-type="float" office:value="28">
            <text:p>28</text:p>
          </table:table-cell>
          <table:table-cell table:number-columns-repeated="1006"/>
        </table:table-row>
        <table:table-row table:style-name="ro4">
          <table:table-cell table:style-name="ce9" office:value-type="float" office:value="29">
            <text:p>29</text:p>
          </table:table-cell>
          <table:table-cell table:style-name="ce12" office:value-type="float" office:value="0.000782264257626984">
            <text:p>0.00</text:p>
          </table:table-cell>
          <table:table-cell table:style-name="ce12" office:value-type="float" office:value="0.0113428317355913">
            <text:p>0.01</text:p>
          </table:table-cell>
          <table:table-cell table:style-name="ce12" office:value-type="float" office:value="0.0793998221491389">
            <text:p>0.08</text:p>
          </table:table-cell>
          <table:table-cell table:style-name="ce12" office:value-type="float" office:value="0.357299199671125">
            <text:p>0.36</text:p>
          </table:table-cell>
          <table:table-cell table:style-name="ce12" office:value-type="float" office:value="1.16122239893116">
            <text:p>1.16</text:p>
          </table:table-cell>
          <table:table-cell table:style-name="ce12" office:value-type="float" office:value="2.90305599732789">
            <text:p>2.90</text:p>
          </table:table-cell>
          <table:table-cell table:style-name="ce12" office:value-type="float" office:value="5.80611199465579">
            <text:p>5.81</text:p>
          </table:table-cell>
          <table:table-cell table:style-name="ce12" office:value-type="float" office:value="9.53861256264879">
            <text:p>9.54</text:p>
          </table:table-cell>
          <table:table-cell table:style-name="ce12" office:value-type="float" office:value="13.1155922736421">
            <text:p>13.12</text:p>
          </table:table-cell>
          <table:table-cell table:number-columns-repeated="2" table:style-name="ce11" office:value-type="float" office:value="15.3015243192491">
            <text:p>15.30</text:p>
          </table:table-cell>
          <table:table-cell table:style-name="ce12" office:value-type="float" office:value="13.2149528211697">
            <text:p>13.21</text:p>
          </table:table-cell>
          <table:table-cell table:style-name="ce12" office:value-type="float" office:value="9.91121461587726">
            <text:p>9.91</text:p>
          </table:table-cell>
          <table:table-cell table:style-name="ce12" office:value-type="float" office:value="6.48040955653513">
            <text:p>6.48</text:p>
          </table:table-cell>
          <table:table-cell table:style-name="ce12" office:value-type="float" office:value="3.70309117516293">
            <text:p>3.70</text:p>
          </table:table-cell>
          <table:table-cell table:style-name="ce12" office:value-type="float" office:value="1.85154558758147">
            <text:p>1.85</text:p>
          </table:table-cell>
          <table:table-cell table:style-name="ce9" office:value-type="float" office:value="29">
            <text:p>29</text:p>
          </table:table-cell>
          <table:table-cell table:number-columns-repeated="1006"/>
        </table:table-row>
        <table:table-row table:style-name="ro4">
          <table:table-cell table:style-name="ce9" office:value-type="float" office:value="30">
            <text:p>30</text:p>
          </table:table-cell>
          <table:table-cell table:style-name="ce12" office:value-type="float" office:value="0.000521509505084656">
            <text:p>0.00</text:p>
          </table:table-cell>
          <table:table-cell table:style-name="ce12" office:value-type="float" office:value="0.00782264257626984">
            <text:p>0.01</text:p>
          </table:table-cell>
          <table:table-cell table:style-name="ce12" office:value-type="float" office:value="0.0567141586779564">
            <text:p>0.06</text:p>
          </table:table-cell>
          <table:table-cell table:style-name="ce12" office:value-type="float" office:value="0.264666073830463">
            <text:p>0.26</text:p>
          </table:table-cell>
          <table:table-cell table:style-name="ce12" office:value-type="float" office:value="0.893247999177813">
            <text:p>0.89</text:p>
          </table:table-cell>
          <table:table-cell table:style-name="ce12" office:value-type="float" office:value="2.32244479786231">
            <text:p>2.32</text:p>
          </table:table-cell>
          <table:table-cell table:style-name="ce12" office:value-type="float" office:value="4.83842666221315">
            <text:p>4.84</text:p>
          </table:table-cell>
          <table:table-cell table:style-name="ce12" office:value-type="float" office:value="8.29444570665112">
            <text:p>8.29</text:p>
          </table:table-cell>
          <table:table-cell table:style-name="ce12" office:value-type="float" office:value="11.923265703311">
            <text:p>11.92</text:p>
          </table:table-cell>
          <table:table-cell table:style-name="ce12" office:value-type="float" office:value="14.5728803040468">
            <text:p>14.57</text:p>
          </table:table-cell>
          <table:table-cell table:style-name="ce11" office:value-type="float" office:value="15.3015243192491">
            <text:p>15.30</text:p>
          </table:table-cell>
          <table:table-cell table:style-name="ce12" office:value-type="float" office:value="13.9104766538628">
            <text:p>13.91</text:p>
          </table:table-cell>
          <table:table-cell table:style-name="ce12" office:value-type="float" office:value="11.0124606843081">
            <text:p>11.01</text:p>
          </table:table-cell>
          <table:table-cell table:style-name="ce12" office:value-type="float" office:value="7.6240112429825">
            <text:p>7.62</text:p>
          </table:table-cell>
          <table:table-cell table:style-name="ce12" office:value-type="float" office:value="4.62886396895366">
            <text:p>4.63</text:p>
          </table:table-cell>
          <table:table-cell table:style-name="ce12" office:value-type="float" office:value="2.46872745010862">
            <text:p>2.47</text:p>
          </table:table-cell>
          <table:table-cell table:style-name="ce9" office:value-type="float" office:value="30">
            <text:p>30</text:p>
          </table:table-cell>
          <table:table-cell table:number-columns-repeated="1006"/>
        </table:table-row>
        <table:table-row table:style-name="ro5"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/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6"/>
          <table:table-cell table:style-name="ce13" office:value-type="string">
            <text:p>Cumulative probability for non-ac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/>
          <table:table-cell table:number-columns-repeated="1006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2" office:value-type="float" office:value="100">
            <text:p>100.00</text:p>
          </table:table-cell>
          <table:table-cell table:style-name="ce20" office:value-type="float" office:value="33.3333333333333">
            <text:p>33.33</text:p>
          </table:table-cell>
          <table:table-cell table:number-columns-repeated="14" table:style-name="ce12" office:value-type="string">
            <text:p>-</text:p>
          </table:table-cell>
          <table:table-cell table:style-name="ce9" office:value-type="float" office:value="1">
            <text:p>1</text:p>
          </table:table-cell>
          <table:table-cell table:number-columns-repeated="1006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2" office:value-type="float" office:value="100">
            <text:p>100.00</text:p>
          </table:table-cell>
          <table:table-cell table:style-name="ce21" office:value-type="float" office:value="55.5555555555556">
            <text:p>55.56</text:p>
          </table:table-cell>
          <table:table-cell table:style-name="ce12" office:value-type="float" office:value="11.1111111111111">
            <text:p>11.11</text:p>
          </table:table-cell>
          <table:table-cell table:number-columns-repeated="13" table:style-name="ce12" office:value-type="string">
            <text:p>-</text:p>
          </table:table-cell>
          <table:table-cell table:style-name="ce9" office:value-type="float" office:value="2">
            <text:p>2</text:p>
          </table:table-cell>
          <table:table-cell table:number-columns-repeated="1006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2" office:value-type="float" office:value="100">
            <text:p>100.00</text:p>
          </table:table-cell>
          <table:table-cell table:style-name="ce21" office:value-type="float" office:value="70.3703703703704">
            <text:p>70.37</text:p>
          </table:table-cell>
          <table:table-cell table:style-name="ce12" office:value-type="float" office:value="25.9259259259259">
            <text:p>25.93</text:p>
          </table:table-cell>
          <table:table-cell table:style-name="ce12" office:value-type="float" office:value="3.7037037037037">
            <text:p>3.70</text:p>
          </table:table-cell>
          <table:table-cell table:number-columns-repeated="12" table:style-name="ce12" office:value-type="string">
            <text:p>-</text:p>
          </table:table-cell>
          <table:table-cell table:style-name="ce9" office:value-type="float" office:value="3">
            <text:p>3</text:p>
          </table:table-cell>
          <table:table-cell table:number-columns-repeated="1006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2" office:value-type="float" office:value="100">
            <text:p>100.00</text:p>
          </table:table-cell>
          <table:table-cell table:style-name="ce21" office:value-type="float" office:value="80.2469135802469">
            <text:p>80.25</text:p>
          </table:table-cell>
          <table:table-cell table:style-name="ce22" office:value-type="float" office:value="40.7407407407407">
            <text:p>40.74</text:p>
          </table:table-cell>
          <table:table-cell table:style-name="ce12" office:value-type="float" office:value="11.1111111111111">
            <text:p>11.11</text:p>
          </table:table-cell>
          <table:table-cell table:style-name="ce12" office:value-type="float" office:value="1.23456790123457">
            <text:p>1.23</text:p>
          </table:table-cell>
          <table:table-cell table:number-columns-repeated="11" table:style-name="ce12" office:value-type="string">
            <text:p>-</text:p>
          </table:table-cell>
          <table:table-cell table:style-name="ce9" office:value-type="float" office:value="4">
            <text:p>4</text:p>
          </table:table-cell>
          <table:table-cell table:number-columns-repeated="1006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86.8312757201646">
            <text:p>86.83</text:p>
          </table:table-cell>
          <table:table-cell table:style-name="ce12" office:value-type="float" office:value="53.9094650205761">
            <text:p>53.91</text:p>
          </table:table-cell>
          <table:table-cell table:style-name="ce23" office:value-type="float" office:value="20.9876543209877">
            <text:p>20.99</text:p>
          </table:table-cell>
          <table:table-cell table:style-name="ce12" office:value-type="float" office:value="4.52674897119342">
            <text:p>4.53</text:p>
          </table:table-cell>
          <table:table-cell table:style-name="ce12" office:value-type="float" office:value="0.411522633744856">
            <text:p>0.41</text:p>
          </table:table-cell>
          <table:table-cell table:number-columns-repeated="10" table:style-name="ce12" office:value-type="string">
            <text:p>-</text:p>
          </table:table-cell>
          <table:table-cell table:style-name="ce9" office:value-type="float" office:value="5">
            <text:p>5</text:p>
          </table:table-cell>
          <table:table-cell table:number-columns-repeated="1006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1.2208504801097">
            <text:p>91.22</text:p>
          </table:table-cell>
          <table:table-cell table:style-name="ce12" office:value-type="float" office:value="64.883401920439">
            <text:p>64.88</text:p>
          </table:table-cell>
          <table:table-cell table:style-name="ce23" office:value-type="float" office:value="31.9615912208505">
            <text:p>31.96</text:p>
          </table:table-cell>
          <table:table-cell table:style-name="ce12" office:value-type="float" office:value="10.0137174211248">
            <text:p>10.01</text:p>
          </table:table-cell>
          <table:table-cell table:style-name="ce12" office:value-type="float" office:value="1.78326474622771">
            <text:p>1.78</text:p>
          </table:table-cell>
          <table:table-cell table:style-name="ce12" office:value-type="float" office:value="0.137174211248285">
            <text:p>0.14</text:p>
          </table:table-cell>
          <table:table-cell table:number-columns-repeated="9" table:style-name="ce12" office:value-type="string">
            <text:p>-</text:p>
          </table:table-cell>
          <table:table-cell table:style-name="ce9" office:value-type="float" office:value="6">
            <text:p>6</text:p>
          </table:table-cell>
          <table:table-cell table:number-columns-repeated="1006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4.1472336534065">
            <text:p>94.15</text:p>
          </table:table-cell>
          <table:table-cell table:style-name="ce12" office:value-type="float" office:value="73.6625514403292">
            <text:p>73.66</text:p>
          </table:table-cell>
          <table:table-cell table:style-name="ce20" office:value-type="float" office:value="42.9355281207133">
            <text:p>42.94</text:p>
          </table:table-cell>
          <table:table-cell table:style-name="ce12" office:value-type="float" office:value="17.3296753543667">
            <text:p>17.33</text:p>
          </table:table-cell>
          <table:table-cell table:style-name="ce12" office:value-type="float" office:value="4.52674897119342">
            <text:p>4.53</text:p>
          </table:table-cell>
          <table:table-cell table:style-name="ce12" office:value-type="float" office:value="0.685871056241427">
            <text:p>0.69</text:p>
          </table:table-cell>
          <table:table-cell table:style-name="ce12" office:value-type="float" office:value="0.0457247370827618">
            <text:p>0.05</text:p>
          </table:table-cell>
          <table:table-cell table:number-columns-repeated="8" table:style-name="ce12" office:value-type="string">
            <text:p>-</text:p>
          </table:table-cell>
          <table:table-cell table:style-name="ce9" office:value-type="float" office:value="7">
            <text:p>7</text:p>
          </table:table-cell>
          <table:table-cell table:number-columns-repeated="1006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6.0981557689377">
            <text:p>96.10</text:p>
          </table:table-cell>
          <table:table-cell table:style-name="ce12" office:value-type="float" office:value="80.4907788446883">
            <text:p>80.49</text:p>
          </table:table-cell>
          <table:table-cell table:style-name="ce12" office:value-type="float" office:value="53.177869227252">
            <text:p>53.18</text:p>
          </table:table-cell>
          <table:table-cell table:style-name="ce23" office:value-type="float" office:value="25.8649596098156">
            <text:p>25.86</text:p>
          </table:table-cell>
          <table:table-cell table:style-name="ce12" office:value-type="float" office:value="8.79439109891785">
            <text:p>8.79</text:p>
          </table:table-cell>
          <table:table-cell table:style-name="ce12" office:value-type="float" office:value="1.96616369455876">
            <text:p>1.97</text:p>
          </table:table-cell>
          <table:table-cell table:style-name="ce12" office:value-type="float" office:value="0.259106843468983">
            <text:p>0.26</text:p>
          </table:table-cell>
          <table:table-cell table:style-name="ce12" office:value-type="float" office:value="0.0152415790275873">
            <text:p>0.02</text:p>
          </table:table-cell>
          <table:table-cell table:number-columns-repeated="7" table:style-name="ce12" office:value-type="string">
            <text:p>-</text:p>
          </table:table-cell>
          <table:table-cell table:style-name="ce9" office:value-type="float" office:value="8">
            <text:p>8</text:p>
          </table:table-cell>
          <table:table-cell table:number-columns-repeated="1006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7.3987705126251">
            <text:p>97.40</text:p>
          </table:table-cell>
          <table:table-cell table:style-name="ce12" office:value-type="float" office:value="85.6932378194381">
            <text:p>85.69</text:p>
          </table:table-cell>
          <table:table-cell table:style-name="ce12" office:value-type="float" office:value="62.2821724330641">
            <text:p>62.28</text:p>
          </table:table-cell>
          <table:table-cell table:style-name="ce23" office:value-type="float" office:value="34.9692628156277">
            <text:p>34.97</text:p>
          </table:table-cell>
          <table:table-cell table:style-name="ce12" office:value-type="float" office:value="14.4845806025504">
            <text:p>14.48</text:p>
          </table:table-cell>
          <table:table-cell table:style-name="ce12" office:value-type="float" office:value="4.24223949601179">
            <text:p>4.24</text:p>
          </table:table-cell>
          <table:table-cell table:style-name="ce12" office:value-type="float" office:value="0.828125793832241">
            <text:p>0.83</text:p>
          </table:table-cell>
          <table:table-cell table:style-name="ce12" office:value-type="float" office:value="0.0965300005080526">
            <text:p>0.10</text:p>
          </table:table-cell>
          <table:table-cell table:style-name="ce12" office:value-type="float" office:value="0.00508052634252909">
            <text:p>0.01</text:p>
          </table:table-cell>
          <table:table-cell table:number-columns-repeated="6" table:style-name="ce12" office:value-type="string">
            <text:p>-</text:p>
          </table:table-cell>
          <table:table-cell table:style-name="ce9" office:value-type="float" office:value="9">
            <text:p>9</text:p>
          </table:table-cell>
          <table:table-cell table:number-columns-repeated="1006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8.2658470084167">
            <text:p>98.27</text:p>
          </table:table-cell>
          <table:table-cell table:style-name="ce12" office:value-type="float" office:value="89.5950820505004">
            <text:p>89.60</text:p>
          </table:table-cell>
          <table:table-cell table:style-name="ce12" office:value-type="float" office:value="70.0858608951887">
            <text:p>70.09</text:p>
          </table:table-cell>
          <table:table-cell table:style-name="ce20" office:value-type="float" office:value="44.0735660214398">
            <text:p>44.07</text:p>
          </table:table-cell>
          <table:table-cell table:style-name="ce12" office:value-type="float" office:value="21.3128080069095">
            <text:p>21.31</text:p>
          </table:table-cell>
          <table:table-cell table:style-name="ce12" office:value-type="float" office:value="7.65635319819133">
            <text:p>7.66</text:p>
          </table:table-cell>
          <table:table-cell table:style-name="ce12" office:value-type="float" office:value="1.96616369455876">
            <text:p>1.97</text:p>
          </table:table-cell>
          <table:table-cell table:style-name="ce12" office:value-type="float" office:value="0.340395264949449">
            <text:p>0.34</text:p>
          </table:table-cell>
          <table:table-cell table:style-name="ce12" office:value-type="float" office:value="0.0355636843977036">
            <text:p>0.04</text:p>
          </table:table-cell>
          <table:table-cell table:style-name="ce12" office:value-type="float" office:value="0.00169350878084303">
            <text:p>0.00</text:p>
          </table:table-cell>
          <table:table-cell table:number-columns-repeated="5" table:style-name="ce12" office:value-type="string">
            <text:p>-</text:p>
          </table:table-cell>
          <table:table-cell table:style-name="ce9" office:value-type="float" office:value="10">
            <text:p>10</text:p>
          </table:table-cell>
          <table:table-cell table:number-columns-repeated="1006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8.8438980056112">
            <text:p>98.84</text:p>
          </table:table-cell>
          <table:table-cell table:style-name="ce12" office:value-type="float" office:value="92.4853370364725">
            <text:p>92.49</text:p>
          </table:table-cell>
          <table:table-cell table:style-name="ce12" office:value-type="float" office:value="76.588934613626">
            <text:p>76.59</text:p>
          </table:table-cell>
          <table:table-cell table:style-name="ce12" office:value-type="float" office:value="52.7443309793561">
            <text:p>52.74</text:p>
          </table:table-cell>
          <table:table-cell table:style-name="ce23" office:value-type="float" office:value="28.8997273450863">
            <text:p>28.90</text:p>
          </table:table-cell>
          <table:table-cell table:style-name="ce12" office:value-type="float" office:value="12.2085048010974">
            <text:p>12.21</text:p>
          </table:table-cell>
          <table:table-cell table:style-name="ce12" office:value-type="float" office:value="3.86289352910295">
            <text:p>3.86</text:p>
          </table:table-cell>
          <table:table-cell table:style-name="ce12" office:value-type="float" office:value="0.882318074819218">
            <text:p>0.88</text:p>
          </table:table-cell>
          <table:table-cell table:style-name="ce12" office:value-type="float" office:value="0.137174211248285">
            <text:p>0.14</text:p>
          </table:table-cell>
          <table:table-cell table:style-name="ce12" office:value-type="float" office:value="0.0129835673197966">
            <text:p>0.01</text:p>
          </table:table-cell>
          <table:table-cell table:style-name="ce12" office:value-type="float" office:value="0.000564502926947676">
            <text:p>0.00</text:p>
          </table:table-cell>
          <table:table-cell table:number-columns-repeated="4" table:style-name="ce12" office:value-type="string">
            <text:p>-</text:p>
          </table:table-cell>
          <table:table-cell table:style-name="ce9" office:value-type="float" office:value="11">
            <text:p>11</text:p>
          </table:table-cell>
          <table:table-cell table:number-columns-repeated="1006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2292653370741">
            <text:p>99.23</text:p>
          </table:table-cell>
          <table:table-cell table:style-name="ce12" office:value-type="float" office:value="94.6048573595187">
            <text:p>94.60</text:p>
          </table:table-cell>
          <table:table-cell table:style-name="ce12" office:value-type="float" office:value="81.8877354212415">
            <text:p>81.89</text:p>
          </table:table-cell>
          <table:table-cell table:style-name="ce12" office:value-type="float" office:value="60.6925321907794">
            <text:p>60.69</text:p>
          </table:table-cell>
          <table:table-cell table:style-name="ce23" office:value-type="float" office:value="36.8479285565096">
            <text:p>36.85</text:p>
          </table:table-cell>
          <table:table-cell table:style-name="ce12" office:value-type="float" office:value="17.7722456490937">
            <text:p>17.77</text:p>
          </table:table-cell>
          <table:table-cell table:style-name="ce12" office:value-type="float" office:value="6.6447639531011">
            <text:p>6.64</text:p>
          </table:table-cell>
          <table:table-cell table:style-name="ce12" office:value-type="float" office:value="1.87584322624713">
            <text:p>1.88</text:p>
          </table:table-cell>
          <table:table-cell table:style-name="ce12" office:value-type="float" office:value="0.385555499105263">
            <text:p>0.39</text:p>
          </table:table-cell>
          <table:table-cell table:style-name="ce12" office:value-type="float" office:value="0.0543804486292928">
            <text:p>0.05</text:p>
          </table:table-cell>
          <table:table-cell table:style-name="ce12" office:value-type="float" office:value="0.0047041910578973">
            <text:p>0.00</text:p>
          </table:table-cell>
          <table:table-cell table:style-name="ce12" office:value-type="float" office:value="0.000188167642315892">
            <text:p>0.00</text:p>
          </table:table-cell>
          <table:table-cell table:number-columns-repeated="3" table:style-name="ce12" office:value-type="string">
            <text:p>-</text:p>
          </table:table-cell>
          <table:table-cell table:style-name="ce9" office:value-type="float" office:value="12">
            <text:p>12</text:p>
          </table:table-cell>
          <table:table-cell table:number-columns-repeated="1006"/>
        </table:table-row>
        <table:table-row table:style-name="ro4">
          <table:table-cell table:style-name="ce9" office:value-type="float" office:value="13">
            <text:p>13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4861768913827">
            <text:p>99.49</text:p>
          </table:table-cell>
          <table:table-cell table:style-name="ce12" office:value-type="float" office:value="96.1463266853705">
            <text:p>96.15</text:p>
          </table:table-cell>
          <table:table-cell table:style-name="ce12" office:value-type="float" office:value="86.1267760673339">
            <text:p>86.13</text:p>
          </table:table-cell>
          <table:table-cell table:style-name="ce12" office:value-type="float" office:value="67.7575999342668">
            <text:p>67.76</text:p>
          </table:table-cell>
          <table:table-cell table:style-name="ce20" office:value-type="float" office:value="44.7961297679329">
            <text:p>44.80</text:p>
          </table:table-cell>
          <table:table-cell table:style-name="ce12" office:value-type="float" office:value="24.1308066182323">
            <text:p>24.13</text:p>
          </table:table-cell>
          <table:table-cell table:style-name="ce12" office:value-type="float" office:value="10.353924518432">
            <text:p>10.35</text:p>
          </table:table-cell>
          <table:table-cell table:style-name="ce12" office:value-type="float" office:value="3.46548346853178">
            <text:p>3.47</text:p>
          </table:table-cell>
          <table:table-cell table:style-name="ce12" office:value-type="float" office:value="0.882318074819218">
            <text:p>0.88</text:p>
          </table:table-cell>
          <table:table-cell table:style-name="ce12" office:value-type="float" office:value="0.164772132121283">
            <text:p>0.16</text:p>
          </table:table-cell>
          <table:table-cell table:style-name="ce12" office:value-type="float" office:value="0.0212629435816958">
            <text:p>0.02</text:p>
          </table:table-cell>
          <table:table-cell table:style-name="ce12" office:value-type="float" office:value="0.00169350878084303">
            <text:p>0.00</text:p>
          </table:table-cell>
          <table:table-cell table:style-name="ce12" office:value-type="float" office:value="0.0000627225474386307">
            <text:p>0.00</text:p>
          </table:table-cell>
          <table:table-cell table:number-columns-repeated="2" table:style-name="ce12" office:value-type="string">
            <text:p>-</text:p>
          </table:table-cell>
          <table:table-cell table:style-name="ce9" office:value-type="float" office:value="13">
            <text:p>13</text:p>
          </table:table-cell>
          <table:table-cell table:number-columns-repeated="1006"/>
        </table:table-row>
        <table:table-row table:style-name="ro4">
          <table:table-cell table:style-name="ce9" office:value-type="float" office:value="14">
            <text:p>14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6574512609218">
            <text:p>99.66</text:p>
          </table:table-cell>
          <table:table-cell table:style-name="ce12" office:value-type="float" office:value="97.2596100873746">
            <text:p>97.26</text:p>
          </table:table-cell>
          <table:table-cell table:style-name="ce12" office:value-type="float" office:value="89.4666262733461">
            <text:p>89.47</text:p>
          </table:table-cell>
          <table:table-cell table:style-name="ce12" office:value-type="float" office:value="73.8806586452891">
            <text:p>73.88</text:p>
          </table:table-cell>
          <table:table-cell table:style-name="ce12" office:value-type="float" office:value="52.4499531567108">
            <text:p>52.45</text:p>
          </table:table-cell>
          <table:table-cell table:style-name="ce23" office:value-type="float" office:value="31.0192476681325">
            <text:p>31.02</text:p>
          </table:table-cell>
          <table:table-cell table:style-name="ce12" office:value-type="float" office:value="14.9462185516987">
            <text:p>14.95</text:p>
          </table:table-cell>
          <table:table-cell table:style-name="ce12" office:value-type="float" office:value="5.76163048516518">
            <text:p>5.76</text:p>
          </table:table-cell>
          <table:table-cell table:style-name="ce12" office:value-type="float" office:value="1.74337320605674">
            <text:p>1.74</text:p>
          </table:table-cell>
          <table:table-cell table:style-name="ce12" office:value-type="float" office:value="0.403954113020595">
            <text:p>0.40</text:p>
          </table:table-cell>
          <table:table-cell table:style-name="ce12" office:value-type="float" office:value="0.0690993397615581">
            <text:p>0.07</text:p>
          </table:table-cell>
          <table:table-cell table:style-name="ce12" office:value-type="float" office:value="0.00821665371446062">
            <text:p>0.01</text:p>
          </table:table-cell>
          <table:table-cell table:style-name="ce12" office:value-type="float" office:value="0.00060631795857343">
            <text:p>0.00</text:p>
          </table:table-cell>
          <table:table-cell table:style-name="ce12" office:value-type="float" office:value="0.0000209075158128769">
            <text:p>0.00</text:p>
          </table:table-cell>
          <table:table-cell table:style-name="ce12" office:value-type="string">
            <text:p>-</text:p>
          </table:table-cell>
          <table:table-cell table:style-name="ce9" office:value-type="float" office:value="14">
            <text:p>14</text:p>
          </table:table-cell>
          <table:table-cell table:number-columns-repeated="1006"/>
        </table:table-row>
        <table:table-row table:style-name="ro4">
          <table:table-cell table:style-name="ce9" office:value-type="float" office:value="15">
            <text:p>15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7716341739479">
            <text:p>99.77</text:p>
          </table:table-cell>
          <table:table-cell table:style-name="ce12" office:value-type="float" office:value="98.058890478557">
            <text:p>98.06</text:p>
          </table:table-cell>
          <table:table-cell table:style-name="ce12" office:value-type="float" office:value="92.0642875446889">
            <text:p>92.06</text:p>
          </table:table-cell>
          <table:table-cell table:style-name="ce12" office:value-type="float" office:value="79.0759811879748">
            <text:p>79.08</text:p>
          </table:table-cell>
          <table:table-cell table:style-name="ce12" office:value-type="float" office:value="59.5935216529036">
            <text:p>59.59</text:p>
          </table:table-cell>
          <table:table-cell table:style-name="ce23" office:value-type="float" office:value="38.1628161643253">
            <text:p>38.16</text:p>
          </table:table-cell>
          <table:table-cell table:style-name="ce12" office:value-type="float" office:value="20.3038949238433">
            <text:p>20.30</text:p>
          </table:table-cell>
          <table:table-cell table:style-name="ce12" office:value-type="float" office:value="8.82315984067637">
            <text:p>8.82</text:p>
          </table:table-cell>
          <table:table-cell table:style-name="ce12" office:value-type="float" office:value="3.08279229909289">
            <text:p>3.08</text:p>
          </table:table-cell>
          <table:table-cell table:style-name="ce12" office:value-type="float" office:value="0.850427144032643">
            <text:p>0.85</text:p>
          </table:table-cell>
          <table:table-cell table:style-name="ce12" office:value-type="float" office:value="0.18071759751457">
            <text:p>0.18</text:p>
          </table:table-cell>
          <table:table-cell table:style-name="ce12" office:value-type="float" office:value="0.0285108823968265">
            <text:p>0.03</text:p>
          </table:table-cell>
          <table:table-cell table:style-name="ce12" office:value-type="float" office:value="0.00314309654386916">
            <text:p>0.00</text:p>
          </table:table-cell>
          <table:table-cell table:style-name="ce12" office:value-type="float" office:value="0.000216044330066395">
            <text:p>0.00</text:p>
          </table:table-cell>
          <table:table-cell table:style-name="ce12" office:value-type="float" office:value="0.00000696917193762563">
            <text:p>0.00</text:p>
          </table:table-cell>
          <table:table-cell table:style-name="ce9" office:value-type="float" office:value="15">
            <text:p>15</text:p>
          </table:table-cell>
          <table:table-cell table:number-columns-repeated="1006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12" office:value-type="float" office:value="99.9999976769427">
            <text:p>100.00</text:p>
          </table:table-cell>
          <table:table-cell table:style-name="ce12" office:value-type="float" office:value="99.8477537929079">
            <text:p>99.85</text:p>
          </table:table-cell>
          <table:table-cell table:style-name="ce12" office:value-type="float" office:value="98.62980272063">
            <text:p>98.63</text:p>
          </table:table-cell>
          <table:table-cell table:style-name="ce12" office:value-type="float" office:value="94.0624861995877">
            <text:p>94.06</text:p>
          </table:table-cell>
          <table:table-cell table:style-name="ce12" office:value-type="float" office:value="83.4054143171555">
            <text:p>83.41</text:p>
          </table:table-cell>
          <table:table-cell table:style-name="ce12" office:value-type="float" office:value="66.0876725082034">
            <text:p>66.09</text:p>
          </table:table-cell>
          <table:table-cell table:style-name="ce20" office:value-type="float" office:value="45.3063823374607">
            <text:p>45.31</text:p>
          </table:table-cell>
          <table:table-cell table:style-name="ce12" office:value-type="float" office:value="26.2568663476133">
            <text:p>26.26</text:p>
          </table:table-cell>
          <table:table-cell table:style-name="ce12" office:value-type="float" office:value="12.650069212008">
            <text:p>12.65</text:p>
          </table:table-cell>
          <table:table-cell table:style-name="ce12" office:value-type="float" office:value="4.99624582323007">
            <text:p>5.00</text:p>
          </table:table-cell>
          <table:table-cell table:style-name="ce12" office:value-type="float" office:value="1.59454653932874">
            <text:p>1.59</text:p>
          </table:table-cell>
          <table:table-cell table:style-name="ce12" office:value-type="float" office:value="0.403951789963282">
            <text:p>0.40</text:p>
          </table:table-cell>
          <table:table-cell table:style-name="ce12" office:value-type="float" office:value="0.0792441310454285">
            <text:p>0.08</text:p>
          </table:table-cell>
          <table:table-cell table:style-name="ce12" office:value-type="float" office:value="0.0115967021042091">
            <text:p>0.01</text:p>
          </table:table-cell>
          <table:table-cell table:style-name="ce12" office:value-type="float" office:value="0.00118940534402144">
            <text:p>0.00</text:p>
          </table:table-cell>
          <table:table-cell table:style-name="ce12" office:value-type="float" office:value="0.0000743378340013401">
            <text:p>0.00</text:p>
          </table:table-cell>
          <table:table-cell table:style-name="ce9" office:value-type="float" office:value="16">
            <text:p>16</text:p>
          </table:table-cell>
          <table:table-cell table:number-columns-repeated="1006"/>
        </table:table-row>
        <table:table-row table:style-name="ro4">
          <table:table-cell table:style-name="ce9" office:value-type="float" office:value="17">
            <text:p>17</text:p>
          </table:table-cell>
          <table:table-cell table:style-name="ce12" office:value-type="float" office:value="99.9999728976647">
            <text:p>100.00</text:p>
          </table:table-cell>
          <table:table-cell table:style-name="ce12" office:value-type="float" office:value="99.8984769749749">
            <text:p>99.90</text:p>
          </table:table-cell>
          <table:table-cell table:style-name="ce12" office:value-type="float" office:value="99.0357616321113">
            <text:p>99.04</text:p>
          </table:table-cell>
          <table:table-cell table:style-name="ce12" office:value-type="float" office:value="95.5849002606571">
            <text:p>95.58</text:p>
          </table:table-cell>
          <table:table-cell table:style-name="ce12" office:value-type="float" office:value="86.9577468320216">
            <text:p>86.96</text:p>
          </table:table-cell>
          <table:table-cell table:style-name="ce12" office:value-type="float" office:value="71.8602283319094">
            <text:p>71.86</text:p>
          </table:table-cell>
          <table:table-cell table:style-name="ce12" office:value-type="float" office:value="52.2334542817636">
            <text:p>52.23</text:p>
          </table:table-cell>
          <table:table-cell table:style-name="ce23" office:value-type="float" office:value="32.6066802316178">
            <text:p>32.61</text:p>
          </table:table-cell>
          <table:table-cell table:style-name="ce12" office:value-type="float" office:value="17.1856434779318">
            <text:p>17.19</text:p>
          </table:table-cell>
          <table:table-cell table:style-name="ce12" office:value-type="float" office:value="7.54749550687806">
            <text:p>7.55</text:p>
          </table:table-cell>
          <table:table-cell table:style-name="ce12" office:value-type="float" office:value="2.72842152135118">
            <text:p>2.73</text:p>
          </table:table-cell>
          <table:table-cell table:style-name="ce12" office:value-type="float" office:value="0.800791927140436">
            <text:p>0.80</text:p>
          </table:table-cell>
          <table:table-cell table:style-name="ce12" office:value-type="float" office:value="0.187455238073379">
            <text:p>0.19</text:p>
          </table:table-cell>
          <table:table-cell table:style-name="ce12" office:value-type="float" office:value="0.0341210658066151">
            <text:p>0.03</text:p>
          </table:table-cell>
          <table:table-cell table:style-name="ce12" office:value-type="float" office:value="0.00463372498608353">
            <text:p>0.00</text:p>
          </table:table-cell>
          <table:table-cell table:style-name="ce12" office:value-type="float" office:value="0.000421247726007594">
            <text:p>0.00</text:p>
          </table:table-cell>
          <table:table-cell table:style-name="ce9" office:value-type="float" office:value="17">
            <text:p>17</text:p>
          </table:table-cell>
          <table:table-cell table:number-columns-repeated="1006"/>
        </table:table-row>
        <table:table-row table:style-name="ro4">
          <table:table-cell table:style-name="ce9" office:value-type="float" office:value="18">
            <text:p>18</text:p>
          </table:table-cell>
          <table:table-cell table:style-name="ce12" office:value-type="float" office:value="99.999832481756">
            <text:p>100.00</text:p>
          </table:table-cell>
          <table:table-cell table:style-name="ce12" office:value-type="float" office:value="99.9321685332961">
            <text:p>99.93</text:p>
          </table:table-cell>
          <table:table-cell table:style-name="ce12" office:value-type="float" office:value="99.3231929971571">
            <text:p>99.32</text:p>
          </table:table-cell>
          <table:table-cell table:style-name="ce12" office:value-type="float" office:value="96.7350469685665">
            <text:p>96.74</text:p>
          </table:table-cell>
          <table:table-cell table:style-name="ce12" office:value-type="float" office:value="89.833324225658">
            <text:p>89.83</text:p>
          </table:table-cell>
          <table:table-cell table:style-name="ce12" office:value-type="float" office:value="76.8925940827048">
            <text:p>76.89</text:p>
          </table:table-cell>
          <table:table-cell table:style-name="ce12" office:value-type="float" office:value="58.7755718825702">
            <text:p>58.78</text:p>
          </table:table-cell>
          <table:table-cell table:style-name="ce23" office:value-type="float" office:value="39.1487978324244">
            <text:p>39.15</text:p>
          </table:table-cell>
          <table:table-cell table:style-name="ce12" office:value-type="float" office:value="22.3258486465851">
            <text:p>22.33</text:p>
          </table:table-cell>
          <table:table-cell table:style-name="ce12" office:value-type="float" office:value="10.7600710813206">
            <text:p>10.76</text:p>
          </table:table-cell>
          <table:table-cell table:style-name="ce12" office:value-type="float" office:value="4.33463910061814">
            <text:p>4.33</text:p>
          </table:table-cell>
          <table:table-cell table:style-name="ce12" office:value-type="float" office:value="1.44319470930202">
            <text:p>1.44</text:p>
          </table:table-cell>
          <table:table-cell table:style-name="ce12" office:value-type="float" office:value="0.391760385187062">
            <text:p>0.39</text:p>
          </table:table-cell>
          <table:table-cell table:style-name="ce12" office:value-type="float" office:value="0.0850920406535339">
            <text:p>0.09</text:p>
          </table:table-cell>
          <table:table-cell table:style-name="ce12" office:value-type="float" office:value="0.0143224226842582">
            <text:p>0.01</text:p>
          </table:table-cell>
          <table:table-cell table:style-name="ce12" office:value-type="float" office:value="0.00168499090403037">
            <text:p>0.00</text:p>
          </table:table-cell>
          <table:table-cell table:style-name="ce9" office:value-type="float" office:value="18">
            <text:p>18</text:p>
          </table:table-cell>
          <table:table-cell table:number-columns-repeated="1006"/>
        </table:table-row>
        <table:table-row table:style-name="ro4">
          <table:table-cell table:style-name="ce9" office:value-type="float" office:value="19">
            <text:p>19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548907010268">
            <text:p>99.95</text:p>
          </table:table-cell>
          <table:table-cell table:style-name="ce12" office:value-type="float" office:value="99.5263523607808">
            <text:p>99.53</text:p>
          </table:table-cell>
          <table:table-cell table:style-name="ce12" office:value-type="float" office:value="97.5979298296741">
            <text:p>97.60</text:p>
          </table:table-cell>
          <table:table-cell table:style-name="ce12" office:value-type="float" office:value="92.1340659915382">
            <text:p>92.13</text:p>
          </table:table-cell>
          <table:table-cell table:style-name="ce12" office:value-type="float" office:value="81.2063383152666">
            <text:p>81.21</text:p>
          </table:table-cell>
          <table:table-cell table:style-name="ce12" office:value-type="float" office:value="64.8147468008591">
            <text:p>64.81</text:p>
          </table:table-cell>
          <table:table-cell table:style-name="ce20" office:value-type="float" office:value="45.6912233673837">
            <text:p>45.69</text:p>
          </table:table-cell>
          <table:table-cell table:style-name="ce12" office:value-type="float" office:value="27.9336658934422">
            <text:p>27.93</text:p>
          </table:table-cell>
          <table:table-cell table:style-name="ce12" office:value-type="float" office:value="14.6154977879861">
            <text:p>14.62</text:p>
          </table:table-cell>
          <table:table-cell table:style-name="ce12" office:value-type="float" office:value="6.47661727909629">
            <text:p>6.48</text:p>
          </table:table-cell>
          <table:table-cell table:style-name="ce12" office:value-type="float" office:value="2.40717702465138">
            <text:p>2.41</text:p>
          </table:table-cell>
          <table:table-cell table:style-name="ce12" office:value-type="float" office:value="0.742406011469366">
            <text:p>0.74</text:p>
          </table:table-cell>
          <table:table-cell table:style-name="ce12" office:value-type="float" office:value="0.187482340408695">
            <text:p>0.19</text:p>
          </table:table-cell>
          <table:table-cell table:style-name="ce12" office:value-type="float" office:value="0.0380798135846686">
            <text:p>0.04</text:p>
          </table:table-cell>
          <table:table-cell table:style-name="ce12" office:value-type="float" office:value="0.0060649864080915">
            <text:p>0.01</text:p>
          </table:table-cell>
          <table:table-cell table:style-name="ce9" office:value-type="float" office:value="19">
            <text:p>19</text:p>
          </table:table-cell>
          <table:table-cell table:number-columns-repeated="1006"/>
        </table:table-row>
        <table:table-row table:style-name="ro4">
          <table:table-cell table:style-name="ce9" office:value-type="float" office:value="20">
            <text:p>20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699271340178">
            <text:p>99.97</text:p>
          </table:table-cell>
          <table:table-cell table:style-name="ce12" office:value-type="float" office:value="99.6691984741961">
            <text:p>99.67</text:p>
          </table:table-cell>
          <table:table-cell table:style-name="ce12" office:value-type="float" office:value="98.2407373400429">
            <text:p>98.24</text:p>
          </table:table-cell>
          <table:table-cell table:style-name="ce12" office:value-type="float" office:value="93.9553539375835">
            <text:p>93.96</text:p>
          </table:table-cell>
          <table:table-cell table:style-name="ce12" office:value-type="float" office:value="84.8489142073571">
            <text:p>84.85</text:p>
          </table:table-cell>
          <table:table-cell table:style-name="ce12" office:value-type="float" office:value="70.2786106389949">
            <text:p>70.28</text:p>
          </table:table-cell>
          <table:table-cell table:style-name="ce12" office:value-type="float" office:value="52.0657311785421">
            <text:p>52.07</text:p>
          </table:table-cell>
          <table:table-cell table:style-name="ce23" office:value-type="float" office:value="33.8528517180893">
            <text:p>33.85</text:p>
          </table:table-cell>
          <table:table-cell table:style-name="ce12" office:value-type="float" office:value="19.0548871564715">
            <text:p>19.05</text:p>
          </table:table-cell>
          <table:table-cell table:style-name="ce12" office:value-type="float" office:value="9.18957744872621">
            <text:p>9.19</text:p>
          </table:table-cell>
          <table:table-cell table:style-name="ce12" office:value-type="float" office:value="3.76365710946632">
            <text:p>3.76</text:p>
          </table:table-cell>
          <table:table-cell table:style-name="ce12" office:value-type="float" office:value="1.29732968253001">
            <text:p>1.30</text:p>
          </table:table-cell>
          <table:table-cell table:style-name="ce12" office:value-type="float" office:value="0.372456897428892">
            <text:p>0.37</text:p>
          </table:table-cell>
          <table:table-cell table:style-name="ce12" office:value-type="float" office:value="0.0878806558593172">
            <text:p>0.09</text:p>
          </table:table-cell>
          <table:table-cell table:style-name="ce12" office:value-type="float" office:value="0.0167365954669236">
            <text:p>0.02</text:p>
          </table:table-cell>
          <table:table-cell table:style-name="ce9" office:value-type="float" office:value="20">
            <text:p>20</text:p>
          </table:table-cell>
          <table:table-cell table:number-columns-repeated="1006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799514226786">
            <text:p>99.98</text:p>
          </table:table-cell>
          <table:table-cell table:style-name="ce12" office:value-type="float" office:value="99.7694413608034">
            <text:p>99.77</text:p>
          </table:table-cell>
          <table:table-cell table:style-name="ce12" office:value-type="float" office:value="98.7168910514274">
            <text:p>98.72</text:p>
          </table:table-cell>
          <table:table-cell table:style-name="ce12" office:value-type="float" office:value="95.3838150717366">
            <text:p>95.38</text:p>
          </table:table-cell>
          <table:table-cell table:style-name="ce12" office:value-type="float" office:value="87.8843941174326">
            <text:p>87.88</text:p>
          </table:table-cell>
          <table:table-cell table:style-name="ce12" office:value-type="float" office:value="75.1353784951156">
            <text:p>75.14</text:p>
          </table:table-cell>
          <table:table-cell table:style-name="ce12" office:value-type="float" office:value="58.1366909986931">
            <text:p>58.14</text:p>
          </table:table-cell>
          <table:table-cell table:style-name="ce23" office:value-type="float" office:value="39.9238115382403">
            <text:p>39.92</text:p>
          </table:table-cell>
          <table:table-cell table:style-name="ce12" office:value-type="float" office:value="23.9875420103441">
            <text:p>23.99</text:p>
          </table:table-cell>
          <table:table-cell table:style-name="ce12" office:value-type="float" office:value="12.4780140179747">
            <text:p>12.48</text:p>
          </table:table-cell>
          <table:table-cell table:style-name="ce12" office:value-type="float" office:value="5.57229722255298">
            <text:p>5.57</text:p>
          </table:table-cell>
          <table:table-cell table:style-name="ce12" office:value-type="float" office:value="2.11943882484214">
            <text:p>2.12</text:p>
          </table:table-cell>
          <table:table-cell table:style-name="ce12" office:value-type="float" office:value="0.680747825795956">
            <text:p>0.68</text:p>
          </table:table-cell>
          <table:table-cell table:style-name="ce12" office:value-type="float" office:value="0.182739403049201">
            <text:p>0.18</text:p>
          </table:table-cell>
          <table:table-cell table:style-name="ce12" office:value-type="float" office:value="0.0404512822644136">
            <text:p>0.04</text:p>
          </table:table-cell>
          <table:table-cell table:style-name="ce9" office:value-type="float" office:value="21">
            <text:p>21</text:p>
          </table:table-cell>
          <table:table-cell table:number-columns-repeated="1006"/>
        </table:table-row>
        <table:table-row table:style-name="ro4">
          <table:table-cell table:style-name="ce9" office:value-type="float" office:value="22">
            <text:p>22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866342817857">
            <text:p>99.99</text:p>
          </table:table-cell>
          <table:table-cell table:style-name="ce12" office:value-type="float" office:value="99.8396113814284">
            <text:p>99.84</text:p>
          </table:table-cell>
          <table:table-cell table:style-name="ce12" office:value-type="float" office:value="99.0677411545527">
            <text:p>99.07</text:p>
          </table:table-cell>
          <table:table-cell table:style-name="ce12" office:value-type="float" office:value="96.4948403983002">
            <text:p>96.49</text:p>
          </table:table-cell>
          <table:table-cell table:style-name="ce12" office:value-type="float" office:value="90.3842011022006">
            <text:p>90.38</text:p>
          </table:table-cell>
          <table:table-cell table:style-name="ce12" office:value-type="float" office:value="79.3850503692213">
            <text:p>79.39</text:p>
          </table:table-cell>
          <table:table-cell table:style-name="ce12" office:value-type="float" office:value="63.8029201641672">
            <text:p>63.80</text:p>
          </table:table-cell>
          <table:table-cell table:style-name="ce20" office:value-type="float" office:value="45.9947713583912">
            <text:p>45.99</text:p>
          </table:table-cell>
          <table:table-cell table:style-name="ce12" office:value-type="float" office:value="29.2996318529762">
            <text:p>29.30</text:p>
          </table:table-cell>
          <table:table-cell table:style-name="ce12" office:value-type="float" office:value="16.3145233487645">
            <text:p>16.31</text:p>
          </table:table-cell>
          <table:table-cell table:style-name="ce12" office:value-type="float" office:value="7.87420282102687">
            <text:p>7.87</text:p>
          </table:table-cell>
          <table:table-cell table:style-name="ce12" office:value-type="float" office:value="3.27039162407909">
            <text:p>3.27</text:p>
          </table:table-cell>
          <table:table-cell table:style-name="ce12" office:value-type="float" office:value="1.16031149214469">
            <text:p>1.16</text:p>
          </table:table-cell>
          <table:table-cell table:style-name="ce12" office:value-type="float" office:value="0.348742210631461">
            <text:p>0.35</text:p>
          </table:table-cell>
          <table:table-cell table:style-name="ce12" office:value-type="float" office:value="0.087880655859351">
            <text:p>0.09</text:p>
          </table:table-cell>
          <table:table-cell table:style-name="ce9" office:value-type="float" office:value="22">
            <text:p>22</text:p>
          </table:table-cell>
          <table:table-cell table:number-columns-repeated="1006"/>
        </table:table-row>
        <table:table-row table:style-name="ro4">
          <table:table-cell table:style-name="ce9" office:value-type="float" office:value="23">
            <text:p>23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10895211905">
            <text:p>99.99</text:p>
          </table:table-cell>
          <table:table-cell table:style-name="ce12" office:value-type="float" office:value="99.8886190148808">
            <text:p>99.89</text:p>
          </table:table-cell>
          <table:table-cell table:style-name="ce12" office:value-type="float" office:value="99.3250312301779">
            <text:p>99.33</text:p>
          </table:table-cell>
          <table:table-cell table:style-name="ce12" office:value-type="float" office:value="97.3524739837177">
            <text:p>97.35</text:p>
          </table:table-cell>
          <table:table-cell table:style-name="ce12" office:value-type="float" office:value="92.4210808675671">
            <text:p>92.42</text:p>
          </table:table-cell>
          <table:table-cell table:style-name="ce12" office:value-type="float" office:value="83.051433946881">
            <text:p>83.05</text:p>
          </table:table-cell>
          <table:table-cell table:style-name="ce12" office:value-type="float" office:value="68.9969635658519">
            <text:p>69.00</text:p>
          </table:table-cell>
          <table:table-cell table:style-name="ce12" office:value-type="float" office:value="51.9308209603165">
            <text:p>51.93</text:p>
          </table:table-cell>
          <table:table-cell table:style-name="ce23" office:value-type="float" office:value="34.8646783547812">
            <text:p>34.86</text:p>
          </table:table-cell>
          <table:table-cell table:style-name="ce12" office:value-type="float" office:value="20.6428928501684">
            <text:p>20.64</text:p>
          </table:table-cell>
          <table:table-cell table:style-name="ce12" office:value-type="float" office:value="10.6876429969394">
            <text:p>10.69</text:p>
          </table:table-cell>
          <table:table-cell table:style-name="ce12" office:value-type="float" office:value="4.80499535639501">
            <text:p>4.80</text:p>
          </table:table-cell>
          <table:table-cell table:style-name="ce12" office:value-type="float" office:value="1.86367153612281">
            <text:p>1.86</text:p>
          </table:table-cell>
          <table:table-cell table:style-name="ce12" office:value-type="float" office:value="0.619265304469194">
            <text:p>0.62</text:p>
          </table:table-cell>
          <table:table-cell table:style-name="ce12" office:value-type="float" office:value="0.174834507450043">
            <text:p>0.17</text:p>
          </table:table-cell>
          <table:table-cell table:style-name="ce9" office:value-type="float" office:value="23">
            <text:p>23</text:p>
          </table:table-cell>
          <table:table-cell table:number-columns-repeated="1006"/>
        </table:table-row>
        <table:table-row table:style-name="ro4">
          <table:table-cell table:style-name="ce9" office:value-type="float" office:value="24">
            <text:p>24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40596807936">
            <text:p>99.99</text:p>
          </table:table-cell>
          <table:table-cell table:style-name="ce12" office:value-type="float" office:value="99.9227758503174">
            <text:p>99.92</text:p>
          </table:table-cell>
          <table:table-cell table:style-name="ce12" office:value-type="float" office:value="99.5128938250789">
            <text:p>99.51</text:p>
          </table:table-cell>
          <table:table-cell table:style-name="ce12" office:value-type="float" office:value="98.0099930658711">
            <text:p>98.01</text:p>
          </table:table-cell>
          <table:table-cell table:style-name="ce12" office:value-type="float" office:value="94.0648785729507">
            <text:p>94.06</text:p>
          </table:table-cell>
          <table:table-cell table:style-name="ce12" office:value-type="float" office:value="86.1746495871097">
            <text:p>86.17</text:p>
          </table:table-cell>
          <table:table-cell table:style-name="ce12" office:value-type="float" office:value="73.681787026195">
            <text:p>73.68</text:p>
          </table:table-cell>
          <table:table-cell table:style-name="ce12" office:value-type="float" office:value="57.6195351621617">
            <text:p>57.62</text:p>
          </table:table-cell>
          <table:table-cell table:style-name="ce23" office:value-type="float" office:value="40.5533925566263">
            <text:p>40.55</text:p>
          </table:table-cell>
          <table:table-cell table:style-name="ce12" office:value-type="float" office:value="25.3834880183727">
            <text:p>25.38</text:p>
          </table:table-cell>
          <table:table-cell table:style-name="ce12" office:value-type="float" office:value="14.0060596146824">
            <text:p>14.01</text:p>
          </table:table-cell>
          <table:table-cell table:style-name="ce12" office:value-type="float" office:value="6.76587790324317">
            <text:p>6.77</text:p>
          </table:table-cell>
          <table:table-cell table:style-name="ce12" office:value-type="float" office:value="2.84411280954691">
            <text:p>2.84</text:p>
          </table:table-cell>
          <table:table-cell table:style-name="ce12" office:value-type="float" office:value="1.0340673816871">
            <text:p>1.03</text:p>
          </table:table-cell>
          <table:table-cell table:style-name="ce12" office:value-type="float" office:value="0.322978106456461">
            <text:p>0.32</text:p>
          </table:table-cell>
          <table:table-cell table:style-name="ce9" office:value-type="float" office:value="24">
            <text:p>24</text:p>
          </table:table-cell>
          <table:table-cell table:number-columns-repeated="1006"/>
        </table:table-row>
        <table:table-row table:style-name="ro4">
          <table:table-cell table:style-name="ce9" office:value-type="float" office:value="25">
            <text:p>25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60397871958">
            <text:p>100.00</text:p>
          </table:table-cell>
          <table:table-cell table:style-name="ce12" office:value-type="float" office:value="99.9465371271428">
            <text:p>99.95</text:p>
          </table:table-cell>
          <table:table-cell table:style-name="ce12" office:value-type="float" office:value="99.6495211668251">
            <text:p>99.65</text:p>
          </table:table-cell>
          <table:table-cell table:style-name="ce12" office:value-type="float" office:value="98.5109599856071">
            <text:p>98.51</text:p>
          </table:table-cell>
          <table:table-cell table:style-name="ce12" office:value-type="float" office:value="95.3799167372575">
            <text:p>95.38</text:p>
          </table:table-cell>
          <table:table-cell table:style-name="ce12" office:value-type="float" office:value="88.8047259157234">
            <text:p>88.80</text:p>
          </table:table-cell>
          <table:table-cell table:style-name="ce12" office:value-type="float" office:value="77.8460745464999">
            <text:p>77.85</text:p>
          </table:table-cell>
          <table:table-cell table:style-name="ce12" office:value-type="float" office:value="62.9736191168394">
            <text:p>62.97</text:p>
          </table:table-cell>
          <table:table-cell table:style-name="ce20" office:value-type="float" office:value="46.2421067584714">
            <text:p>46.24</text:p>
          </table:table-cell>
          <table:table-cell table:style-name="ce12" office:value-type="float" office:value="30.4401228644572">
            <text:p>30.44</text:p>
          </table:table-cell>
          <table:table-cell table:style-name="ce12" office:value-type="float" office:value="17.7985357492458">
            <text:p>17.80</text:p>
          </table:table-cell>
          <table:table-cell table:style-name="ce12" office:value-type="float" office:value="9.17927180705622">
            <text:p>9.18</text:p>
          </table:table-cell>
          <table:table-cell table:style-name="ce12" office:value-type="float" office:value="4.15136784077896">
            <text:p>4.15</text:p>
          </table:table-cell>
          <table:table-cell table:style-name="ce12" office:value-type="float" office:value="1.63741585764033">
            <text:p>1.64</text:p>
          </table:table-cell>
          <table:table-cell table:style-name="ce12" office:value-type="float" office:value="0.560007864866634">
            <text:p>0.56</text:p>
          </table:table-cell>
          <table:table-cell table:style-name="ce9" office:value-type="float" office:value="25">
            <text:p>25</text:p>
          </table:table-cell>
          <table:table-cell table:number-columns-repeated="1006"/>
        </table:table-row>
        <table:table-row table:style-name="ro4">
          <table:table-cell table:style-name="ce9" office:value-type="float" office:value="26">
            <text:p>26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73598581305">
            <text:p>100.00</text:p>
          </table:table-cell>
          <table:table-cell table:style-name="ce12" office:value-type="float" office:value="99.9630380138271">
            <text:p>99.96</text:p>
          </table:table-cell>
          <table:table-cell table:style-name="ce12" office:value-type="float" office:value="99.748526486931">
            <text:p>99.75</text:p>
          </table:table-cell>
          <table:table-cell table:style-name="ce12" office:value-type="float" office:value="98.8904803793464">
            <text:p>98.89</text:p>
          </table:table-cell>
          <table:table-cell table:style-name="ce12" office:value-type="float" office:value="96.4235978200407">
            <text:p>96.42</text:p>
          </table:table-cell>
          <table:table-cell table:style-name="ce12" office:value-type="float" office:value="90.9964561895681">
            <text:p>91.00</text:p>
          </table:table-cell>
          <table:table-cell table:style-name="ce12" office:value-type="float" office:value="81.4989583362411">
            <text:p>81.50</text:p>
          </table:table-cell>
          <table:table-cell table:style-name="ce12" office:value-type="float" office:value="67.9311042600596">
            <text:p>67.93</text:p>
          </table:table-cell>
          <table:table-cell table:style-name="ce12" office:value-type="float" office:value="51.8192775445941">
            <text:p>51.82</text:p>
          </table:table-cell>
          <table:table-cell table:style-name="ce23" office:value-type="float" office:value="35.7074508291286">
            <text:p>35.71</text:p>
          </table:table-cell>
          <table:table-cell table:style-name="ce12" office:value-type="float" office:value="22.0123981209829">
            <text:p>22.01</text:p>
          </table:table-cell>
          <table:table-cell table:style-name="ce12" office:value-type="float" office:value="12.0523597877861">
            <text:p>12.05</text:p>
          </table:table-cell>
          <table:table-cell table:style-name="ce12" office:value-type="float" office:value="5.82733582953806">
            <text:p>5.83</text:p>
          </table:table-cell>
          <table:table-cell table:style-name="ce12" office:value-type="float" office:value="2.47539985201989">
            <text:p>2.48</text:p>
          </table:table-cell>
          <table:table-cell table:style-name="ce12" office:value-type="float" office:value="0.919143862457887">
            <text:p>0.92</text:p>
          </table:table-cell>
          <table:table-cell table:style-name="ce9" office:value-type="float" office:value="26">
            <text:p>26</text:p>
          </table:table-cell>
          <table:table-cell table:number-columns-repeated="1006"/>
        </table:table-row>
        <table:table-row table:style-name="ro4">
          <table:table-cell table:style-name="ce9" office:value-type="float" office:value="27">
            <text:p>27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82399054204">
            <text:p>100.00</text:p>
          </table:table-cell>
          <table:table-cell table:style-name="ce12" office:value-type="float" office:value="99.9744786285949">
            <text:p>99.97</text:p>
          </table:table-cell>
          <table:table-cell table:style-name="ce12" office:value-type="float" office:value="99.8200303292297">
            <text:p>99.82</text:p>
          </table:table-cell>
          <table:table-cell table:style-name="ce12" office:value-type="float" office:value="99.1764957485412">
            <text:p>99.18</text:p>
          </table:table-cell>
          <table:table-cell table:style-name="ce12" office:value-type="float" office:value="97.2458920064759">
            <text:p>97.25</text:p>
          </table:table-cell>
          <table:table-cell table:style-name="ce12" office:value-type="float" office:value="92.8055033997256">
            <text:p>92.81</text:p>
          </table:table-cell>
          <table:table-cell table:style-name="ce12" office:value-type="float" office:value="84.6647909540167">
            <text:p>84.66</text:p>
          </table:table-cell>
          <table:table-cell table:style-name="ce12" office:value-type="float" office:value="72.4537222854534">
            <text:p>72.45</text:p>
          </table:table-cell>
          <table:table-cell table:style-name="ce12" office:value-type="float" office:value="57.1898864497492">
            <text:p>57.19</text:p>
          </table:table-cell>
          <table:table-cell table:style-name="ce23" office:value-type="float" office:value="41.0780597342837">
            <text:p>41.08</text:p>
          </table:table-cell>
          <table:table-cell table:style-name="ce12" office:value-type="float" office:value="26.5774156903648">
            <text:p>26.58</text:p>
          </table:table-cell>
          <table:table-cell table:style-name="ce12" office:value-type="float" office:value="15.3723725655183">
            <text:p>15.37</text:p>
          </table:table-cell>
          <table:table-cell table:style-name="ce12" office:value-type="float" office:value="7.90234381562068">
            <text:p>7.90</text:p>
          </table:table-cell>
          <table:table-cell table:style-name="ce12" office:value-type="float" office:value="3.59271184452589">
            <text:p>3.59</text:p>
          </table:table-cell>
          <table:table-cell table:style-name="ce12" office:value-type="float" office:value="1.43789585897849">
            <text:p>1.44</text:p>
          </table:table-cell>
          <table:table-cell table:style-name="ce9" office:value-type="float" office:value="27">
            <text:p>27</text:p>
          </table:table-cell>
          <table:table-cell table:number-columns-repeated="1006"/>
        </table:table-row>
        <table:table-row table:style-name="ro4">
          <table:table-cell table:style-name="ce9" office:value-type="float" office:value="28">
            <text:p>28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88266036136">
            <text:p>100.00</text:p>
          </table:table-cell>
          <table:table-cell table:style-name="ce12" office:value-type="float" office:value="99.9823990542034">
            <text:p>99.98</text:p>
          </table:table-cell>
          <table:table-cell table:style-name="ce12" office:value-type="float" office:value="99.8715130956848">
            <text:p>99.87</text:p>
          </table:table-cell>
          <table:table-cell table:style-name="ce12" office:value-type="float" office:value="99.3910072754374">
            <text:p>99.39</text:p>
          </table:table-cell>
          <table:table-cell table:style-name="ce12" office:value-type="float" office:value="97.8894265871644">
            <text:p>97.89</text:p>
          </table:table-cell>
          <table:table-cell table:style-name="ce12" office:value-type="float" office:value="94.285632935309">
            <text:p>94.29</text:p>
          </table:table-cell>
          <table:table-cell table:style-name="ce12" office:value-type="float" office:value="87.378361769253">
            <text:p>87.38</text:p>
          </table:table-cell>
          <table:table-cell table:style-name="ce12" office:value-type="float" office:value="76.5240785083078">
            <text:p>76.52</text:p>
          </table:table-cell>
          <table:table-cell table:style-name="ce12" office:value-type="float" office:value="62.2778317283173">
            <text:p>62.28</text:p>
          </table:table-cell>
          <table:table-cell table:style-name="ce20" office:value-type="float" office:value="46.4486686394389">
            <text:p>46.45</text:p>
          </table:table-cell>
          <table:table-cell table:style-name="ce12" office:value-type="float" office:value="31.4109637050045">
            <text:p>31.41</text:p>
          </table:table-cell>
          <table:table-cell table:style-name="ce12" office:value-type="float" office:value="19.1073869404672">
            <text:p>19.11</text:p>
          </table:table-cell>
          <table:table-cell table:style-name="ce12" office:value-type="float" office:value="10.3923533989199">
            <text:p>10.39</text:p>
          </table:table-cell>
          <table:table-cell table:style-name="ce12" office:value-type="float" office:value="5.02925583489086">
            <text:p>5.03</text:p>
          </table:table-cell>
          <table:table-cell table:style-name="ce12" office:value-type="float" office:value="2.156167854161">
            <text:p>2.16</text:p>
          </table:table-cell>
          <table:table-cell table:style-name="ce9" office:value-type="float" office:value="28">
            <text:p>28</text:p>
          </table:table-cell>
          <table:table-cell table:number-columns-repeated="1006"/>
        </table:table-row>
        <table:table-row table:style-name="ro4">
          <table:table-cell table:style-name="ce9" office:value-type="float" office:value="29">
            <text:p>29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92177357424">
            <text:p>100.00</text:p>
          </table:table-cell>
          <table:table-cell table:style-name="ce12" office:value-type="float" office:value="99.9878749040068">
            <text:p>99.99</text:p>
          </table:table-cell>
          <table:table-cell table:style-name="ce12" office:value-type="float" office:value="99.9084750818577">
            <text:p>99.91</text:p>
          </table:table-cell>
          <table:table-cell table:style-name="ce12" office:value-type="float" office:value="99.5511758821865">
            <text:p>99.55</text:p>
          </table:table-cell>
          <table:table-cell table:style-name="ce12" office:value-type="float" office:value="98.3899534832554">
            <text:p>98.39</text:p>
          </table:table-cell>
          <table:table-cell table:style-name="ce12" office:value-type="float" office:value="95.4868974859275">
            <text:p>95.49</text:p>
          </table:table-cell>
          <table:table-cell table:style-name="ce12" office:value-type="float" office:value="89.6807854912717">
            <text:p>89.68</text:p>
          </table:table-cell>
          <table:table-cell table:style-name="ce12" office:value-type="float" office:value="80.1421729286229">
            <text:p>80.14</text:p>
          </table:table-cell>
          <table:table-cell table:style-name="ce12" office:value-type="float" office:value="67.0265806549808">
            <text:p>67.03</text:p>
          </table:table-cell>
          <table:table-cell table:style-name="ce12" office:value-type="float" office:value="51.7250563357317">
            <text:p>51.73</text:p>
          </table:table-cell>
          <table:table-cell table:style-name="ce23" office:value-type="float" office:value="36.4235320164826">
            <text:p>36.42</text:p>
          </table:table-cell>
          <table:table-cell table:style-name="ce12" office:value-type="float" office:value="23.2085791953129">
            <text:p>23.21</text:p>
          </table:table-cell>
          <table:table-cell table:style-name="ce12" office:value-type="float" office:value="13.2973645794357">
            <text:p>13.30</text:p>
          </table:table-cell>
          <table:table-cell table:style-name="ce12" office:value-type="float" office:value="6.81695502290055">
            <text:p>6.82</text:p>
          </table:table-cell>
          <table:table-cell table:style-name="ce12" office:value-type="float" office:value="3.11386384773762">
            <text:p>3.11</text:p>
          </table:table-cell>
          <table:table-cell table:style-name="ce9" office:value-type="float" office:value="29">
            <text:p>29</text:p>
          </table:table-cell>
          <table:table-cell table:number-columns-repeated="1006"/>
        </table:table-row>
        <table:table-row table:style-name="ro4">
          <table:table-cell table:style-name="ce9" office:value-type="float" office:value="30">
            <text:p>30</text:p>
          </table:table-cell>
          <table:table-cell table:style-name="ce12" office:value-type="float" office:value="100">
            <text:p>100.00</text:p>
          </table:table-cell>
          <table:table-cell table:style-name="ce12" office:value-type="float" office:value="99.9994784904949">
            <text:p>100.00</text:p>
          </table:table-cell>
          <table:table-cell table:style-name="ce12" office:value-type="float" office:value="99.9916558479186">
            <text:p>99.99</text:p>
          </table:table-cell>
          <table:table-cell table:style-name="ce12" office:value-type="float" office:value="99.9349416892407">
            <text:p>99.93</text:p>
          </table:table-cell>
          <table:table-cell table:style-name="ce12" office:value-type="float" office:value="99.6702756154102">
            <text:p>99.67</text:p>
          </table:table-cell>
          <table:table-cell table:style-name="ce12" office:value-type="float" office:value="98.7770276162324">
            <text:p>98.78</text:p>
          </table:table-cell>
          <table:table-cell table:style-name="ce12" office:value-type="float" office:value="96.4545828183701">
            <text:p>96.45</text:p>
          </table:table-cell>
          <table:table-cell table:style-name="ce12" office:value-type="float" office:value="91.6161561561569">
            <text:p>91.62</text:p>
          </table:table-cell>
          <table:table-cell table:style-name="ce12" office:value-type="float" office:value="83.3217104495058">
            <text:p>83.32</text:p>
          </table:table-cell>
          <table:table-cell table:style-name="ce12" office:value-type="float" office:value="71.3984447461948">
            <text:p>71.40</text:p>
          </table:table-cell>
          <table:table-cell table:style-name="ce12" office:value-type="float" office:value="56.8255644421481">
            <text:p>56.83</text:p>
          </table:table-cell>
          <table:table-cell table:style-name="ce23" office:value-type="float" office:value="41.524040122899">
            <text:p>41.52</text:p>
          </table:table-cell>
          <table:table-cell table:style-name="ce12" office:value-type="float" office:value="27.6135634690362">
            <text:p>27.61</text:p>
          </table:table-cell>
          <table:table-cell table:style-name="ce12" office:value-type="float" office:value="16.6011027847281">
            <text:p>16.60</text:p>
          </table:table-cell>
          <table:table-cell table:style-name="ce12" office:value-type="float" office:value="8.97709154174559">
            <text:p>8.98</text:p>
          </table:table-cell>
          <table:table-cell table:style-name="ce12" office:value-type="float" office:value="4.34822757279193">
            <text:p>4.35</text:p>
          </table:table-cell>
          <table:table-cell table:style-name="ce9" office:value-type="float" office:value="30">
            <text:p>30</text:p>
          </table:table-cell>
          <table:table-cell table:number-columns-repeated="1006"/>
        </table:table-row>
        <table:table-row table:style-name="ro5"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/>
          <table:table-cell table:number-columns-repeated="1006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e" table:style-name="ta1" table:print="false">
        <table:table-column table:style-name="co4" table:default-cell-style-name="ce10"/>
        <table:table-column table:style-name="co2" table:number-columns-repeated="2" table:default-cell-style-name="ce10"/>
        <table:table-column table:style-name="co3" table:number-columns-repeated="16" table:default-cell-style-name="ce10"/>
        <table:table-column table:style-name="co2" table:default-cell-style-name="ce10"/>
        <table:table-column table:style-name="co3" table:number-columns-repeated="1003" table:default-cell-style-name="ce10"/>
        <table:table-column table:style-name="co3" table:default-cell-style-name="Default"/>
        <table:table-row table:style-name="ro2">
          <table:table-cell table:number-columns-repeated="2"/>
          <table:table-cell table:style-name="ce8" table:number-columns-repeated="4"/>
          <table:table-cell table:style-name="Default"/>
          <table:table-cell table:style-name="ce13" office:value-type="string">
            <text:p>Probability for ace</text:p>
          </table:table-cell>
          <table:table-cell table:style-name="Default" table:number-columns-repeated="2"/>
          <table:table-cell table:style-name="ce8" table:number-columns-repeated="10"/>
          <table:table-cell table:number-columns-repeated="1004"/>
        </table:table-row>
        <table:table-row table:style-name="ro5">
          <table:table-cell table:style-name="Default" table:number-columns-repeated="2"/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/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">
            <text:p>1</text:p>
          </table:table-cell>
          <table:table-cell table:style-name="ce11" office:value-type="float" office:value="83.3333333333333">
            <text:p>83.33</text:p>
          </table:table-cell>
          <table:table-cell table:style-name="ce12" office:value-type="float" office:value="16.6666666666667">
            <text:p>16.67</text:p>
          </table:table-cell>
          <table:table-cell table:number-columns-repeated="9" table:style-name="ce12" office:value-type="string">
            <text:p>-</text:p>
          </table:table-cell>
          <table:table-cell table:style-name="ce9" office:value-type="float" office:value="1">
            <text:p>1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">
            <text:p>2</text:p>
          </table:table-cell>
          <table:table-cell table:style-name="ce11" office:value-type="float" office:value="69.4444444444444">
            <text:p>69.44</text:p>
          </table:table-cell>
          <table:table-cell table:style-name="ce12" office:value-type="float" office:value="27.7777777777778">
            <text:p>27.78</text:p>
          </table:table-cell>
          <table:table-cell table:style-name="ce12" office:value-type="float" office:value="2.77777777777778">
            <text:p>2.78</text:p>
          </table:table-cell>
          <table:table-cell table:number-columns-repeated="8" table:style-name="ce12" office:value-type="string">
            <text:p>-</text:p>
          </table:table-cell>
          <table:table-cell table:style-name="ce9" office:value-type="float" office:value="2">
            <text:p>2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3">
            <text:p>3</text:p>
          </table:table-cell>
          <table:table-cell table:style-name="ce11" office:value-type="float" office:value="57.8703703703704">
            <text:p>57.87</text:p>
          </table:table-cell>
          <table:table-cell table:style-name="ce12" office:value-type="float" office:value="34.7222222222222">
            <text:p>34.72</text:p>
          </table:table-cell>
          <table:table-cell table:style-name="ce12" office:value-type="float" office:value="6.94444444444444">
            <text:p>6.94</text:p>
          </table:table-cell>
          <table:table-cell table:style-name="ce12" office:value-type="float" office:value="0.462962962962963">
            <text:p>0.46</text:p>
          </table:table-cell>
          <table:table-cell table:number-columns-repeated="7" table:style-name="ce12" office:value-type="string">
            <text:p>-</text:p>
          </table:table-cell>
          <table:table-cell table:style-name="ce9" office:value-type="float" office:value="3">
            <text:p>3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4">
            <text:p>4</text:p>
          </table:table-cell>
          <table:table-cell table:style-name="ce11" office:value-type="float" office:value="48.2253086419753">
            <text:p>48.23</text:p>
          </table:table-cell>
          <table:table-cell table:style-name="ce12" office:value-type="float" office:value="38.5802469135802">
            <text:p>38.58</text:p>
          </table:table-cell>
          <table:table-cell table:style-name="ce12" office:value-type="float" office:value="11.5740740740741">
            <text:p>11.57</text:p>
          </table:table-cell>
          <table:table-cell table:style-name="ce12" office:value-type="float" office:value="1.54320987654321">
            <text:p>1.54</text:p>
          </table:table-cell>
          <table:table-cell table:style-name="ce12" office:value-type="float" office:value="0.0771604938271605">
            <text:p>0.08</text:p>
          </table:table-cell>
          <table:table-cell table:number-columns-repeated="6" table:style-name="ce12" office:value-type="string">
            <text:p>-</text:p>
          </table:table-cell>
          <table:table-cell table:style-name="ce9" office:value-type="float" office:value="4">
            <text:p>4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5">
            <text:p>5</text:p>
          </table:table-cell>
          <table:table-cell table:number-columns-repeated="2" table:style-name="ce11" office:value-type="float" office:value="40.1877572016461">
            <text:p>40.19</text:p>
          </table:table-cell>
          <table:table-cell table:style-name="ce12" office:value-type="float" office:value="16.0751028806584">
            <text:p>16.08</text:p>
          </table:table-cell>
          <table:table-cell table:style-name="ce12" office:value-type="float" office:value="3.21502057613169">
            <text:p>3.22</text:p>
          </table:table-cell>
          <table:table-cell table:style-name="ce12" office:value-type="float" office:value="0.321502057613169">
            <text:p>0.32</text:p>
          </table:table-cell>
          <table:table-cell table:style-name="ce12" office:value-type="float" office:value="0.0128600823045268">
            <text:p>0.01</text:p>
          </table:table-cell>
          <table:table-cell table:number-columns-repeated="5" table:style-name="ce12" office:value-type="string">
            <text:p>-</text:p>
          </table:table-cell>
          <table:table-cell table:style-name="ce9" office:value-type="float" office:value="5">
            <text:p>5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6">
            <text:p>6</text:p>
          </table:table-cell>
          <table:table-cell table:style-name="ce12" office:value-type="float" office:value="33.4897976680384">
            <text:p>33.49</text:p>
          </table:table-cell>
          <table:table-cell table:style-name="ce11" office:value-type="float" office:value="40.1877572016461">
            <text:p>40.19</text:p>
          </table:table-cell>
          <table:table-cell table:style-name="ce12" office:value-type="float" office:value="20.093878600823">
            <text:p>20.09</text:p>
          </table:table-cell>
          <table:table-cell table:style-name="ce12" office:value-type="float" office:value="5.35836762688615">
            <text:p>5.36</text:p>
          </table:table-cell>
          <table:table-cell table:style-name="ce12" office:value-type="float" office:value="0.803755144032922">
            <text:p>0.80</text:p>
          </table:table-cell>
          <table:table-cell table:style-name="ce12" office:value-type="float" office:value="0.0643004115226337">
            <text:p>0.06</text:p>
          </table:table-cell>
          <table:table-cell table:style-name="ce12" office:value-type="float" office:value="0.00214334705075446">
            <text:p>0.00</text:p>
          </table:table-cell>
          <table:table-cell table:number-columns-repeated="4" table:style-name="ce12" office:value-type="string">
            <text:p>-</text:p>
          </table:table-cell>
          <table:table-cell table:style-name="ce9" office:value-type="float" office:value="6">
            <text:p>6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7">
            <text:p>7</text:p>
          </table:table-cell>
          <table:table-cell table:style-name="ce12" office:value-type="float" office:value="27.9081647233653">
            <text:p>27.91</text:p>
          </table:table-cell>
          <table:table-cell table:style-name="ce11" office:value-type="float" office:value="39.0714306127115">
            <text:p>39.07</text:p>
          </table:table-cell>
          <table:table-cell table:style-name="ce12" office:value-type="float" office:value="23.4428583676269">
            <text:p>23.44</text:p>
          </table:table-cell>
          <table:table-cell table:style-name="ce12" office:value-type="float" office:value="7.8142861225423">
            <text:p>7.81</text:p>
          </table:table-cell>
          <table:table-cell table:style-name="ce12" office:value-type="float" office:value="1.56285722450846">
            <text:p>1.56</text:p>
          </table:table-cell>
          <table:table-cell table:style-name="ce12" office:value-type="float" office:value="0.187542866941015">
            <text:p>0.19</text:p>
          </table:table-cell>
          <table:table-cell table:style-name="ce12" office:value-type="float" office:value="0.0125028577960677">
            <text:p>0.01</text:p>
          </table:table-cell>
          <table:table-cell table:style-name="ce12" office:value-type="float" office:value="0.000357224508459076">
            <text:p>0.00</text:p>
          </table:table-cell>
          <table:table-cell table:number-columns-repeated="3" table:style-name="ce12" office:value-type="string">
            <text:p>-</text:p>
          </table:table-cell>
          <table:table-cell table:style-name="ce9" office:value-type="float" office:value="7">
            <text:p>7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8">
            <text:p>8</text:p>
          </table:table-cell>
          <table:table-cell table:style-name="ce12" office:value-type="float" office:value="23.2568039361378">
            <text:p>23.26</text:p>
          </table:table-cell>
          <table:table-cell table:style-name="ce11" office:value-type="float" office:value="37.2108862978205">
            <text:p>37.21</text:p>
          </table:table-cell>
          <table:table-cell table:style-name="ce12" office:value-type="float" office:value="26.0476204084743">
            <text:p>26.05</text:p>
          </table:table-cell>
          <table:table-cell table:style-name="ce12" office:value-type="float" office:value="10.4190481633897">
            <text:p>10.42</text:p>
          </table:table-cell>
          <table:table-cell table:style-name="ce12" office:value-type="float" office:value="2.60476204084743">
            <text:p>2.60</text:p>
          </table:table-cell>
          <table:table-cell table:style-name="ce12" office:value-type="float" office:value="0.416761926535589">
            <text:p>0.42</text:p>
          </table:table-cell>
          <table:table-cell table:style-name="ce12" office:value-type="float" office:value="0.0416761926535589">
            <text:p>0.04</text:p>
          </table:table-cell>
          <table:table-cell table:style-name="ce12" office:value-type="float" office:value="0.00238149672306051">
            <text:p>0.00</text:p>
          </table:table-cell>
          <table:table-cell table:style-name="ce12" office:value-type="float" office:value="0.0000595374180765127">
            <text:p>0.00</text:p>
          </table:table-cell>
          <table:table-cell table:number-columns-repeated="2" table:style-name="ce12" office:value-type="string">
            <text:p>-</text:p>
          </table:table-cell>
          <table:table-cell table:style-name="ce9" office:value-type="float" office:value="8">
            <text:p>8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9">
            <text:p>9</text:p>
          </table:table-cell>
          <table:table-cell table:style-name="ce12" office:value-type="float" office:value="19.3806699467815">
            <text:p>19.38</text:p>
          </table:table-cell>
          <table:table-cell table:style-name="ce11" office:value-type="float" office:value="34.8852059042067">
            <text:p>34.89</text:p>
          </table:table-cell>
          <table:table-cell table:style-name="ce12" office:value-type="float" office:value="27.9081647233653">
            <text:p>27.91</text:p>
          </table:table-cell>
          <table:table-cell table:style-name="ce12" office:value-type="float" office:value="13.0238102042372">
            <text:p>13.02</text:p>
          </table:table-cell>
          <table:table-cell table:style-name="ce12" office:value-type="float" office:value="3.90714306127115">
            <text:p>3.91</text:p>
          </table:table-cell>
          <table:table-cell table:style-name="ce12" office:value-type="float" office:value="0.78142861225423">
            <text:p>0.78</text:p>
          </table:table-cell>
          <table:table-cell table:style-name="ce12" office:value-type="float" office:value="0.104190481633897">
            <text:p>0.10</text:p>
          </table:table-cell>
          <table:table-cell table:style-name="ce12" office:value-type="float" office:value="0.00893061271147691">
            <text:p>0.01</text:p>
          </table:table-cell>
          <table:table-cell table:style-name="ce12" office:value-type="float" office:value="0.000446530635573846">
            <text:p>0.00</text:p>
          </table:table-cell>
          <table:table-cell table:style-name="ce12" office:value-type="float" office:value="0.00000992290301275212">
            <text:p>0.00</text:p>
          </table:table-cell>
          <table:table-cell table:style-name="ce12" office:value-type="string">
            <text:p>-</text:p>
          </table:table-cell>
          <table:table-cell table:style-name="ce9" office:value-type="float" office:value="9">
            <text:p>9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0">
            <text:p>10</text:p>
          </table:table-cell>
          <table:table-cell table:style-name="ce12" office:value-type="float" office:value="16.1505582889846">
            <text:p>16.15</text:p>
          </table:table-cell>
          <table:table-cell table:style-name="ce11" office:value-type="float" office:value="32.3011165779691">
            <text:p>32.30</text:p>
          </table:table-cell>
          <table:table-cell table:style-name="ce12" office:value-type="float" office:value="29.0710049201722">
            <text:p>29.07</text:p>
          </table:table-cell>
          <table:table-cell table:style-name="ce12" office:value-type="float" office:value="15.5045359574252">
            <text:p>15.50</text:p>
          </table:table-cell>
          <table:table-cell table:style-name="ce12" office:value-type="float" office:value="5.42658758509882">
            <text:p>5.43</text:p>
          </table:table-cell>
          <table:table-cell table:style-name="ce12" office:value-type="float" office:value="1.30238102042372">
            <text:p>1.30</text:p>
          </table:table-cell>
          <table:table-cell table:style-name="ce12" office:value-type="float" office:value="0.217063503403953">
            <text:p>0.22</text:p>
          </table:table-cell>
          <table:table-cell table:style-name="ce12" office:value-type="float" office:value="0.0248072575318803">
            <text:p>0.02</text:p>
          </table:table-cell>
          <table:table-cell table:style-name="ce12" office:value-type="float" office:value="0.00186054431489102">
            <text:p>0.00</text:p>
          </table:table-cell>
          <table:table-cell table:style-name="ce12" office:value-type="float" office:value="0.000082690858439601">
            <text:p>0.00</text:p>
          </table:table-cell>
          <table:table-cell table:style-name="ce12" office:value-type="float" office:value="0.00000165381716879202">
            <text:p>0.00</text:p>
          </table:table-cell>
          <table:table-cell table:style-name="ce9" office:value-type="float" office:value="10">
            <text:p>10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1">
            <text:p>11</text:p>
          </table:table-cell>
          <table:table-cell table:style-name="ce12" office:value-type="float" office:value="13.4587985741538">
            <text:p>13.46</text:p>
          </table:table-cell>
          <table:table-cell table:number-columns-repeated="2" table:style-name="ce11" office:value-type="float" office:value="29.6093568631384">
            <text:p>29.61</text:p>
          </table:table-cell>
          <table:table-cell table:style-name="ce12" office:value-type="float" office:value="17.765614117883">
            <text:p>17.77</text:p>
          </table:table-cell>
          <table:table-cell table:style-name="ce12" office:value-type="float" office:value="7.10624564715321">
            <text:p>7.11</text:p>
          </table:table-cell>
          <table:table-cell table:style-name="ce12" office:value-type="float" office:value="1.9897487812029">
            <text:p>1.99</text:p>
          </table:table-cell>
          <table:table-cell table:style-name="ce12" office:value-type="float" office:value="0.39794975624058">
            <text:p>0.40</text:p>
          </table:table-cell>
          <table:table-cell table:style-name="ce12" office:value-type="float" office:value="0.0568499651772257">
            <text:p>0.06</text:p>
          </table:table-cell>
          <table:table-cell table:style-name="ce12" office:value-type="float" office:value="0.00568499651772257">
            <text:p>0.01</text:p>
          </table:table-cell>
          <table:table-cell table:style-name="ce12" office:value-type="float" office:value="0.000378999767848171">
            <text:p>0.00</text:p>
          </table:table-cell>
          <table:table-cell table:style-name="ce12" office:value-type="float" office:value="0.0000151599907139269">
            <text:p>0.00</text:p>
          </table:table-cell>
          <table:table-cell table:style-name="ce9" office:value-type="float" office:value="11">
            <text:p>11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2">
            <text:p>12</text:p>
          </table:table-cell>
          <table:table-cell table:style-name="ce12" office:value-type="float" office:value="11.2156654784615">
            <text:p>11.22</text:p>
          </table:table-cell>
          <table:table-cell table:style-name="ce12" office:value-type="float" office:value="26.9175971483076">
            <text:p>26.92</text:p>
          </table:table-cell>
          <table:table-cell table:style-name="ce11" office:value-type="float" office:value="29.6093568631384">
            <text:p>29.61</text:p>
          </table:table-cell>
          <table:table-cell table:style-name="ce12" office:value-type="float" office:value="19.7395712420923">
            <text:p>19.74</text:p>
          </table:table-cell>
          <table:table-cell table:style-name="ce12" office:value-type="float" office:value="8.88280705894151">
            <text:p>8.88</text:p>
          </table:table-cell>
          <table:table-cell table:style-name="ce12" office:value-type="float" office:value="2.84249825886128">
            <text:p>2.84</text:p>
          </table:table-cell>
          <table:table-cell table:style-name="ce12" office:value-type="float" office:value="0.6632495937343">
            <text:p>0.66</text:p>
          </table:table-cell>
          <table:table-cell table:style-name="ce12" office:value-type="float" office:value="0.113699930354451">
            <text:p>0.11</text:p>
          </table:table-cell>
          <table:table-cell table:style-name="ce12" office:value-type="float" office:value="0.0142124912943064">
            <text:p>0.01</text:p>
          </table:table-cell>
          <table:table-cell table:style-name="ce12" office:value-type="float" office:value="0.0012633325594939">
            <text:p>0.00</text:p>
          </table:table-cell>
          <table:table-cell table:style-name="ce12" office:value-type="float" office:value="0.0000757999535696343">
            <text:p>0.00</text:p>
          </table:table-cell>
          <table:table-cell table:style-name="ce9" office:value-type="float" office:value="12">
            <text:p>12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3">
            <text:p>13</text:p>
          </table:table-cell>
          <table:table-cell table:style-name="ce12" office:value-type="float" office:value="9.34638789871793">
            <text:p>9.35</text:p>
          </table:table-cell>
          <table:table-cell table:style-name="ce12" office:value-type="float" office:value="24.3006085366666">
            <text:p>24.30</text:p>
          </table:table-cell>
          <table:table-cell table:style-name="ce11" office:value-type="float" office:value="29.1607302439999">
            <text:p>29.16</text:p>
          </table:table-cell>
          <table:table-cell table:style-name="ce12" office:value-type="float" office:value="21.3845355122666">
            <text:p>21.38</text:p>
          </table:table-cell>
          <table:table-cell table:style-name="ce12" office:value-type="float" office:value="10.6922677561333">
            <text:p>10.69</text:p>
          </table:table-cell>
          <table:table-cell table:style-name="ce12" office:value-type="float" office:value="3.84921639220799">
            <text:p>3.85</text:p>
          </table:table-cell>
          <table:table-cell table:style-name="ce12" office:value-type="float" office:value="1.0264577045888">
            <text:p>1.03</text:p>
          </table:table-cell>
          <table:table-cell table:style-name="ce12" office:value-type="float" office:value="0.205291540917759">
            <text:p>0.21</text:p>
          </table:table-cell>
          <table:table-cell table:style-name="ce12" office:value-type="float" office:value="0.0307937311376639">
            <text:p>0.03</text:p>
          </table:table-cell>
          <table:table-cell table:style-name="ce12" office:value-type="float" office:value="0.00342152568196266">
            <text:p>0.00</text:p>
          </table:table-cell>
          <table:table-cell table:style-name="ce12" office:value-type="float" office:value="0.000273722054557013">
            <text:p>0.00</text:p>
          </table:table-cell>
          <table:table-cell table:style-name="ce9" office:value-type="float" office:value="13">
            <text:p>13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4">
            <text:p>14</text:p>
          </table:table-cell>
          <table:table-cell table:style-name="ce12" office:value-type="float" office:value="7.78865658226494">
            <text:p>7.79</text:p>
          </table:table-cell>
          <table:table-cell table:style-name="ce12" office:value-type="float" office:value="21.8082384303418">
            <text:p>21.81</text:p>
          </table:table-cell>
          <table:table-cell table:style-name="ce11" office:value-type="float" office:value="28.3507099594444">
            <text:p>28.35</text:p>
          </table:table-cell>
          <table:table-cell table:style-name="ce12" office:value-type="float" office:value="22.6805679675555">
            <text:p>22.68</text:p>
          </table:table-cell>
          <table:table-cell table:style-name="ce12" office:value-type="float" office:value="12.4743123821555">
            <text:p>12.47</text:p>
          </table:table-cell>
          <table:table-cell table:style-name="ce12" office:value-type="float" office:value="4.98972495286221">
            <text:p>4.99</text:p>
          </table:table-cell>
          <table:table-cell table:style-name="ce12" office:value-type="float" office:value="1.49691748585866">
            <text:p>1.50</text:p>
          </table:table-cell>
          <table:table-cell table:style-name="ce12" office:value-type="float" office:value="0.342152568196266">
            <text:p>0.34</text:p>
          </table:table-cell>
          <table:table-cell table:style-name="ce12" office:value-type="float" office:value="0.0598766994343465">
            <text:p>0.06</text:p>
          </table:table-cell>
          <table:table-cell table:style-name="ce12" office:value-type="float" office:value="0.00798355992457953">
            <text:p>0.01</text:p>
          </table:table-cell>
          <table:table-cell table:style-name="ce12" office:value-type="float" office:value="0.000798355992457954">
            <text:p>0.00</text:p>
          </table:table-cell>
          <table:table-cell table:style-name="ce9" office:value-type="float" office:value="14">
            <text:p>14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5">
            <text:p>15</text:p>
          </table:table-cell>
          <table:table-cell table:style-name="ce12" office:value-type="float" office:value="6.49054715188745">
            <text:p>6.49</text:p>
          </table:table-cell>
          <table:table-cell table:style-name="ce12" office:value-type="float" office:value="19.4716414556623">
            <text:p>19.47</text:p>
          </table:table-cell>
          <table:table-cell table:style-name="ce11" office:value-type="float" office:value="27.2602980379273">
            <text:p>27.26</text:p>
          </table:table-cell>
          <table:table-cell table:style-name="ce12" office:value-type="float" office:value="23.6255916328703">
            <text:p>23.63</text:p>
          </table:table-cell>
          <table:table-cell table:style-name="ce12" office:value-type="float" office:value="14.1753549797222">
            <text:p>14.18</text:p>
          </table:table-cell>
          <table:table-cell table:style-name="ce12" office:value-type="float" office:value="6.23715619107776">
            <text:p>6.24</text:p>
          </table:table-cell>
          <table:table-cell table:style-name="ce12" office:value-type="float" office:value="2.07905206369259">
            <text:p>2.08</text:p>
          </table:table-cell>
          <table:table-cell table:style-name="ce12" office:value-type="float" office:value="0.534613387806665">
            <text:p>0.53</text:p>
          </table:table-cell>
          <table:table-cell table:style-name="ce12" office:value-type="float" office:value="0.106922677561333">
            <text:p>0.11</text:p>
          </table:table-cell>
          <table:table-cell table:style-name="ce12" office:value-type="float" office:value="0.0166324165095407">
            <text:p>0.02</text:p>
          </table:table-cell>
          <table:table-cell table:style-name="ce12" office:value-type="float" office:value="0.00199588998114488">
            <text:p>0.00</text:p>
          </table:table-cell>
          <table:table-cell table:style-name="ce9" office:value-type="float" office:value="15">
            <text:p>15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6">
            <text:p>16</text:p>
          </table:table-cell>
          <table:table-cell table:style-name="ce12" office:value-type="float" office:value="5.40878929323954">
            <text:p>5.41</text:p>
          </table:table-cell>
          <table:table-cell table:style-name="ce12" office:value-type="float" office:value="17.3081257383665">
            <text:p>17.31</text:p>
          </table:table-cell>
          <table:table-cell table:style-name="ce11" office:value-type="float" office:value="25.9621886075498">
            <text:p>25.96</text:p>
          </table:table-cell>
          <table:table-cell table:style-name="ce12" office:value-type="float" office:value="24.2313760337131">
            <text:p>24.23</text:p>
          </table:table-cell>
          <table:table-cell table:style-name="ce12" office:value-type="float" office:value="15.7503944219135">
            <text:p>15.75</text:p>
          </table:table-cell>
          <table:table-cell table:style-name="ce12" office:value-type="float" office:value="7.5601893225185">
            <text:p>7.56</text:p>
          </table:table-cell>
          <table:table-cell table:style-name="ce12" office:value-type="float" office:value="2.77206941825678">
            <text:p>2.77</text:p>
          </table:table-cell>
          <table:table-cell table:style-name="ce12" office:value-type="float" office:value="0.792019833787652">
            <text:p>0.79</text:p>
          </table:table-cell>
          <table:table-cell table:style-name="ce12" office:value-type="float" office:value="0.178204462602222">
            <text:p>0.18</text:p>
          </table:table-cell>
          <table:table-cell table:style-name="ce12" office:value-type="float" office:value="0.0316807933515061">
            <text:p>0.03</text:p>
          </table:table-cell>
          <table:table-cell table:style-name="ce12" office:value-type="float" office:value="0.00443531106921085">
            <text:p>0.00</text:p>
          </table:table-cell>
          <table:table-cell table:style-name="ce9" office:value-type="float" office:value="16">
            <text:p>16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7">
            <text:p>17</text:p>
          </table:table-cell>
          <table:table-cell table:style-name="ce12" office:value-type="float" office:value="4.50732441103295">
            <text:p>4.51</text:p>
          </table:table-cell>
          <table:table-cell table:style-name="ce12" office:value-type="float" office:value="15.324902997512">
            <text:p>15.32</text:p>
          </table:table-cell>
          <table:table-cell table:number-columns-repeated="2" table:style-name="ce11" office:value-type="float" office:value="24.5198447960192">
            <text:p>24.52</text:p>
          </table:table-cell>
          <table:table-cell table:style-name="ce12" office:value-type="float" office:value="17.1638913572135">
            <text:p>17.16</text:p>
          </table:table-cell>
          <table:table-cell table:style-name="ce12" office:value-type="float" office:value="8.925223505751">
            <text:p>8.93</text:p>
          </table:table-cell>
          <table:table-cell table:style-name="ce12" office:value-type="float" office:value="3.5700894023004">
            <text:p>3.57</text:p>
          </table:table-cell>
          <table:table-cell table:style-name="ce12" office:value-type="float" office:value="1.12202809786584">
            <text:p>1.12</text:p>
          </table:table-cell>
          <table:table-cell table:style-name="ce12" office:value-type="float" office:value="0.28050702446646">
            <text:p>0.28</text:p>
          </table:table-cell>
          <table:table-cell table:style-name="ce12" office:value-type="float" office:value="0.056101404893292">
            <text:p>0.06</text:p>
          </table:table-cell>
          <table:table-cell table:style-name="ce12" office:value-type="float" office:value="0.00897622478292672">
            <text:p>0.01</text:p>
          </table:table-cell>
          <table:table-cell table:style-name="ce9" office:value-type="float" office:value="17">
            <text:p>17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8">
            <text:p>18</text:p>
          </table:table-cell>
          <table:table-cell table:style-name="ce12" office:value-type="float" office:value="3.75610367586079">
            <text:p>3.76</text:p>
          </table:table-cell>
          <table:table-cell table:style-name="ce12" office:value-type="float" office:value="13.5219732330988">
            <text:p>13.52</text:p>
          </table:table-cell>
          <table:table-cell table:style-name="ce12" office:value-type="float" office:value="22.987354496268">
            <text:p>22.99</text:p>
          </table:table-cell>
          <table:table-cell table:style-name="ce11" office:value-type="float" office:value="24.5198447960192">
            <text:p>24.52</text:p>
          </table:table-cell>
          <table:table-cell table:style-name="ce12" office:value-type="float" office:value="18.3898835970144">
            <text:p>18.39</text:p>
          </table:table-cell>
          <table:table-cell table:style-name="ce12" office:value-type="float" office:value="10.2983348143281">
            <text:p>10.30</text:p>
          </table:table-cell>
          <table:table-cell table:style-name="ce12" office:value-type="float" office:value="4.4626117528755">
            <text:p>4.46</text:p>
          </table:table-cell>
          <table:table-cell table:style-name="ce12" office:value-type="float" office:value="1.5300383152716">
            <text:p>1.53</text:p>
          </table:table-cell>
          <table:table-cell table:style-name="ce12" office:value-type="float" office:value="0.42076053669969">
            <text:p>0.42</text:p>
          </table:table-cell>
          <table:table-cell table:style-name="ce12" office:value-type="float" office:value="0.09350234148882">
            <text:p>0.09</text:p>
          </table:table-cell>
          <table:table-cell table:style-name="ce12" office:value-type="float" office:value="0.0168304214679876">
            <text:p>0.02</text:p>
          </table:table-cell>
          <table:table-cell table:style-name="ce9" office:value-type="float" office:value="18">
            <text:p>18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9">
            <text:p>19</text:p>
          </table:table-cell>
          <table:table-cell table:style-name="ce12" office:value-type="float" office:value="3.13008639655066">
            <text:p>3.13</text:p>
          </table:table-cell>
          <table:table-cell table:style-name="ce12" office:value-type="float" office:value="11.8943283068925">
            <text:p>11.89</text:p>
          </table:table-cell>
          <table:table-cell table:style-name="ce12" office:value-type="float" office:value="21.4097909524065">
            <text:p>21.41</text:p>
          </table:table-cell>
          <table:table-cell table:style-name="ce11" office:value-type="float" office:value="24.2644297460607">
            <text:p>24.26</text:p>
          </table:table-cell>
          <table:table-cell table:style-name="ce12" office:value-type="float" office:value="19.4115437968486">
            <text:p>19.41</text:p>
          </table:table-cell>
          <table:table-cell table:style-name="ce12" office:value-type="float" office:value="11.6469262781091">
            <text:p>11.65</text:p>
          </table:table-cell>
          <table:table-cell table:style-name="ce12" office:value-type="float" office:value="5.4352322631176">
            <text:p>5.44</text:p>
          </table:table-cell>
          <table:table-cell table:style-name="ce12" office:value-type="float" office:value="2.01880055487225">
            <text:p>2.02</text:p>
          </table:table-cell>
          <table:table-cell table:style-name="ce12" office:value-type="float" office:value="0.605640166461675">
            <text:p>0.61</text:p>
          </table:table-cell>
          <table:table-cell table:style-name="ce12" office:value-type="float" office:value="0.148045374023965">
            <text:p>0.15</text:p>
          </table:table-cell>
          <table:table-cell table:style-name="ce12" office:value-type="float" office:value="0.029609074804793">
            <text:p>0.03</text:p>
          </table:table-cell>
          <table:table-cell table:style-name="ce9" office:value-type="float" office:value="19">
            <text:p>19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0">
            <text:p>20</text:p>
          </table:table-cell>
          <table:table-cell table:style-name="ce12" office:value-type="float" office:value="2.60840533045888">
            <text:p>2.61</text:p>
          </table:table-cell>
          <table:table-cell table:style-name="ce12" office:value-type="float" office:value="10.4336213218355">
            <text:p>10.43</text:p>
          </table:table-cell>
          <table:table-cell table:style-name="ce12" office:value-type="float" office:value="19.8238805114875">
            <text:p>19.82</text:p>
          </table:table-cell>
          <table:table-cell table:style-name="ce11" office:value-type="float" office:value="23.788656613785">
            <text:p>23.79</text:p>
          </table:table-cell>
          <table:table-cell table:style-name="ce12" office:value-type="float" office:value="20.2203581217173">
            <text:p>20.22</text:p>
          </table:table-cell>
          <table:table-cell table:style-name="ce12" office:value-type="float" office:value="12.941029197899">
            <text:p>12.94</text:p>
          </table:table-cell>
          <table:table-cell table:style-name="ce12" office:value-type="float" office:value="6.47051459894952">
            <text:p>6.47</text:p>
          </table:table-cell>
          <table:table-cell table:style-name="ce12" office:value-type="float" office:value="2.58820583957981">
            <text:p>2.59</text:p>
          </table:table-cell>
          <table:table-cell table:style-name="ce12" office:value-type="float" office:value="0.841166897863438">
            <text:p>0.84</text:p>
          </table:table-cell>
          <table:table-cell table:style-name="ce12" office:value-type="float" office:value="0.224311172763583">
            <text:p>0.22</text:p>
          </table:table-cell>
          <table:table-cell table:style-name="ce12" office:value-type="float" office:value="0.0493484580079884">
            <text:p>0.05</text:p>
          </table:table-cell>
          <table:table-cell table:style-name="ce9" office:value-type="float" office:value="20">
            <text:p>20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1">
            <text:p>21</text:p>
          </table:table-cell>
          <table:table-cell table:style-name="ce12" office:value-type="float" office:value="2.17367110871574">
            <text:p>2.17</text:p>
          </table:table-cell>
          <table:table-cell table:style-name="ce12" office:value-type="float" office:value="9.12941865660609">
            <text:p>9.13</text:p>
          </table:table-cell>
          <table:table-cell table:style-name="ce12" office:value-type="float" office:value="18.2588373132122">
            <text:p>18.26</text:p>
          </table:table-cell>
          <table:table-cell table:style-name="ce11" office:value-type="float" office:value="23.1278605967354">
            <text:p>23.13</text:p>
          </table:table-cell>
          <table:table-cell table:style-name="ce12" office:value-type="float" office:value="20.8150745370619">
            <text:p>20.82</text:p>
          </table:table-cell>
          <table:table-cell table:style-name="ce12" office:value-type="float" office:value="14.1542506852021">
            <text:p>14.15</text:p>
          </table:table-cell>
          <table:table-cell table:style-name="ce12" office:value-type="float" office:value="7.54893369877444">
            <text:p>7.55</text:p>
          </table:table-cell>
          <table:table-cell table:style-name="ce12" office:value-type="float" office:value="3.23525729947476">
            <text:p>3.24</text:p>
          </table:table-cell>
          <table:table-cell table:style-name="ce12" office:value-type="float" office:value="1.13234005481617">
            <text:p>1.13</text:p>
          </table:table-cell>
          <table:table-cell table:style-name="ce12" office:value-type="float" office:value="0.327120460280226">
            <text:p>0.33</text:p>
          </table:table-cell>
          <table:table-cell table:style-name="ce12" office:value-type="float" office:value="0.0785089104672542">
            <text:p>0.08</text:p>
          </table:table-cell>
          <table:table-cell table:style-name="ce9" office:value-type="float" office:value="21">
            <text:p>21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2">
            <text:p>22</text:p>
          </table:table-cell>
          <table:table-cell table:style-name="ce12" office:value-type="float" office:value="1.81139259059645">
            <text:p>1.81</text:p>
          </table:table-cell>
          <table:table-cell table:style-name="ce12" office:value-type="float" office:value="7.97012739862436">
            <text:p>7.97</text:p>
          </table:table-cell>
          <table:table-cell table:style-name="ce12" office:value-type="float" office:value="16.7372675371112">
            <text:p>16.74</text:p>
          </table:table-cell>
          <table:table-cell table:style-name="ce11" office:value-type="float" office:value="22.3163567161482">
            <text:p>22.32</text:p>
          </table:table-cell>
          <table:table-cell table:style-name="ce12" office:value-type="float" office:value="21.2005388803408">
            <text:p>21.20</text:p>
          </table:table-cell>
          <table:table-cell table:style-name="ce12" office:value-type="float" office:value="15.2643879938454">
            <text:p>15.26</text:p>
          </table:table-cell>
          <table:table-cell table:style-name="ce12" office:value-type="float" office:value="8.64981986317905">
            <text:p>8.65</text:p>
          </table:table-cell>
          <table:table-cell table:style-name="ce12" office:value-type="float" office:value="3.95420336602471">
            <text:p>3.95</text:p>
          </table:table-cell>
          <table:table-cell table:style-name="ce12" office:value-type="float" office:value="1.48282626225927">
            <text:p>1.48</text:p>
          </table:table-cell>
          <table:table-cell table:style-name="ce12" office:value-type="float" office:value="0.461323726036216">
            <text:p>0.46</text:p>
          </table:table-cell>
          <table:table-cell table:style-name="ce12" office:value-type="float" office:value="0.119944168769416">
            <text:p>0.12</text:p>
          </table:table-cell>
          <table:table-cell table:style-name="ce9" office:value-type="float" office:value="22">
            <text:p>22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3">
            <text:p>23</text:p>
          </table:table-cell>
          <table:table-cell table:style-name="ce12" office:value-type="float" office:value="1.50949382549704">
            <text:p>1.51</text:p>
          </table:table-cell>
          <table:table-cell table:style-name="ce12" office:value-type="float" office:value="6.94367159728638">
            <text:p>6.94</text:p>
          </table:table-cell>
          <table:table-cell table:style-name="ce12" office:value-type="float" office:value="15.27607751403">
            <text:p>15.28</text:p>
          </table:table-cell>
          <table:table-cell table:number-columns-repeated="2" table:style-name="ce11" office:value-type="float" office:value="21.386508519642">
            <text:p>21.39</text:p>
          </table:table-cell>
          <table:table-cell table:style-name="ce12" office:value-type="float" office:value="16.253746474928">
            <text:p>16.25</text:p>
          </table:table-cell>
          <table:table-cell table:style-name="ce12" office:value-type="float" office:value="9.75224788495677">
            <text:p>9.75</text:p>
          </table:table-cell>
          <table:table-cell table:style-name="ce12" office:value-type="float" office:value="4.73680611555043">
            <text:p>4.74</text:p>
          </table:table-cell>
          <table:table-cell table:style-name="ce12" office:value-type="float" office:value="1.89472244622017">
            <text:p>1.89</text:p>
          </table:table-cell>
          <table:table-cell table:style-name="ce12" office:value-type="float" office:value="0.631574148740057">
            <text:p>0.63</text:p>
          </table:table-cell>
          <table:table-cell table:style-name="ce12" office:value-type="float" office:value="0.176840761647216">
            <text:p>0.18</text:p>
          </table:table-cell>
          <table:table-cell table:style-name="ce9" office:value-type="float" office:value="23">
            <text:p>23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4">
            <text:p>24</text:p>
          </table:table-cell>
          <table:table-cell table:style-name="ce12" office:value-type="float" office:value="1.25791152124753">
            <text:p>1.26</text:p>
          </table:table-cell>
          <table:table-cell table:style-name="ce12" office:value-type="float" office:value="6.03797530198815">
            <text:p>6.04</text:p>
          </table:table-cell>
          <table:table-cell table:style-name="ce12" office:value-type="float" office:value="13.8873431945728">
            <text:p>13.89</text:p>
          </table:table-cell>
          <table:table-cell table:style-name="ce12" office:value-type="float" office:value="20.36810335204">
            <text:p>20.37</text:p>
          </table:table-cell>
          <table:table-cell table:style-name="ce11" office:value-type="float" office:value="21.386508519642">
            <text:p>21.39</text:p>
          </table:table-cell>
          <table:table-cell table:style-name="ce12" office:value-type="float" office:value="17.1092068157136">
            <text:p>17.11</text:p>
          </table:table-cell>
          <table:table-cell table:style-name="ce12" office:value-type="float" office:value="10.8358309832853">
            <text:p>10.84</text:p>
          </table:table-cell>
          <table:table-cell table:style-name="ce12" office:value-type="float" office:value="5.57271307711815">
            <text:p>5.57</text:p>
          </table:table-cell>
          <table:table-cell table:style-name="ce12" office:value-type="float" office:value="2.36840305777521">
            <text:p>2.37</text:p>
          </table:table-cell>
          <table:table-cell table:style-name="ce12" office:value-type="float" office:value="0.842098864986743">
            <text:p>0.84</text:p>
          </table:table-cell>
          <table:table-cell table:style-name="ce12" office:value-type="float" office:value="0.252629659496023">
            <text:p>0.25</text:p>
          </table:table-cell>
          <table:table-cell table:style-name="ce9" office:value-type="float" office:value="24">
            <text:p>24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5">
            <text:p>25</text:p>
          </table:table-cell>
          <table:table-cell table:style-name="ce12" office:value-type="float" office:value="1.04825960103961">
            <text:p>1.05</text:p>
          </table:table-cell>
          <table:table-cell table:style-name="ce12" office:value-type="float" office:value="5.24129800519805">
            <text:p>5.24</text:p>
          </table:table-cell>
          <table:table-cell table:style-name="ce12" office:value-type="float" office:value="12.5791152124753">
            <text:p>12.58</text:p>
          </table:table-cell>
          <table:table-cell table:style-name="ce12" office:value-type="float" office:value="19.2879766591288">
            <text:p>19.29</text:p>
          </table:table-cell>
          <table:table-cell table:style-name="ce11" office:value-type="float" office:value="21.2167743250417">
            <text:p>21.22</text:p>
          </table:table-cell>
          <table:table-cell table:style-name="ce12" office:value-type="float" office:value="17.822090433035">
            <text:p>17.82</text:p>
          </table:table-cell>
          <table:table-cell table:style-name="ce12" office:value-type="float" office:value="11.8813936220234">
            <text:p>11.88</text:p>
          </table:table-cell>
          <table:table-cell table:style-name="ce12" office:value-type="float" office:value="6.44989939481268">
            <text:p>6.45</text:p>
          </table:table-cell>
          <table:table-cell table:style-name="ce12" office:value-type="float" office:value="2.90245472766571">
            <text:p>2.90</text:p>
          </table:table-cell>
          <table:table-cell table:style-name="ce12" office:value-type="float" office:value="1.09648289711816">
            <text:p>1.10</text:p>
          </table:table-cell>
          <table:table-cell table:style-name="ce12" office:value-type="float" office:value="0.35087452707781">
            <text:p>0.35</text:p>
          </table:table-cell>
          <table:table-cell table:style-name="ce9" office:value-type="float" office:value="25">
            <text:p>25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6">
            <text:p>26</text:p>
          </table:table-cell>
          <table:table-cell table:style-name="ce12" office:value-type="float" office:value="0.873549667533008">
            <text:p>0.87</text:p>
          </table:table-cell>
          <table:table-cell table:style-name="ce12" office:value-type="float" office:value="4.54245827117164">
            <text:p>4.54</text:p>
          </table:table-cell>
          <table:table-cell table:style-name="ce12" office:value-type="float" office:value="11.3561456779291">
            <text:p>11.36</text:p>
          </table:table-cell>
          <table:table-cell table:style-name="ce12" office:value-type="float" office:value="18.1698330846866">
            <text:p>18.17</text:p>
          </table:table-cell>
          <table:table-cell table:style-name="ce11" office:value-type="float" office:value="20.8953080473896">
            <text:p>20.90</text:p>
          </table:table-cell>
          <table:table-cell table:style-name="ce12" office:value-type="float" office:value="18.3878710817028">
            <text:p>18.39</text:p>
          </table:table-cell>
          <table:table-cell table:style-name="ce12" office:value-type="float" office:value="12.871509757192">
            <text:p>12.87</text:p>
          </table:table-cell>
          <table:table-cell table:style-name="ce12" office:value-type="float" office:value="7.35514843268112">
            <text:p>7.36</text:p>
          </table:table-cell>
          <table:table-cell table:style-name="ce12" office:value-type="float" office:value="3.49369550552354">
            <text:p>3.49</text:p>
          </table:table-cell>
          <table:table-cell table:style-name="ce12" office:value-type="float" office:value="1.39747820220941">
            <text:p>1.40</text:p>
          </table:table-cell>
          <table:table-cell table:style-name="ce12" office:value-type="float" office:value="0.475142588751201">
            <text:p>0.48</text:p>
          </table:table-cell>
          <table:table-cell table:style-name="ce9" office:value-type="float" office:value="26">
            <text:p>26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7">
            <text:p>27</text:p>
          </table:table-cell>
          <table:table-cell table:style-name="ce12" office:value-type="float" office:value="0.727958056277507">
            <text:p>0.73</text:p>
          </table:table-cell>
          <table:table-cell table:style-name="ce12" office:value-type="float" office:value="3.93097350389854">
            <text:p>3.93</text:p>
          </table:table-cell>
          <table:table-cell table:style-name="ce12" office:value-type="float" office:value="10.2205311101362">
            <text:p>10.22</text:p>
          </table:table-cell>
          <table:table-cell table:style-name="ce12" office:value-type="float" office:value="17.0342185168937">
            <text:p>17.03</text:p>
          </table:table-cell>
          <table:table-cell table:style-name="ce11" office:value-type="float" office:value="20.4410622202724">
            <text:p>20.44</text:p>
          </table:table-cell>
          <table:table-cell table:style-name="ce12" office:value-type="float" office:value="18.8057772426506">
            <text:p>18.81</text:p>
          </table:table-cell>
          <table:table-cell table:style-name="ce12" office:value-type="float" office:value="13.7909033112771">
            <text:p>13.79</text:p>
          </table:table-cell>
          <table:table-cell table:style-name="ce12" office:value-type="float" office:value="8.27454198676627">
            <text:p>8.27</text:p>
          </table:table-cell>
          <table:table-cell table:style-name="ce12" office:value-type="float" office:value="4.13727099338313">
            <text:p>4.14</text:p>
          </table:table-cell>
          <table:table-cell table:style-name="ce12" office:value-type="float" office:value="1.74684775276177">
            <text:p>1.75</text:p>
          </table:table-cell>
          <table:table-cell table:style-name="ce12" office:value-type="float" office:value="0.628865190994237">
            <text:p>0.63</text:p>
          </table:table-cell>
          <table:table-cell table:style-name="ce9" office:value-type="float" office:value="27">
            <text:p>27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8">
            <text:p>28</text:p>
          </table:table-cell>
          <table:table-cell table:style-name="ce12" office:value-type="float" office:value="0.606631713564589">
            <text:p>0.61</text:p>
          </table:table-cell>
          <table:table-cell table:style-name="ce12" office:value-type="float" office:value="3.3971375959617">
            <text:p>3.40</text:p>
          </table:table-cell>
          <table:table-cell table:style-name="ce12" office:value-type="float" office:value="9.17227150909659">
            <text:p>9.17</text:p>
          </table:table-cell>
          <table:table-cell table:style-name="ce12" office:value-type="float" office:value="15.8986039491008">
            <text:p>15.90</text:p>
          </table:table-cell>
          <table:table-cell table:style-name="ce11" office:value-type="float" office:value="19.8732549363759">
            <text:p>19.87</text:p>
          </table:table-cell>
          <table:table-cell table:style-name="ce12" office:value-type="float" office:value="19.0783247389209">
            <text:p>19.08</text:p>
          </table:table-cell>
          <table:table-cell table:style-name="ce12" office:value-type="float" office:value="14.6267156331727">
            <text:p>14.63</text:p>
          </table:table-cell>
          <table:table-cell table:style-name="ce12" office:value-type="float" office:value="9.19393554085141">
            <text:p>9.19</text:p>
          </table:table-cell>
          <table:table-cell table:style-name="ce12" office:value-type="float" office:value="4.82681615894699">
            <text:p>4.83</text:p>
          </table:table-cell>
          <table:table-cell table:style-name="ce12" office:value-type="float" office:value="2.14525162619866">
            <text:p>2.15</text:p>
          </table:table-cell>
          <table:table-cell table:style-name="ce12" office:value-type="float" office:value="0.815195617955492">
            <text:p>0.82</text:p>
          </table:table-cell>
          <table:table-cell table:style-name="ce9" office:value-type="float" office:value="28">
            <text:p>28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9">
            <text:p>29</text:p>
          </table:table-cell>
          <table:table-cell table:style-name="ce12" office:value-type="float" office:value="0.505526427970491">
            <text:p>0.51</text:p>
          </table:table-cell>
          <table:table-cell table:style-name="ce12" office:value-type="float" office:value="2.93205328222885">
            <text:p>2.93</text:p>
          </table:table-cell>
          <table:table-cell table:style-name="ce12" office:value-type="float" office:value="8.20974919024077">
            <text:p>8.21</text:p>
          </table:table-cell>
          <table:table-cell table:style-name="ce12" office:value-type="float" office:value="14.7775485424334">
            <text:p>14.78</text:p>
          </table:table-cell>
          <table:table-cell table:number-columns-repeated="2" table:style-name="ce11" office:value-type="float" office:value="19.2108131051634">
            <text:p>19.21</text:p>
          </table:table-cell>
          <table:table-cell table:style-name="ce12" office:value-type="float" office:value="15.3686504841307">
            <text:p>15.37</text:p>
          </table:table-cell>
          <table:table-cell table:style-name="ce12" office:value-type="float" office:value="10.0993988895716">
            <text:p>10.10</text:p>
          </table:table-cell>
          <table:table-cell table:style-name="ce12" office:value-type="float" office:value="5.55466938926439">
            <text:p>5.55</text:p>
          </table:table-cell>
          <table:table-cell table:style-name="ce12" office:value-type="float" office:value="2.59217904832338">
            <text:p>2.59</text:p>
          </table:table-cell>
          <table:table-cell table:style-name="ce12" office:value-type="float" office:value="1.03687161932935">
            <text:p>1.04</text:p>
          </table:table-cell>
          <table:table-cell table:style-name="ce9" office:value-type="float" office:value="29">
            <text:p>29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30">
            <text:p>30</text:p>
          </table:table-cell>
          <table:table-cell table:style-name="ce12" office:value-type="float" office:value="0.421272023308742">
            <text:p>0.42</text:p>
          </table:table-cell>
          <table:table-cell table:style-name="ce12" office:value-type="float" office:value="2.52763213985245">
            <text:p>2.53</text:p>
          </table:table-cell>
          <table:table-cell table:style-name="ce12" office:value-type="float" office:value="7.33013320557212">
            <text:p>7.33</text:p>
          </table:table-cell>
          <table:table-cell table:style-name="ce12" office:value-type="float" office:value="13.682915317068">
            <text:p>13.68</text:p>
          </table:table-cell>
          <table:table-cell table:style-name="ce12" office:value-type="float" office:value="18.4719356780417">
            <text:p>18.47</text:p>
          </table:table-cell>
          <table:table-cell table:style-name="ce11" office:value-type="float" office:value="19.2108131051634">
            <text:p>19.21</text:p>
          </table:table-cell>
          <table:table-cell table:style-name="ce12" office:value-type="float" office:value="16.0090109209695">
            <text:p>16.01</text:p>
          </table:table-cell>
          <table:table-cell table:style-name="ce12" office:value-type="float" office:value="10.9776074886648">
            <text:p>10.98</text:p>
          </table:table-cell>
          <table:table-cell table:style-name="ce12" office:value-type="float" office:value="6.31212430598226">
            <text:p>6.31</text:p>
          </table:table-cell>
          <table:table-cell table:style-name="ce12" office:value-type="float" office:value="3.08592743848022">
            <text:p>3.09</text:p>
          </table:table-cell>
          <table:table-cell table:style-name="ce12" office:value-type="float" office:value="1.29608952416169">
            <text:p>1.30</text:p>
          </table:table-cell>
          <table:table-cell table:style-name="ce9" office:value-type="float" office:value="30">
            <text:p>30</text:p>
          </table:table-cell>
          <table:table-cell table:number-columns-repeated="1005"/>
          <table:table-cell table:style-name="Default" table:number-columns-repeated="3"/>
          <table:table-cell/>
        </table:table-row>
        <table:table-row table:style-name="ro5">
          <table:table-cell table:style-name="Default" table:number-columns-repeated="2"/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/>
          <table:table-cell table:number-columns-repeated="1005"/>
          <table:table-cell table:style-name="Default" table:number-columns-repeated="3"/>
          <table:table-cell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5"/>
          <table:table-cell table:style-name="Default"/>
          <table:table-cell table:style-name="ce13" office:value-type="string">
            <text:p>Cumulative probability for ace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5">
          <table:table-cell table:style-name="Default" table:number-columns-repeated="2"/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/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">
            <text:p>1</text:p>
          </table:table-cell>
          <table:table-cell table:style-name="ce24" office:value-type="float" office:value="100">
            <text:p>100.00</text:p>
          </table:table-cell>
          <table:table-cell table:style-name="ce25" office:value-type="float" office:value="16.6666666666667">
            <text:p>16.67</text:p>
          </table:table-cell>
          <table:table-cell table:number-columns-repeated="9" table:style-name="ce24" office:value-type="string">
            <text:p>-</text:p>
          </table:table-cell>
          <table:table-cell table:style-name="ce9" office:value-type="float" office:value="1">
            <text:p>1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">
            <text:p>2</text:p>
          </table:table-cell>
          <table:table-cell table:style-name="ce24" office:value-type="float" office:value="100">
            <text:p>100.00</text:p>
          </table:table-cell>
          <table:table-cell table:style-name="ce25" office:value-type="float" office:value="30.5555555555556">
            <text:p>30.56</text:p>
          </table:table-cell>
          <table:table-cell table:style-name="ce24" office:value-type="float" office:value="2.77777777777778">
            <text:p>2.78</text:p>
          </table:table-cell>
          <table:table-cell table:number-columns-repeated="8" table:style-name="ce24" office:value-type="string">
            <text:p>-</text:p>
          </table:table-cell>
          <table:table-cell table:style-name="ce9" office:value-type="float" office:value="2">
            <text:p>2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3">
            <text:p>3</text:p>
          </table:table-cell>
          <table:table-cell table:style-name="ce24" office:value-type="float" office:value="100">
            <text:p>100.00</text:p>
          </table:table-cell>
          <table:table-cell table:style-name="ce26" office:value-type="float" office:value="42.1296296296296">
            <text:p>42.13</text:p>
          </table:table-cell>
          <table:table-cell table:style-name="ce24" office:value-type="float" office:value="7.40740740740741">
            <text:p>7.41</text:p>
          </table:table-cell>
          <table:table-cell table:style-name="ce24" office:value-type="float" office:value="0.462962962962963">
            <text:p>0.46</text:p>
          </table:table-cell>
          <table:table-cell table:number-columns-repeated="7" table:style-name="ce24" office:value-type="string">
            <text:p>-</text:p>
          </table:table-cell>
          <table:table-cell table:style-name="ce9" office:value-type="float" office:value="3">
            <text:p>3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4">
            <text:p>4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51.7746913580247">
            <text:p>51.77</text:p>
          </table:table-cell>
          <table:table-cell table:style-name="ce25" office:value-type="float" office:value="13.1944444444444">
            <text:p>13.19</text:p>
          </table:table-cell>
          <table:table-cell table:style-name="ce24" office:value-type="float" office:value="1.62037037037037">
            <text:p>1.62</text:p>
          </table:table-cell>
          <table:table-cell table:style-name="ce24" office:value-type="float" office:value="0.0771604938271605">
            <text:p>0.08</text:p>
          </table:table-cell>
          <table:table-cell table:number-columns-repeated="6" table:style-name="ce24" office:value-type="string">
            <text:p>-</text:p>
          </table:table-cell>
          <table:table-cell table:style-name="ce9" office:value-type="float" office:value="4">
            <text:p>4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5">
            <text:p>5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59.8122427983539">
            <text:p>59.81</text:p>
          </table:table-cell>
          <table:table-cell table:style-name="ce25" office:value-type="float" office:value="19.6244855967078">
            <text:p>19.62</text:p>
          </table:table-cell>
          <table:table-cell table:style-name="ce24" office:value-type="float" office:value="3.54938271604938">
            <text:p>3.55</text:p>
          </table:table-cell>
          <table:table-cell table:style-name="ce24" office:value-type="float" office:value="0.334362139917695">
            <text:p>0.33</text:p>
          </table:table-cell>
          <table:table-cell table:style-name="ce24" office:value-type="float" office:value="0.0128600823045268">
            <text:p>0.01</text:p>
          </table:table-cell>
          <table:table-cell table:number-columns-repeated="5" table:style-name="ce24" office:value-type="string">
            <text:p>-</text:p>
          </table:table-cell>
          <table:table-cell table:style-name="ce9" office:value-type="float" office:value="5">
            <text:p>5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6">
            <text:p>6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66.5102023319616">
            <text:p>66.51</text:p>
          </table:table-cell>
          <table:table-cell table:style-name="ce25" office:value-type="float" office:value="26.3224451303155">
            <text:p>26.32</text:p>
          </table:table-cell>
          <table:table-cell table:style-name="ce24" office:value-type="float" office:value="6.22856652949246">
            <text:p>6.23</text:p>
          </table:table-cell>
          <table:table-cell table:style-name="ce24" office:value-type="float" office:value="0.87019890260631">
            <text:p>0.87</text:p>
          </table:table-cell>
          <table:table-cell table:style-name="ce24" office:value-type="float" office:value="0.0664437585733882">
            <text:p>0.07</text:p>
          </table:table-cell>
          <table:table-cell table:style-name="ce24" office:value-type="float" office:value="0.00214334705075446">
            <text:p>0.00</text:p>
          </table:table-cell>
          <table:table-cell table:number-columns-repeated="4" table:style-name="ce24" office:value-type="string">
            <text:p>-</text:p>
          </table:table-cell>
          <table:table-cell table:style-name="ce9" office:value-type="float" office:value="6">
            <text:p>6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7">
            <text:p>7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72.0918352766347">
            <text:p>72.09</text:p>
          </table:table-cell>
          <table:table-cell table:style-name="ce25" office:value-type="float" office:value="33.0204046639232">
            <text:p>33.02</text:p>
          </table:table-cell>
          <table:table-cell table:style-name="ce24" office:value-type="float" office:value="9.5775462962963">
            <text:p>9.58</text:p>
          </table:table-cell>
          <table:table-cell table:style-name="ce24" office:value-type="float" office:value="1.763260173754">
            <text:p>1.76</text:p>
          </table:table-cell>
          <table:table-cell table:style-name="ce24" office:value-type="float" office:value="0.200402949245542">
            <text:p>0.20</text:p>
          </table:table-cell>
          <table:table-cell table:style-name="ce24" office:value-type="float" office:value="0.0128600823045268">
            <text:p>0.01</text:p>
          </table:table-cell>
          <table:table-cell table:style-name="ce24" office:value-type="float" office:value="0.000357224508459076">
            <text:p>0.00</text:p>
          </table:table-cell>
          <table:table-cell table:number-columns-repeated="3" table:style-name="ce24" office:value-type="string">
            <text:p>-</text:p>
          </table:table-cell>
          <table:table-cell table:style-name="ce9" office:value-type="float" office:value="7">
            <text:p>7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8">
            <text:p>8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76.7431960638622">
            <text:p>76.74</text:p>
          </table:table-cell>
          <table:table-cell table:style-name="ce25" office:value-type="float" office:value="39.5323097660418">
            <text:p>39.53</text:p>
          </table:table-cell>
          <table:table-cell table:style-name="ce24" office:value-type="float" office:value="13.4846893575674">
            <text:p>13.48</text:p>
          </table:table-cell>
          <table:table-cell table:style-name="ce24" office:value-type="float" office:value="3.06564119417772">
            <text:p>3.07</text:p>
          </table:table-cell>
          <table:table-cell table:style-name="ce24" office:value-type="float" office:value="0.460879153330285">
            <text:p>0.46</text:p>
          </table:table-cell>
          <table:table-cell table:style-name="ce24" office:value-type="float" office:value="0.0441172267946959">
            <text:p>0.04</text:p>
          </table:table-cell>
          <table:table-cell table:style-name="ce24" office:value-type="float" office:value="0.00244103414113702">
            <text:p>0.00</text:p>
          </table:table-cell>
          <table:table-cell table:style-name="ce24" office:value-type="float" office:value="0.0000595374180765127">
            <text:p>0.00</text:p>
          </table:table-cell>
          <table:table-cell table:number-columns-repeated="2" table:style-name="ce24" office:value-type="string">
            <text:p>-</text:p>
          </table:table-cell>
          <table:table-cell table:style-name="ce9" office:value-type="float" office:value="8">
            <text:p>8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9">
            <text:p>9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80.6193300532185">
            <text:p>80.62</text:p>
          </table:table-cell>
          <table:table-cell table:style-name="ce26" office:value-type="float" office:value="45.7341241490118">
            <text:p>45.73</text:p>
          </table:table-cell>
          <table:table-cell table:style-name="ce24" office:value-type="float" office:value="17.8259594256465">
            <text:p>17.83</text:p>
          </table:table-cell>
          <table:table-cell table:style-name="ce24" office:value-type="float" office:value="4.80214922140934">
            <text:p>4.80</text:p>
          </table:table-cell>
          <table:table-cell table:style-name="ce24" office:value-type="float" office:value="0.89500616013819">
            <text:p>0.90</text:p>
          </table:table-cell>
          <table:table-cell table:style-name="ce24" office:value-type="float" office:value="0.113577547883961">
            <text:p>0.11</text:p>
          </table:table-cell>
          <table:table-cell table:style-name="ce24" office:value-type="float" office:value="0.00938706625006351">
            <text:p>0.01</text:p>
          </table:table-cell>
          <table:table-cell table:style-name="ce24" office:value-type="float" office:value="0.000456453538586598">
            <text:p>0.00</text:p>
          </table:table-cell>
          <table:table-cell table:style-name="ce24" office:value-type="float" office:value="0.00000992290301275212">
            <text:p>0.00</text:p>
          </table:table-cell>
          <table:table-cell table:style-name="ce24" office:value-type="string">
            <text:p>-</text:p>
          </table:table-cell>
          <table:table-cell table:style-name="ce9" office:value-type="float" office:value="9">
            <text:p>9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0">
            <text:p>10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83.8494417110154">
            <text:p>83.85</text:p>
          </table:table-cell>
          <table:table-cell table:style-name="ce24" office:value-type="float" office:value="51.5483251330463">
            <text:p>51.55</text:p>
          </table:table-cell>
          <table:table-cell table:style-name="ce25" office:value-type="float" office:value="22.4773202128741">
            <text:p>22.48</text:p>
          </table:table-cell>
          <table:table-cell table:style-name="ce24" office:value-type="float" office:value="6.97278425544886">
            <text:p>6.97</text:p>
          </table:table-cell>
          <table:table-cell table:style-name="ce24" office:value-type="float" office:value="1.54619667035005">
            <text:p>1.55</text:p>
          </table:table-cell>
          <table:table-cell table:style-name="ce24" office:value-type="float" office:value="0.243815649926332">
            <text:p>0.24</text:p>
          </table:table-cell>
          <table:table-cell table:style-name="ce24" office:value-type="float" office:value="0.0267521465223797">
            <text:p>0.03</text:p>
          </table:table-cell>
          <table:table-cell table:style-name="ce24" office:value-type="float" office:value="0.00194488899049942">
            <text:p>0.00</text:p>
          </table:table-cell>
          <table:table-cell table:style-name="ce24" office:value-type="float" office:value="0.000084344675608393">
            <text:p>0.00</text:p>
          </table:table-cell>
          <table:table-cell table:style-name="ce12" office:value-type="float" office:value="0.00000165381716879202">
            <text:p>0.00</text:p>
          </table:table-cell>
          <table:table-cell table:style-name="ce9" office:value-type="float" office:value="10">
            <text:p>10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1">
            <text:p>11</text:p>
          </table:table-cell>
          <table:table-cell table:style-name="ce24" office:value-type="float" office:value="99.9999997243638">
            <text:p>100.00</text:p>
          </table:table-cell>
          <table:table-cell table:style-name="ce24" office:value-type="float" office:value="86.54120115021">
            <text:p>86.54</text:p>
          </table:table-cell>
          <table:table-cell table:style-name="ce24" office:value-type="float" office:value="56.9318442870716">
            <text:p>56.93</text:p>
          </table:table-cell>
          <table:table-cell table:style-name="ce25" office:value-type="float" office:value="27.3224874239332">
            <text:p>27.32</text:p>
          </table:table-cell>
          <table:table-cell table:style-name="ce24" office:value-type="float" office:value="9.5568733060502">
            <text:p>9.56</text:p>
          </table:table-cell>
          <table:table-cell table:style-name="ce24" office:value-type="float" office:value="2.45062765889699">
            <text:p>2.45</text:p>
          </table:table-cell>
          <table:table-cell table:style-name="ce24" office:value-type="float" office:value="0.46087887769409">
            <text:p>0.46</text:p>
          </table:table-cell>
          <table:table-cell table:style-name="ce24" office:value-type="float" office:value="0.0629291214535104">
            <text:p>0.06</text:p>
          </table:table-cell>
          <table:table-cell table:style-name="ce24" office:value-type="float" office:value="0.00607915627628467">
            <text:p>0.01</text:p>
          </table:table-cell>
          <table:table-cell table:style-name="ce24" office:value-type="float" office:value="0.000394159758562098">
            <text:p>0.00</text:p>
          </table:table-cell>
          <table:table-cell table:style-name="ce12" office:value-type="float" office:value="0.0000151599907139269">
            <text:p>0.00</text:p>
          </table:table-cell>
          <table:table-cell table:style-name="ce9" office:value-type="float" office:value="11">
            <text:p>11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2">
            <text:p>12</text:p>
          </table:table-cell>
          <table:table-cell table:style-name="ce24" office:value-type="float" office:value="99.9999971976987">
            <text:p>100.00</text:p>
          </table:table-cell>
          <table:table-cell table:style-name="ce24" office:value-type="float" office:value="88.7843317192372">
            <text:p>88.78</text:p>
          </table:table-cell>
          <table:table-cell table:style-name="ce24" office:value-type="float" office:value="61.8667345709296">
            <text:p>61.87</text:p>
          </table:table-cell>
          <table:table-cell table:style-name="ce25" office:value-type="float" office:value="32.2573777077912">
            <text:p>32.26</text:p>
          </table:table-cell>
          <table:table-cell table:style-name="ce24" office:value-type="float" office:value="12.5178064656989">
            <text:p>12.52</text:p>
          </table:table-cell>
          <table:table-cell table:style-name="ce24" office:value-type="float" office:value="3.63499940675741">
            <text:p>3.63</text:p>
          </table:table-cell>
          <table:table-cell table:style-name="ce24" office:value-type="float" office:value="0.792501147896121">
            <text:p>0.79</text:p>
          </table:table-cell>
          <table:table-cell table:style-name="ce24" office:value-type="float" office:value="0.129251554161821">
            <text:p>0.13</text:p>
          </table:table-cell>
          <table:table-cell table:style-name="ce24" office:value-type="float" office:value="0.01555162380737">
            <text:p>0.02</text:p>
          </table:table-cell>
          <table:table-cell table:style-name="ce24" office:value-type="float" office:value="0.00133913251306354">
            <text:p>0.00</text:p>
          </table:table-cell>
          <table:table-cell table:style-name="ce12" office:value-type="float" office:value="0.0000757999535696343">
            <text:p>0.00</text:p>
          </table:table-cell>
          <table:table-cell table:style-name="ce9" office:value-type="float" office:value="12">
            <text:p>12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3">
            <text:p>13</text:p>
          </table:table-cell>
          <table:table-cell table:style-name="ce24" office:value-type="float" office:value="99.9999845643731">
            <text:p>100.00</text:p>
          </table:table-cell>
          <table:table-cell table:style-name="ce24" office:value-type="float" office:value="90.6535966656552">
            <text:p>90.65</text:p>
          </table:table-cell>
          <table:table-cell table:style-name="ce24" office:value-type="float" office:value="66.3529881289886">
            <text:p>66.35</text:p>
          </table:table-cell>
          <table:table-cell table:style-name="ce25" office:value-type="float" office:value="37.1922578849886">
            <text:p>37.19</text:p>
          </table:table-cell>
          <table:table-cell table:style-name="ce24" office:value-type="float" office:value="15.807722372722">
            <text:p>15.81</text:p>
          </table:table-cell>
          <table:table-cell table:style-name="ce24" office:value-type="float" office:value="5.11545461658873">
            <text:p>5.12</text:p>
          </table:table-cell>
          <table:table-cell table:style-name="ce24" office:value-type="float" office:value="1.26623822438074">
            <text:p>1.27</text:p>
          </table:table-cell>
          <table:table-cell table:style-name="ce24" office:value-type="float" office:value="0.239780519791943">
            <text:p>0.24</text:p>
          </table:table-cell>
          <table:table-cell table:style-name="ce24" office:value-type="float" office:value="0.0344889788741836">
            <text:p>0.03</text:p>
          </table:table-cell>
          <table:table-cell table:style-name="ce24" office:value-type="float" office:value="0.00369524773651967">
            <text:p>0.00</text:p>
          </table:table-cell>
          <table:table-cell table:style-name="ce12" office:value-type="float" office:value="0.000273722054557013">
            <text:p>0.00</text:p>
          </table:table-cell>
          <table:table-cell table:style-name="ce9" office:value-type="float" office:value="13">
            <text:p>13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4">
            <text:p>14</text:p>
          </table:table-cell>
          <table:table-cell table:style-name="ce24" office:value-type="float" office:value="99.9999389440307">
            <text:p>100.00</text:p>
          </table:table-cell>
          <table:table-cell table:style-name="ce24" office:value-type="float" office:value="92.2112823617657">
            <text:p>92.21</text:p>
          </table:table-cell>
          <table:table-cell table:style-name="ce24" office:value-type="float" office:value="70.4030439314239">
            <text:p>70.40</text:p>
          </table:table-cell>
          <table:table-cell table:style-name="ce25" office:value-type="float" office:value="42.0523339719795">
            <text:p>42.05</text:p>
          </table:table-cell>
          <table:table-cell table:style-name="ce24" office:value-type="float" office:value="19.371766004424">
            <text:p>19.37</text:p>
          </table:table-cell>
          <table:table-cell table:style-name="ce24" office:value-type="float" office:value="6.89745362226852">
            <text:p>6.90</text:p>
          </table:table-cell>
          <table:table-cell table:style-name="ce24" office:value-type="float" office:value="1.90772866940631">
            <text:p>1.91</text:p>
          </table:table-cell>
          <table:table-cell table:style-name="ce24" office:value-type="float" office:value="0.41081118354765">
            <text:p>0.41</text:p>
          </table:table-cell>
          <table:table-cell table:style-name="ce24" office:value-type="float" office:value="0.068658615351384">
            <text:p>0.07</text:p>
          </table:table-cell>
          <table:table-cell table:style-name="ce24" office:value-type="float" office:value="0.00878191591703749">
            <text:p>0.01</text:p>
          </table:table-cell>
          <table:table-cell table:style-name="ce12" office:value-type="float" office:value="0.000798355992457954">
            <text:p>0.00</text:p>
          </table:table-cell>
          <table:table-cell table:style-name="ce9" office:value-type="float" office:value="14">
            <text:p>14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5">
            <text:p>15</text:p>
          </table:table-cell>
          <table:table-cell table:style-name="ce24" office:value-type="float" office:value="99.9998058846986">
            <text:p>100.00</text:p>
          </table:table-cell>
          <table:table-cell table:style-name="ce24" office:value-type="float" office:value="93.5092587328111">
            <text:p>93.51</text:p>
          </table:table-cell>
          <table:table-cell table:style-name="ce24" office:value-type="float" office:value="74.0376172771488">
            <text:p>74.04</text:p>
          </table:table-cell>
          <table:table-cell table:style-name="ce26" office:value-type="float" office:value="46.7773192392215">
            <text:p>46.78</text:p>
          </table:table-cell>
          <table:table-cell table:style-name="ce24" office:value-type="float" office:value="23.1517276063512">
            <text:p>23.15</text:p>
          </table:table-cell>
          <table:table-cell table:style-name="ce24" office:value-type="float" office:value="8.97637262662903">
            <text:p>8.98</text:p>
          </table:table-cell>
          <table:table-cell table:style-name="ce24" office:value-type="float" office:value="2.73921643555127">
            <text:p>2.74</text:p>
          </table:table-cell>
          <table:table-cell table:style-name="ce24" office:value-type="float" office:value="0.660164371858684">
            <text:p>0.66</text:p>
          </table:table-cell>
          <table:table-cell table:style-name="ce24" office:value-type="float" office:value="0.125550984052019">
            <text:p>0.13</text:p>
          </table:table-cell>
          <table:table-cell table:style-name="ce24" office:value-type="float" office:value="0.0186283064906856">
            <text:p>0.02</text:p>
          </table:table-cell>
          <table:table-cell table:style-name="ce12" office:value-type="float" office:value="0.00199588998114488">
            <text:p>0.00</text:p>
          </table:table-cell>
          <table:table-cell table:style-name="ce9" office:value-type="float" office:value="15">
            <text:p>15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6">
            <text:p>16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4.5912107067605">
            <text:p>94.59</text:p>
          </table:table-cell>
          <table:table-cell table:style-name="ce24" office:value-type="float" office:value="77.2830849683939">
            <text:p>77.28</text:p>
          </table:table-cell>
          <table:table-cell table:style-name="ce24" office:value-type="float" office:value="51.3208963608441">
            <text:p>51.32</text:p>
          </table:table-cell>
          <table:table-cell table:style-name="ce25" office:value-type="float" office:value="27.089520327131">
            <text:p>27.09</text:p>
          </table:table-cell>
          <table:table-cell table:style-name="ce24" office:value-type="float" office:value="11.3391259052175">
            <text:p>11.34</text:p>
          </table:table-cell>
          <table:table-cell table:style-name="ce24" office:value-type="float" office:value="3.77893658269898">
            <text:p>3.78</text:p>
          </table:table-cell>
          <table:table-cell table:style-name="ce24" office:value-type="float" office:value="1.00686716444219">
            <text:p>1.01</text:p>
          </table:table-cell>
          <table:table-cell table:style-name="ce24" office:value-type="float" office:value="0.214847330654541">
            <text:p>0.21</text:p>
          </table:table-cell>
          <table:table-cell table:style-name="ce24" office:value-type="float" office:value="0.0366428680523195">
            <text:p>0.04</text:p>
          </table:table-cell>
          <table:table-cell table:style-name="ce12" office:value-type="float" office:value="0.00496207470081345">
            <text:p>0.00</text:p>
          </table:table-cell>
          <table:table-cell table:style-name="ce9" office:value-type="float" office:value="16">
            <text:p>16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7">
            <text:p>17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5.4926755889671">
            <text:p>95.49</text:p>
          </table:table-cell>
          <table:table-cell table:style-name="ce24" office:value-type="float" office:value="80.167772591455">
            <text:p>80.17</text:p>
          </table:table-cell>
          <table:table-cell table:style-name="ce24" office:value-type="float" office:value="55.6479277954358">
            <text:p>55.65</text:p>
          </table:table-cell>
          <table:table-cell table:style-name="ce25" office:value-type="float" office:value="31.1280829994165">
            <text:p>31.13</text:p>
          </table:table-cell>
          <table:table-cell table:style-name="ce24" office:value-type="float" office:value="13.9641916422031">
            <text:p>13.96</text:p>
          </table:table-cell>
          <table:table-cell table:style-name="ce24" office:value-type="float" office:value="5.03896813645206">
            <text:p>5.04</text:p>
          </table:table-cell>
          <table:table-cell table:style-name="ce24" office:value-type="float" office:value="1.46887873415166">
            <text:p>1.47</text:p>
          </table:table-cell>
          <table:table-cell table:style-name="ce24" office:value-type="float" office:value="0.346850636285818">
            <text:p>0.35</text:p>
          </table:table-cell>
          <table:table-cell table:style-name="ce24" office:value-type="float" office:value="0.0663436118193575">
            <text:p>0.07</text:p>
          </table:table-cell>
          <table:table-cell table:style-name="ce12" office:value-type="float" office:value="0.0102422069260655">
            <text:p>0.01</text:p>
          </table:table-cell>
          <table:table-cell table:style-name="ce9" office:value-type="float" office:value="17">
            <text:p>17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8">
            <text:p>18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6.2438963241392">
            <text:p>96.24</text:p>
          </table:table-cell>
          <table:table-cell table:style-name="ce24" office:value-type="float" office:value="82.7219230910404">
            <text:p>82.72</text:p>
          </table:table-cell>
          <table:table-cell table:style-name="ce24" office:value-type="float" office:value="59.7345685947724">
            <text:p>59.73</text:p>
          </table:table-cell>
          <table:table-cell table:style-name="ce25" office:value-type="float" office:value="35.2147237987531">
            <text:p>35.21</text:p>
          </table:table-cell>
          <table:table-cell table:style-name="ce24" office:value-type="float" office:value="16.8248402017387">
            <text:p>16.82</text:p>
          </table:table-cell>
          <table:table-cell table:style-name="ce24" office:value-type="float" office:value="6.52650538741062">
            <text:p>6.53</text:p>
          </table:table-cell>
          <table:table-cell table:style-name="ce24" office:value-type="float" office:value="2.06389363453512">
            <text:p>2.06</text:p>
          </table:table-cell>
          <table:table-cell table:style-name="ce24" office:value-type="float" office:value="0.533855319263515">
            <text:p>0.53</text:p>
          </table:table-cell>
          <table:table-cell table:style-name="ce24" office:value-type="float" office:value="0.113094782563825">
            <text:p>0.11</text:p>
          </table:table-cell>
          <table:table-cell table:style-name="ce12" office:value-type="float" office:value="0.0195924410750052">
            <text:p>0.02</text:p>
          </table:table-cell>
          <table:table-cell table:style-name="ce9" office:value-type="float" office:value="18">
            <text:p>18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19">
            <text:p>19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6.8699136034494">
            <text:p>96.87</text:p>
          </table:table-cell>
          <table:table-cell table:style-name="ce24" office:value-type="float" office:value="84.9755852965568">
            <text:p>84.98</text:p>
          </table:table-cell>
          <table:table-cell table:style-name="ce24" office:value-type="float" office:value="63.5657943441503">
            <text:p>63.57</text:p>
          </table:table-cell>
          <table:table-cell table:style-name="ce25" office:value-type="float" office:value="39.3013645980896">
            <text:p>39.30</text:p>
          </table:table-cell>
          <table:table-cell table:style-name="ce24" office:value-type="float" office:value="19.889820801241">
            <text:p>19.89</text:p>
          </table:table-cell>
          <table:table-cell table:style-name="ce24" office:value-type="float" office:value="8.2428945231319">
            <text:p>8.24</text:p>
          </table:table-cell>
          <table:table-cell table:style-name="ce24" office:value-type="float" office:value="2.8076622600143">
            <text:p>2.81</text:p>
          </table:table-cell>
          <table:table-cell table:style-name="ce24" office:value-type="float" office:value="0.788861705142046">
            <text:p>0.79</text:p>
          </table:table-cell>
          <table:table-cell table:style-name="ce24" office:value-type="float" office:value="0.183221538680371">
            <text:p>0.18</text:p>
          </table:table-cell>
          <table:table-cell table:style-name="ce12" office:value-type="float" office:value="0.0351761646564057">
            <text:p>0.04</text:p>
          </table:table-cell>
          <table:table-cell table:style-name="ce9" office:value-type="float" office:value="19">
            <text:p>19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0">
            <text:p>20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7.3915946695411">
            <text:p>97.39</text:p>
          </table:table-cell>
          <table:table-cell table:style-name="ce24" office:value-type="float" office:value="86.9579733477056">
            <text:p>86.96</text:p>
          </table:table-cell>
          <table:table-cell table:style-name="ce24" office:value-type="float" office:value="67.1340928362181">
            <text:p>67.13</text:p>
          </table:table-cell>
          <table:table-cell table:style-name="ce25" office:value-type="float" office:value="43.3454362224331">
            <text:p>43.35</text:p>
          </table:table-cell>
          <table:table-cell table:style-name="ce24" office:value-type="float" office:value="23.1250781007158">
            <text:p>23.13</text:p>
          </table:table-cell>
          <table:table-cell table:style-name="ce24" office:value-type="float" office:value="10.1840489028168">
            <text:p>10.18</text:p>
          </table:table-cell>
          <table:table-cell table:style-name="ce24" office:value-type="float" office:value="3.71353430386726">
            <text:p>3.71</text:p>
          </table:table-cell>
          <table:table-cell table:style-name="ce24" office:value-type="float" office:value="1.12532846428745">
            <text:p>1.13</text:p>
          </table:table-cell>
          <table:table-cell table:style-name="ce24" office:value-type="float" office:value="0.284161566424009">
            <text:p>0.28</text:p>
          </table:table-cell>
          <table:table-cell table:style-name="ce12" office:value-type="float" office:value="0.059850393660426">
            <text:p>0.06</text:p>
          </table:table-cell>
          <table:table-cell table:style-name="ce9" office:value-type="float" office:value="20">
            <text:p>20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1">
            <text:p>21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7.8263288912842">
            <text:p>97.83</text:p>
          </table:table-cell>
          <table:table-cell table:style-name="ce24" office:value-type="float" office:value="88.6969102346781">
            <text:p>88.70</text:p>
          </table:table-cell>
          <table:table-cell table:style-name="ce24" office:value-type="float" office:value="70.438072921466">
            <text:p>70.44</text:p>
          </table:table-cell>
          <table:table-cell table:style-name="ce26" office:value-type="float" office:value="47.3102123247305">
            <text:p>47.31</text:p>
          </table:table-cell>
          <table:table-cell table:style-name="ce24" office:value-type="float" office:value="26.4951377876686">
            <text:p>26.50</text:p>
          </table:table-cell>
          <table:table-cell table:style-name="ce24" office:value-type="float" office:value="12.3408871024666">
            <text:p>12.34</text:p>
          </table:table-cell>
          <table:table-cell table:style-name="ce24" office:value-type="float" office:value="4.79195340369212">
            <text:p>4.79</text:p>
          </table:table-cell>
          <table:table-cell table:style-name="ce24" office:value-type="float" office:value="1.55669610421736">
            <text:p>1.56</text:p>
          </table:table-cell>
          <table:table-cell table:style-name="ce24" office:value-type="float" office:value="0.424356049401196">
            <text:p>0.42</text:p>
          </table:table-cell>
          <table:table-cell table:style-name="ce12" office:value-type="float" office:value="0.0972355891209702">
            <text:p>0.10</text:p>
          </table:table-cell>
          <table:table-cell table:style-name="ce9" office:value-type="float" office:value="21">
            <text:p>21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2">
            <text:p>22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8.1886074094036">
            <text:p>98.19</text:p>
          </table:table-cell>
          <table:table-cell table:style-name="ce24" office:value-type="float" office:value="90.2184800107792">
            <text:p>90.22</text:p>
          </table:table-cell>
          <table:table-cell table:style-name="ce24" office:value-type="float" office:value="73.481212473668">
            <text:p>73.48</text:p>
          </table:table-cell>
          <table:table-cell table:style-name="ce24" office:value-type="float" office:value="51.1648557575198">
            <text:p>51.16</text:p>
          </table:table-cell>
          <table:table-cell table:style-name="ce25" office:value-type="float" office:value="29.964316877179">
            <text:p>29.96</text:p>
          </table:table-cell>
          <table:table-cell table:style-name="ce24" office:value-type="float" office:value="14.6999288833336">
            <text:p>14.70</text:p>
          </table:table-cell>
          <table:table-cell table:style-name="ce24" office:value-type="float" office:value="6.05010902015459">
            <text:p>6.05</text:p>
          </table:table-cell>
          <table:table-cell table:style-name="ce24" office:value-type="float" office:value="2.09590565412988">
            <text:p>2.10</text:p>
          </table:table-cell>
          <table:table-cell table:style-name="ce24" office:value-type="float" office:value="0.613079391870617">
            <text:p>0.61</text:p>
          </table:table-cell>
          <table:table-cell table:style-name="ce12" office:value-type="float" office:value="0.151755665834401">
            <text:p>0.15</text:p>
          </table:table-cell>
          <table:table-cell table:style-name="ce9" office:value-type="float" office:value="22">
            <text:p>22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3">
            <text:p>23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8.490506174503">
            <text:p>98.49</text:p>
          </table:table-cell>
          <table:table-cell table:style-name="ce24" office:value-type="float" office:value="91.5468345772166">
            <text:p>91.55</text:p>
          </table:table-cell>
          <table:table-cell table:style-name="ce24" office:value-type="float" office:value="76.2707570631866">
            <text:p>76.27</text:p>
          </table:table-cell>
          <table:table-cell table:style-name="ce24" office:value-type="float" office:value="54.8842485435445">
            <text:p>54.88</text:p>
          </table:table-cell>
          <table:table-cell table:style-name="ce25" office:value-type="float" office:value="33.4977400239025">
            <text:p>33.50</text:p>
          </table:table-cell>
          <table:table-cell table:style-name="ce24" office:value-type="float" office:value="17.2439935489745">
            <text:p>17.24</text:p>
          </table:table-cell>
          <table:table-cell table:style-name="ce24" office:value-type="float" office:value="7.49174566401777">
            <text:p>7.49</text:p>
          </table:table-cell>
          <table:table-cell table:style-name="ce24" office:value-type="float" office:value="2.75493954846733">
            <text:p>2.75</text:p>
          </table:table-cell>
          <table:table-cell table:style-name="ce24" office:value-type="float" office:value="0.860217102247163">
            <text:p>0.86</text:p>
          </table:table-cell>
          <table:table-cell table:style-name="ce12" office:value-type="float" office:value="0.228642953507105">
            <text:p>0.23</text:p>
          </table:table-cell>
          <table:table-cell table:style-name="ce9" office:value-type="float" office:value="23">
            <text:p>23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4">
            <text:p>24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8.7420884787525">
            <text:p>98.74</text:p>
          </table:table-cell>
          <table:table-cell table:style-name="ce24" office:value-type="float" office:value="92.7041131767643">
            <text:p>92.70</text:p>
          </table:table-cell>
          <table:table-cell table:style-name="ce24" office:value-type="float" office:value="78.8167699821916">
            <text:p>78.82</text:p>
          </table:table-cell>
          <table:table-cell table:style-name="ce24" office:value-type="float" office:value="58.4486666301515">
            <text:p>58.45</text:p>
          </table:table-cell>
          <table:table-cell table:style-name="ce25" office:value-type="float" office:value="37.0621581105095">
            <text:p>37.06</text:p>
          </table:table-cell>
          <table:table-cell table:style-name="ce24" office:value-type="float" office:value="19.9529512947959">
            <text:p>19.95</text:p>
          </table:table-cell>
          <table:table-cell table:style-name="ce24" office:value-type="float" office:value="9.11712031151057">
            <text:p>9.12</text:p>
          </table:table-cell>
          <table:table-cell table:style-name="ce24" office:value-type="float" office:value="3.54440723439242">
            <text:p>3.54</text:p>
          </table:table-cell>
          <table:table-cell table:style-name="ce24" office:value-type="float" office:value="1.1760041766172">
            <text:p>1.18</text:p>
          </table:table-cell>
          <table:table-cell table:style-name="ce12" office:value-type="float" office:value="0.33390531163046">
            <text:p>0.33</text:p>
          </table:table-cell>
          <table:table-cell table:style-name="ce9" office:value-type="float" office:value="24">
            <text:p>24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5">
            <text:p>25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8.9517403989604">
            <text:p>98.95</text:p>
          </table:table-cell>
          <table:table-cell table:style-name="ce24" office:value-type="float" office:value="93.7104423937624">
            <text:p>93.71</text:p>
          </table:table-cell>
          <table:table-cell table:style-name="ce24" office:value-type="float" office:value="81.131327181287">
            <text:p>81.13</text:p>
          </table:table-cell>
          <table:table-cell table:style-name="ce24" office:value-type="float" office:value="61.8433505221582">
            <text:p>61.84</text:p>
          </table:table-cell>
          <table:table-cell table:style-name="ce25" office:value-type="float" office:value="40.6265761971165">
            <text:p>40.63</text:p>
          </table:table-cell>
          <table:table-cell table:style-name="ce24" office:value-type="float" office:value="22.8044857640814">
            <text:p>22.80</text:p>
          </table:table-cell>
          <table:table-cell table:style-name="ce24" office:value-type="float" office:value="10.9230921420581">
            <text:p>10.92</text:p>
          </table:table-cell>
          <table:table-cell table:style-name="ce24" office:value-type="float" office:value="4.4731927472454">
            <text:p>4.47</text:p>
          </table:table-cell>
          <table:table-cell table:style-name="ce24" office:value-type="float" office:value="1.5707380195797">
            <text:p>1.57</text:p>
          </table:table-cell>
          <table:table-cell table:style-name="ce12" office:value-type="float" office:value="0.474255122461543">
            <text:p>0.47</text:p>
          </table:table-cell>
          <table:table-cell table:style-name="ce9" office:value-type="float" office:value="25">
            <text:p>25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6">
            <text:p>26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9.126450332467">
            <text:p>99.13</text:p>
          </table:table-cell>
          <table:table-cell table:style-name="ce24" office:value-type="float" office:value="94.5839920612953">
            <text:p>94.58</text:p>
          </table:table-cell>
          <table:table-cell table:style-name="ce24" office:value-type="float" office:value="83.2278463833662">
            <text:p>83.23</text:p>
          </table:table-cell>
          <table:table-cell table:style-name="ce24" office:value-type="float" office:value="65.0580132986797">
            <text:p>65.06</text:p>
          </table:table-cell>
          <table:table-cell table:style-name="ce25" office:value-type="float" office:value="44.1627052512901">
            <text:p>44.16</text:p>
          </table:table-cell>
          <table:table-cell table:style-name="ce24" office:value-type="float" office:value="25.7748341695873">
            <text:p>25.77</text:p>
          </table:table-cell>
          <table:table-cell table:style-name="ce24" office:value-type="float" office:value="12.9033244123953">
            <text:p>12.90</text:p>
          </table:table-cell>
          <table:table-cell table:style-name="ce24" office:value-type="float" office:value="5.54817597971418">
            <text:p>5.55</text:p>
          </table:table-cell>
          <table:table-cell table:style-name="ce24" office:value-type="float" office:value="2.05448047419064">
            <text:p>2.05</text:p>
          </table:table-cell>
          <table:table-cell table:style-name="ce12" office:value-type="float" office:value="0.657002271981227">
            <text:p>0.66</text:p>
          </table:table-cell>
          <table:table-cell table:style-name="ce9" office:value-type="float" office:value="26">
            <text:p>26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7">
            <text:p>27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9.2720419437225">
            <text:p>99.27</text:p>
          </table:table-cell>
          <table:table-cell table:style-name="ce24" office:value-type="float" office:value="95.341068439824">
            <text:p>95.34</text:p>
          </table:table-cell>
          <table:table-cell table:style-name="ce24" office:value-type="float" office:value="85.1205373296878">
            <text:p>85.12</text:p>
          </table:table-cell>
          <table:table-cell table:style-name="ce24" office:value-type="float" office:value="68.0863188127941">
            <text:p>68.09</text:p>
          </table:table-cell>
          <table:table-cell table:style-name="ce26" office:value-type="float" office:value="47.6452565925217">
            <text:p>47.65</text:p>
          </table:table-cell>
          <table:table-cell table:style-name="ce24" office:value-type="float" office:value="28.839479349871">
            <text:p>28.84</text:p>
          </table:table-cell>
          <table:table-cell table:style-name="ce24" office:value-type="float" office:value="15.0485760385939">
            <text:p>15.05</text:p>
          </table:table-cell>
          <table:table-cell table:style-name="ce24" office:value-type="float" office:value="6.77403405182767">
            <text:p>6.77</text:p>
          </table:table-cell>
          <table:table-cell table:style-name="ce24" office:value-type="float" office:value="2.63676305844453">
            <text:p>2.64</text:p>
          </table:table-cell>
          <table:table-cell table:style-name="ce12" office:value-type="float" office:value="0.889915305682763">
            <text:p>0.89</text:p>
          </table:table-cell>
          <table:table-cell table:style-name="ce9" office:value-type="float" office:value="27">
            <text:p>27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8">
            <text:p>28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9.3933682864354">
            <text:p>99.39</text:p>
          </table:table-cell>
          <table:table-cell table:style-name="ce24" office:value-type="float" office:value="95.9962306904737">
            <text:p>96.00</text:p>
          </table:table-cell>
          <table:table-cell table:style-name="ce24" office:value-type="float" office:value="86.8239591813771">
            <text:p>86.82</text:p>
          </table:table-cell>
          <table:table-cell table:style-name="ce24" office:value-type="float" office:value="70.9253552322764">
            <text:p>70.93</text:p>
          </table:table-cell>
          <table:table-cell table:style-name="ce27" office:value-type="float" office:value="51.0521002959004">
            <text:p>51.05</text:p>
          </table:table-cell>
          <table:table-cell table:style-name="ce24" office:value-type="float" office:value="31.9737755569795">
            <text:p>31.97</text:p>
          </table:table-cell>
          <table:table-cell table:style-name="ce24" office:value-type="float" office:value="17.3470599238068">
            <text:p>17.35</text:p>
          </table:table-cell>
          <table:table-cell table:style-name="ce24" office:value-type="float" office:value="8.15312438295539">
            <text:p>8.15</text:p>
          </table:table-cell>
          <table:table-cell table:style-name="ce24" office:value-type="float" office:value="3.3263082240084">
            <text:p>3.33</text:p>
          </table:table-cell>
          <table:table-cell table:style-name="ce12" office:value-type="float" office:value="1.18105659780974">
            <text:p>1.18</text:p>
          </table:table-cell>
          <table:table-cell table:style-name="ce9" office:value-type="float" office:value="28">
            <text:p>28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29">
            <text:p>29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9.4944735720295">
            <text:p>99.49</text:p>
          </table:table-cell>
          <table:table-cell table:style-name="ce24" office:value-type="float" office:value="96.5624202898007">
            <text:p>96.56</text:p>
          </table:table-cell>
          <table:table-cell table:style-name="ce24" office:value-type="float" office:value="88.3526710995599">
            <text:p>88.35</text:p>
          </table:table-cell>
          <table:table-cell table:style-name="ce24" office:value-type="float" office:value="73.5751225571265">
            <text:p>73.58</text:p>
          </table:table-cell>
          <table:table-cell table:style-name="ce24" office:value-type="float" office:value="54.3643094519631">
            <text:p>54.36</text:p>
          </table:table-cell>
          <table:table-cell table:style-name="ce25" office:value-type="float" office:value="35.1534963467997">
            <text:p>35.15</text:p>
          </table:table-cell>
          <table:table-cell table:style-name="ce24" office:value-type="float" office:value="19.7848458626689">
            <text:p>19.78</text:p>
          </table:table-cell>
          <table:table-cell table:style-name="ce24" office:value-type="float" office:value="9.6854469730973">
            <text:p>9.69</text:p>
          </table:table-cell>
          <table:table-cell table:style-name="ce24" office:value-type="float" office:value="4.1307775838329">
            <text:p>4.13</text:p>
          </table:table-cell>
          <table:table-cell table:style-name="ce12" office:value-type="float" office:value="1.53859853550952">
            <text:p>1.54</text:p>
          </table:table-cell>
          <table:table-cell table:style-name="ce9" office:value-type="float" office:value="29">
            <text:p>29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2"/>
          <table:table-cell table:style-name="ce9" office:value-type="float" office:value="30">
            <text:p>30</text:p>
          </table:table-cell>
          <table:table-cell table:style-name="ce24" office:value-type="float" office:value="100">
            <text:p>100.00</text:p>
          </table:table-cell>
          <table:table-cell table:style-name="ce24" office:value-type="float" office:value="99.5787279766913">
            <text:p>99.58</text:p>
          </table:table-cell>
          <table:table-cell table:style-name="ce24" office:value-type="float" office:value="97.0510958368388">
            <text:p>97.05</text:p>
          </table:table-cell>
          <table:table-cell table:style-name="ce24" office:value-type="float" office:value="89.7209626312667">
            <text:p>89.72</text:p>
          </table:table-cell>
          <table:table-cell table:style-name="ce24" office:value-type="float" office:value="76.0380473141987">
            <text:p>76.04</text:p>
          </table:table-cell>
          <table:table-cell table:style-name="ce24" office:value-type="float" office:value="57.566111636157">
            <text:p>57.57</text:p>
          </table:table-cell>
          <table:table-cell table:style-name="ce25" office:value-type="float" office:value="38.3552985309936">
            <text:p>38.36</text:p>
          </table:table-cell>
          <table:table-cell table:style-name="ce24" office:value-type="float" office:value="22.3462876100241">
            <text:p>22.35</text:p>
          </table:table-cell>
          <table:table-cell table:style-name="ce24" office:value-type="float" office:value="11.3686801213593">
            <text:p>11.37</text:p>
          </table:table-cell>
          <table:table-cell table:style-name="ce24" office:value-type="float" office:value="5.056555815377">
            <text:p>5.06</text:p>
          </table:table-cell>
          <table:table-cell table:style-name="ce12" office:value-type="float" office:value="1.97062837689678">
            <text:p>1.97</text:p>
          </table:table-cell>
          <table:table-cell table:style-name="ce9" office:value-type="float" office:value="30">
            <text:p>30</text:p>
          </table:table-cell>
          <table:table-cell table:number-columns-repeated="1006"/>
          <table:table-cell table:style-name="Default" table:number-columns-repeated="2"/>
          <table:table-cell/>
        </table:table-row>
        <table:table-row table:style-name="ro5">
          <table:table-cell table:style-name="Default" table:number-columns-repeated="2"/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/>
          <table:table-cell table:number-columns-repeated="1006"/>
          <table:table-cell table:style-name="Default" table:number-columns-repeated="2"/>
          <table:table-cell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1" number:min-integer-digits="1"/>
      <number:text>%</number:text>
    </number:percentage-style>
    <number:number-style style:name="N107">
      <number:number number:decimal-places="3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12/09/2011</text:date>, <text:time>17:0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Bailey</meta:initial-creator>
    <meta:creation-date>2011-09-12T12:54:01</meta:creation-date>
    <dc:date>2011-09-12T17:02:00</dc:date>
    <dc:creator>Alex Bailey</dc:creator>
    <meta:editing-duration>PT1H34M7S</meta:editing-duration>
    <meta:editing-cycles>3</meta:editing-cycles>
    <meta:generator>OpenOffice.org/3.3$Unix OpenOffice.org_project/330m20$Build-9567</meta:generator>
    <meta:printed-by>Alex Bailey</meta:printed-by>
    <meta:print-date>2011-09-12T15:17:08</meta:print-date>
    <meta:document-statistic meta:table-count="7" meta:cell-count="4425" meta:object-count="0"/>
  </office:meta>
</office:document-meta>
</file>